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7"/>
    <style:style style:name="ce4" style:family="table-cell" style:parent-style-name="Default" style:data-style-name="N0"/>
    <style:style style:name="ce5" style:family="table-cell" style:parent-style-name="Default" style:data-style-name="N2"/>
    <style:style style:name="ce6" style:family="table-cell" style:parent-style-name="Default" style:data-style-name="N38"/>
    <style:style style:name="co1" style:family="table-column">
      <style:table-column-properties fo:break-before="auto" style:column-width="1.719791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0.714375cm"/>
    </style:style>
    <style:style style:name="co4" style:family="table-column">
      <style:table-column-properties fo:break-before="auto" style:column-width="0.79375cm"/>
    </style:style>
    <style:style style:name="co5" style:family="table-column">
      <style:table-column-properties fo:break-before="auto" style:column-width="0.767291666666667cm"/>
    </style:style>
    <style:style style:name="co6" style:family="table-column">
      <style:table-column-properties fo:break-before="auto" style:column-width="3.175cm"/>
    </style:style>
    <style:style style:name="co7" style:family="table-column">
      <style:table-column-properties fo:break-before="auto" style:column-width="3.38666666666667cm"/>
    </style:style>
    <style:style style:name="co8" style:family="table-column">
      <style:table-column-properties fo:break-before="auto" style:column-width="3.36020833333333cm"/>
    </style:style>
    <style:style style:name="co9" style:family="table-column">
      <style:table-column-properties fo:break-before="auto" style:column-width="3.704166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4" table:default-cell-style-name="ce1"/>
        <table:table-column table:style-name="co6" table:default-cell-style-name="ce5"/>
        <table:table-column table:style-name="co4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4" table:default-cell-style-name="ce1"/>
        <table:table-column table:style-name="co8" table:default-cell-style-name="ce1"/>
        <table:table-column table:style-name="co4" table:default-cell-style-name="ce1"/>
        <table:table-column table:style-name="co2" table:default-cell-style-name="ce1"/>
        <table:table-column table:style-name="co4" table:default-cell-style-name="ce1"/>
        <table:table-column table:style-name="co9" table:default-cell-style-name="ce1"/>
        <table:table-column table:style-name="co1" table:number-columns-repeated="16302" table:default-cell-style-name="ce1"/>
        <table:table-row table:style-name="ro1">
          <table:table-cell office:value-type="string" table:style-name="ce1">
            <text:p>(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,</text:p>
          </table:table-cell>
          <table:table-cell office:value-type="string" table:style-name="ce1">
            <text:p>region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ranch_code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ranch_name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licy_type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licy_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ust_id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lan_code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lan_name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gent_code_7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gent_name</text:p>
          </table:table-cell>
          <table:table-cell office:value-type="string" table:style-name="ce1">
            <text:p>,</text:p>
          </table:table-cell>
          <table:table-cell office:value-type="string" table:style-name="ce1">
            <text:p>"position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ommission_first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licy_statu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_age</text:p>
          </table:table-cell>
          <table:table-cell office:value-type="string" table:style-name="ce1">
            <text:p>,</text:p>
          </table:table-cell>
          <table:table-cell office:value-type="string" table:style-name="ce2">
            <text:p>effective_date_from</text:p>
          </table:table-cell>
          <table:table-cell office:value-type="string" table:style-name="ce1">
            <text:p>,</text:p>
          </table:table-cell>
          <table:table-cell office:value-type="string" table:style-name="ce2">
            <text:p>effective_date_t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um_assured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remium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ayment_mode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st_pay_period_date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_name_surname</text:p>
          </table:table-cell>
          <table:table-cell office:value-type="string" table:style-name="ce1">
            <text:p>,</text:p>
          </table:table-cell>
          <table:table-cell office:value-type="string" table:style-name="ce5">
            <text:p>id_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occupation_group</text:p>
          </table:table-cell>
          <table:table-cell office:value-type="string" table:style-name="ce1">
            <text:p>,</text:p>
          </table:table-cell>
          <table:table-cell office:value-type="string" table:style-name="ce1">
            <text:p>occupation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ddres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ubdistrict</text:p>
          </table:table-cell>
          <table:table-cell office:value-type="string" table:style-name="ce1">
            <text:p>,</text:p>
          </table:table-cell>
          <table:table-cell office:value-type="string" table:style-name="ce1">
            <text:p>district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rovince</text:p>
          </table:table-cell>
          <table:table-cell office:value-type="string" table:style-name="ce1">
            <text:p>,</text:p>
          </table:table-cell>
          <table:table-cell office:value-type="string" table:style-name="ce1">
            <text:p>zipcode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hone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hone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mobile1</text:p>
          </table:table-cell>
          <table:table-cell office:value-type="string" table:style-name="ce1">
            <text:p>,</text:p>
          </table:table-cell>
          <table:table-cell office:value-type="string" table:style-name="ce1">
            <text:p>mobile2</text:p>
          </table:table-cell>
          <table:table-cell office:value-type="string" table:style-name="ce1">
            <text:p>,</text:p>
          </table:table-cell>
          <table:table-cell office:value-type="string" table:style-name="ce1">
            <text:p>"period"</text:p>
          </table:table-cell>
          <table:table-cell office:value-type="string" table:style-name="ce1">
            <text:p>,</text:p>
          </table:table-cell>
          <table:table-cell office:value-type="string" table:style-name="ce3">
            <text:p>csv_created_date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sv_created_by</text:p>
          </table:table-cell>
          <table:table-cell office:value-type="string" table:style-name="ce1">
            <text:p>,</text:p>
          </table:table-cell>
          <table:table-cell office:value-type="string" table:style-name="ce1">
            <text:p>"_audit_filename"</text:p>
          </table:table-cell>
          <table:table-cell office:value-type="string" table:style-name="ce1">
            <text:p>,</text:p>
          </table:table-cell>
          <table:table-cell office:value-type="string" table:style-name="ce3">
            <text:p>"_audit_filemod"</text:p>
          </table:table-cell>
          <table:table-cell office:value-type="string" table:style-name="ce1">
            <text:p>,</text:p>
          </table:table-cell>
          <table:table-cell office:value-type="string" table:style-name="ce1">
            <text:p>"_audit_filesize"</text:p>
          </table:table-cell>
          <table:table-cell office:value-type="string" table:style-name="ce1">
            <text:p>,</text:p>
          </table:table-cell>
          <table:table-cell office:value-type="string" table:style-name="ce3">
            <text:p>"_audit_created"</text:p>
          </table:table-cell>
          <table:table-cell office:value-type="string" table:style-name="ce1">
            <text:p>)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540" table:style-name="ce1">
            <text:p>254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06-ภาคกลาง 1</text:p>
          </table:table-cell>
          <table:table-cell office:value-type="string" table:style-name="ce4">
            <text:p>','</text:p>
          </table:table-cell>
          <table:table-cell office:value-type="float" office:value="1400" table:style-name="ce1">
            <text:p>14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ชัยนาท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10497788</text:p>
          </table:table-cell>
          <table:table-cell office:value-type="string" table:style-name="ce4">
            <text:p>','</text:p>
          </table:table-cell>
          <table:table-cell office:value-type="float" office:value="794317" table:style-name="ce1">
            <text:p>79431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01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ใจกว้างเต็มแมกซ์ 1</text:p>
          </table:table-cell>
          <table:table-cell office:value-type="string" table:style-name="ce4">
            <text:p>','</text:p>
          </table:table-cell>
          <table:table-cell office:value-type="float" office:value="3001133" table:style-name="ce1">
            <text:p>3001133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อำนาจ กรรมการ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ผู้จัดการหน่วย</text:p>
          </table:table-cell>
          <table:table-cell office:value-type="string" table:style-name="ce4">
            <text:p>',</text:p>
          </table:table-cell>
          <table:table-cell office:value-type="float" office:value="177" table:style-name="ce1">
            <text:p>17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48" table:style-name="ce1">
            <text:p>48</text:p>
          </table:table-cell>
          <table:table-cell office:value-type="string" table:style-name="ce4">
            <text:p>','</text:p>
          </table:table-cell>
          <table:table-cell office:value-type="date" office:date-value="2018-06-18T00:00:00" table:style-name="ce2">
            <text:p>2018-06-18</text:p>
          </table:table-cell>
          <table:table-cell office:value-type="string" table:style-name="ce4">
            <text:p>','</text:p>
          </table:table-cell>
          <table:table-cell office:value-type="date" office:date-value="2023-06-18T00:00:00" table:style-name="ce2">
            <text:p>2023-06-18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1777" table:style-name="ce1">
            <text:p>177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น.ส.เป่ยชวน กรุงสยาม</text:p>
          </table:table-cell>
          <table:table-cell office:value-type="string" table:style-name="ce4">
            <text:p>','</text:p>
          </table:table-cell>
          <table:table-cell office:value-type="float" office:value="3601200247751" table:style-name="ce5">
            <text:p>3601200247751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ื่นๆ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ม่ระบุรหัสอาชีพ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35 หมู่ที่ 1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พุนกยูง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ตากฟ้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ครสวรรค์</text:p>
          </table:table-cell>
          <table:table-cell office:value-type="string" table:style-name="ce4">
            <text:p>','</text:p>
          </table:table-cell>
          <table:table-cell office:value-type="float" office:value="60190" table:style-name="ce1">
            <text:p>6019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833155038" table:style-name="ce1">
            <text:p>833155038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3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541" table:style-name="ce1">
            <text:p>2541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06-ภาคกลาง 1</text:p>
          </table:table-cell>
          <table:table-cell office:value-type="string" table:style-name="ce4">
            <text:p>','</text:p>
          </table:table-cell>
          <table:table-cell office:value-type="float" office:value="1400" table:style-name="ce1">
            <text:p>14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ชัยนาท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ามัญ</text:p>
          </table:table-cell>
          <table:table-cell office:value-type="string" table:style-name="ce4">
            <text:p>','</text:p>
          </table:table-cell>
          <table:table-cell office:value-type="float" office:value="1420983" table:style-name="ce1">
            <text:p>1420983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193" table:style-name="ce1">
            <text:p>193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พูนผล (15/9)</text:p>
          </table:table-cell>
          <table:table-cell office:value-type="string" table:style-name="ce4">
            <text:p>','</text:p>
          </table:table-cell>
          <table:table-cell office:value-type="float" office:value="4400166" table:style-name="ce1">
            <text:p>4400166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.ส.กระเจิง แสงสว่าง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ผู้จัดการหน่วย</text:p>
          </table:table-cell>
          <table:table-cell office:value-type="string" table:style-name="ce4">
            <text:p>',</text:p>
          </table:table-cell>
          <table:table-cell office:value-type="float" office:value="8594" table:style-name="ce1">
            <text:p>8594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date" office:date-value="2018-07-02T00:00:00" table:style-name="ce2">
            <text:p>2018-07-02</text:p>
          </table:table-cell>
          <table:table-cell office:value-type="string" table:style-name="ce4">
            <text:p>','</text:p>
          </table:table-cell>
          <table:table-cell office:value-type="date" office:date-value="2019-08-01T00:00:00" table:style-name="ce2">
            <text:p>2019-08-01</text:p>
          </table:table-cell>
          <table:table-cell office:value-type="string" table:style-name="ce4">
            <text:p>',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,</text:p>
          </table:table-cell>
          <table:table-cell office:value-type="float" office:value="53712.5" table:style-name="ce1">
            <text:p>53712.5</text:p>
          </table:table-cell>
          <table:table-cell office:value-type="string" table:style-name="ce1">
            <text:p>,'</text:p>
          </table:table-cell>
          <table:table-cell office:value-type="float" office:value="12" table:style-name="ce1">
            <text:p>1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01-07-256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.ส.ไม้นิ้ว เอเอฟเอส</text:p>
          </table:table-cell>
          <table:table-cell office:value-type="string" table:style-name="ce4">
            <text:p>','</text:p>
          </table:table-cell>
          <table:table-cell table:style-name="ce5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3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542" table:style-name="ce1">
            <text:p>2542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06-ภาคกลาง 1</text:p>
          </table:table-cell>
          <table:table-cell office:value-type="string" table:style-name="ce4">
            <text:p>','</text:p>
          </table:table-cell>
          <table:table-cell office:value-type="float" office:value="1400" table:style-name="ce1">
            <text:p>14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ชัยนาท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ช.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J752239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0851341</text:p>
          </table:table-cell>
          <table:table-cell office:value-type="string" table:style-name="ce4">
            <text:p>','</text:p>
          </table:table-cell>
          <table:table-cell office:value-type="float" office:value="144" table:style-name="ce1">
            <text:p>14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ุ้มทวี (20/15)</text:p>
          </table:table-cell>
          <table:table-cell office:value-type="string" table:style-name="ce4">
            <text:p>','</text:p>
          </table:table-cell>
          <table:table-cell office:value-type="float" office:value="6150511" table:style-name="ce1">
            <text:p>615051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เตียง ราชภัฏ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ตัวแทนประกันชีวิต</text:p>
          </table:table-cell>
          <table:table-cell office:value-type="string" table:style-name="ce4">
            <text:p>',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office:value-type="float" office:value="47" table:style-name="ce1">
            <text:p>47</text:p>
          </table:table-cell>
          <table:table-cell office:value-type="string" table:style-name="ce4">
            <text:p>','</text:p>
          </table:table-cell>
          <table:table-cell office:value-type="date" office:date-value="2018-06-25T00:00:00" table:style-name="ce2">
            <text:p>2018-06-25</text:p>
          </table:table-cell>
          <table:table-cell office:value-type="string" table:style-name="ce4">
            <text:p>','</text:p>
          </table:table-cell>
          <table:table-cell office:value-type="date" office:date-value="2018-09-22T00:00:00" table:style-name="ce2">
            <text:p>2018-09-22</text:p>
          </table:table-cell>
          <table:table-cell office:value-type="string" table:style-name="ce4">
            <text:p>',</text:p>
          </table:table-cell>
          <table:table-cell office:value-type="float" office:value="70840" table:style-name="ce1">
            <text:p>70840</text:p>
          </table:table-cell>
          <table:table-cell office:value-type="string" table:style-name="ce1">
            <text:p>,</text:p>
          </table:table-cell>
          <table:table-cell office:value-type="float" office:value="600" table:style-name="ce1">
            <text:p>600</text:p>
          </table:table-cell>
          <table:table-cell office:value-type="string" table:style-name="ce1">
            <text:p>,'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','</text:p>
          </table:table-cell>
          <table:table-cell office:value-type="float" office:value="661" table:style-name="ce1">
            <text:p>66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.ส.กรมอุตุ ออมสิน</text:p>
          </table:table-cell>
          <table:table-cell office:value-type="string" table:style-name="ce4">
            <text:p>','</text:p>
          </table:table-cell>
          <table:table-cell office:value-type="float" office:value="3600700597734" table:style-name="ce5">
            <text:p>3600700597734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ข้อมูลไม่ชัดเจน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มอนวด : โบราณ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183 หมู่ที่ 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างน้ำสาคร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มโนรมย์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ชัยนาท</text:p>
          </table:table-cell>
          <table:table-cell office:value-type="string" table:style-name="ce4">
            <text:p>','</text:p>
          </table:table-cell>
          <table:table-cell office:value-type="float" office:value="17170" table:style-name="ce1">
            <text:p>1717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895664223" table:style-name="ce1">
            <text:p>895664223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3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543" table:style-name="ce1">
            <text:p>2543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06-ภาคกลาง 1</text:p>
          </table:table-cell>
          <table:table-cell office:value-type="string" table:style-name="ce4">
            <text:p>','</text:p>
          </table:table-cell>
          <table:table-cell office:value-type="float" office:value="1400" table:style-name="ce1">
            <text:p>14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ชัยนาท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ช.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J7539407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129" table:style-name="ce1">
            <text:p>12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ุ้มคุ้ม 20/15</text:p>
          </table:table-cell>
          <table:table-cell office:value-type="string" table:style-name="ce4">
            <text:p>','</text:p>
          </table:table-cell>
          <table:table-cell office:value-type="float" office:value="3247783" table:style-name="ce1">
            <text:p>3247783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ถอดความ การค้าผูกขาด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วหน้าหน่วย</text:p>
          </table:table-cell>
          <table:table-cell office:value-type="string" table:style-name="ce4">
            <text:p>',</text:p>
          </table:table-cell>
          <table:table-cell office:value-type="float" office:value="5827" table:style-name="ce1">
            <text:p>5827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date" office:date-value="2018-07-02T00:00:00" table:style-name="ce2">
            <text:p>2018-07-02</text:p>
          </table:table-cell>
          <table:table-cell office:value-type="string" table:style-name="ce4">
            <text:p>','</text:p>
          </table:table-cell>
          <table:table-cell office:value-type="date" office:date-value="2019-08-30T00:00:00" table:style-name="ce2">
            <text:p>2019-08-30</text:p>
          </table:table-cell>
          <table:table-cell office:value-type="string" table:style-name="ce4">
            <text:p>',</text:p>
          </table:table-cell>
          <table:table-cell office:value-type="float" office:value="146752" table:style-name="ce1">
            <text:p>146752</text:p>
          </table:table-cell>
          <table:table-cell office:value-type="string" table:style-name="ce1">
            <text:p>,</text:p>
          </table:table-cell>
          <table:table-cell office:value-type="float" office:value="18000" table:style-name="ce1">
            <text:p>18000</text:p>
          </table:table-cell>
          <table:table-cell office:value-type="string" table:style-name="ce1">
            <text:p>,'</text:p>
          </table:table-cell>
          <table:table-cell office:value-type="float" office:value="12" table:style-name="ce1">
            <text:p>12</text:p>
          </table:table-cell>
          <table:table-cell office:value-type="string" table:style-name="ce4">
            <text:p>','</text:p>
          </table:table-cell>
          <table:table-cell office:value-type="float" office:value="662" table:style-name="ce1">
            <text:p>66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ด.ญ.กระเซ็น กระเหม่า</text:p>
          </table:table-cell>
          <table:table-cell office:value-type="string" table:style-name="ce4">
            <text:p>','</text:p>
          </table:table-cell>
          <table:table-cell table:style-name="ce5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3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544" table:style-name="ce1">
            <text:p>2544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06-ภาคกลาง 1</text:p>
          </table:table-cell>
          <table:table-cell office:value-type="string" table:style-name="ce4">
            <text:p>','</text:p>
          </table:table-cell>
          <table:table-cell office:value-type="float" office:value="1400" table:style-name="ce1">
            <text:p>14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ชัยนาท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ามัญ</text:p>
          </table:table-cell>
          <table:table-cell office:value-type="string" table:style-name="ce4">
            <text:p>','</text:p>
          </table:table-cell>
          <table:table-cell office:value-type="float" office:value="1420987" table:style-name="ce1">
            <text:p>1420987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992" table:style-name="ce1">
            <text:p>99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อมคุ้มครอง 10/6</text:p>
          </table:table-cell>
          <table:table-cell office:value-type="string" table:style-name="ce4">
            <text:p>','</text:p>
          </table:table-cell>
          <table:table-cell office:value-type="float" office:value="5300358" table:style-name="ce1">
            <text:p>5300358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กระดาน กลิ่นไอ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ผู้จัดการหน่วย</text:p>
          </table:table-cell>
          <table:table-cell office:value-type="string" table:style-name="ce4">
            <text:p>',</text:p>
          </table:table-cell>
          <table:table-cell office:value-type="float" office:value="1775" table:style-name="ce1">
            <text:p>177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date" office:date-value="2018-07-02T00:00:00" table:style-name="ce2">
            <text:p>2018-07-02</text:p>
          </table:table-cell>
          <table:table-cell office:value-type="string" table:style-name="ce4">
            <text:p>','</text:p>
          </table:table-cell>
          <table:table-cell office:value-type="date" office:date-value="2019-08-01T00:00:00" table:style-name="ce2">
            <text:p>2019-08-01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71000" table:style-name="ce1">
            <text:p>71000</text:p>
          </table:table-cell>
          <table:table-cell office:value-type="string" table:style-name="ce1">
            <text:p>,'</text:p>
          </table:table-cell>
          <table:table-cell office:value-type="float" office:value="12" table:style-name="ce1">
            <text:p>1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01-07-256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กลิ่น ไก่ป่า</text:p>
          </table:table-cell>
          <table:table-cell office:value-type="string" table:style-name="ce4">
            <text:p>','</text:p>
          </table:table-cell>
          <table:table-cell table:style-name="ce5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3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545" table:style-name="ce1">
            <text:p>254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06-ภาคกลาง 1</text:p>
          </table:table-cell>
          <table:table-cell office:value-type="string" table:style-name="ce4">
            <text:p>','</text:p>
          </table:table-cell>
          <table:table-cell office:value-type="float" office:value="1400" table:style-name="ce1">
            <text:p>14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ชัยนาท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10403639</text:p>
          </table:table-cell>
          <table:table-cell office:value-type="string" table:style-name="ce4">
            <text:p>','</text:p>
          </table:table-cell>
          <table:table-cell office:value-type="float" office:value="444820" table:style-name="ce1">
            <text:p>44482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02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คุ้มค่า 1</text:p>
          </table:table-cell>
          <table:table-cell office:value-type="string" table:style-name="ce4">
            <text:p>','</text:p>
          </table:table-cell>
          <table:table-cell office:value-type="float" office:value="3304311" table:style-name="ce1">
            <text:p>330431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กลุ่มเลือด กระเป๋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ผู้จัดการภาคขาย เปิดสำนักงานตัวแทน</text:p>
          </table:table-cell>
          <table:table-cell office:value-type="string" table:style-name="ce4">
            <text:p>',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50" table:style-name="ce1">
            <text:p>50</text:p>
          </table:table-cell>
          <table:table-cell office:value-type="string" table:style-name="ce4">
            <text:p>','</text:p>
          </table:table-cell>
          <table:table-cell office:value-type="date" office:date-value="2018-06-02T00:00:00" table:style-name="ce2">
            <text:p>2018-06-02</text:p>
          </table:table-cell>
          <table:table-cell office:value-type="string" table:style-name="ce4">
            <text:p>','</text:p>
          </table:table-cell>
          <table:table-cell office:value-type="date" office:date-value="2020-06-02T00:00:00" table:style-name="ce2">
            <text:p>2020-06-02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900" table:style-name="ce1">
            <text:p>900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นางสมฤดี โปรตีน</text:p>
          </table:table-cell>
          <table:table-cell office:value-type="string" table:style-name="ce4">
            <text:p>','</text:p>
          </table:table-cell>
          <table:table-cell office:value-type="float" office:value="3180100324596" table:style-name="ce5">
            <text:p>3180100324596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ื่นๆ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ม่ระบุรหัสอาชีพ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277 หมู่ที่ 6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ท่าชัย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มืองชัยนาท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ชัยนาท</text:p>
          </table:table-cell>
          <table:table-cell office:value-type="string" table:style-name="ce4">
            <text:p>','</text:p>
          </table:table-cell>
          <table:table-cell office:value-type="float" office:value="17000" table:style-name="ce1">
            <text:p>1700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862010142" table:style-name="ce1">
            <text:p>862010142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3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546" table:style-name="ce1">
            <text:p>2546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06-ภาคกลาง 1</text:p>
          </table:table-cell>
          <table:table-cell office:value-type="string" table:style-name="ce4">
            <text:p>','</text:p>
          </table:table-cell>
          <table:table-cell office:value-type="float" office:value="1400" table:style-name="ce1">
            <text:p>14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ชัยนาท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ามัญ</text:p>
          </table:table-cell>
          <table:table-cell office:value-type="string" table:style-name="ce4">
            <text:p>','</text:p>
          </table:table-cell>
          <table:table-cell office:value-type="float" office:value="1420984" table:style-name="ce1">
            <text:p>1420984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34" table:style-name="ce1">
            <text:p>3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ซฟรับทรัพย์ คุ้มกระจาย</text:p>
          </table:table-cell>
          <table:table-cell office:value-type="string" table:style-name="ce4">
            <text:p>','</text:p>
          </table:table-cell>
          <table:table-cell office:value-type="float" office:value="5300358" table:style-name="ce1">
            <text:p>5300358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กระดาน กลิ่นไอ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ผู้จัดการหน่วย</text:p>
          </table:table-cell>
          <table:table-cell office:value-type="string" table:style-name="ce4">
            <text:p>',</text:p>
          </table:table-cell>
          <table:table-cell office:value-type="float" office:value="3980" table:style-name="ce1">
            <text:p>398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date" office:date-value="2018-07-02T00:00:00" table:style-name="ce2">
            <text:p>2018-07-02</text:p>
          </table:table-cell>
          <table:table-cell office:value-type="string" table:style-name="ce4">
            <text:p>','</text:p>
          </table:table-cell>
          <table:table-cell office:value-type="date" office:date-value="2019-08-01T00:00:00" table:style-name="ce2">
            <text:p>2019-08-01</text:p>
          </table:table-cell>
          <table:table-cell office:value-type="string" table:style-name="ce4">
            <text:p>',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,</text:p>
          </table:table-cell>
          <table:table-cell office:value-type="float" office:value="49750" table:style-name="ce1">
            <text:p>49750</text:p>
          </table:table-cell>
          <table:table-cell office:value-type="string" table:style-name="ce1">
            <text:p>,'</text:p>
          </table:table-cell>
          <table:table-cell office:value-type="float" office:value="12" table:style-name="ce1">
            <text:p>1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01-07-256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.ส.กระดิก กระจาด</text:p>
          </table:table-cell>
          <table:table-cell office:value-type="string" table:style-name="ce4">
            <text:p>','</text:p>
          </table:table-cell>
          <table:table-cell table:style-name="ce5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3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882" table:style-name="ce1">
            <text:p>882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06-ภาคกลาง 1</text:p>
          </table:table-cell>
          <table:table-cell office:value-type="string" table:style-name="ce4">
            <text:p>','</text:p>
          </table:table-cell>
          <table:table-cell office:value-type="float" office:value="702" table:style-name="ce1">
            <text:p>70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โคกสำโรง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10489963</text:p>
          </table:table-cell>
          <table:table-cell office:value-type="string" table:style-name="ce4">
            <text:p>','</text:p>
          </table:table-cell>
          <table:table-cell office:value-type="float" office:value="10054302" table:style-name="ce1">
            <text:p>1005430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02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คุ้มค่า 1</text:p>
          </table:table-cell>
          <table:table-cell office:value-type="string" table:style-name="ce4">
            <text:p>','</text:p>
          </table:table-cell>
          <table:table-cell office:value-type="float" office:value="4301080" table:style-name="ce1">
            <text:p>430108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มุง กะโล่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วหน้าหน่วย</text:p>
          </table:table-cell>
          <table:table-cell office:value-type="string" table:style-name="ce4">
            <text:p>',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date" office:date-value="2018-10-08T00:00:00" table:style-name="ce2">
            <text:p>2018-10-08</text:p>
          </table:table-cell>
          <table:table-cell office:value-type="string" table:style-name="ce4">
            <text:p>','</text:p>
          </table:table-cell>
          <table:table-cell office:value-type="date" office:date-value="2023-10-08T00:00:00" table:style-name="ce2">
            <text:p>2023-10-08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900" table:style-name="ce1">
            <text:p>900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นายไพทูรย์ กระเชอ</text:p>
          </table:table-cell>
          <table:table-cell office:value-type="string" table:style-name="ce4">
            <text:p>','</text:p>
          </table:table-cell>
          <table:table-cell table:style-name="ce5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14</text:p>
          </table:table-cell>
          <table:table-cell office:value-type="string" table:style-name="ce4">
            <text:p>','</text:p>
          </table:table-cell>
          <table:table-cell office:value-type="date" office:date-value="2018-10-11T13:38:48" table:style-name="ce6">
            <text:p>2018/10/11 13:38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1011_1339_41456.csv</text:p>
          </table:table-cell>
          <table:table-cell office:value-type="string" table:style-name="ce4">
            <text:p>','</text:p>
          </table:table-cell>
          <table:table-cell office:value-type="date" office:date-value="2018-10-11T13:40:54" table:style-name="ce6">
            <text:p>2018/10/11 13:40</text:p>
          </table:table-cell>
          <table:table-cell office:value-type="string" table:style-name="ce4">
            <text:p>','</text:p>
          </table:table-cell>
          <table:table-cell office:value-type="float" office:value="6296291" table:style-name="ce1">
            <text:p>6296291</text:p>
          </table:table-cell>
          <table:table-cell office:value-type="string" table:style-name="ce4">
            <text:p>','</text:p>
          </table:table-cell>
          <table:table-cell office:value-type="date" office:date-value="2018-10-11T13:40:54" table:style-name="ce6">
            <text:p>2018/10/11 13:4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547" table:style-name="ce1">
            <text:p>2547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06-ภาคกลาง 1</text:p>
          </table:table-cell>
          <table:table-cell office:value-type="string" table:style-name="ce4">
            <text:p>','</text:p>
          </table:table-cell>
          <table:table-cell office:value-type="float" office:value="1400" table:style-name="ce1">
            <text:p>14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ชัยนาท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10476921</text:p>
          </table:table-cell>
          <table:table-cell office:value-type="string" table:style-name="ce4">
            <text:p>','</text:p>
          </table:table-cell>
          <table:table-cell office:value-type="float" office:value="752543" table:style-name="ce1">
            <text:p>752543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01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ใจกว้างเต็มแมกซ์ 1</text:p>
          </table:table-cell>
          <table:table-cell office:value-type="string" table:style-name="ce4">
            <text:p>','</text:p>
          </table:table-cell>
          <table:table-cell office:value-type="float" office:value="4202713" table:style-name="ce1">
            <text:p>4202713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คนแจว กล่าวถึง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ตัวแทนเก็บเงิน</text:p>
          </table:table-cell>
          <table:table-cell office:value-type="string" table:style-name="ce4">
            <text:p>',</text:p>
          </table:table-cell>
          <table:table-cell office:value-type="float" office:value="177" table:style-name="ce1">
            <text:p>17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22" table:style-name="ce1">
            <text:p>22</text:p>
          </table:table-cell>
          <table:table-cell office:value-type="string" table:style-name="ce4">
            <text:p>','</text:p>
          </table:table-cell>
          <table:table-cell office:value-type="date" office:date-value="2018-06-17T00:00:00" table:style-name="ce2">
            <text:p>2018-06-17</text:p>
          </table:table-cell>
          <table:table-cell office:value-type="string" table:style-name="ce4">
            <text:p>','</text:p>
          </table:table-cell>
          <table:table-cell office:value-type="date" office:date-value="2022-06-17T00:00:00" table:style-name="ce2">
            <text:p>2022-06-17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1777" table:style-name="ce1">
            <text:p>177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นายคู่ขา กระหมิบ</text:p>
          </table:table-cell>
          <table:table-cell office:value-type="string" table:style-name="ce4">
            <text:p>','</text:p>
          </table:table-cell>
          <table:table-cell office:value-type="float" office:value="1189900222242" table:style-name="ce5">
            <text:p>1189900222242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ื่นๆ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ม่ระบุรหัสอาชีพ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32/4 หมู่ที่ 6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ศิลาดาน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มโนรมย์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ชัยนาท</text:p>
          </table:table-cell>
          <table:table-cell office:value-type="string" table:style-name="ce4">
            <text:p>','</text:p>
          </table:table-cell>
          <table:table-cell office:value-type="float" office:value="17110" table:style-name="ce1">
            <text:p>1711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967374592" table:style-name="ce1">
            <text:p>967374592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3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548" table:style-name="ce1">
            <text:p>2548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06-ภาคกลาง 1</text:p>
          </table:table-cell>
          <table:table-cell office:value-type="string" table:style-name="ce4">
            <text:p>','</text:p>
          </table:table-cell>
          <table:table-cell office:value-type="float" office:value="1400" table:style-name="ce1">
            <text:p>14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ชัยนาท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10403621</text:p>
          </table:table-cell>
          <table:table-cell office:value-type="string" table:style-name="ce4">
            <text:p>','</text:p>
          </table:table-cell>
          <table:table-cell office:value-type="float" office:value="378742" table:style-name="ce1">
            <text:p>37874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01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ใจกว้างเต็มแมกซ์ 1</text:p>
          </table:table-cell>
          <table:table-cell office:value-type="string" table:style-name="ce4">
            <text:p>','</text:p>
          </table:table-cell>
          <table:table-cell office:value-type="float" office:value="5400078" table:style-name="ce1">
            <text:p>5400078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อื้ออึง กระสูทธิ์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ตัวแทนเก็บเงิน</text:p>
          </table:table-cell>
          <table:table-cell office:value-type="string" table:style-name="ce4">
            <text:p>',</text:p>
          </table:table-cell>
          <table:table-cell office:value-type="float" office:value="177" table:style-name="ce1">
            <text:p>17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62" table:style-name="ce1">
            <text:p>62</text:p>
          </table:table-cell>
          <table:table-cell office:value-type="string" table:style-name="ce4">
            <text:p>','</text:p>
          </table:table-cell>
          <table:table-cell office:value-type="date" office:date-value="2018-05-20T00:00:00" table:style-name="ce2">
            <text:p>2018-05-20</text:p>
          </table:table-cell>
          <table:table-cell office:value-type="string" table:style-name="ce4">
            <text:p>','</text:p>
          </table:table-cell>
          <table:table-cell office:value-type="date" office:date-value="2020-05-20T00:00:00" table:style-name="ce2">
            <text:p>2020-05-20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1777" table:style-name="ce1">
            <text:p>177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นางอื้ออึง กระสูทธิ์</text:p>
          </table:table-cell>
          <table:table-cell office:value-type="string" table:style-name="ce4">
            <text:p>','</text:p>
          </table:table-cell>
          <table:table-cell office:value-type="float" office:value="3600700326170" table:style-name="ce5">
            <text:p>3600700326170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ื่นๆ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ม่ระบุรหัสอาชีพ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139/1 ม.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ตาคล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ตาคล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ครสวรรค์</text:p>
          </table:table-cell>
          <table:table-cell office:value-type="string" table:style-name="ce4">
            <text:p>','</text:p>
          </table:table-cell>
          <table:table-cell office:value-type="float" office:value="60140" table:style-name="ce1">
            <text:p>6014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899608453" table:style-name="ce1">
            <text:p>899608453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3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549" table:style-name="ce1">
            <text:p>2549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06-ภาคกลาง 1</text:p>
          </table:table-cell>
          <table:table-cell office:value-type="string" table:style-name="ce4">
            <text:p>','</text:p>
          </table:table-cell>
          <table:table-cell office:value-type="float" office:value="1400" table:style-name="ce1">
            <text:p>14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ชัยนาท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ช.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J752239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พ0157419</text:p>
          </table:table-cell>
          <table:table-cell office:value-type="string" table:style-name="ce4">
            <text:p>','</text:p>
          </table:table-cell>
          <table:table-cell office:value-type="float" office:value="144" table:style-name="ce1">
            <text:p>14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ุ้มทวี (20/15)</text:p>
          </table:table-cell>
          <table:table-cell office:value-type="string" table:style-name="ce4">
            <text:p>','</text:p>
          </table:table-cell>
          <table:table-cell office:value-type="float" office:value="3247749" table:style-name="ce1">
            <text:p>324774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สมบัติ กระษาปณ์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วหน้าหน่วย</text:p>
          </table:table-cell>
          <table:table-cell office:value-type="string" table:style-name="ce4">
            <text:p>',</text:p>
          </table:table-cell>
          <table:table-cell office:value-type="float" office:value="1665" table:style-name="ce1">
            <text:p>166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office:value-type="float" office:value="30" table:style-name="ce1">
            <text:p>30</text:p>
          </table:table-cell>
          <table:table-cell office:value-type="string" table:style-name="ce4">
            <text:p>','</text:p>
          </table:table-cell>
          <table:table-cell office:value-type="date" office:date-value="2018-06-27T00:00:00" table:style-name="ce2">
            <text:p>2018-06-27</text:p>
          </table:table-cell>
          <table:table-cell office:value-type="string" table:style-name="ce4">
            <text:p>','</text:p>
          </table:table-cell>
          <table:table-cell office:value-type="date" office:date-value="2019-08-25T00:00:00" table:style-name="ce2">
            <text:p>2019-08-25</text:p>
          </table:table-cell>
          <table:table-cell office:value-type="string" table:style-name="ce4">
            <text:p>',</text:p>
          </table:table-cell>
          <table:table-cell office:value-type="float" office:value="70330" table:style-name="ce1">
            <text:p>70330</text:p>
          </table:table-cell>
          <table:table-cell office:value-type="string" table:style-name="ce1">
            <text:p>,</text:p>
          </table:table-cell>
          <table:table-cell office:value-type="float" office:value="7200" table:style-name="ce1">
            <text:p>7200</text:p>
          </table:table-cell>
          <table:table-cell office:value-type="string" table:style-name="ce1">
            <text:p>,'</text:p>
          </table:table-cell>
          <table:table-cell office:value-type="float" office:value="12" table:style-name="ce1">
            <text:p>12</text:p>
          </table:table-cell>
          <table:table-cell office:value-type="string" table:style-name="ce4">
            <text:p>','</text:p>
          </table:table-cell>
          <table:table-cell office:value-type="float" office:value="562" table:style-name="ce1">
            <text:p>56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พิพัฒน์ รอยประทับ</text:p>
          </table:table-cell>
          <table:table-cell office:value-type="string" table:style-name="ce4">
            <text:p>','</text:p>
          </table:table-cell>
          <table:table-cell office:value-type="float" office:value="1189900073701" table:style-name="ce5">
            <text:p>1189900073701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รับราชการ/นักเรียนนักศึกษา/บุคคลากรทางการแพทย์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ักเรียน,นักศึกษ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61/1 หมู่ที่ 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รรพย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รรพย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ชัยนาท</text:p>
          </table:table-cell>
          <table:table-cell office:value-type="string" table:style-name="ce4">
            <text:p>','</text:p>
          </table:table-cell>
          <table:table-cell office:value-type="float" office:value="17150" table:style-name="ce1">
            <text:p>1715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633097744" table:style-name="ce1">
            <text:p>633097744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3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550" table:style-name="ce1">
            <text:p>255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06-ภาคกลาง 1</text:p>
          </table:table-cell>
          <table:table-cell office:value-type="string" table:style-name="ce4">
            <text:p>','</text:p>
          </table:table-cell>
          <table:table-cell office:value-type="float" office:value="1400" table:style-name="ce1">
            <text:p>14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ชัยนาท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10403653</text:p>
          </table:table-cell>
          <table:table-cell office:value-type="string" table:style-name="ce4">
            <text:p>','</text:p>
          </table:table-cell>
          <table:table-cell office:value-type="float" office:value="632304" table:style-name="ce1">
            <text:p>63230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02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คุ้มค่า 1</text:p>
          </table:table-cell>
          <table:table-cell office:value-type="string" table:style-name="ce4">
            <text:p>','</text:p>
          </table:table-cell>
          <table:table-cell office:value-type="float" office:value="3001102" table:style-name="ce1">
            <text:p>300110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ตีกรับ กล้องสำรวจ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วหน้าหน่วย</text:p>
          </table:table-cell>
          <table:table-cell office:value-type="string" table:style-name="ce4">
            <text:p>',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26" table:style-name="ce1">
            <text:p>26</text:p>
          </table:table-cell>
          <table:table-cell office:value-type="string" table:style-name="ce4">
            <text:p>','</text:p>
          </table:table-cell>
          <table:table-cell office:value-type="date" office:date-value="2018-06-26T00:00:00" table:style-name="ce2">
            <text:p>2018-06-26</text:p>
          </table:table-cell>
          <table:table-cell office:value-type="string" table:style-name="ce4">
            <text:p>','</text:p>
          </table:table-cell>
          <table:table-cell office:value-type="date" office:date-value="2020-06-26T00:00:00" table:style-name="ce2">
            <text:p>2020-06-26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900" table:style-name="ce1">
            <text:p>900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นายคอนราด แตกตื่น</text:p>
          </table:table-cell>
          <table:table-cell office:value-type="string" table:style-name="ce4">
            <text:p>','</text:p>
          </table:table-cell>
          <table:table-cell office:value-type="float" office:value="1189900142397" table:style-name="ce5">
            <text:p>1189900142397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ื่นๆ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ม่ระบุรหัสอาชีพ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21 หมู่ที่ 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ขาท่าพระ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มืองชัยนาท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ชัยนาท</text:p>
          </table:table-cell>
          <table:table-cell office:value-type="string" table:style-name="ce4">
            <text:p>','</text:p>
          </table:table-cell>
          <table:table-cell office:value-type="float" office:value="17000" table:style-name="ce1">
            <text:p>1700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3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551" table:style-name="ce1">
            <text:p>2551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06-ภาคกลาง 1</text:p>
          </table:table-cell>
          <table:table-cell office:value-type="string" table:style-name="ce4">
            <text:p>','</text:p>
          </table:table-cell>
          <table:table-cell office:value-type="float" office:value="1400" table:style-name="ce1">
            <text:p>14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ชัยนาท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01342899</text:p>
          </table:table-cell>
          <table:table-cell office:value-type="string" table:style-name="ce4">
            <text:p>','</text:p>
          </table:table-cell>
          <table:table-cell office:value-type="float" office:value="848841" table:style-name="ce1">
            <text:p>84884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01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ใจกว้างเต็มแมกซ์ 1</text:p>
          </table:table-cell>
          <table:table-cell office:value-type="string" table:style-name="ce4">
            <text:p>','</text:p>
          </table:table-cell>
          <table:table-cell office:value-type="float" office:value="3247205" table:style-name="ce1">
            <text:p>324720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กระดุม กระทบใจ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ผู้จัดการหน่วย</text:p>
          </table:table-cell>
          <table:table-cell office:value-type="string" table:style-name="ce4">
            <text:p>',</text:p>
          </table:table-cell>
          <table:table-cell office:value-type="float" office:value="194" table:style-name="ce1">
            <text:p>194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69" table:style-name="ce1">
            <text:p>69</text:p>
          </table:table-cell>
          <table:table-cell office:value-type="string" table:style-name="ce4">
            <text:p>','</text:p>
          </table:table-cell>
          <table:table-cell office:value-type="date" office:date-value="2018-05-22T00:00:00" table:style-name="ce2">
            <text:p>2018-05-22</text:p>
          </table:table-cell>
          <table:table-cell office:value-type="string" table:style-name="ce4">
            <text:p>','</text:p>
          </table:table-cell>
          <table:table-cell office:value-type="date" office:date-value="2019-05-22T00:00:00" table:style-name="ce2">
            <text:p>2019-05-22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นายเกย์ กระเทือนใจ</text:p>
          </table:table-cell>
          <table:table-cell office:value-type="string" table:style-name="ce4">
            <text:p>','</text:p>
          </table:table-cell>
          <table:table-cell office:value-type="float" office:value="4841700002703" table:style-name="ce5">
            <text:p>4841700002703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ื่นๆ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ม่ระบุรหัสอาชีพ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568 หมู่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บ้านกล้วย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มืองชัยนาท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ชัยนาท</text:p>
          </table:table-cell>
          <table:table-cell office:value-type="string" table:style-name="ce4">
            <text:p>','</text:p>
          </table:table-cell>
          <table:table-cell office:value-type="float" office:value="17000" table:style-name="ce1">
            <text:p>17000</text:p>
          </table:table-cell>
          <table:table-cell office:value-type="string" table:style-name="ce4">
            <text:p>','</text:p>
          </table:table-cell>
          <table:table-cell office:value-type="float" office:value="56411174" table:style-name="ce1">
            <text:p>56411174</text:p>
          </table:table-cell>
          <table:table-cell office:value-type="string" table:style-name="ce4">
            <text:p>','</text:p>
          </table:table-cell>
          <table:table-cell office:value-type="float" office:value="56411174" table:style-name="ce1">
            <text:p>56411174</text:p>
          </table:table-cell>
          <table:table-cell office:value-type="string" table:style-name="ce4">
            <text:p>','</text:p>
          </table:table-cell>
          <table:table-cell office:value-type="float" office:value="810392645" table:style-name="ce1">
            <text:p>810392645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3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552" table:style-name="ce1">
            <text:p>2552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06-ภาคกลาง 1</text:p>
          </table:table-cell>
          <table:table-cell office:value-type="string" table:style-name="ce4">
            <text:p>','</text:p>
          </table:table-cell>
          <table:table-cell office:value-type="float" office:value="1400" table:style-name="ce1">
            <text:p>14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ชัยนาท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ช.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J752238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ภ0034193</text:p>
          </table:table-cell>
          <table:table-cell office:value-type="string" table:style-name="ce4">
            <text:p>','</text:p>
          </table:table-cell>
          <table:table-cell office:value-type="float" office:value="144" table:style-name="ce1">
            <text:p>14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ุ้มทวี (20/15)</text:p>
          </table:table-cell>
          <table:table-cell office:value-type="string" table:style-name="ce4">
            <text:p>','</text:p>
          </table:table-cell>
          <table:table-cell office:value-type="float" office:value="5300358" table:style-name="ce1">
            <text:p>5300358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กระดาน กลิ่นไอ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ผู้จัดการหน่วย</text:p>
          </table:table-cell>
          <table:table-cell office:value-type="string" table:style-name="ce4">
            <text:p>',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office:value-type="float" office:value="25" table:style-name="ce1">
            <text:p>25</text:p>
          </table:table-cell>
          <table:table-cell office:value-type="string" table:style-name="ce4">
            <text:p>','</text:p>
          </table:table-cell>
          <table:table-cell office:value-type="date" office:date-value="2018-06-20T00:00:00" table:style-name="ce2">
            <text:p>2018-06-20</text:p>
          </table:table-cell>
          <table:table-cell office:value-type="string" table:style-name="ce4">
            <text:p>','</text:p>
          </table:table-cell>
          <table:table-cell office:value-type="date" office:date-value="2019-08-18T00:00:00" table:style-name="ce2">
            <text:p>2019-08-18</text:p>
          </table:table-cell>
          <table:table-cell office:value-type="string" table:style-name="ce4">
            <text:p>',</text:p>
          </table:table-cell>
          <table:table-cell office:value-type="float" office:value="133120" table:style-name="ce1">
            <text:p>133120</text:p>
          </table:table-cell>
          <table:table-cell office:value-type="string" table:style-name="ce1">
            <text:p>,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,'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','</text:p>
          </table:table-cell>
          <table:table-cell office:value-type="float" office:value="562" table:style-name="ce1">
            <text:p>56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.ส.กระติ๊ด กรินทร์</text:p>
          </table:table-cell>
          <table:table-cell office:value-type="string" table:style-name="ce4">
            <text:p>','</text:p>
          </table:table-cell>
          <table:table-cell office:value-type="float" office:value="1609700136461" table:style-name="ce5">
            <text:p>1609700136461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กษตรกรรม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ทำไร่ : ไม่ระบุอย่างอื่นอีก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112/1 หมู่ที่ 16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ตาคล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ตาคล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ครสวรรค์</text:p>
          </table:table-cell>
          <table:table-cell office:value-type="string" table:style-name="ce4">
            <text:p>','</text:p>
          </table:table-cell>
          <table:table-cell office:value-type="float" office:value="60140" table:style-name="ce1">
            <text:p>6014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632479401" table:style-name="ce1">
            <text:p>632479401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3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553" table:style-name="ce1">
            <text:p>2553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06-ภาคกลาง 1</text:p>
          </table:table-cell>
          <table:table-cell office:value-type="string" table:style-name="ce4">
            <text:p>','</text:p>
          </table:table-cell>
          <table:table-cell office:value-type="float" office:value="1402" table:style-name="ce1">
            <text:p>140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นค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ามัญ</text:p>
          </table:table-cell>
          <table:table-cell office:value-type="string" table:style-name="ce4">
            <text:p>','</text:p>
          </table:table-cell>
          <table:table-cell office:value-type="float" office:value="1403703" table:style-name="ce1">
            <text:p>1403703</text:p>
          </table:table-cell>
          <table:table-cell office:value-type="string" table:style-name="ce4">
            <text:p>','</text:p>
          </table:table-cell>
          <table:table-cell office:value-type="float" office:value="6133239" table:style-name="ce1">
            <text:p>6133239</text:p>
          </table:table-cell>
          <table:table-cell office:value-type="string" table:style-name="ce4">
            <text:p>','</text:p>
          </table:table-cell>
          <table:table-cell office:value-type="float" office:value="147" table:style-name="ce1">
            <text:p>14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ซีเนียร์ แฮปปี้ 2 (เพื่อผู้สูงอายุ)</text:p>
          </table:table-cell>
          <table:table-cell office:value-type="string" table:style-name="ce4">
            <text:p>','</text:p>
          </table:table-cell>
          <table:table-cell office:value-type="float" office:value="5900648" table:style-name="ce1">
            <text:p>5900648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.ส.จันทรา เพิ่มพูน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วหน้าหน่วย</text:p>
          </table:table-cell>
          <table:table-cell office:value-type="string" table:style-name="ce4">
            <text:p>',</text:p>
          </table:table-cell>
          <table:table-cell office:value-type="float" office:value="1162" table:style-name="ce1">
            <text:p>1162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office:value-type="float" office:value="64" table:style-name="ce1">
            <text:p>64</text:p>
          </table:table-cell>
          <table:table-cell office:value-type="string" table:style-name="ce4">
            <text:p>','</text:p>
          </table:table-cell>
          <table:table-cell office:value-type="date" office:date-value="2018-06-14T00:00:00" table:style-name="ce2">
            <text:p>2018-06-14</text:p>
          </table:table-cell>
          <table:table-cell office:value-type="string" table:style-name="ce4">
            <text:p>','</text:p>
          </table:table-cell>
          <table:table-cell office:value-type="date" office:date-value="2019-07-14T00:00:00" table:style-name="ce2">
            <text:p>2019-07-14</text:p>
          </table:table-cell>
          <table:table-cell office:value-type="string" table:style-name="ce4">
            <text:p>',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,</text:p>
          </table:table-cell>
          <table:table-cell office:value-type="float" office:value="4650" table:style-name="ce1">
            <text:p>4650</text:p>
          </table:table-cell>
          <table:table-cell office:value-type="string" table:style-name="ce1">
            <text:p>,'</text:p>
          </table:table-cell>
          <table:table-cell office:value-type="float" office:value="12" table:style-name="ce1">
            <text:p>1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13-06-256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กดน้ำ กระบวนความ</text:p>
          </table:table-cell>
          <table:table-cell office:value-type="string" table:style-name="ce4">
            <text:p>','</text:p>
          </table:table-cell>
          <table:table-cell office:value-type="float" office:value="3710600559261" table:style-name="ce5">
            <text:p>3710600559261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ธุรกิจส่วนตัว/ค้าขาย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ช่างปูน, ช่างอิฐ ก่อสร้าง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185/2 <text:s/>หมู่ที่ 3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พังตรุ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ท่าม่วง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กาญจนบุรี</text:p>
          </table:table-cell>
          <table:table-cell office:value-type="string" table:style-name="ce4">
            <text:p>','</text:p>
          </table:table-cell>
          <table:table-cell office:value-type="float" office:value="71110" table:style-name="ce1">
            <text:p>7111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892253178" table:style-name="ce1">
            <text:p>892253178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554" table:style-name="ce1">
            <text:p>2554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06-ภาคกลาง 1</text:p>
          </table:table-cell>
          <table:table-cell office:value-type="string" table:style-name="ce4">
            <text:p>','</text:p>
          </table:table-cell>
          <table:table-cell office:value-type="float" office:value="1402" table:style-name="ce1">
            <text:p>140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นค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ามัญ</text:p>
          </table:table-cell>
          <table:table-cell office:value-type="string" table:style-name="ce4">
            <text:p>','</text:p>
          </table:table-cell>
          <table:table-cell office:value-type="float" office:value="1403704" table:style-name="ce1">
            <text:p>1403704</text:p>
          </table:table-cell>
          <table:table-cell office:value-type="string" table:style-name="ce4">
            <text:p>','</text:p>
          </table:table-cell>
          <table:table-cell office:value-type="float" office:value="6134174" table:style-name="ce1">
            <text:p>6134174</text:p>
          </table:table-cell>
          <table:table-cell office:value-type="string" table:style-name="ce4">
            <text:p>','</text:p>
          </table:table-cell>
          <table:table-cell office:value-type="float" office:value="474" table:style-name="ce1">
            <text:p>47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 คุ้มได้เต็ม 20/15</text:p>
          </table:table-cell>
          <table:table-cell office:value-type="string" table:style-name="ce4">
            <text:p>','</text:p>
          </table:table-cell>
          <table:table-cell office:value-type="float" office:value="6000768" table:style-name="ce1">
            <text:p>6000768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ทะยอย กร่อม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วหน้าหน่วย</text:p>
          </table:table-cell>
          <table:table-cell office:value-type="string" table:style-name="ce4">
            <text:p>',</text:p>
          </table:table-cell>
          <table:table-cell office:value-type="float" office:value="3507" table:style-name="ce1">
            <text:p>3507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','</text:p>
          </table:table-cell>
          <table:table-cell office:value-type="date" office:date-value="2018-06-20T00:00:00" table:style-name="ce2">
            <text:p>2018-06-20</text:p>
          </table:table-cell>
          <table:table-cell office:value-type="string" table:style-name="ce4">
            <text:p>','</text:p>
          </table:table-cell>
          <table:table-cell office:value-type="date" office:date-value="2019-07-20T00:00:00" table:style-name="ce2">
            <text:p>2019-07-20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17710" table:style-name="ce1">
            <text:p>17710</text:p>
          </table:table-cell>
          <table:table-cell office:value-type="string" table:style-name="ce1">
            <text:p>,'</text:p>
          </table:table-cell>
          <table:table-cell office:value-type="float" office:value="12" table:style-name="ce1">
            <text:p>1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19-06-256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ด.ช.กระแซะ กรินทร์</text:p>
          </table:table-cell>
          <table:table-cell office:value-type="string" table:style-name="ce4">
            <text:p>','</text:p>
          </table:table-cell>
          <table:table-cell office:value-type="float" office:value="1189900712215" table:style-name="ce5">
            <text:p>1189900712215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รับราชการ/นักเรียนนักศึกษา/บุคคลากรทางการแพทย์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ผู้เยาว์ไม่มีอาชีพ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48 <text:s/>หมู่ที่ 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้วยงู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นค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ชัยนาท</text:p>
          </table:table-cell>
          <table:table-cell office:value-type="string" table:style-name="ce4">
            <text:p>','</text:p>
          </table:table-cell>
          <table:table-cell office:value-type="float" office:value="17160" table:style-name="ce1">
            <text:p>1716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862130977" table:style-name="ce1">
            <text:p>862130977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555" table:style-name="ce1">
            <text:p>255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06-ภาคกลาง 1</text:p>
          </table:table-cell>
          <table:table-cell office:value-type="string" table:style-name="ce4">
            <text:p>','</text:p>
          </table:table-cell>
          <table:table-cell office:value-type="float" office:value="1402" table:style-name="ce1">
            <text:p>140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นค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ามัญ</text:p>
          </table:table-cell>
          <table:table-cell office:value-type="string" table:style-name="ce4">
            <text:p>','</text:p>
          </table:table-cell>
          <table:table-cell office:value-type="float" office:value="1403705" table:style-name="ce1">
            <text:p>1403705</text:p>
          </table:table-cell>
          <table:table-cell office:value-type="string" table:style-name="ce4">
            <text:p>','</text:p>
          </table:table-cell>
          <table:table-cell office:value-type="float" office:value="4951323" table:style-name="ce1">
            <text:p>4951323</text:p>
          </table:table-cell>
          <table:table-cell office:value-type="string" table:style-name="ce4">
            <text:p>','</text:p>
          </table:table-cell>
          <table:table-cell office:value-type="float" office:value="34" table:style-name="ce1">
            <text:p>3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ซฟรับทรัพย์ คุ้มกระจาย</text:p>
          </table:table-cell>
          <table:table-cell office:value-type="string" table:style-name="ce4">
            <text:p>','</text:p>
          </table:table-cell>
          <table:table-cell office:value-type="float" office:value="3800141" table:style-name="ce1">
            <text:p>380014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.ส.อองซานซูจี กลองยาว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วหน้าหน่วย</text:p>
          </table:table-cell>
          <table:table-cell office:value-type="string" table:style-name="ce4">
            <text:p>',</text:p>
          </table:table-cell>
          <table:table-cell office:value-type="float" office:value="2487" table:style-name="ce1">
            <text:p>2487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office:value-type="float" office:value="64" table:style-name="ce1">
            <text:p>64</text:p>
          </table:table-cell>
          <table:table-cell office:value-type="string" table:style-name="ce4">
            <text:p>','</text:p>
          </table:table-cell>
          <table:table-cell office:value-type="date" office:date-value="2018-06-29T00:00:00" table:style-name="ce2">
            <text:p>2018-06-29</text:p>
          </table:table-cell>
          <table:table-cell office:value-type="string" table:style-name="ce4">
            <text:p>','</text:p>
          </table:table-cell>
          <table:table-cell office:value-type="date" office:date-value="2019-07-29T00:00:00" table:style-name="ce2">
            <text:p>2019-07-29</text:p>
          </table:table-cell>
          <table:table-cell office:value-type="string" table:style-name="ce4">
            <text:p>',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,</text:p>
          </table:table-cell>
          <table:table-cell office:value-type="float" office:value="49750" table:style-name="ce1">
            <text:p>49750</text:p>
          </table:table-cell>
          <table:table-cell office:value-type="string" table:style-name="ce1">
            <text:p>,'</text:p>
          </table:table-cell>
          <table:table-cell office:value-type="float" office:value="12" table:style-name="ce1">
            <text:p>1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28-06-256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ขนิษฐา การแสดงตัว</text:p>
          </table:table-cell>
          <table:table-cell office:value-type="string" table:style-name="ce4">
            <text:p>','</text:p>
          </table:table-cell>
          <table:table-cell office:value-type="float" office:value="3180600067231" table:style-name="ce5">
            <text:p>3180600067231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ธุรกิจส่วนตัว/ค้าขาย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้าขายสินค้าอุปโภค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121-122 หมู่ที่ 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นค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นค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ชัยนาท</text:p>
          </table:table-cell>
          <table:table-cell office:value-type="string" table:style-name="ce4">
            <text:p>','</text:p>
          </table:table-cell>
          <table:table-cell office:value-type="float" office:value="17130" table:style-name="ce1">
            <text:p>17130</text:p>
          </table:table-cell>
          <table:table-cell office:value-type="string" table:style-name="ce4">
            <text:p>','</text:p>
          </table:table-cell>
          <table:table-cell office:value-type="float" office:value="56451392" table:style-name="ce1">
            <text:p>56451392</text:p>
          </table:table-cell>
          <table:table-cell office:value-type="string" table:style-name="ce4">
            <text:p>','</text:p>
          </table:table-cell>
          <table:table-cell office:value-type="float" office:value="56451392" table:style-name="ce1">
            <text:p>56451392</text:p>
          </table:table-cell>
          <table:table-cell office:value-type="string" table:style-name="ce4">
            <text:p>','</text:p>
          </table:table-cell>
          <table:table-cell office:value-type="float" office:value="818865972" table:style-name="ce1">
            <text:p>818865972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556" table:style-name="ce1">
            <text:p>2556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06-ภาคกลาง 1</text:p>
          </table:table-cell>
          <table:table-cell office:value-type="string" table:style-name="ce4">
            <text:p>','</text:p>
          </table:table-cell>
          <table:table-cell office:value-type="float" office:value="1402" table:style-name="ce1">
            <text:p>140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นค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ช.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J7479196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144" table:style-name="ce1">
            <text:p>14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ุ้มทวี (20/15)</text:p>
          </table:table-cell>
          <table:table-cell office:value-type="string" table:style-name="ce4">
            <text:p>','</text:p>
          </table:table-cell>
          <table:table-cell office:value-type="float" office:value="3247429" table:style-name="ce1">
            <text:p>324742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รองทรง กระชาก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วหน้าหน่วย</text:p>
          </table:table-cell>
          <table:table-cell office:value-type="string" table:style-name="ce4">
            <text:p>',</text:p>
          </table:table-cell>
          <table:table-cell office:value-type="float" office:value="1665" table:style-name="ce1">
            <text:p>166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date" office:date-value="2018-07-02T00:00:00" table:style-name="ce2">
            <text:p>2018-07-02</text:p>
          </table:table-cell>
          <table:table-cell office:value-type="string" table:style-name="ce4">
            <text:p>','</text:p>
          </table:table-cell>
          <table:table-cell office:value-type="date" office:date-value="2019-08-30T00:00:00" table:style-name="ce2">
            <text:p>2019-08-30</text:p>
          </table:table-cell>
          <table:table-cell office:value-type="string" table:style-name="ce4">
            <text:p>',</text:p>
          </table:table-cell>
          <table:table-cell office:value-type="float" office:value="62440" table:style-name="ce1">
            <text:p>62440</text:p>
          </table:table-cell>
          <table:table-cell office:value-type="string" table:style-name="ce1">
            <text:p>,</text:p>
          </table:table-cell>
          <table:table-cell office:value-type="float" office:value="7200" table:style-name="ce1">
            <text:p>7200</text:p>
          </table:table-cell>
          <table:table-cell office:value-type="string" table:style-name="ce1">
            <text:p>,'</text:p>
          </table:table-cell>
          <table:table-cell office:value-type="float" office:value="12" table:style-name="ce1">
            <text:p>12</text:p>
          </table:table-cell>
          <table:table-cell office:value-type="string" table:style-name="ce4">
            <text:p>','</text:p>
          </table:table-cell>
          <table:table-cell office:value-type="float" office:value="662" table:style-name="ce1">
            <text:p>66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นิรนาม หวนคิด</text:p>
          </table:table-cell>
          <table:table-cell office:value-type="string" table:style-name="ce4">
            <text:p>','</text:p>
          </table:table-cell>
          <table:table-cell table:style-name="ce5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557" table:style-name="ce1">
            <text:p>2557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06-ภาคกลาง 1</text:p>
          </table:table-cell>
          <table:table-cell office:value-type="string" table:style-name="ce4">
            <text:p>','</text:p>
          </table:table-cell>
          <table:table-cell office:value-type="float" office:value="1402" table:style-name="ce1">
            <text:p>140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นค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10480105</text:p>
          </table:table-cell>
          <table:table-cell office:value-type="string" table:style-name="ce4">
            <text:p>','</text:p>
          </table:table-cell>
          <table:table-cell office:value-type="float" office:value="10031818" table:style-name="ce1">
            <text:p>10031818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02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คุ้มค่า 1</text:p>
          </table:table-cell>
          <table:table-cell office:value-type="string" table:style-name="ce4">
            <text:p>','</text:p>
          </table:table-cell>
          <table:table-cell office:value-type="float" office:value="3303795" table:style-name="ce1">
            <text:p>330379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กลับคืน เม้นท์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ผู้จัดการหน่วย</text:p>
          </table:table-cell>
          <table:table-cell office:value-type="string" table:style-name="ce4">
            <text:p>',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69" table:style-name="ce1">
            <text:p>69</text:p>
          </table:table-cell>
          <table:table-cell office:value-type="string" table:style-name="ce4">
            <text:p>','</text:p>
          </table:table-cell>
          <table:table-cell office:value-type="date" office:date-value="2018-06-12T00:00:00" table:style-name="ce2">
            <text:p>2018-06-12</text:p>
          </table:table-cell>
          <table:table-cell office:value-type="string" table:style-name="ce4">
            <text:p>','</text:p>
          </table:table-cell>
          <table:table-cell office:value-type="date" office:date-value="2023-06-12T00:00:00" table:style-name="ce2">
            <text:p>2023-06-12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1300" table:style-name="ce1">
            <text:p>1300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นางกระฉิ่ง อาหารเช้า</text:p>
          </table:table-cell>
          <table:table-cell office:value-type="string" table:style-name="ce4">
            <text:p>','</text:p>
          </table:table-cell>
          <table:table-cell office:value-type="float" office:value="3720200737200" table:style-name="ce5">
            <text:p>3720200737200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ื่นๆ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ม่ระบุรหัสอาชีพ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219 หมู่ที่ 6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นินขาม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นินขาม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ชัยนาท</text:p>
          </table:table-cell>
          <table:table-cell office:value-type="string" table:style-name="ce4">
            <text:p>','</text:p>
          </table:table-cell>
          <table:table-cell office:value-type="float" office:value="17130" table:style-name="ce1">
            <text:p>1713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620358497" table:style-name="ce1">
            <text:p>620358497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8413" table:style-name="ce1">
            <text:p>8413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1-ภาคกลาง 1</text:p>
          </table:table-cell>
          <table:table-cell office:value-type="string" table:style-name="ce4">
            <text:p>','</text:p>
          </table:table-cell>
          <table:table-cell office:value-type="float" office:value="6911" table:style-name="ce1">
            <text:p>691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บรรพตพิสัย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ช.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J757328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ร0071007</text:p>
          </table:table-cell>
          <table:table-cell office:value-type="string" table:style-name="ce4">
            <text:p>','</text:p>
          </table:table-cell>
          <table:table-cell office:value-type="float" office:value="144" table:style-name="ce1">
            <text:p>14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ุ้มทวี (20/15)</text:p>
          </table:table-cell>
          <table:table-cell office:value-type="string" table:style-name="ce4">
            <text:p>','</text:p>
          </table:table-cell>
          <table:table-cell office:value-type="float" office:value="4006445" table:style-name="ce1">
            <text:p>400644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โสภณ เอียน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ตัวแทนเก็บเงิน</text:p>
          </table:table-cell>
          <table:table-cell office:value-type="string" table:style-name="ce4">
            <text:p>',</text:p>
          </table:table-cell>
          <table:table-cell office:value-type="float" office:value="868" table:style-name="ce1">
            <text:p>868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office:value-type="float" office:value="49" table:style-name="ce1">
            <text:p>49</text:p>
          </table:table-cell>
          <table:table-cell office:value-type="string" table:style-name="ce4">
            <text:p>','</text:p>
          </table:table-cell>
          <table:table-cell office:value-type="date" office:date-value="2019-08-27T00:00:00" table:style-name="ce2">
            <text:p>2019-08-27</text:p>
          </table:table-cell>
          <table:table-cell office:value-type="string" table:style-name="ce4">
            <text:p>','</text:p>
          </table:table-cell>
          <table:table-cell office:value-type="date" office:date-value="2020-04-26T00:00:00" table:style-name="ce2">
            <text:p>2020-04-26</text:p>
          </table:table-cell>
          <table:table-cell office:value-type="string" table:style-name="ce4">
            <text:p>',</text:p>
          </table:table-cell>
          <table:table-cell office:value-type="float" office:value="69980" table:style-name="ce1">
            <text:p>69980</text:p>
          </table:table-cell>
          <table:table-cell office:value-type="string" table:style-name="ce1">
            <text:p>,</text:p>
          </table:table-cell>
          <table:table-cell office:value-type="float" office:value="3600" table:style-name="ce1">
            <text:p>3600</text:p>
          </table:table-cell>
          <table:table-cell office:value-type="string" table:style-name="ce1">
            <text:p>,'</text:p>
          </table:table-cell>
          <table:table-cell office:value-type="float" office:value="6" table:style-name="ce1">
            <text:p>6</text:p>
          </table:table-cell>
          <table:table-cell office:value-type="string" table:style-name="ce4">
            <text:p>','</text:p>
          </table:table-cell>
          <table:table-cell office:value-type="float" office:value="163" table:style-name="ce1">
            <text:p>163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รุ่งอรุณ กลายร่าง</text:p>
          </table:table-cell>
          <table:table-cell office:value-type="string" table:style-name="ce4">
            <text:p>','</text:p>
          </table:table-cell>
          <table:table-cell office:value-type="float" office:value="3620101753020" table:style-name="ce5">
            <text:p>3620101753020.0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9/2 หมู่ 1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ทพนคร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มืองกำแพงเพชร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กำแพงเพชร</text:p>
          </table:table-cell>
          <table:table-cell office:value-type="string" table:style-name="ce4">
            <text:p>','</text:p>
          </table:table-cell>
          <table:table-cell office:value-type="float" office:value="62000" table:style-name="ce1">
            <text:p>6200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810372559" table:style-name="ce1">
            <text:p>810372559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2/12</text:p>
          </table:table-cell>
          <table:table-cell office:value-type="string" table:style-name="ce4">
            <text:p>','</text:p>
          </table:table-cell>
          <table:table-cell office:value-type="date" office:date-value="2019-09-03T00:04:02" table:style-name="ce6">
            <text:p>2019/09/03 00:0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90903_0004_80122.csv</text:p>
          </table:table-cell>
          <table:table-cell office:value-type="string" table:style-name="ce4">
            <text:p>','</text:p>
          </table:table-cell>
          <table:table-cell office:value-type="date" office:date-value="2019-09-03T00:04:23" table:style-name="ce6">
            <text:p>2019/09/03 00:04</text:p>
          </table:table-cell>
          <table:table-cell office:value-type="string" table:style-name="ce4">
            <text:p>','</text:p>
          </table:table-cell>
          <table:table-cell office:value-type="float" office:value="5432972" table:style-name="ce1">
            <text:p>5432972</text:p>
          </table:table-cell>
          <table:table-cell office:value-type="string" table:style-name="ce4">
            <text:p>','</text:p>
          </table:table-cell>
          <table:table-cell office:value-type="date" office:date-value="2019-09-03T00:04:24" table:style-name="ce6">
            <text:p>2019/09/03 00:04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558" table:style-name="ce1">
            <text:p>2558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06-ภาคกลาง 1</text:p>
          </table:table-cell>
          <table:table-cell office:value-type="string" table:style-name="ce4">
            <text:p>','</text:p>
          </table:table-cell>
          <table:table-cell office:value-type="float" office:value="1402" table:style-name="ce1">
            <text:p>140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นค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ช.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J747919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บ0221578</text:p>
          </table:table-cell>
          <table:table-cell office:value-type="string" table:style-name="ce4">
            <text:p>','</text:p>
          </table:table-cell>
          <table:table-cell office:value-type="float" office:value="144" table:style-name="ce1">
            <text:p>14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ุ้มทวี (20/15)</text:p>
          </table:table-cell>
          <table:table-cell office:value-type="string" table:style-name="ce4">
            <text:p>','</text:p>
          </table:table-cell>
          <table:table-cell office:value-type="float" office:value="5950926" table:style-name="ce1">
            <text:p>5950926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.ส.งามตา กลองยาว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ตัวแทนประกันชีวิต</text:p>
          </table:table-cell>
          <table:table-cell office:value-type="string" table:style-name="ce4">
            <text:p>',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office:value-type="float" office:value="34" table:style-name="ce1">
            <text:p>34</text:p>
          </table:table-cell>
          <table:table-cell office:value-type="string" table:style-name="ce4">
            <text:p>','</text:p>
          </table:table-cell>
          <table:table-cell office:value-type="date" office:date-value="2018-06-26T00:00:00" table:style-name="ce2">
            <text:p>2018-06-26</text:p>
          </table:table-cell>
          <table:table-cell office:value-type="string" table:style-name="ce4">
            <text:p>','</text:p>
          </table:table-cell>
          <table:table-cell office:value-type="date" office:date-value="2018-09-23T00:00:00" table:style-name="ce2">
            <text:p>2018-09-23</text:p>
          </table:table-cell>
          <table:table-cell office:value-type="string" table:style-name="ce4">
            <text:p>',</text:p>
          </table:table-cell>
          <table:table-cell office:value-type="float" office:value="70110" table:style-name="ce1">
            <text:p>70110</text:p>
          </table:table-cell>
          <table:table-cell office:value-type="string" table:style-name="ce1">
            <text:p>,</text:p>
          </table:table-cell>
          <table:table-cell office:value-type="float" office:value="600" table:style-name="ce1">
            <text:p>600</text:p>
          </table:table-cell>
          <table:table-cell office:value-type="string" table:style-name="ce1">
            <text:p>,'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','</text:p>
          </table:table-cell>
          <table:table-cell office:value-type="float" office:value="661" table:style-name="ce1">
            <text:p>66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บัญชา กรมควบคุมมลพิษ</text:p>
          </table:table-cell>
          <table:table-cell office:value-type="string" table:style-name="ce4">
            <text:p>','</text:p>
          </table:table-cell>
          <table:table-cell office:value-type="float" office:value="3101400006558" table:style-name="ce5">
            <text:p>3101400006558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ธุรกิจส่วนตัว/ค้าขาย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้าขายเครื่องบริโภค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38/49 หมู่ที่ 3 หมู่บ้านเกรนวิลล์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บางคูรัด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บางบัวทอง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นทบุรี</text:p>
          </table:table-cell>
          <table:table-cell office:value-type="string" table:style-name="ce4">
            <text:p>','</text:p>
          </table:table-cell>
          <table:table-cell office:value-type="float" office:value="11110" table:style-name="ce1">
            <text:p>1111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868108906" table:style-name="ce1">
            <text:p>868108906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559" table:style-name="ce1">
            <text:p>2559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06-ภาคกลาง 1</text:p>
          </table:table-cell>
          <table:table-cell office:value-type="string" table:style-name="ce4">
            <text:p>','</text:p>
          </table:table-cell>
          <table:table-cell office:value-type="float" office:value="1402" table:style-name="ce1">
            <text:p>140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นค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10480106</text:p>
          </table:table-cell>
          <table:table-cell office:value-type="string" table:style-name="ce4">
            <text:p>','</text:p>
          </table:table-cell>
          <table:table-cell office:value-type="float" office:value="481009" table:style-name="ce1">
            <text:p>48100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01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ใจกว้างเต็มแมกซ์ 1</text:p>
          </table:table-cell>
          <table:table-cell office:value-type="string" table:style-name="ce4">
            <text:p>','</text:p>
          </table:table-cell>
          <table:table-cell office:value-type="float" office:value="3303795" table:style-name="ce1">
            <text:p>330379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กลับคืน เม้นท์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ผู้จัดการหน่วย</text:p>
          </table:table-cell>
          <table:table-cell office:value-type="string" table:style-name="ce4">
            <text:p>',</text:p>
          </table:table-cell>
          <table:table-cell office:value-type="float" office:value="195" table:style-name="ce1">
            <text:p>195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63" table:style-name="ce1">
            <text:p>63</text:p>
          </table:table-cell>
          <table:table-cell office:value-type="string" table:style-name="ce4">
            <text:p>','</text:p>
          </table:table-cell>
          <table:table-cell office:value-type="date" office:date-value="2018-06-12T00:00:00" table:style-name="ce2">
            <text:p>2018-06-12</text:p>
          </table:table-cell>
          <table:table-cell office:value-type="string" table:style-name="ce4">
            <text:p>','</text:p>
          </table:table-cell>
          <table:table-cell office:value-type="date" office:date-value="2023-06-12T00:00:00" table:style-name="ce2">
            <text:p>2023-06-12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1957" table:style-name="ce1">
            <text:p>195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นายทวาย ปั้นรูป</text:p>
          </table:table-cell>
          <table:table-cell office:value-type="string" table:style-name="ce4">
            <text:p>','</text:p>
          </table:table-cell>
          <table:table-cell office:value-type="float" office:value="3180300251959" table:style-name="ce5">
            <text:p>3180300251959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ื่นๆ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ม่ระบุรหัสอาชีพ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136 หมู่ที่ 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นองน้อย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วัดสิงห์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ชัยนาท</text:p>
          </table:table-cell>
          <table:table-cell office:value-type="string" table:style-name="ce4">
            <text:p>','</text:p>
          </table:table-cell>
          <table:table-cell office:value-type="float" office:value="17120" table:style-name="ce1">
            <text:p>1712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849511912" table:style-name="ce1">
            <text:p>849511912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560" table:style-name="ce1">
            <text:p>256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06-ภาคกลาง 1</text:p>
          </table:table-cell>
          <table:table-cell office:value-type="string" table:style-name="ce4">
            <text:p>','</text:p>
          </table:table-cell>
          <table:table-cell office:value-type="float" office:value="1402" table:style-name="ce1">
            <text:p>140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นค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01228390</text:p>
          </table:table-cell>
          <table:table-cell office:value-type="string" table:style-name="ce4">
            <text:p>','</text:p>
          </table:table-cell>
          <table:table-cell office:value-type="float" office:value="852515" table:style-name="ce1">
            <text:p>85251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01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ใจกว้างเต็มแมกซ์ 1</text:p>
          </table:table-cell>
          <table:table-cell office:value-type="string" table:style-name="ce4">
            <text:p>','</text:p>
          </table:table-cell>
          <table:table-cell office:value-type="float" office:value="3303795" table:style-name="ce1">
            <text:p>330379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กลับคืน เม้นท์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ผู้จัดการหน่วย</text:p>
          </table:table-cell>
          <table:table-cell office:value-type="string" table:style-name="ce4">
            <text:p>',</text:p>
          </table:table-cell>
          <table:table-cell office:value-type="float" office:value="177" table:style-name="ce1">
            <text:p>17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21" table:style-name="ce1">
            <text:p>21</text:p>
          </table:table-cell>
          <table:table-cell office:value-type="string" table:style-name="ce4">
            <text:p>','</text:p>
          </table:table-cell>
          <table:table-cell office:value-type="date" office:date-value="2018-07-18T00:00:00" table:style-name="ce2">
            <text:p>2018-07-18</text:p>
          </table:table-cell>
          <table:table-cell office:value-type="string" table:style-name="ce4">
            <text:p>','</text:p>
          </table:table-cell>
          <table:table-cell office:value-type="date" office:date-value="2019-07-18T00:00:00" table:style-name="ce2">
            <text:p>2019-07-18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1777" table:style-name="ce1">
            <text:p>177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น.ส.ทันตกรรม ปั้นรูป</text:p>
          </table:table-cell>
          <table:table-cell office:value-type="string" table:style-name="ce4">
            <text:p>','</text:p>
          </table:table-cell>
          <table:table-cell office:value-type="float" office:value="1720300138891" table:style-name="ce5">
            <text:p>1720300138891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ื่นๆ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ม่ระบุรหัสอาชีพ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114/1 หมู่ที่ 3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นองน้อย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วัดสิงห์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ชัยนาท</text:p>
          </table:table-cell>
          <table:table-cell office:value-type="string" table:style-name="ce4">
            <text:p>','</text:p>
          </table:table-cell>
          <table:table-cell office:value-type="float" office:value="17120" table:style-name="ce1">
            <text:p>1712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819942621" table:style-name="ce1">
            <text:p>819942621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1134" table:style-name="ce1">
            <text:p>1134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07-ภาคกลาง 2</text:p>
          </table:table-cell>
          <table:table-cell office:value-type="string" table:style-name="ce4">
            <text:p>','</text:p>
          </table:table-cell>
          <table:table-cell office:value-type="float" office:value="905" table:style-name="ce1">
            <text:p>90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ท่ามะก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10419435</text:p>
          </table:table-cell>
          <table:table-cell office:value-type="string" table:style-name="ce4">
            <text:p>','</text:p>
          </table:table-cell>
          <table:table-cell office:value-type="float" office:value="487053" table:style-name="ce1">
            <text:p>487053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02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คุ้มค่า 1</text:p>
          </table:table-cell>
          <table:table-cell office:value-type="string" table:style-name="ce4">
            <text:p>','</text:p>
          </table:table-cell>
          <table:table-cell office:value-type="float" office:value="4700398" table:style-name="ce1">
            <text:p>4700398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.ส.อุษา เชอรี่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ผู้จัดการหน่วย</text:p>
          </table:table-cell>
          <table:table-cell office:value-type="string" table:style-name="ce4">
            <text:p>',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60" table:style-name="ce1">
            <text:p>60</text:p>
          </table:table-cell>
          <table:table-cell office:value-type="string" table:style-name="ce4">
            <text:p>','</text:p>
          </table:table-cell>
          <table:table-cell office:value-type="date" office:date-value="2018-07-20T00:00:00" table:style-name="ce2">
            <text:p>2018-07-20</text:p>
          </table:table-cell>
          <table:table-cell office:value-type="string" table:style-name="ce4">
            <text:p>','</text:p>
          </table:table-cell>
          <table:table-cell office:value-type="date" office:date-value="2020-07-20T00:00:00" table:style-name="ce2">
            <text:p>2020-07-20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900" table:style-name="ce1">
            <text:p>900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น.ส.จรรยา กระจะ</text:p>
          </table:table-cell>
          <table:table-cell office:value-type="string" table:style-name="ce4">
            <text:p>','</text:p>
          </table:table-cell>
          <table:table-cell office:value-type="float" office:value="3710500752417" table:style-name="ce5">
            <text:p>3710500752417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ื่นๆ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ม่ระบุรหัสอาชีพ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45 หมู่ที่ 1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แสนตอ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ท่ามะก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กาญจนบุรี</text:p>
          </table:table-cell>
          <table:table-cell office:value-type="string" table:style-name="ce4">
            <text:p>','</text:p>
          </table:table-cell>
          <table:table-cell office:value-type="float" office:value="71130" table:style-name="ce1">
            <text:p>7113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892608186" table:style-name="ce1">
            <text:p>892608186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10</text:p>
          </table:table-cell>
          <table:table-cell office:value-type="string" table:style-name="ce4">
            <text:p>','</text:p>
          </table:table-cell>
          <table:table-cell office:value-type="date" office:date-value="2018-07-24T15:17:09" table:style-name="ce6">
            <text:p>2018/07/24 15:1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24_1518_26779.csv</text:p>
          </table:table-cell>
          <table:table-cell office:value-type="string" table:style-name="ce4">
            <text:p>','</text:p>
          </table:table-cell>
          <table:table-cell office:value-type="date" office:date-value="2018-07-24T15:18:21" table:style-name="ce6">
            <text:p>2018/07/24 15:18</text:p>
          </table:table-cell>
          <table:table-cell office:value-type="string" table:style-name="ce4">
            <text:p>','</text:p>
          </table:table-cell>
          <table:table-cell office:value-type="float" office:value="6390872" table:style-name="ce1">
            <text:p>6390872</text:p>
          </table:table-cell>
          <table:table-cell office:value-type="string" table:style-name="ce4">
            <text:p>','</text:p>
          </table:table-cell>
          <table:table-cell office:value-type="date" office:date-value="2018-07-24T15:18:22" table:style-name="ce6">
            <text:p>2018/07/24 15:18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561" table:style-name="ce1">
            <text:p>2561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06-ภาคกลาง 1</text:p>
          </table:table-cell>
          <table:table-cell office:value-type="string" table:style-name="ce4">
            <text:p>','</text:p>
          </table:table-cell>
          <table:table-cell office:value-type="float" office:value="1402" table:style-name="ce1">
            <text:p>140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นค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10414415</text:p>
          </table:table-cell>
          <table:table-cell office:value-type="string" table:style-name="ce4">
            <text:p>','</text:p>
          </table:table-cell>
          <table:table-cell office:value-type="float" office:value="850439" table:style-name="ce1">
            <text:p>85043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02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คุ้มค่า 1</text:p>
          </table:table-cell>
          <table:table-cell office:value-type="string" table:style-name="ce4">
            <text:p>','</text:p>
          </table:table-cell>
          <table:table-cell office:value-type="float" office:value="5700080" table:style-name="ce1">
            <text:p>570008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ปราชัย กระหายน้ำ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วหน้าหน่วย</text:p>
          </table:table-cell>
          <table:table-cell office:value-type="string" table:style-name="ce4">
            <text:p>',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65" table:style-name="ce1">
            <text:p>65</text:p>
          </table:table-cell>
          <table:table-cell office:value-type="string" table:style-name="ce4">
            <text:p>','</text:p>
          </table:table-cell>
          <table:table-cell office:value-type="date" office:date-value="2018-06-06T00:00:00" table:style-name="ce2">
            <text:p>2018-06-06</text:p>
          </table:table-cell>
          <table:table-cell office:value-type="string" table:style-name="ce4">
            <text:p>','</text:p>
          </table:table-cell>
          <table:table-cell office:value-type="date" office:date-value="2020-06-06T00:00:00" table:style-name="ce2">
            <text:p>2020-06-06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1100" table:style-name="ce1">
            <text:p>1100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นายอุทิศ กระบองราหู</text:p>
          </table:table-cell>
          <table:table-cell office:value-type="string" table:style-name="ce4">
            <text:p>','</text:p>
          </table:table-cell>
          <table:table-cell office:value-type="float" office:value="3170600562551" table:style-name="ce5">
            <text:p>3170600562551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ื่นๆ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ม่ระบุรหัสอาชีพ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61/5 หมู่ที่ 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ากน้ำ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ดิมบางนางบวช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ุพรรณบุรี</text:p>
          </table:table-cell>
          <table:table-cell office:value-type="string" table:style-name="ce4">
            <text:p>','</text:p>
          </table:table-cell>
          <table:table-cell office:value-type="float" office:value="72120" table:style-name="ce1">
            <text:p>7212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824722174" table:style-name="ce1">
            <text:p>824722174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562" table:style-name="ce1">
            <text:p>2562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06-ภาคกลาง 1</text:p>
          </table:table-cell>
          <table:table-cell office:value-type="string" table:style-name="ce4">
            <text:p>','</text:p>
          </table:table-cell>
          <table:table-cell office:value-type="float" office:value="1402" table:style-name="ce1">
            <text:p>140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นค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ช.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J747918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ธ0073997</text:p>
          </table:table-cell>
          <table:table-cell office:value-type="string" table:style-name="ce4">
            <text:p>','</text:p>
          </table:table-cell>
          <table:table-cell office:value-type="float" office:value="136" table:style-name="ce1">
            <text:p>136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ุ้มทวี 20/10</text:p>
          </table:table-cell>
          <table:table-cell office:value-type="string" table:style-name="ce4">
            <text:p>','</text:p>
          </table:table-cell>
          <table:table-cell office:value-type="float" office:value="6000950" table:style-name="ce1">
            <text:p>600095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.ส.เรือยาง เม้นท์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วหน้าหน่วย</text:p>
          </table:table-cell>
          <table:table-cell office:value-type="string" table:style-name="ce4">
            <text:p>',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office:value-type="float" office:value="9" table:style-name="ce1">
            <text:p>9</text:p>
          </table:table-cell>
          <table:table-cell office:value-type="string" table:style-name="ce4">
            <text:p>','</text:p>
          </table:table-cell>
          <table:table-cell office:value-type="date" office:date-value="2018-06-26T00:00:00" table:style-name="ce2">
            <text:p>2018-06-26</text:p>
          </table:table-cell>
          <table:table-cell office:value-type="string" table:style-name="ce4">
            <text:p>','</text:p>
          </table:table-cell>
          <table:table-cell office:value-type="date" office:date-value="2018-09-23T00:00:00" table:style-name="ce2">
            <text:p>2018-09-23</text:p>
          </table:table-cell>
          <table:table-cell office:value-type="string" table:style-name="ce4">
            <text:p>',</text:p>
          </table:table-cell>
          <table:table-cell office:value-type="float" office:value="50547" table:style-name="ce1">
            <text:p>50547</text:p>
          </table:table-cell>
          <table:table-cell office:value-type="string" table:style-name="ce1">
            <text:p>,</text:p>
          </table:table-cell>
          <table:table-cell office:value-type="float" office:value="600" table:style-name="ce1">
            <text:p>600</text:p>
          </table:table-cell>
          <table:table-cell office:value-type="string" table:style-name="ce1">
            <text:p>,'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','</text:p>
          </table:table-cell>
          <table:table-cell office:value-type="float" office:value="661" table:style-name="ce1">
            <text:p>66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ด.ช.กระจก กลยุทธ์</text:p>
          </table:table-cell>
          <table:table-cell office:value-type="string" table:style-name="ce4">
            <text:p>','</text:p>
          </table:table-cell>
          <table:table-cell office:value-type="float" office:value="1100801646402" table:style-name="ce5">
            <text:p>1100801646402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รับราชการ/นักเรียนนักศึกษา/บุคคลากรทางการแพทย์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ักเรียน,นักศึกษ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38/47 หมู่ที่ 3 หมู่บ้านเกรนวิลล์ ซอย12 ถนนบางไผ่หนองเพรางาย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บางคูรัด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บางบัวทอง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นทบุรี</text:p>
          </table:table-cell>
          <table:table-cell office:value-type="string" table:style-name="ce4">
            <text:p>','</text:p>
          </table:table-cell>
          <table:table-cell office:value-type="float" office:value="11110" table:style-name="ce1">
            <text:p>1111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924628898" table:style-name="ce1">
            <text:p>924628898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563" table:style-name="ce1">
            <text:p>2563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06-ภาคกลาง 1</text:p>
          </table:table-cell>
          <table:table-cell office:value-type="string" table:style-name="ce4">
            <text:p>','</text:p>
          </table:table-cell>
          <table:table-cell office:value-type="float" office:value="1402" table:style-name="ce1">
            <text:p>140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นค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10414526</text:p>
          </table:table-cell>
          <table:table-cell office:value-type="string" table:style-name="ce4">
            <text:p>','</text:p>
          </table:table-cell>
          <table:table-cell office:value-type="float" office:value="702365" table:style-name="ce1">
            <text:p>70236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01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ใจกว้างเต็มแมกซ์ 1</text:p>
          </table:table-cell>
          <table:table-cell office:value-type="string" table:style-name="ce4">
            <text:p>','</text:p>
          </table:table-cell>
          <table:table-cell office:value-type="float" office:value="5411630" table:style-name="ce1">
            <text:p>541163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อภัย กล่าวเตือน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วหน้าหน่วย</text:p>
          </table:table-cell>
          <table:table-cell office:value-type="string" table:style-name="ce4">
            <text:p>',</text:p>
          </table:table-cell>
          <table:table-cell office:value-type="float" office:value="236" table:style-name="ce1">
            <text:p>236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32" table:style-name="ce1">
            <text:p>32</text:p>
          </table:table-cell>
          <table:table-cell office:value-type="string" table:style-name="ce4">
            <text:p>','</text:p>
          </table:table-cell>
          <table:table-cell office:value-type="date" office:date-value="2018-08-22T00:00:00" table:style-name="ce2">
            <text:p>2018-08-22</text:p>
          </table:table-cell>
          <table:table-cell office:value-type="string" table:style-name="ce4">
            <text:p>','</text:p>
          </table:table-cell>
          <table:table-cell office:value-type="date" office:date-value="2021-08-22T00:00:00" table:style-name="ce2">
            <text:p>2021-08-22</text:p>
          </table:table-cell>
          <table:table-cell office:value-type="string" table:style-name="ce4">
            <text:p>',</text:p>
          </table:table-cell>
          <table:table-cell office:value-type="float" office:value="300000" table:style-name="ce1">
            <text:p>300000</text:p>
          </table:table-cell>
          <table:table-cell office:value-type="string" table:style-name="ce1">
            <text:p>,</text:p>
          </table:table-cell>
          <table:table-cell office:value-type="float" office:value="2364" table:style-name="ce1">
            <text:p>2364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นายกินข้าว กล่าวเตือน</text:p>
          </table:table-cell>
          <table:table-cell office:value-type="string" table:style-name="ce4">
            <text:p>','</text:p>
          </table:table-cell>
          <table:table-cell office:value-type="float" office:value="1189900055702" table:style-name="ce5">
            <text:p>1189900055702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ื่นๆ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ม่ระบุรหัสอาชีพ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67 หมู่ที่ 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้วยงู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นค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ชัยนาท</text:p>
          </table:table-cell>
          <table:table-cell office:value-type="string" table:style-name="ce4">
            <text:p>','</text:p>
          </table:table-cell>
          <table:table-cell office:value-type="float" office:value="17160" table:style-name="ce1">
            <text:p>1716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814089764" table:style-name="ce1">
            <text:p>814089764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564" table:style-name="ce1">
            <text:p>2564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06-ภาคกลาง 1</text:p>
          </table:table-cell>
          <table:table-cell office:value-type="string" table:style-name="ce4">
            <text:p>','</text:p>
          </table:table-cell>
          <table:table-cell office:value-type="float" office:value="1402" table:style-name="ce1">
            <text:p>140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นค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01228389</text:p>
          </table:table-cell>
          <table:table-cell office:value-type="string" table:style-name="ce4">
            <text:p>','</text:p>
          </table:table-cell>
          <table:table-cell office:value-type="float" office:value="852514" table:style-name="ce1">
            <text:p>85251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01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ใจกว้างเต็มแมกซ์ 1</text:p>
          </table:table-cell>
          <table:table-cell office:value-type="string" table:style-name="ce4">
            <text:p>','</text:p>
          </table:table-cell>
          <table:table-cell office:value-type="float" office:value="3303795" table:style-name="ce1">
            <text:p>330379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กลับคืน เม้นท์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ผู้จัดการหน่วย</text:p>
          </table:table-cell>
          <table:table-cell office:value-type="string" table:style-name="ce4">
            <text:p>',</text:p>
          </table:table-cell>
          <table:table-cell office:value-type="float" office:value="177" table:style-name="ce1">
            <text:p>17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17" table:style-name="ce1">
            <text:p>17</text:p>
          </table:table-cell>
          <table:table-cell office:value-type="string" table:style-name="ce4">
            <text:p>','</text:p>
          </table:table-cell>
          <table:table-cell office:value-type="date" office:date-value="2018-07-18T00:00:00" table:style-name="ce2">
            <text:p>2018-07-18</text:p>
          </table:table-cell>
          <table:table-cell office:value-type="string" table:style-name="ce4">
            <text:p>','</text:p>
          </table:table-cell>
          <table:table-cell office:value-type="date" office:date-value="2019-07-18T00:00:00" table:style-name="ce2">
            <text:p>2019-07-18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1777" table:style-name="ce1">
            <text:p>177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ด.ช.กฤษณา ปั้นรูป</text:p>
          </table:table-cell>
          <table:table-cell office:value-type="string" table:style-name="ce4">
            <text:p>','</text:p>
          </table:table-cell>
          <table:table-cell office:value-type="float" office:value="1619900371413" table:style-name="ce5">
            <text:p>1619900371413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ื่นๆ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ม่ระบุรหัสอาชีพ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114/1 หมู่ที่ 3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นองน้อย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วัดสิงห์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ชัยนาท</text:p>
          </table:table-cell>
          <table:table-cell office:value-type="string" table:style-name="ce4">
            <text:p>','</text:p>
          </table:table-cell>
          <table:table-cell office:value-type="float" office:value="17120" table:style-name="ce1">
            <text:p>1712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817942021" table:style-name="ce1">
            <text:p>817942021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565" table:style-name="ce1">
            <text:p>256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06-ภาคกลาง 1</text:p>
          </table:table-cell>
          <table:table-cell office:value-type="string" table:style-name="ce4">
            <text:p>','</text:p>
          </table:table-cell>
          <table:table-cell office:value-type="float" office:value="1402" table:style-name="ce1">
            <text:p>140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นค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ช.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J747919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ธ0073997</text:p>
          </table:table-cell>
          <table:table-cell office:value-type="string" table:style-name="ce4">
            <text:p>','</text:p>
          </table:table-cell>
          <table:table-cell office:value-type="float" office:value="130" table:style-name="ce1">
            <text:p>13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ุ้มคุ้ม 20/20</text:p>
          </table:table-cell>
          <table:table-cell office:value-type="string" table:style-name="ce4">
            <text:p>','</text:p>
          </table:table-cell>
          <table:table-cell office:value-type="float" office:value="4104114" table:style-name="ce1">
            <text:p>410411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.ส.กลอนด้น กงสุล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วหน้าหน่วย</text:p>
          </table:table-cell>
          <table:table-cell office:value-type="string" table:style-name="ce4">
            <text:p>',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office:value-type="float" office:value="9" table:style-name="ce1">
            <text:p>9</text:p>
          </table:table-cell>
          <table:table-cell office:value-type="string" table:style-name="ce4">
            <text:p>','</text:p>
          </table:table-cell>
          <table:table-cell office:value-type="date" office:date-value="2018-06-26T00:00:00" table:style-name="ce2">
            <text:p>2018-06-26</text:p>
          </table:table-cell>
          <table:table-cell office:value-type="string" table:style-name="ce4">
            <text:p>','</text:p>
          </table:table-cell>
          <table:table-cell office:value-type="date" office:date-value="2018-09-23T00:00:00" table:style-name="ce2">
            <text:p>2018-09-23</text:p>
          </table:table-cell>
          <table:table-cell office:value-type="string" table:style-name="ce4">
            <text:p>',</text:p>
          </table:table-cell>
          <table:table-cell office:value-type="float" office:value="76008" table:style-name="ce1">
            <text:p>76008</text:p>
          </table:table-cell>
          <table:table-cell office:value-type="string" table:style-name="ce1">
            <text:p>,</text:p>
          </table:table-cell>
          <table:table-cell office:value-type="float" office:value="600" table:style-name="ce1">
            <text:p>600</text:p>
          </table:table-cell>
          <table:table-cell office:value-type="string" table:style-name="ce1">
            <text:p>,'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','</text:p>
          </table:table-cell>
          <table:table-cell office:value-type="float" office:value="661" table:style-name="ce1">
            <text:p>66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ด.ช.กระจก กลยุทธ์</text:p>
          </table:table-cell>
          <table:table-cell office:value-type="string" table:style-name="ce4">
            <text:p>','</text:p>
          </table:table-cell>
          <table:table-cell office:value-type="float" office:value="1100801646402" table:style-name="ce5">
            <text:p>1100801646402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รับราชการ/นักเรียนนักศึกษา/บุคคลากรทางการแพทย์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ักเรียน,นักศึกษ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38/47 หมู่ที่ 3 หมู่บ้านเกรนวิลล์ ซอย12 ถนนบางไผ่หนองเพรางาย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บางคูรัด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บางบัวทอง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นทบุรี</text:p>
          </table:table-cell>
          <table:table-cell office:value-type="string" table:style-name="ce4">
            <text:p>','</text:p>
          </table:table-cell>
          <table:table-cell office:value-type="float" office:value="11110" table:style-name="ce1">
            <text:p>1111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924628898" table:style-name="ce1">
            <text:p>924628898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566" table:style-name="ce1">
            <text:p>2566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06-ภาคกลาง 1</text:p>
          </table:table-cell>
          <table:table-cell office:value-type="string" table:style-name="ce4">
            <text:p>','</text:p>
          </table:table-cell>
          <table:table-cell office:value-type="float" office:value="1402" table:style-name="ce1">
            <text:p>140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นค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10480107</text:p>
          </table:table-cell>
          <table:table-cell office:value-type="string" table:style-name="ce4">
            <text:p>','</text:p>
          </table:table-cell>
          <table:table-cell office:value-type="float" office:value="739846" table:style-name="ce1">
            <text:p>739846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02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คุ้มค่า 1</text:p>
          </table:table-cell>
          <table:table-cell office:value-type="string" table:style-name="ce4">
            <text:p>','</text:p>
          </table:table-cell>
          <table:table-cell office:value-type="float" office:value="3000384" table:style-name="ce1">
            <text:p>300038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สนาม เชื้อไข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วหน้าหน่วย</text:p>
          </table:table-cell>
          <table:table-cell office:value-type="string" table:style-name="ce4">
            <text:p>',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26" table:style-name="ce1">
            <text:p>26</text:p>
          </table:table-cell>
          <table:table-cell office:value-type="string" table:style-name="ce4">
            <text:p>','</text:p>
          </table:table-cell>
          <table:table-cell office:value-type="date" office:date-value="2018-06-13T00:00:00" table:style-name="ce2">
            <text:p>2018-06-13</text:p>
          </table:table-cell>
          <table:table-cell office:value-type="string" table:style-name="ce4">
            <text:p>','</text:p>
          </table:table-cell>
          <table:table-cell office:value-type="date" office:date-value="2023-06-13T00:00:00" table:style-name="ce2">
            <text:p>2023-06-13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900" table:style-name="ce1">
            <text:p>900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นายกระทบ ข่าวดี</text:p>
          </table:table-cell>
          <table:table-cell office:value-type="string" table:style-name="ce4">
            <text:p>','</text:p>
          </table:table-cell>
          <table:table-cell office:value-type="float" office:value="1180600083010" table:style-name="ce5">
            <text:p>1180600083010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ื่นๆ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ม่ระบุรหัสอาชีพ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222 หมู่ที่ 1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บ้านเชี่ยน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นค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ชัยนาท</text:p>
          </table:table-cell>
          <table:table-cell office:value-type="string" table:style-name="ce4">
            <text:p>','</text:p>
          </table:table-cell>
          <table:table-cell office:value-type="float" office:value="17130" table:style-name="ce1">
            <text:p>1713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852700052" table:style-name="ce1">
            <text:p>852700052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0-ภาคกรุงเทพ</text:p>
          </table:table-cell>
          <table:table-cell office:value-type="string" table:style-name="ce4">
            <text:p>','</text:p>
          </table:table-cell>
          <table:table-cell office:value-type="float" office:value="200" table:style-name="ce1">
            <text:p>2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ธน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10513472</text:p>
          </table:table-cell>
          <table:table-cell office:value-type="string" table:style-name="ce4">
            <text:p>','</text:p>
          </table:table-cell>
          <table:table-cell office:value-type="float" office:value="472363" table:style-name="ce1">
            <text:p>472363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02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คุ้มค่า 1</text:p>
          </table:table-cell>
          <table:table-cell office:value-type="string" table:style-name="ce4">
            <text:p>','</text:p>
          </table:table-cell>
          <table:table-cell office:value-type="float" office:value="5500793" table:style-name="ce1">
            <text:p>5500793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กนิษฐา รองเท้าแตะ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วหน้าหน่วย</text:p>
          </table:table-cell>
          <table:table-cell office:value-type="string" table:style-name="ce4">
            <text:p>',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45" table:style-name="ce1">
            <text:p>45</text:p>
          </table:table-cell>
          <table:table-cell office:value-type="string" table:style-name="ce4">
            <text:p>','</text:p>
          </table:table-cell>
          <table:table-cell office:value-type="date" office:date-value="2018-07-13T00:00:00" table:style-name="ce2">
            <text:p>2018-07-13</text:p>
          </table:table-cell>
          <table:table-cell office:value-type="string" table:style-name="ce4">
            <text:p>','</text:p>
          </table:table-cell>
          <table:table-cell office:value-type="date" office:date-value="2023-07-13T00:00:00" table:style-name="ce2">
            <text:p>2023-07-13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900" table:style-name="ce1">
            <text:p>900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นายประทีป กระสุนปืน</text:p>
          </table:table-cell>
          <table:table-cell office:value-type="string" table:style-name="ce4">
            <text:p>','</text:p>
          </table:table-cell>
          <table:table-cell office:value-type="float" office:value="3102100380340" table:style-name="ce5">
            <text:p>3102100380340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ื่นๆ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ม่ระบุรหัสอาชีพ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18 ซอย เทียนทะเล19 แยก2-6ถนน บางขุนเทียน - ชายทะเล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ท่าข้าม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บางขุนเทียน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กรุงเทพมหานคร</text:p>
          </table:table-cell>
          <table:table-cell office:value-type="string" table:style-name="ce4">
            <text:p>','</text:p>
          </table:table-cell>
          <table:table-cell office:value-type="float" office:value="10150" table:style-name="ce1">
            <text:p>1015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838410921" table:style-name="ce1">
            <text:p>838410921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10</text:p>
          </table:table-cell>
          <table:table-cell office:value-type="string" table:style-name="ce4">
            <text:p>','</text:p>
          </table:table-cell>
          <table:table-cell office:value-type="date" office:date-value="2018-07-24T15:17:02" table:style-name="ce6">
            <text:p>2018/07/24 15:1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24_1518_26779.csv</text:p>
          </table:table-cell>
          <table:table-cell office:value-type="string" table:style-name="ce4">
            <text:p>','</text:p>
          </table:table-cell>
          <table:table-cell office:value-type="date" office:date-value="2018-07-24T15:18:21" table:style-name="ce6">
            <text:p>2018/07/24 15:18</text:p>
          </table:table-cell>
          <table:table-cell office:value-type="string" table:style-name="ce4">
            <text:p>','</text:p>
          </table:table-cell>
          <table:table-cell office:value-type="float" office:value="6390872" table:style-name="ce1">
            <text:p>6390872</text:p>
          </table:table-cell>
          <table:table-cell office:value-type="string" table:style-name="ce4">
            <text:p>','</text:p>
          </table:table-cell>
          <table:table-cell office:value-type="date" office:date-value="2018-07-24T15:18:22" table:style-name="ce6">
            <text:p>2018/07/24 15:18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0-ภาคกรุงเทพ</text:p>
          </table:table-cell>
          <table:table-cell office:value-type="string" table:style-name="ce4">
            <text:p>','</text:p>
          </table:table-cell>
          <table:table-cell office:value-type="float" office:value="200" table:style-name="ce1">
            <text:p>2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ธน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10513477</text:p>
          </table:table-cell>
          <table:table-cell office:value-type="string" table:style-name="ce4">
            <text:p>','</text:p>
          </table:table-cell>
          <table:table-cell office:value-type="float" office:value="10032250" table:style-name="ce1">
            <text:p>1003225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01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ใจกว้างเต็มแมกซ์ 1</text:p>
          </table:table-cell>
          <table:table-cell office:value-type="string" table:style-name="ce4">
            <text:p>','</text:p>
          </table:table-cell>
          <table:table-cell office:value-type="float" office:value="4501997" table:style-name="ce1">
            <text:p>450199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กสิณ เชิงทฤษฎ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วหน้าหน่วย</text:p>
          </table:table-cell>
          <table:table-cell office:value-type="string" table:style-name="ce4">
            <text:p>',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49" table:style-name="ce1">
            <text:p>49</text:p>
          </table:table-cell>
          <table:table-cell office:value-type="string" table:style-name="ce4">
            <text:p>','</text:p>
          </table:table-cell>
          <table:table-cell office:value-type="date" office:date-value="2018-07-17T00:00:00" table:style-name="ce2">
            <text:p>2018-07-17</text:p>
          </table:table-cell>
          <table:table-cell office:value-type="string" table:style-name="ce4">
            <text:p>','</text:p>
          </table:table-cell>
          <table:table-cell office:value-type="date" office:date-value="2023-07-17T00:00:00" table:style-name="ce2">
            <text:p>2023-07-17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1475" table:style-name="ce1">
            <text:p>1475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นายมนัส อัฟรามแกรนต์</text:p>
          </table:table-cell>
          <table:table-cell office:value-type="string" table:style-name="ce4">
            <text:p>','</text:p>
          </table:table-cell>
          <table:table-cell office:value-type="float" office:value="3640500266335" table:style-name="ce5">
            <text:p>3640500266335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ื่นๆ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ม่ระบุรหัสอาชีพ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49/165 ซอย พหลโยธิน48แยก56ถนน พหลโยธิน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นุสาวรีย์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บางเขน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กรุงเทพมหานคร</text:p>
          </table:table-cell>
          <table:table-cell office:value-type="string" table:style-name="ce4">
            <text:p>','</text:p>
          </table:table-cell>
          <table:table-cell office:value-type="float" office:value="10220" table:style-name="ce1">
            <text:p>1022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940671497" table:style-name="ce1">
            <text:p>940671497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10</text:p>
          </table:table-cell>
          <table:table-cell office:value-type="string" table:style-name="ce4">
            <text:p>','</text:p>
          </table:table-cell>
          <table:table-cell office:value-type="date" office:date-value="2018-07-24T15:17:02" table:style-name="ce6">
            <text:p>2018/07/24 15:1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24_1518_26779.csv</text:p>
          </table:table-cell>
          <table:table-cell office:value-type="string" table:style-name="ce4">
            <text:p>','</text:p>
          </table:table-cell>
          <table:table-cell office:value-type="date" office:date-value="2018-07-24T15:18:21" table:style-name="ce6">
            <text:p>2018/07/24 15:18</text:p>
          </table:table-cell>
          <table:table-cell office:value-type="string" table:style-name="ce4">
            <text:p>','</text:p>
          </table:table-cell>
          <table:table-cell office:value-type="float" office:value="6390872" table:style-name="ce1">
            <text:p>6390872</text:p>
          </table:table-cell>
          <table:table-cell office:value-type="string" table:style-name="ce4">
            <text:p>','</text:p>
          </table:table-cell>
          <table:table-cell office:value-type="date" office:date-value="2018-07-24T15:18:22" table:style-name="ce6">
            <text:p>2018/07/24 15:18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567" table:style-name="ce1">
            <text:p>2567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06-ภาคกลาง 1</text:p>
          </table:table-cell>
          <table:table-cell office:value-type="string" table:style-name="ce4">
            <text:p>','</text:p>
          </table:table-cell>
          <table:table-cell office:value-type="float" office:value="1402" table:style-name="ce1">
            <text:p>140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นค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ช.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J7479193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พ0034538</text:p>
          </table:table-cell>
          <table:table-cell office:value-type="string" table:style-name="ce4">
            <text:p>','</text:p>
          </table:table-cell>
          <table:table-cell office:value-type="float" office:value="144" table:style-name="ce1">
            <text:p>14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ุ้มทวี (20/15)</text:p>
          </table:table-cell>
          <table:table-cell office:value-type="string" table:style-name="ce4">
            <text:p>','</text:p>
          </table:table-cell>
          <table:table-cell office:value-type="float" office:value="6052828" table:style-name="ce1">
            <text:p>6052828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.ส.กระดิ่ง กราว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ตัวแทนประกันชีวิต</text:p>
          </table:table-cell>
          <table:table-cell office:value-type="string" table:style-name="ce4">
            <text:p>',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office:value-type="float" office:value="42" table:style-name="ce1">
            <text:p>42</text:p>
          </table:table-cell>
          <table:table-cell office:value-type="string" table:style-name="ce4">
            <text:p>','</text:p>
          </table:table-cell>
          <table:table-cell office:value-type="date" office:date-value="2018-06-26T00:00:00" table:style-name="ce2">
            <text:p>2018-06-26</text:p>
          </table:table-cell>
          <table:table-cell office:value-type="string" table:style-name="ce4">
            <text:p>','</text:p>
          </table:table-cell>
          <table:table-cell office:value-type="date" office:date-value="2018-09-23T00:00:00" table:style-name="ce2">
            <text:p>2018-09-23</text:p>
          </table:table-cell>
          <table:table-cell office:value-type="string" table:style-name="ce4">
            <text:p>',</text:p>
          </table:table-cell>
          <table:table-cell office:value-type="float" office:value="68350" table:style-name="ce1">
            <text:p>68350</text:p>
          </table:table-cell>
          <table:table-cell office:value-type="string" table:style-name="ce1">
            <text:p>,</text:p>
          </table:table-cell>
          <table:table-cell office:value-type="float" office:value="600" table:style-name="ce1">
            <text:p>600</text:p>
          </table:table-cell>
          <table:table-cell office:value-type="string" table:style-name="ce1">
            <text:p>,'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','</text:p>
          </table:table-cell>
          <table:table-cell office:value-type="float" office:value="661" table:style-name="ce1">
            <text:p>66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การลัก กลยุทธ์</text:p>
          </table:table-cell>
          <table:table-cell office:value-type="string" table:style-name="ce4">
            <text:p>','</text:p>
          </table:table-cell>
          <table:table-cell office:value-type="float" office:value="3101401831480" table:style-name="ce5">
            <text:p>3101401831480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รับราชการ/นักเรียนนักศึกษา/บุคคลากรทางการแพทย์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ักเรียน,นักศึกษ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89/179 หมู่ที่ 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สาธงหิน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บางใหญ่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นทบุรี</text:p>
          </table:table-cell>
          <table:table-cell office:value-type="string" table:style-name="ce4">
            <text:p>','</text:p>
          </table:table-cell>
          <table:table-cell office:value-type="float" office:value="11140" table:style-name="ce1">
            <text:p>11140</text:p>
          </table:table-cell>
          <table:table-cell office:value-type="string" table:style-name="ce4">
            <text:p>','</text:p>
          </table:table-cell>
          <table:table-cell office:value-type="float" office:value="28817910" table:style-name="ce1">
            <text:p>28817910</text:p>
          </table:table-cell>
          <table:table-cell office:value-type="string" table:style-name="ce4">
            <text:p>','</text:p>
          </table:table-cell>
          <table:table-cell office:value-type="float" office:value="28817910" table:style-name="ce1">
            <text:p>28817910</text:p>
          </table:table-cell>
          <table:table-cell office:value-type="string" table:style-name="ce4">
            <text:p>','</text:p>
          </table:table-cell>
          <table:table-cell office:value-type="float" office:value="931243179" table:style-name="ce1">
            <text:p>931243179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568" table:style-name="ce1">
            <text:p>2568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06-ภาคกลาง 1</text:p>
          </table:table-cell>
          <table:table-cell office:value-type="string" table:style-name="ce4">
            <text:p>','</text:p>
          </table:table-cell>
          <table:table-cell office:value-type="float" office:value="1402" table:style-name="ce1">
            <text:p>140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นค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ช.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J747918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ศ0044563</text:p>
          </table:table-cell>
          <table:table-cell office:value-type="string" table:style-name="ce4">
            <text:p>','</text:p>
          </table:table-cell>
          <table:table-cell office:value-type="float" office:value="144" table:style-name="ce1">
            <text:p>14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ุ้มทวี (20/15)</text:p>
          </table:table-cell>
          <table:table-cell office:value-type="string" table:style-name="ce4">
            <text:p>','</text:p>
          </table:table-cell>
          <table:table-cell office:value-type="float" office:value="4101474" table:style-name="ce1">
            <text:p>410147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สำนักงบประมาณ ตับจาก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วหน้าหน่วย</text:p>
          </table:table-cell>
          <table:table-cell office:value-type="string" table:style-name="ce4">
            <text:p>',</text:p>
          </table:table-cell>
          <table:table-cell office:value-type="float" office:value="1665" table:style-name="ce1">
            <text:p>166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office:value-type="float" office:value="21" table:style-name="ce1">
            <text:p>21</text:p>
          </table:table-cell>
          <table:table-cell office:value-type="string" table:style-name="ce4">
            <text:p>','</text:p>
          </table:table-cell>
          <table:table-cell office:value-type="date" office:date-value="2018-06-18T00:00:00" table:style-name="ce2">
            <text:p>2018-06-18</text:p>
          </table:table-cell>
          <table:table-cell office:value-type="string" table:style-name="ce4">
            <text:p>','</text:p>
          </table:table-cell>
          <table:table-cell office:value-type="date" office:date-value="2019-08-16T00:00:00" table:style-name="ce2">
            <text:p>2019-08-16</text:p>
          </table:table-cell>
          <table:table-cell office:value-type="string" table:style-name="ce4">
            <text:p>',</text:p>
          </table:table-cell>
          <table:table-cell office:value-type="float" office:value="71640" table:style-name="ce1">
            <text:p>71640</text:p>
          </table:table-cell>
          <table:table-cell office:value-type="string" table:style-name="ce1">
            <text:p>,</text:p>
          </table:table-cell>
          <table:table-cell office:value-type="float" office:value="7200" table:style-name="ce1">
            <text:p>7200</text:p>
          </table:table-cell>
          <table:table-cell office:value-type="string" table:style-name="ce1">
            <text:p>,'</text:p>
          </table:table-cell>
          <table:table-cell office:value-type="float" office:value="12" table:style-name="ce1">
            <text:p>12</text:p>
          </table:table-cell>
          <table:table-cell office:value-type="string" table:style-name="ce4">
            <text:p>','</text:p>
          </table:table-cell>
          <table:table-cell office:value-type="float" office:value="562" table:style-name="ce1">
            <text:p>56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ศิลา ผู้พิมพ์</text:p>
          </table:table-cell>
          <table:table-cell office:value-type="string" table:style-name="ce4">
            <text:p>','</text:p>
          </table:table-cell>
          <table:table-cell office:value-type="float" office:value="1189900232191" table:style-name="ce5">
            <text:p>1189900232191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รับราชการ/นักเรียนนักศึกษา/บุคคลากรทางการแพทย์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ักเรียน,นักศึกษ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136 หมู่ที่ 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ุขเดือนห้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นินขาม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ชัยนาท</text:p>
          </table:table-cell>
          <table:table-cell office:value-type="string" table:style-name="ce4">
            <text:p>','</text:p>
          </table:table-cell>
          <table:table-cell office:value-type="float" office:value="17130" table:style-name="ce1">
            <text:p>1713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808454889" table:style-name="ce1">
            <text:p>808454889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569" table:style-name="ce1">
            <text:p>2569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06-ภาคกลาง 1</text:p>
          </table:table-cell>
          <table:table-cell office:value-type="string" table:style-name="ce4">
            <text:p>','</text:p>
          </table:table-cell>
          <table:table-cell office:value-type="float" office:value="1402" table:style-name="ce1">
            <text:p>140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นค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ช.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J7479197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144" table:style-name="ce1">
            <text:p>14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ุ้มทวี (20/15)</text:p>
          </table:table-cell>
          <table:table-cell office:value-type="string" table:style-name="ce4">
            <text:p>','</text:p>
          </table:table-cell>
          <table:table-cell office:value-type="float" office:value="3247429" table:style-name="ce1">
            <text:p>324742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รองทรง กระชาก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วหน้าหน่วย</text:p>
          </table:table-cell>
          <table:table-cell office:value-type="string" table:style-name="ce4">
            <text:p>',</text:p>
          </table:table-cell>
          <table:table-cell office:value-type="float" office:value="1665" table:style-name="ce1">
            <text:p>166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date" office:date-value="2018-07-02T00:00:00" table:style-name="ce2">
            <text:p>2018-07-02</text:p>
          </table:table-cell>
          <table:table-cell office:value-type="string" table:style-name="ce4">
            <text:p>','</text:p>
          </table:table-cell>
          <table:table-cell office:value-type="date" office:date-value="2019-08-30T00:00:00" table:style-name="ce2">
            <text:p>2019-08-30</text:p>
          </table:table-cell>
          <table:table-cell office:value-type="string" table:style-name="ce4">
            <text:p>',</text:p>
          </table:table-cell>
          <table:table-cell office:value-type="float" office:value="66000" table:style-name="ce1">
            <text:p>66000</text:p>
          </table:table-cell>
          <table:table-cell office:value-type="string" table:style-name="ce1">
            <text:p>,</text:p>
          </table:table-cell>
          <table:table-cell office:value-type="float" office:value="7200" table:style-name="ce1">
            <text:p>7200</text:p>
          </table:table-cell>
          <table:table-cell office:value-type="string" table:style-name="ce1">
            <text:p>,'</text:p>
          </table:table-cell>
          <table:table-cell office:value-type="float" office:value="12" table:style-name="ce1">
            <text:p>12</text:p>
          </table:table-cell>
          <table:table-cell office:value-type="string" table:style-name="ce4">
            <text:p>','</text:p>
          </table:table-cell>
          <table:table-cell office:value-type="float" office:value="662" table:style-name="ce1">
            <text:p>66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.ส.กฎหมายแพ่ง ซาฟารี</text:p>
          </table:table-cell>
          <table:table-cell office:value-type="string" table:style-name="ce4">
            <text:p>','</text:p>
          </table:table-cell>
          <table:table-cell table:style-name="ce5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570" table:style-name="ce1">
            <text:p>257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06-ภาคกลาง 1</text:p>
          </table:table-cell>
          <table:table-cell office:value-type="string" table:style-name="ce4">
            <text:p>','</text:p>
          </table:table-cell>
          <table:table-cell office:value-type="float" office:value="1402" table:style-name="ce1">
            <text:p>140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นค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10480109</text:p>
          </table:table-cell>
          <table:table-cell office:value-type="string" table:style-name="ce4">
            <text:p>','</text:p>
          </table:table-cell>
          <table:table-cell office:value-type="float" office:value="583778" table:style-name="ce1">
            <text:p>583778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01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ใจกว้างเต็มแมกซ์ 1</text:p>
          </table:table-cell>
          <table:table-cell office:value-type="string" table:style-name="ce4">
            <text:p>','</text:p>
          </table:table-cell>
          <table:table-cell office:value-type="float" office:value="3100166" table:style-name="ce1">
            <text:p>3100166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สุรศักดิ์ การบันทึกเสียง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วหน้าหน่วย</text:p>
          </table:table-cell>
          <table:table-cell office:value-type="string" table:style-name="ce4">
            <text:p>',</text:p>
          </table:table-cell>
          <table:table-cell office:value-type="float" office:value="177" table:style-name="ce1">
            <text:p>17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38" table:style-name="ce1">
            <text:p>38</text:p>
          </table:table-cell>
          <table:table-cell office:value-type="string" table:style-name="ce4">
            <text:p>','</text:p>
          </table:table-cell>
          <table:table-cell office:value-type="date" office:date-value="2018-06-21T00:00:00" table:style-name="ce2">
            <text:p>2018-06-21</text:p>
          </table:table-cell>
          <table:table-cell office:value-type="string" table:style-name="ce4">
            <text:p>','</text:p>
          </table:table-cell>
          <table:table-cell office:value-type="date" office:date-value="2023-06-21T00:00:00" table:style-name="ce2">
            <text:p>2023-06-21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1777" table:style-name="ce1">
            <text:p>177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นายสุภาพ กรมศุลฯ</text:p>
          </table:table-cell>
          <table:table-cell office:value-type="string" table:style-name="ce4">
            <text:p>','</text:p>
          </table:table-cell>
          <table:table-cell office:value-type="float" office:value="3180600057554" table:style-name="ce5">
            <text:p>3180600057554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ื่นๆ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ม่ระบุรหัสอาชีพ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239 หมู่ที่ 3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บ้านเชี่ยน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นค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ชัยนาท</text:p>
          </table:table-cell>
          <table:table-cell office:value-type="string" table:style-name="ce4">
            <text:p>','</text:p>
          </table:table-cell>
          <table:table-cell office:value-type="float" office:value="17130" table:style-name="ce1">
            <text:p>1713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625807916" table:style-name="ce1">
            <text:p>625807916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571" table:style-name="ce1">
            <text:p>2571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06-ภาคกลาง 1</text:p>
          </table:table-cell>
          <table:table-cell office:value-type="string" table:style-name="ce4">
            <text:p>','</text:p>
          </table:table-cell>
          <table:table-cell office:value-type="float" office:value="1402" table:style-name="ce1">
            <text:p>140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นค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10480038</text:p>
          </table:table-cell>
          <table:table-cell office:value-type="string" table:style-name="ce4">
            <text:p>','</text:p>
          </table:table-cell>
          <table:table-cell office:value-type="float" office:value="10033977" table:style-name="ce1">
            <text:p>1003397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01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ใจกว้างเต็มแมกซ์ 1</text:p>
          </table:table-cell>
          <table:table-cell office:value-type="string" table:style-name="ce4">
            <text:p>','</text:p>
          </table:table-cell>
          <table:table-cell office:value-type="float" office:value="3000384" table:style-name="ce1">
            <text:p>300038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สนาม เชื้อไข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วหน้าหน่วย</text:p>
          </table:table-cell>
          <table:table-cell office:value-type="string" table:style-name="ce4">
            <text:p>',</text:p>
          </table:table-cell>
          <table:table-cell office:value-type="float" office:value="383" table:style-name="ce1">
            <text:p>383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37" table:style-name="ce1">
            <text:p>37</text:p>
          </table:table-cell>
          <table:table-cell office:value-type="string" table:style-name="ce4">
            <text:p>','</text:p>
          </table:table-cell>
          <table:table-cell office:value-type="date" office:date-value="2018-06-27T00:00:00" table:style-name="ce2">
            <text:p>2018-06-27</text:p>
          </table:table-cell>
          <table:table-cell office:value-type="string" table:style-name="ce4">
            <text:p>','</text:p>
          </table:table-cell>
          <table:table-cell office:value-type="date" office:date-value="2022-06-27T00:00:00" table:style-name="ce2">
            <text:p>2022-06-27</text:p>
          </table:table-cell>
          <table:table-cell office:value-type="string" table:style-name="ce4">
            <text:p>',</text:p>
          </table:table-cell>
          <table:table-cell office:value-type="float" office:value="500000" table:style-name="ce1">
            <text:p>500000</text:p>
          </table:table-cell>
          <table:table-cell office:value-type="string" table:style-name="ce1">
            <text:p>,</text:p>
          </table:table-cell>
          <table:table-cell office:value-type="float" office:value="3192" table:style-name="ce1">
            <text:p>3192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นายตีชิง เชิงมน</text:p>
          </table:table-cell>
          <table:table-cell office:value-type="string" table:style-name="ce4">
            <text:p>','</text:p>
          </table:table-cell>
          <table:table-cell office:value-type="float" office:value="3180600264592" table:style-name="ce5">
            <text:p>3180600264592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ื่นๆ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ม่ระบุรหัสอาชีพ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198 หมู่ที่ 1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บ้านเชี่ยน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นค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ชัยนาท</text:p>
          </table:table-cell>
          <table:table-cell office:value-type="string" table:style-name="ce4">
            <text:p>','</text:p>
          </table:table-cell>
          <table:table-cell office:value-type="float" office:value="17130" table:style-name="ce1">
            <text:p>1713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816059469" table:style-name="ce1">
            <text:p>816059469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572" table:style-name="ce1">
            <text:p>2572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06-ภาคกลาง 1</text:p>
          </table:table-cell>
          <table:table-cell office:value-type="string" table:style-name="ce4">
            <text:p>','</text:p>
          </table:table-cell>
          <table:table-cell office:value-type="float" office:value="1402" table:style-name="ce1">
            <text:p>140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นค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10480111</text:p>
          </table:table-cell>
          <table:table-cell office:value-type="string" table:style-name="ce4">
            <text:p>','</text:p>
          </table:table-cell>
          <table:table-cell office:value-type="float" office:value="10050048" table:style-name="ce1">
            <text:p>10050048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01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ใจกว้างเต็มแมกซ์ 1</text:p>
          </table:table-cell>
          <table:table-cell office:value-type="string" table:style-name="ce4">
            <text:p>','</text:p>
          </table:table-cell>
          <table:table-cell office:value-type="float" office:value="3247429" table:style-name="ce1">
            <text:p>324742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รองทรง กระชาก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วหน้าหน่วย</text:p>
          </table:table-cell>
          <table:table-cell office:value-type="string" table:style-name="ce4">
            <text:p>',</text:p>
          </table:table-cell>
          <table:table-cell office:value-type="float" office:value="177" table:style-name="ce1">
            <text:p>17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date" office:date-value="2018-07-02T00:00:00" table:style-name="ce2">
            <text:p>2018-07-02</text:p>
          </table:table-cell>
          <table:table-cell office:value-type="string" table:style-name="ce4">
            <text:p>','</text:p>
          </table:table-cell>
          <table:table-cell office:value-type="date" office:date-value="2023-07-02T00:00:00" table:style-name="ce2">
            <text:p>2023-07-02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1777" table:style-name="ce1">
            <text:p>177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นายมีปัญหา กลับด้าน</text:p>
          </table:table-cell>
          <table:table-cell office:value-type="string" table:style-name="ce4">
            <text:p>','</text:p>
          </table:table-cell>
          <table:table-cell table:style-name="ce5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573" table:style-name="ce1">
            <text:p>2573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06-ภาคกลาง 1</text:p>
          </table:table-cell>
          <table:table-cell office:value-type="string" table:style-name="ce4">
            <text:p>','</text:p>
          </table:table-cell>
          <table:table-cell office:value-type="float" office:value="1402" table:style-name="ce1">
            <text:p>140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นค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ช.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J7479198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144" table:style-name="ce1">
            <text:p>14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ุ้มทวี (20/15)</text:p>
          </table:table-cell>
          <table:table-cell office:value-type="string" table:style-name="ce4">
            <text:p>','</text:p>
          </table:table-cell>
          <table:table-cell office:value-type="float" office:value="3247406" table:style-name="ce1">
            <text:p>3247406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กงเต๊ก แปลยกศัพท์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วหน้าหน่วย</text:p>
          </table:table-cell>
          <table:table-cell office:value-type="string" table:style-name="ce4">
            <text:p>',</text:p>
          </table:table-cell>
          <table:table-cell office:value-type="float" office:value="3996" table:style-name="ce1">
            <text:p>3996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date" office:date-value="2018-07-02T00:00:00" table:style-name="ce2">
            <text:p>2018-07-02</text:p>
          </table:table-cell>
          <table:table-cell office:value-type="string" table:style-name="ce4">
            <text:p>','</text:p>
          </table:table-cell>
          <table:table-cell office:value-type="date" office:date-value="2019-08-30T00:00:00" table:style-name="ce2">
            <text:p>2019-08-30</text:p>
          </table:table-cell>
          <table:table-cell office:value-type="string" table:style-name="ce4">
            <text:p>',</text:p>
          </table:table-cell>
          <table:table-cell office:value-type="float" office:value="131480" table:style-name="ce1">
            <text:p>131480</text:p>
          </table:table-cell>
          <table:table-cell office:value-type="string" table:style-name="ce1">
            <text:p>,</text:p>
          </table:table-cell>
          <table:table-cell office:value-type="float" office:value="14400" table:style-name="ce1">
            <text:p>14400</text:p>
          </table:table-cell>
          <table:table-cell office:value-type="string" table:style-name="ce1">
            <text:p>,'</text:p>
          </table:table-cell>
          <table:table-cell office:value-type="float" office:value="12" table:style-name="ce1">
            <text:p>12</text:p>
          </table:table-cell>
          <table:table-cell office:value-type="string" table:style-name="ce4">
            <text:p>','</text:p>
          </table:table-cell>
          <table:table-cell office:value-type="float" office:value="662" table:style-name="ce1">
            <text:p>66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ชิด กระฉูด</text:p>
          </table:table-cell>
          <table:table-cell office:value-type="string" table:style-name="ce4">
            <text:p>','</text:p>
          </table:table-cell>
          <table:table-cell table:style-name="ce5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574" table:style-name="ce1">
            <text:p>2574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06-ภาคกลาง 1</text:p>
          </table:table-cell>
          <table:table-cell office:value-type="string" table:style-name="ce4">
            <text:p>','</text:p>
          </table:table-cell>
          <table:table-cell office:value-type="float" office:value="1402" table:style-name="ce1">
            <text:p>140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นค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ช.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J747919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0691165</text:p>
          </table:table-cell>
          <table:table-cell office:value-type="string" table:style-name="ce4">
            <text:p>','</text:p>
          </table:table-cell>
          <table:table-cell office:value-type="float" office:value="144" table:style-name="ce1">
            <text:p>14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ุ้มทวี (20/15)</text:p>
          </table:table-cell>
          <table:table-cell office:value-type="string" table:style-name="ce4">
            <text:p>','</text:p>
          </table:table-cell>
          <table:table-cell office:value-type="float" office:value="5001255" table:style-name="ce1">
            <text:p>500125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โสภา ตั๋วรถไฟ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ตัวแทนเก็บเงิน</text:p>
          </table:table-cell>
          <table:table-cell office:value-type="string" table:style-name="ce4">
            <text:p>',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office:value-type="float" office:value="57" table:style-name="ce1">
            <text:p>57</text:p>
          </table:table-cell>
          <table:table-cell office:value-type="string" table:style-name="ce4">
            <text:p>','</text:p>
          </table:table-cell>
          <table:table-cell office:value-type="date" office:date-value="2018-06-26T00:00:00" table:style-name="ce2">
            <text:p>2018-06-26</text:p>
          </table:table-cell>
          <table:table-cell office:value-type="string" table:style-name="ce4">
            <text:p>','</text:p>
          </table:table-cell>
          <table:table-cell office:value-type="date" office:date-value="2018-09-23T00:00:00" table:style-name="ce2">
            <text:p>2018-09-23</text:p>
          </table:table-cell>
          <table:table-cell office:value-type="string" table:style-name="ce4">
            <text:p>',</text:p>
          </table:table-cell>
          <table:table-cell office:value-type="float" office:value="53210" table:style-name="ce1">
            <text:p>53210</text:p>
          </table:table-cell>
          <table:table-cell office:value-type="string" table:style-name="ce1">
            <text:p>,</text:p>
          </table:table-cell>
          <table:table-cell office:value-type="float" office:value="600" table:style-name="ce1">
            <text:p>600</text:p>
          </table:table-cell>
          <table:table-cell office:value-type="string" table:style-name="ce1">
            <text:p>,'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','</text:p>
          </table:table-cell>
          <table:table-cell office:value-type="float" office:value="661" table:style-name="ce1">
            <text:p>66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วัยทารก แม่รีแม่แรด</text:p>
          </table:table-cell>
          <table:table-cell office:value-type="string" table:style-name="ce4">
            <text:p>','</text:p>
          </table:table-cell>
          <table:table-cell office:value-type="float" office:value="3720100604496" table:style-name="ce5">
            <text:p>3720100604496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รับราชการ/นักเรียนนักศึกษา/บุคคลากรทางการแพทย์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ข้าราชการพลเรือน : กระทรวงสาธารณสุข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19/1 หมู่ที่ 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ดิมบาง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ดิมบางนางบวช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ุพรรณบุรี</text:p>
          </table:table-cell>
          <table:table-cell office:value-type="string" table:style-name="ce4">
            <text:p>','</text:p>
          </table:table-cell>
          <table:table-cell office:value-type="float" office:value="72120" table:style-name="ce1">
            <text:p>7212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898040351" table:style-name="ce1">
            <text:p>898040351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575" table:style-name="ce1">
            <text:p>257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06-ภาคกลาง 1</text:p>
          </table:table-cell>
          <table:table-cell office:value-type="string" table:style-name="ce4">
            <text:p>','</text:p>
          </table:table-cell>
          <table:table-cell office:value-type="float" office:value="1402" table:style-name="ce1">
            <text:p>140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นค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10414419</text:p>
          </table:table-cell>
          <table:table-cell office:value-type="string" table:style-name="ce4">
            <text:p>','</text:p>
          </table:table-cell>
          <table:table-cell office:value-type="float" office:value="850944" table:style-name="ce1">
            <text:p>85094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02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คุ้มค่า 1</text:p>
          </table:table-cell>
          <table:table-cell office:value-type="string" table:style-name="ce4">
            <text:p>','</text:p>
          </table:table-cell>
          <table:table-cell office:value-type="float" office:value="5700080" table:style-name="ce1">
            <text:p>570008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ปราชัย กระหายน้ำ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วหน้าหน่วย</text:p>
          </table:table-cell>
          <table:table-cell office:value-type="string" table:style-name="ce4">
            <text:p>',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44" table:style-name="ce1">
            <text:p>44</text:p>
          </table:table-cell>
          <table:table-cell office:value-type="string" table:style-name="ce4">
            <text:p>','</text:p>
          </table:table-cell>
          <table:table-cell office:value-type="date" office:date-value="2018-06-06T00:00:00" table:style-name="ce2">
            <text:p>2018-06-06</text:p>
          </table:table-cell>
          <table:table-cell office:value-type="string" table:style-name="ce4">
            <text:p>','</text:p>
          </table:table-cell>
          <table:table-cell office:value-type="date" office:date-value="2020-06-06T00:00:00" table:style-name="ce2">
            <text:p>2020-06-06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900" table:style-name="ce1">
            <text:p>900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นายวิเชียร ไม้จันทน์</text:p>
          </table:table-cell>
          <table:table-cell office:value-type="string" table:style-name="ce4">
            <text:p>','</text:p>
          </table:table-cell>
          <table:table-cell office:value-type="float" office:value="3720200740154" table:style-name="ce5">
            <text:p>3720200740154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ื่นๆ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ม่ระบุรหัสอาชีพ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61/1 หมู่ที่ 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ากน้ำ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ดิมบางนางบวช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ุพรรณบุรี</text:p>
          </table:table-cell>
          <table:table-cell office:value-type="string" table:style-name="ce4">
            <text:p>','</text:p>
          </table:table-cell>
          <table:table-cell office:value-type="float" office:value="72120" table:style-name="ce1">
            <text:p>7212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824722174" table:style-name="ce1">
            <text:p>824722174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576" table:style-name="ce1">
            <text:p>2576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06-ภาคกลาง 1</text:p>
          </table:table-cell>
          <table:table-cell office:value-type="string" table:style-name="ce4">
            <text:p>','</text:p>
          </table:table-cell>
          <table:table-cell office:value-type="float" office:value="1402" table:style-name="ce1">
            <text:p>140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นค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ช.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J7479188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ธ0073997</text:p>
          </table:table-cell>
          <table:table-cell office:value-type="string" table:style-name="ce4">
            <text:p>','</text:p>
          </table:table-cell>
          <table:table-cell office:value-type="float" office:value="136" table:style-name="ce1">
            <text:p>136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ุ้มทวี 20/10</text:p>
          </table:table-cell>
          <table:table-cell office:value-type="string" table:style-name="ce4">
            <text:p>','</text:p>
          </table:table-cell>
          <table:table-cell office:value-type="float" office:value="5710580" table:style-name="ce1">
            <text:p>571058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.ส.มยุรคติ อาร์กติก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วหน้าหน่วย</text:p>
          </table:table-cell>
          <table:table-cell office:value-type="string" table:style-name="ce4">
            <text:p>',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office:value-type="float" office:value="9" table:style-name="ce1">
            <text:p>9</text:p>
          </table:table-cell>
          <table:table-cell office:value-type="string" table:style-name="ce4">
            <text:p>','</text:p>
          </table:table-cell>
          <table:table-cell office:value-type="date" office:date-value="2018-06-26T00:00:00" table:style-name="ce2">
            <text:p>2018-06-26</text:p>
          </table:table-cell>
          <table:table-cell office:value-type="string" table:style-name="ce4">
            <text:p>','</text:p>
          </table:table-cell>
          <table:table-cell office:value-type="date" office:date-value="2018-09-23T00:00:00" table:style-name="ce2">
            <text:p>2018-09-23</text:p>
          </table:table-cell>
          <table:table-cell office:value-type="string" table:style-name="ce4">
            <text:p>',</text:p>
          </table:table-cell>
          <table:table-cell office:value-type="float" office:value="50547" table:style-name="ce1">
            <text:p>50547</text:p>
          </table:table-cell>
          <table:table-cell office:value-type="string" table:style-name="ce1">
            <text:p>,</text:p>
          </table:table-cell>
          <table:table-cell office:value-type="float" office:value="600" table:style-name="ce1">
            <text:p>600</text:p>
          </table:table-cell>
          <table:table-cell office:value-type="string" table:style-name="ce1">
            <text:p>,'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','</text:p>
          </table:table-cell>
          <table:table-cell office:value-type="float" office:value="661" table:style-name="ce1">
            <text:p>66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ด.ช.กระจก กลยุทธ์</text:p>
          </table:table-cell>
          <table:table-cell office:value-type="string" table:style-name="ce4">
            <text:p>','</text:p>
          </table:table-cell>
          <table:table-cell office:value-type="float" office:value="1100801646402" table:style-name="ce5">
            <text:p>1100801646402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รับราชการ/นักเรียนนักศึกษา/บุคคลากรทางการแพทย์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ักเรียน,นักศึกษ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38/47 หมู่ที่ 3 หมู่บ้านเกรนวิลล์ ซอย12 ถนนบางไผ่หนองเพรางาย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บางคูรัด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บางบัวทอง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นทบุรี</text:p>
          </table:table-cell>
          <table:table-cell office:value-type="string" table:style-name="ce4">
            <text:p>','</text:p>
          </table:table-cell>
          <table:table-cell office:value-type="float" office:value="11110" table:style-name="ce1">
            <text:p>1111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924628898" table:style-name="ce1">
            <text:p>924628898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577" table:style-name="ce1">
            <text:p>2577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06-ภาคกลาง 1</text:p>
          </table:table-cell>
          <table:table-cell office:value-type="string" table:style-name="ce4">
            <text:p>','</text:p>
          </table:table-cell>
          <table:table-cell office:value-type="float" office:value="1402" table:style-name="ce1">
            <text:p>140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นค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10480039</text:p>
          </table:table-cell>
          <table:table-cell office:value-type="string" table:style-name="ce4">
            <text:p>','</text:p>
          </table:table-cell>
          <table:table-cell office:value-type="float" office:value="440416" table:style-name="ce1">
            <text:p>440416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01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ใจกว้างเต็มแมกซ์ 1</text:p>
          </table:table-cell>
          <table:table-cell office:value-type="string" table:style-name="ce4">
            <text:p>','</text:p>
          </table:table-cell>
          <table:table-cell office:value-type="float" office:value="3100166" table:style-name="ce1">
            <text:p>3100166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สุรศักดิ์ การบันทึกเสียง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วหน้าหน่วย</text:p>
          </table:table-cell>
          <table:table-cell office:value-type="string" table:style-name="ce4">
            <text:p>',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47" table:style-name="ce1">
            <text:p>47</text:p>
          </table:table-cell>
          <table:table-cell office:value-type="string" table:style-name="ce4">
            <text:p>','</text:p>
          </table:table-cell>
          <table:table-cell office:value-type="date" office:date-value="2018-06-30T00:00:00" table:style-name="ce2">
            <text:p>2018-06-30</text:p>
          </table:table-cell>
          <table:table-cell office:value-type="string" table:style-name="ce4">
            <text:p>','</text:p>
          </table:table-cell>
          <table:table-cell office:value-type="date" office:date-value="2022-06-30T00:00:00" table:style-name="ce2">
            <text:p>2022-06-30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1475" table:style-name="ce1">
            <text:p>1475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น.ส.กระดานถีบ เผ่าพันธุ์</text:p>
          </table:table-cell>
          <table:table-cell office:value-type="string" table:style-name="ce4">
            <text:p>','</text:p>
          </table:table-cell>
          <table:table-cell office:value-type="float" office:value="3720400401094" table:style-name="ce5">
            <text:p>3720400401094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ื่นๆ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ม่ระบุรหัสอาชีพ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254/335 หมู่ที่ 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นามชัย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มืองสุพรรณ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ุพรรณบุรี</text:p>
          </table:table-cell>
          <table:table-cell office:value-type="string" table:style-name="ce4">
            <text:p>','</text:p>
          </table:table-cell>
          <table:table-cell office:value-type="float" office:value="72000" table:style-name="ce1">
            <text:p>72000</text:p>
          </table:table-cell>
          <table:table-cell office:value-type="string" table:style-name="ce4">
            <text:p>','</text:p>
          </table:table-cell>
          <table:table-cell office:value-type="float" office:value="35412417" table:style-name="ce1">
            <text:p>35412417</text:p>
          </table:table-cell>
          <table:table-cell office:value-type="string" table:style-name="ce4">
            <text:p>','</text:p>
          </table:table-cell>
          <table:table-cell office:value-type="float" office:value="35412417" table:style-name="ce1">
            <text:p>35412417</text:p>
          </table:table-cell>
          <table:table-cell office:value-type="string" table:style-name="ce4">
            <text:p>','</text:p>
          </table:table-cell>
          <table:table-cell office:value-type="float" office:value="863382359" table:style-name="ce1">
            <text:p>863382359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578" table:style-name="ce1">
            <text:p>2578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06-ภาคกลาง 1</text:p>
          </table:table-cell>
          <table:table-cell office:value-type="string" table:style-name="ce4">
            <text:p>','</text:p>
          </table:table-cell>
          <table:table-cell office:value-type="float" office:value="1402" table:style-name="ce1">
            <text:p>140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นค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10480110</text:p>
          </table:table-cell>
          <table:table-cell office:value-type="string" table:style-name="ce4">
            <text:p>','</text:p>
          </table:table-cell>
          <table:table-cell office:value-type="float" office:value="300841" table:style-name="ce1">
            <text:p>30084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01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ใจกว้างเต็มแมกซ์ 1</text:p>
          </table:table-cell>
          <table:table-cell office:value-type="string" table:style-name="ce4">
            <text:p>','</text:p>
          </table:table-cell>
          <table:table-cell office:value-type="float" office:value="3000384" table:style-name="ce1">
            <text:p>300038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สนาม เชื้อไข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วหน้าหน่วย</text:p>
          </table:table-cell>
          <table:table-cell office:value-type="string" table:style-name="ce4">
            <text:p>',</text:p>
          </table:table-cell>
          <table:table-cell office:value-type="float" office:value="177" table:style-name="ce1">
            <text:p>17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28" table:style-name="ce1">
            <text:p>28</text:p>
          </table:table-cell>
          <table:table-cell office:value-type="string" table:style-name="ce4">
            <text:p>','</text:p>
          </table:table-cell>
          <table:table-cell office:value-type="date" office:date-value="2018-06-30T00:00:00" table:style-name="ce2">
            <text:p>2018-06-30</text:p>
          </table:table-cell>
          <table:table-cell office:value-type="string" table:style-name="ce4">
            <text:p>','</text:p>
          </table:table-cell>
          <table:table-cell office:value-type="date" office:date-value="2023-06-30T00:00:00" table:style-name="ce2">
            <text:p>2023-06-30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1777" table:style-name="ce1">
            <text:p>177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นายนิกร เชื้อไข</text:p>
          </table:table-cell>
          <table:table-cell office:value-type="string" table:style-name="ce4">
            <text:p>','</text:p>
          </table:table-cell>
          <table:table-cell office:value-type="float" office:value="1720200081146" table:style-name="ce5">
            <text:p>1720200081146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ื่นๆ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ม่ระบุรหัสอาชีพ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139/78 หมู่ที่ 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บางรักพัฒน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บางบัวทอง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นทบุรี</text:p>
          </table:table-cell>
          <table:table-cell office:value-type="string" table:style-name="ce4">
            <text:p>','</text:p>
          </table:table-cell>
          <table:table-cell office:value-type="float" office:value="11110" table:style-name="ce1">
            <text:p>1111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876927764" table:style-name="ce1">
            <text:p>876927764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579" table:style-name="ce1">
            <text:p>2579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06-ภาคกลาง 1</text:p>
          </table:table-cell>
          <table:table-cell office:value-type="string" table:style-name="ce4">
            <text:p>','</text:p>
          </table:table-cell>
          <table:table-cell office:value-type="float" office:value="1402" table:style-name="ce1">
            <text:p>140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นค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10480108</text:p>
          </table:table-cell>
          <table:table-cell office:value-type="string" table:style-name="ce4">
            <text:p>','</text:p>
          </table:table-cell>
          <table:table-cell office:value-type="float" office:value="792887" table:style-name="ce1">
            <text:p>79288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01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ใจกว้างเต็มแมกซ์ 1</text:p>
          </table:table-cell>
          <table:table-cell office:value-type="string" table:style-name="ce4">
            <text:p>','</text:p>
          </table:table-cell>
          <table:table-cell office:value-type="float" office:value="3247406" table:style-name="ce1">
            <text:p>3247406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กงเต๊ก แปลยกศัพท์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วหน้าหน่วย</text:p>
          </table:table-cell>
          <table:table-cell office:value-type="string" table:style-name="ce4">
            <text:p>',</text:p>
          </table:table-cell>
          <table:table-cell office:value-type="float" office:value="236" table:style-name="ce1">
            <text:p>236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36" table:style-name="ce1">
            <text:p>36</text:p>
          </table:table-cell>
          <table:table-cell office:value-type="string" table:style-name="ce4">
            <text:p>','</text:p>
          </table:table-cell>
          <table:table-cell office:value-type="date" office:date-value="2018-06-19T00:00:00" table:style-name="ce2">
            <text:p>2018-06-19</text:p>
          </table:table-cell>
          <table:table-cell office:value-type="string" table:style-name="ce4">
            <text:p>','</text:p>
          </table:table-cell>
          <table:table-cell office:value-type="date" office:date-value="2023-06-19T00:00:00" table:style-name="ce2">
            <text:p>2023-06-19</text:p>
          </table:table-cell>
          <table:table-cell office:value-type="string" table:style-name="ce4">
            <text:p>',</text:p>
          </table:table-cell>
          <table:table-cell office:value-type="float" office:value="300000" table:style-name="ce1">
            <text:p>300000</text:p>
          </table:table-cell>
          <table:table-cell office:value-type="string" table:style-name="ce1">
            <text:p>,</text:p>
          </table:table-cell>
          <table:table-cell office:value-type="float" office:value="2364" table:style-name="ce1">
            <text:p>2364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นายเงียบงัน กลางช้าง</text:p>
          </table:table-cell>
          <table:table-cell office:value-type="string" table:style-name="ce4">
            <text:p>','</text:p>
          </table:table-cell>
          <table:table-cell office:value-type="float" office:value="3180600475208" table:style-name="ce5">
            <text:p>3180600475208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ื่นๆ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ม่ระบุรหัสอาชีพ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19 หมู่ที่ 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ามง่ามท่าโบสถ์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นค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ชัยนาท</text:p>
          </table:table-cell>
          <table:table-cell office:value-type="string" table:style-name="ce4">
            <text:p>','</text:p>
          </table:table-cell>
          <table:table-cell office:value-type="float" office:value="17160" table:style-name="ce1">
            <text:p>1716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862175915" table:style-name="ce1">
            <text:p>862175915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580" table:style-name="ce1">
            <text:p>258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06-ภาคกลาง 1</text:p>
          </table:table-cell>
          <table:table-cell office:value-type="string" table:style-name="ce4">
            <text:p>','</text:p>
          </table:table-cell>
          <table:table-cell office:value-type="float" office:value="1402" table:style-name="ce1">
            <text:p>140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นค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ช.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J747918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ธ0073997</text:p>
          </table:table-cell>
          <table:table-cell office:value-type="string" table:style-name="ce4">
            <text:p>','</text:p>
          </table:table-cell>
          <table:table-cell office:value-type="float" office:value="130" table:style-name="ce1">
            <text:p>13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ุ้มคุ้ม 20/20</text:p>
          </table:table-cell>
          <table:table-cell office:value-type="string" table:style-name="ce4">
            <text:p>','</text:p>
          </table:table-cell>
          <table:table-cell office:value-type="float" office:value="3905025" table:style-name="ce1">
            <text:p>390502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.ส.สมุน กระโปรง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ตัวแทนเก็บเงิน</text:p>
          </table:table-cell>
          <table:table-cell office:value-type="string" table:style-name="ce4">
            <text:p>',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office:value-type="float" office:value="9" table:style-name="ce1">
            <text:p>9</text:p>
          </table:table-cell>
          <table:table-cell office:value-type="string" table:style-name="ce4">
            <text:p>','</text:p>
          </table:table-cell>
          <table:table-cell office:value-type="date" office:date-value="2018-06-26T00:00:00" table:style-name="ce2">
            <text:p>2018-06-26</text:p>
          </table:table-cell>
          <table:table-cell office:value-type="string" table:style-name="ce4">
            <text:p>','</text:p>
          </table:table-cell>
          <table:table-cell office:value-type="date" office:date-value="2018-09-23T00:00:00" table:style-name="ce2">
            <text:p>2018-09-23</text:p>
          </table:table-cell>
          <table:table-cell office:value-type="string" table:style-name="ce4">
            <text:p>',</text:p>
          </table:table-cell>
          <table:table-cell office:value-type="float" office:value="76008" table:style-name="ce1">
            <text:p>76008</text:p>
          </table:table-cell>
          <table:table-cell office:value-type="string" table:style-name="ce1">
            <text:p>,</text:p>
          </table:table-cell>
          <table:table-cell office:value-type="float" office:value="600" table:style-name="ce1">
            <text:p>600</text:p>
          </table:table-cell>
          <table:table-cell office:value-type="string" table:style-name="ce1">
            <text:p>,'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','</text:p>
          </table:table-cell>
          <table:table-cell office:value-type="float" office:value="661" table:style-name="ce1">
            <text:p>66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ด.ช.กระจก กลยุทธ์</text:p>
          </table:table-cell>
          <table:table-cell office:value-type="string" table:style-name="ce4">
            <text:p>','</text:p>
          </table:table-cell>
          <table:table-cell office:value-type="float" office:value="1100801646402" table:style-name="ce5">
            <text:p>1100801646402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รับราชการ/นักเรียนนักศึกษา/บุคคลากรทางการแพทย์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ักเรียน,นักศึกษ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38/47 หมู่ที่ 3 หมู่บ้านเกรนวิลล์ ซอย12 ถนนบางไผ่หนองเพรางาย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บางคูรัด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บางบัวทอง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นทบุรี</text:p>
          </table:table-cell>
          <table:table-cell office:value-type="string" table:style-name="ce4">
            <text:p>','</text:p>
          </table:table-cell>
          <table:table-cell office:value-type="float" office:value="11110" table:style-name="ce1">
            <text:p>1111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924628898" table:style-name="ce1">
            <text:p>924628898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4739" table:style-name="ce1">
            <text:p>4739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03-ภาคอีสาน 3</text:p>
          </table:table-cell>
          <table:table-cell office:value-type="string" table:style-name="ce4">
            <text:p>','</text:p>
          </table:table-cell>
          <table:table-cell office:value-type="float" office:value="3208" table:style-name="ce1">
            <text:p>3208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ักธงชัย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ช.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J7533957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144" table:style-name="ce1">
            <text:p>14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ุ้มทวี (20/15)</text:p>
          </table:table-cell>
          <table:table-cell office:value-type="string" table:style-name="ce4">
            <text:p>','</text:p>
          </table:table-cell>
          <table:table-cell office:value-type="float" office:value="3258042" table:style-name="ce1">
            <text:p>325804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ชงนม โบสถ์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วหน้าหน่วย</text:p>
          </table:table-cell>
          <table:table-cell office:value-type="string" table:style-name="ce4">
            <text:p>',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date" office:date-value="2018-07-23T00:00:00" table:style-name="ce2">
            <text:p>2018-07-23</text:p>
          </table:table-cell>
          <table:table-cell office:value-type="string" table:style-name="ce4">
            <text:p>','</text:p>
          </table:table-cell>
          <table:table-cell office:value-type="date" office:date-value="2018-10-21T00:00:00" table:style-name="ce2">
            <text:p>2018-10-21</text:p>
          </table:table-cell>
          <table:table-cell office:value-type="string" table:style-name="ce4">
            <text:p>',</text:p>
          </table:table-cell>
          <table:table-cell office:value-type="float" office:value="83960" table:style-name="ce1">
            <text:p>83960</text:p>
          </table:table-cell>
          <table:table-cell office:value-type="string" table:style-name="ce1">
            <text:p>,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,'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','</text:p>
          </table:table-cell>
          <table:table-cell office:value-type="float" office:value="761" table:style-name="ce1">
            <text:p>76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พร สปาสโมดิก</text:p>
          </table:table-cell>
          <table:table-cell office:value-type="string" table:style-name="ce4">
            <text:p>','</text:p>
          </table:table-cell>
          <table:table-cell table:style-name="ce5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10</text:p>
          </table:table-cell>
          <table:table-cell office:value-type="string" table:style-name="ce4">
            <text:p>','</text:p>
          </table:table-cell>
          <table:table-cell office:value-type="date" office:date-value="2018-07-24T15:17:35" table:style-name="ce6">
            <text:p>2018/07/24 15:1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24_1518_26779.csv</text:p>
          </table:table-cell>
          <table:table-cell office:value-type="string" table:style-name="ce4">
            <text:p>','</text:p>
          </table:table-cell>
          <table:table-cell office:value-type="date" office:date-value="2018-07-24T15:18:21" table:style-name="ce6">
            <text:p>2018/07/24 15:18</text:p>
          </table:table-cell>
          <table:table-cell office:value-type="string" table:style-name="ce4">
            <text:p>','</text:p>
          </table:table-cell>
          <table:table-cell office:value-type="float" office:value="6390872" table:style-name="ce1">
            <text:p>6390872</text:p>
          </table:table-cell>
          <table:table-cell office:value-type="string" table:style-name="ce4">
            <text:p>','</text:p>
          </table:table-cell>
          <table:table-cell office:value-type="date" office:date-value="2018-07-24T15:18:22" table:style-name="ce6">
            <text:p>2018/07/24 15:18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35" table:style-name="ce1">
            <text:p>263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600" table:style-name="ce1">
            <text:p>16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าจีน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10456374</text:p>
          </table:table-cell>
          <table:table-cell office:value-type="string" table:style-name="ce4">
            <text:p>','</text:p>
          </table:table-cell>
          <table:table-cell office:value-type="float" office:value="10032755" table:style-name="ce1">
            <text:p>1003275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02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คุ้มค่า 1</text:p>
          </table:table-cell>
          <table:table-cell office:value-type="string" table:style-name="ce4">
            <text:p>','</text:p>
          </table:table-cell>
          <table:table-cell office:value-type="float" office:value="5300049" table:style-name="ce1">
            <text:p>530004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.ส.กลางแดด กระโจมอก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วหน้าหน่วย</text:p>
          </table:table-cell>
          <table:table-cell office:value-type="string" table:style-name="ce4">
            <text:p>',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50" table:style-name="ce1">
            <text:p>50</text:p>
          </table:table-cell>
          <table:table-cell office:value-type="string" table:style-name="ce4">
            <text:p>','</text:p>
          </table:table-cell>
          <table:table-cell office:value-type="date" office:date-value="2018-05-29T00:00:00" table:style-name="ce2">
            <text:p>2018-05-29</text:p>
          </table:table-cell>
          <table:table-cell office:value-type="string" table:style-name="ce4">
            <text:p>','</text:p>
          </table:table-cell>
          <table:table-cell office:value-type="date" office:date-value="2022-05-29T00:00:00" table:style-name="ce2">
            <text:p>2022-05-29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900" table:style-name="ce1">
            <text:p>900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นางทะมึน กฏบัตร</text:p>
          </table:table-cell>
          <table:table-cell office:value-type="string" table:style-name="ce4">
            <text:p>','</text:p>
          </table:table-cell>
          <table:table-cell office:value-type="float" office:value="3240600557751" table:style-name="ce5">
            <text:p>3240600557751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ื่นๆ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ม่ระบุรหัสอาชีพ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55 หมู่ที่ 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มืองเก่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พนมสารคาม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ฉะเชิงเทรา</text:p>
          </table:table-cell>
          <table:table-cell office:value-type="string" table:style-name="ce4">
            <text:p>','</text:p>
          </table:table-cell>
          <table:table-cell office:value-type="float" office:value="24120" table:style-name="ce1">
            <text:p>2412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903303307" table:style-name="ce1">
            <text:p>903303307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581" table:style-name="ce1">
            <text:p>2581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06-ภาคกลาง 1</text:p>
          </table:table-cell>
          <table:table-cell office:value-type="string" table:style-name="ce4">
            <text:p>','</text:p>
          </table:table-cell>
          <table:table-cell office:value-type="float" office:value="1402" table:style-name="ce1">
            <text:p>140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นค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ช.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J7479186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พ0199923</text:p>
          </table:table-cell>
          <table:table-cell office:value-type="string" table:style-name="ce4">
            <text:p>','</text:p>
          </table:table-cell>
          <table:table-cell office:value-type="float" office:value="144" table:style-name="ce1">
            <text:p>14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ุ้มทวี (20/15)</text:p>
          </table:table-cell>
          <table:table-cell office:value-type="string" table:style-name="ce4">
            <text:p>','</text:p>
          </table:table-cell>
          <table:table-cell office:value-type="float" office:value="3247406" table:style-name="ce1">
            <text:p>3247406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กงเต๊ก แปลยกศัพท์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วหน้าหน่วย</text:p>
          </table:table-cell>
          <table:table-cell office:value-type="string" table:style-name="ce4">
            <text:p>',</text:p>
          </table:table-cell>
          <table:table-cell office:value-type="float" office:value="2220" table:style-name="ce1">
            <text:p>222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office:value-type="float" office:value="20" table:style-name="ce1">
            <text:p>20</text:p>
          </table:table-cell>
          <table:table-cell office:value-type="string" table:style-name="ce4">
            <text:p>','</text:p>
          </table:table-cell>
          <table:table-cell office:value-type="date" office:date-value="2018-06-23T00:00:00" table:style-name="ce2">
            <text:p>2018-06-23</text:p>
          </table:table-cell>
          <table:table-cell office:value-type="string" table:style-name="ce4">
            <text:p>','</text:p>
          </table:table-cell>
          <table:table-cell office:value-type="date" office:date-value="2019-08-21T00:00:00" table:style-name="ce2">
            <text:p>2019-08-21</text:p>
          </table:table-cell>
          <table:table-cell office:value-type="string" table:style-name="ce4">
            <text:p>',</text:p>
          </table:table-cell>
          <table:table-cell office:value-type="float" office:value="96920" table:style-name="ce1">
            <text:p>96920</text:p>
          </table:table-cell>
          <table:table-cell office:value-type="string" table:style-name="ce1">
            <text:p>,</text:p>
          </table:table-cell>
          <table:table-cell office:value-type="float" office:value="9600" table:style-name="ce1">
            <text:p>9600</text:p>
          </table:table-cell>
          <table:table-cell office:value-type="string" table:style-name="ce1">
            <text:p>,'</text:p>
          </table:table-cell>
          <table:table-cell office:value-type="float" office:value="12" table:style-name="ce1">
            <text:p>12</text:p>
          </table:table-cell>
          <table:table-cell office:value-type="string" table:style-name="ce4">
            <text:p>','</text:p>
          </table:table-cell>
          <table:table-cell office:value-type="float" office:value="562" table:style-name="ce1">
            <text:p>56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กระฎุมพี กระจอกเทศ</text:p>
          </table:table-cell>
          <table:table-cell office:value-type="string" table:style-name="ce4">
            <text:p>','</text:p>
          </table:table-cell>
          <table:table-cell office:value-type="float" office:value="1189900260641" table:style-name="ce5">
            <text:p>1189900260641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รับราชการ/นักเรียนนักศึกษา/บุคคลากรทางการแพทย์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ักเรียน,นักศึกษ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528/4 หมู่ที่ 3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นค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นค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ชัยนาท</text:p>
          </table:table-cell>
          <table:table-cell office:value-type="string" table:style-name="ce4">
            <text:p>','</text:p>
          </table:table-cell>
          <table:table-cell office:value-type="float" office:value="17130" table:style-name="ce1">
            <text:p>1713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861995416" table:style-name="ce1">
            <text:p>861995416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582" table:style-name="ce1">
            <text:p>2582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06-ภาคกลาง 1</text:p>
          </table:table-cell>
          <table:table-cell office:value-type="string" table:style-name="ce4">
            <text:p>','</text:p>
          </table:table-cell>
          <table:table-cell office:value-type="float" office:value="1402" table:style-name="ce1">
            <text:p>140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นค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ช.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J7479195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144" table:style-name="ce1">
            <text:p>14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ุ้มทวี (20/15)</text:p>
          </table:table-cell>
          <table:table-cell office:value-type="string" table:style-name="ce4">
            <text:p>','</text:p>
          </table:table-cell>
          <table:table-cell office:value-type="float" office:value="3247429" table:style-name="ce1">
            <text:p>324742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รองทรง กระชาก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วหน้าหน่วย</text:p>
          </table:table-cell>
          <table:table-cell office:value-type="string" table:style-name="ce4">
            <text:p>',</text:p>
          </table:table-cell>
          <table:table-cell office:value-type="float" office:value="1665" table:style-name="ce1">
            <text:p>166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date" office:date-value="2018-07-02T00:00:00" table:style-name="ce2">
            <text:p>2018-07-02</text:p>
          </table:table-cell>
          <table:table-cell office:value-type="string" table:style-name="ce4">
            <text:p>','</text:p>
          </table:table-cell>
          <table:table-cell office:value-type="date" office:date-value="2019-08-30T00:00:00" table:style-name="ce2">
            <text:p>2019-08-30</text:p>
          </table:table-cell>
          <table:table-cell office:value-type="string" table:style-name="ce4">
            <text:p>',</text:p>
          </table:table-cell>
          <table:table-cell office:value-type="float" office:value="64870" table:style-name="ce1">
            <text:p>64870</text:p>
          </table:table-cell>
          <table:table-cell office:value-type="string" table:style-name="ce1">
            <text:p>,</text:p>
          </table:table-cell>
          <table:table-cell office:value-type="float" office:value="7200" table:style-name="ce1">
            <text:p>7200</text:p>
          </table:table-cell>
          <table:table-cell office:value-type="string" table:style-name="ce1">
            <text:p>,'</text:p>
          </table:table-cell>
          <table:table-cell office:value-type="float" office:value="12" table:style-name="ce1">
            <text:p>12</text:p>
          </table:table-cell>
          <table:table-cell office:value-type="string" table:style-name="ce4">
            <text:p>','</text:p>
          </table:table-cell>
          <table:table-cell office:value-type="float" office:value="662" table:style-name="ce1">
            <text:p>66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กล้วยตาก ซุบซิบนินทา</text:p>
          </table:table-cell>
          <table:table-cell office:value-type="string" table:style-name="ce4">
            <text:p>','</text:p>
          </table:table-cell>
          <table:table-cell table:style-name="ce5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583" table:style-name="ce1">
            <text:p>2583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06-ภาคกลาง 1</text:p>
          </table:table-cell>
          <table:table-cell office:value-type="string" table:style-name="ce4">
            <text:p>','</text:p>
          </table:table-cell>
          <table:table-cell office:value-type="float" office:value="1402" table:style-name="ce1">
            <text:p>140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นค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ช.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J747919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0851365</text:p>
          </table:table-cell>
          <table:table-cell office:value-type="string" table:style-name="ce4">
            <text:p>','</text:p>
          </table:table-cell>
          <table:table-cell office:value-type="float" office:value="144" table:style-name="ce1">
            <text:p>14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ุ้มทวี (20/15)</text:p>
          </table:table-cell>
          <table:table-cell office:value-type="string" table:style-name="ce4">
            <text:p>','</text:p>
          </table:table-cell>
          <table:table-cell office:value-type="float" office:value="5002931" table:style-name="ce1">
            <text:p>500293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.ส.ยางสน กรดไขมัน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ตัวแทนเก็บเงิน</text:p>
          </table:table-cell>
          <table:table-cell office:value-type="string" table:style-name="ce4">
            <text:p>',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office:value-type="float" office:value="44" table:style-name="ce1">
            <text:p>44</text:p>
          </table:table-cell>
          <table:table-cell office:value-type="string" table:style-name="ce4">
            <text:p>','</text:p>
          </table:table-cell>
          <table:table-cell office:value-type="date" office:date-value="2018-06-26T00:00:00" table:style-name="ce2">
            <text:p>2018-06-26</text:p>
          </table:table-cell>
          <table:table-cell office:value-type="string" table:style-name="ce4">
            <text:p>','</text:p>
          </table:table-cell>
          <table:table-cell office:value-type="date" office:date-value="2018-09-23T00:00:00" table:style-name="ce2">
            <text:p>2018-09-23</text:p>
          </table:table-cell>
          <table:table-cell office:value-type="string" table:style-name="ce4">
            <text:p>',</text:p>
          </table:table-cell>
          <table:table-cell office:value-type="float" office:value="67220" table:style-name="ce1">
            <text:p>67220</text:p>
          </table:table-cell>
          <table:table-cell office:value-type="string" table:style-name="ce1">
            <text:p>,</text:p>
          </table:table-cell>
          <table:table-cell office:value-type="float" office:value="600" table:style-name="ce1">
            <text:p>600</text:p>
          </table:table-cell>
          <table:table-cell office:value-type="string" table:style-name="ce1">
            <text:p>,'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','</text:p>
          </table:table-cell>
          <table:table-cell office:value-type="float" office:value="661" table:style-name="ce1">
            <text:p>66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กรมศิลปากร กระดานลื่น</text:p>
          </table:table-cell>
          <table:table-cell office:value-type="string" table:style-name="ce4">
            <text:p>','</text:p>
          </table:table-cell>
          <table:table-cell office:value-type="float" office:value="3101401831455" table:style-name="ce5">
            <text:p>3101401831455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ข้อมูลไม่ชัดเจน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พนักงานประจำสำนักงาน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117/108 หมู่ที่ 9 หมู่บ้านบัวทอง ถนนกาญจนาภิเษก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บางรักพัฒน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บางบัวทอง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นทบุรี</text:p>
          </table:table-cell>
          <table:table-cell office:value-type="string" table:style-name="ce4">
            <text:p>','</text:p>
          </table:table-cell>
          <table:table-cell office:value-type="float" office:value="11110" table:style-name="ce1">
            <text:p>1111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808828622" table:style-name="ce1">
            <text:p>808828622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584" table:style-name="ce1">
            <text:p>2584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06-ภาคกลาง 1</text:p>
          </table:table-cell>
          <table:table-cell office:value-type="string" table:style-name="ce4">
            <text:p>','</text:p>
          </table:table-cell>
          <table:table-cell office:value-type="float" office:value="1500" table:style-name="ce1">
            <text:p>15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ิงห์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ามัญ</text:p>
          </table:table-cell>
          <table:table-cell office:value-type="string" table:style-name="ce4">
            <text:p>','</text:p>
          </table:table-cell>
          <table:table-cell office:value-type="float" office:value="1388985" table:style-name="ce1">
            <text:p>1388985</text:p>
          </table:table-cell>
          <table:table-cell office:value-type="string" table:style-name="ce4">
            <text:p>','</text:p>
          </table:table-cell>
          <table:table-cell office:value-type="float" office:value="6133278" table:style-name="ce1">
            <text:p>6133278</text:p>
          </table:table-cell>
          <table:table-cell office:value-type="string" table:style-name="ce4">
            <text:p>','</text:p>
          </table:table-cell>
          <table:table-cell office:value-type="float" office:value="193" table:style-name="ce1">
            <text:p>193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พูนผล (15/9)</text:p>
          </table:table-cell>
          <table:table-cell office:value-type="string" table:style-name="ce4">
            <text:p>','</text:p>
          </table:table-cell>
          <table:table-cell office:value-type="float" office:value="3807387" table:style-name="ce1">
            <text:p>380738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กระซิก บุษราคัม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ผู้จัดการหน่วย</text:p>
          </table:table-cell>
          <table:table-cell office:value-type="string" table:style-name="ce4">
            <text:p>',</text:p>
          </table:table-cell>
          <table:table-cell office:value-type="float" office:value="1530" table:style-name="ce1">
            <text:p>153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office:value-type="float" office:value="34" table:style-name="ce1">
            <text:p>34</text:p>
          </table:table-cell>
          <table:table-cell office:value-type="string" table:style-name="ce4">
            <text:p>','</text:p>
          </table:table-cell>
          <table:table-cell office:value-type="date" office:date-value="2018-06-14T00:00:00" table:style-name="ce2">
            <text:p>2018-06-14</text:p>
          </table:table-cell>
          <table:table-cell office:value-type="string" table:style-name="ce4">
            <text:p>','</text:p>
          </table:table-cell>
          <table:table-cell office:value-type="date" office:date-value="2019-07-14T00:00:00" table:style-name="ce2">
            <text:p>2019-07-14</text:p>
          </table:table-cell>
          <table:table-cell office:value-type="string" table:style-name="ce4">
            <text:p>',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,</text:p>
          </table:table-cell>
          <table:table-cell office:value-type="float" office:value="15306.9" table:style-name="ce1">
            <text:p>15306.9</text:p>
          </table:table-cell>
          <table:table-cell office:value-type="string" table:style-name="ce1">
            <text:p>,'</text:p>
          </table:table-cell>
          <table:table-cell office:value-type="float" office:value="12" table:style-name="ce1">
            <text:p>1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13-06-256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แด๊ก กระบี่</text:p>
          </table:table-cell>
          <table:table-cell office:value-type="string" table:style-name="ce4">
            <text:p>','</text:p>
          </table:table-cell>
          <table:table-cell office:value-type="float" office:value="2170500001079" table:style-name="ce5">
            <text:p>2170500001079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ธุรกิจส่วนตัว/ค้าขาย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้าขายสินค้าอุปโภค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141/1 หมู่ที่ 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โพประจักษ์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ท่าช้าง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ิงห์บุรี</text:p>
          </table:table-cell>
          <table:table-cell office:value-type="string" table:style-name="ce4">
            <text:p>','</text:p>
          </table:table-cell>
          <table:table-cell office:value-type="float" office:value="16140" table:style-name="ce1">
            <text:p>1614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895374004" table:style-name="ce1">
            <text:p>895374004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585" table:style-name="ce1">
            <text:p>258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06-ภาคกลาง 1</text:p>
          </table:table-cell>
          <table:table-cell office:value-type="string" table:style-name="ce4">
            <text:p>','</text:p>
          </table:table-cell>
          <table:table-cell office:value-type="float" office:value="1500" table:style-name="ce1">
            <text:p>15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ิงห์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ามัญ</text:p>
          </table:table-cell>
          <table:table-cell office:value-type="string" table:style-name="ce4">
            <text:p>','</text:p>
          </table:table-cell>
          <table:table-cell office:value-type="float" office:value="1388986" table:style-name="ce1">
            <text:p>1388986</text:p>
          </table:table-cell>
          <table:table-cell office:value-type="string" table:style-name="ce4">
            <text:p>','</text:p>
          </table:table-cell>
          <table:table-cell office:value-type="float" office:value="6133279" table:style-name="ce1">
            <text:p>6133279</text:p>
          </table:table-cell>
          <table:table-cell office:value-type="string" table:style-name="ce4">
            <text:p>','</text:p>
          </table:table-cell>
          <table:table-cell office:value-type="float" office:value="539" table:style-name="ce1">
            <text:p>53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พื่อนคู่ชีวิต B450 (20/15)</text:p>
          </table:table-cell>
          <table:table-cell office:value-type="string" table:style-name="ce4">
            <text:p>','</text:p>
          </table:table-cell>
          <table:table-cell office:value-type="float" office:value="3807387" table:style-name="ce1">
            <text:p>380738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กระซิก บุษราคัม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ผู้จัดการหน่วย</text:p>
          </table:table-cell>
          <table:table-cell office:value-type="string" table:style-name="ce4">
            <text:p>',</text:p>
          </table:table-cell>
          <table:table-cell office:value-type="float" office:value="1557" table:style-name="ce1">
            <text:p>1557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office:value-type="float" office:value="63" table:style-name="ce1">
            <text:p>63</text:p>
          </table:table-cell>
          <table:table-cell office:value-type="string" table:style-name="ce4">
            <text:p>','</text:p>
          </table:table-cell>
          <table:table-cell office:value-type="date" office:date-value="2018-06-14T00:00:00" table:style-name="ce2">
            <text:p>2018-06-14</text:p>
          </table:table-cell>
          <table:table-cell office:value-type="string" table:style-name="ce4">
            <text:p>','</text:p>
          </table:table-cell>
          <table:table-cell office:value-type="date" office:date-value="2019-07-14T00:00:00" table:style-name="ce2">
            <text:p>2019-07-14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7788" table:style-name="ce1">
            <text:p>7788</text:p>
          </table:table-cell>
          <table:table-cell office:value-type="string" table:style-name="ce1">
            <text:p>,'</text:p>
          </table:table-cell>
          <table:table-cell office:value-type="float" office:value="12" table:style-name="ce1">
            <text:p>1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13-06-256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ละเมียด กรอบหน้า</text:p>
          </table:table-cell>
          <table:table-cell office:value-type="string" table:style-name="ce4">
            <text:p>','</text:p>
          </table:table-cell>
          <table:table-cell office:value-type="float" office:value="3160500123318" table:style-name="ce5">
            <text:p>3160500123318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กษตรกรรม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ทำน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61 หมู่ที่ 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บางคู้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ท่าวุ้ง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ลพบุรี</text:p>
          </table:table-cell>
          <table:table-cell office:value-type="string" table:style-name="ce4">
            <text:p>','</text:p>
          </table:table-cell>
          <table:table-cell office:value-type="float" office:value="15150" table:style-name="ce1">
            <text:p>1515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800486718" table:style-name="ce1">
            <text:p>800486718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586" table:style-name="ce1">
            <text:p>2586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06-ภาคกลาง 1</text:p>
          </table:table-cell>
          <table:table-cell office:value-type="string" table:style-name="ce4">
            <text:p>','</text:p>
          </table:table-cell>
          <table:table-cell office:value-type="float" office:value="1500" table:style-name="ce1">
            <text:p>15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ิงห์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ามัญ</text:p>
          </table:table-cell>
          <table:table-cell office:value-type="string" table:style-name="ce4">
            <text:p>','</text:p>
          </table:table-cell>
          <table:table-cell office:value-type="float" office:value="1388987" table:style-name="ce1">
            <text:p>1388987</text:p>
          </table:table-cell>
          <table:table-cell office:value-type="string" table:style-name="ce4">
            <text:p>','</text:p>
          </table:table-cell>
          <table:table-cell office:value-type="float" office:value="6133303" table:style-name="ce1">
            <text:p>6133303</text:p>
          </table:table-cell>
          <table:table-cell office:value-type="string" table:style-name="ce4">
            <text:p>','</text:p>
          </table:table-cell>
          <table:table-cell office:value-type="float" office:value="147" table:style-name="ce1">
            <text:p>14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ซีเนียร์ แฮปปี้ 2 (เพื่อผู้สูงอายุ)</text:p>
          </table:table-cell>
          <table:table-cell office:value-type="string" table:style-name="ce4">
            <text:p>','</text:p>
          </table:table-cell>
          <table:table-cell office:value-type="float" office:value="3247996" table:style-name="ce1">
            <text:p>3247996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กรินทร์ กรมศุลกากร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ผู้จัดการหน่วย</text:p>
          </table:table-cell>
          <table:table-cell office:value-type="string" table:style-name="ce4">
            <text:p>',</text:p>
          </table:table-cell>
          <table:table-cell office:value-type="float" office:value="2800" table:style-name="ce1">
            <text:p>280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office:value-type="float" office:value="67" table:style-name="ce1">
            <text:p>67</text:p>
          </table:table-cell>
          <table:table-cell office:value-type="string" table:style-name="ce4">
            <text:p>','</text:p>
          </table:table-cell>
          <table:table-cell office:value-type="date" office:date-value="2018-06-15T00:00:00" table:style-name="ce2">
            <text:p>2018-06-15</text:p>
          </table:table-cell>
          <table:table-cell office:value-type="string" table:style-name="ce4">
            <text:p>','</text:p>
          </table:table-cell>
          <table:table-cell office:value-type="date" office:date-value="2019-07-15T00:00:00" table:style-name="ce2">
            <text:p>2019-07-15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11200" table:style-name="ce1">
            <text:p>11200</text:p>
          </table:table-cell>
          <table:table-cell office:value-type="string" table:style-name="ce1">
            <text:p>,'</text:p>
          </table:table-cell>
          <table:table-cell office:value-type="float" office:value="12" table:style-name="ce1">
            <text:p>1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14-06-256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 ไพศาล คุ้มภัย</text:p>
          </table:table-cell>
          <table:table-cell office:value-type="string" table:style-name="ce4">
            <text:p>','</text:p>
          </table:table-cell>
          <table:table-cell office:value-type="float" office:value="3170400083454" table:style-name="ce5">
            <text:p>3170400083454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กษตรกรรม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ทำน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45 หมู่ที่ 3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บางน้ำเชี่ยว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พรหม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ิงห์บุรี</text:p>
          </table:table-cell>
          <table:table-cell office:value-type="string" table:style-name="ce4">
            <text:p>','</text:p>
          </table:table-cell>
          <table:table-cell office:value-type="float" office:value="16120" table:style-name="ce1">
            <text:p>1612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961323280" table:style-name="ce1">
            <text:p>96132328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587" table:style-name="ce1">
            <text:p>2587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06-ภาคกลาง 1</text:p>
          </table:table-cell>
          <table:table-cell office:value-type="string" table:style-name="ce4">
            <text:p>','</text:p>
          </table:table-cell>
          <table:table-cell office:value-type="float" office:value="1500" table:style-name="ce1">
            <text:p>15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ิงห์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ามัญ</text:p>
          </table:table-cell>
          <table:table-cell office:value-type="string" table:style-name="ce4">
            <text:p>','</text:p>
          </table:table-cell>
          <table:table-cell office:value-type="float" office:value="1388988" table:style-name="ce1">
            <text:p>1388988</text:p>
          </table:table-cell>
          <table:table-cell office:value-type="string" table:style-name="ce4">
            <text:p>','</text:p>
          </table:table-cell>
          <table:table-cell office:value-type="float" office:value="5423297" table:style-name="ce1">
            <text:p>5423297</text:p>
          </table:table-cell>
          <table:table-cell office:value-type="string" table:style-name="ce4">
            <text:p>','</text:p>
          </table:table-cell>
          <table:table-cell office:value-type="float" office:value="198" table:style-name="ce1">
            <text:p>198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ออมสบาย 10/5</text:p>
          </table:table-cell>
          <table:table-cell office:value-type="string" table:style-name="ce4">
            <text:p>','</text:p>
          </table:table-cell>
          <table:table-cell office:value-type="float" office:value="6100467" table:style-name="ce1">
            <text:p>610046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ทักขิญ ช่างสลัก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ตัวแทนประกันชีวิต</text:p>
          </table:table-cell>
          <table:table-cell office:value-type="string" table:style-name="ce4">
            <text:p>',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office:value-type="float" office:value="45" table:style-name="ce1">
            <text:p>45</text:p>
          </table:table-cell>
          <table:table-cell office:value-type="string" table:style-name="ce4">
            <text:p>','</text:p>
          </table:table-cell>
          <table:table-cell office:value-type="date" office:date-value="2018-06-25T00:00:00" table:style-name="ce2">
            <text:p>2018-06-25</text:p>
          </table:table-cell>
          <table:table-cell office:value-type="string" table:style-name="ce4">
            <text:p>','</text:p>
          </table:table-cell>
          <table:table-cell office:value-type="date" office:date-value="2019-07-25T00:00:00" table:style-name="ce2">
            <text:p>2019-07-25</text:p>
          </table:table-cell>
          <table:table-cell office:value-type="string" table:style-name="ce4">
            <text:p>',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,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,'</text:p>
          </table:table-cell>
          <table:table-cell office:value-type="float" office:value="12" table:style-name="ce1">
            <text:p>1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24-06-256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.ส.กำไร ช่างสลัก</text:p>
          </table:table-cell>
          <table:table-cell office:value-type="string" table:style-name="ce4">
            <text:p>','</text:p>
          </table:table-cell>
          <table:table-cell office:value-type="float" office:value="3170400073611" table:style-name="ce5">
            <text:p>3170400073611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พนักงานเอกชน/รัฐวิสาหกิจ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พนักงานประจำสำนักงาน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39/7 หมู่ที่ 3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วป่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พรหม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ิงห์บุรี</text:p>
          </table:table-cell>
          <table:table-cell office:value-type="string" table:style-name="ce4">
            <text:p>','</text:p>
          </table:table-cell>
          <table:table-cell office:value-type="float" office:value="16120" table:style-name="ce1">
            <text:p>1612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815802400" table:style-name="ce1">
            <text:p>81580240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588" table:style-name="ce1">
            <text:p>2588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06-ภาคกลาง 1</text:p>
          </table:table-cell>
          <table:table-cell office:value-type="string" table:style-name="ce4">
            <text:p>','</text:p>
          </table:table-cell>
          <table:table-cell office:value-type="float" office:value="1500" table:style-name="ce1">
            <text:p>15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ิงห์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ามัญ</text:p>
          </table:table-cell>
          <table:table-cell office:value-type="string" table:style-name="ce4">
            <text:p>','</text:p>
          </table:table-cell>
          <table:table-cell office:value-type="float" office:value="1388989" table:style-name="ce1">
            <text:p>1388989</text:p>
          </table:table-cell>
          <table:table-cell office:value-type="string" table:style-name="ce4">
            <text:p>','</text:p>
          </table:table-cell>
          <table:table-cell office:value-type="float" office:value="4811044" table:style-name="ce1">
            <text:p>4811044</text:p>
          </table:table-cell>
          <table:table-cell office:value-type="string" table:style-name="ce4">
            <text:p>','</text:p>
          </table:table-cell>
          <table:table-cell office:value-type="float" office:value="193" table:style-name="ce1">
            <text:p>193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พูนผล (15/9)</text:p>
          </table:table-cell>
          <table:table-cell office:value-type="string" table:style-name="ce4">
            <text:p>','</text:p>
          </table:table-cell>
          <table:table-cell office:value-type="float" office:value="3807387" table:style-name="ce1">
            <text:p>380738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กระซิก บุษราคัม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ผู้จัดการหน่วย</text:p>
          </table:table-cell>
          <table:table-cell office:value-type="string" table:style-name="ce4">
            <text:p>',</text:p>
          </table:table-cell>
          <table:table-cell office:value-type="float" office:value="3157" table:style-name="ce1">
            <text:p>3157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office:value-type="float" office:value="56" table:style-name="ce1">
            <text:p>56</text:p>
          </table:table-cell>
          <table:table-cell office:value-type="string" table:style-name="ce4">
            <text:p>','</text:p>
          </table:table-cell>
          <table:table-cell office:value-type="date" office:date-value="2018-06-26T00:00:00" table:style-name="ce2">
            <text:p>2018-06-26</text:p>
          </table:table-cell>
          <table:table-cell office:value-type="string" table:style-name="ce4">
            <text:p>','</text:p>
          </table:table-cell>
          <table:table-cell office:value-type="date" office:date-value="2019-07-26T00:00:00" table:style-name="ce2">
            <text:p>2019-07-26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22556" table:style-name="ce1">
            <text:p>22556</text:p>
          </table:table-cell>
          <table:table-cell office:value-type="string" table:style-name="ce1">
            <text:p>,'</text:p>
          </table:table-cell>
          <table:table-cell office:value-type="float" office:value="12" table:style-name="ce1">
            <text:p>1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25-06-256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กระซิก บุษราคัม</text:p>
          </table:table-cell>
          <table:table-cell office:value-type="string" table:style-name="ce4">
            <text:p>','</text:p>
          </table:table-cell>
          <table:table-cell office:value-type="float" office:value="3160101096457" table:style-name="ce5">
            <text:p>3160101096457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รับราชการ/นักเรียนนักศึกษา/บุคคลากรทางการแพทย์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ข้าราชการประจำสำนักงาน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193/57 หมู่ที่ 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บางกระบือ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มืองสิงห์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ิงห์บุรี</text:p>
          </table:table-cell>
          <table:table-cell office:value-type="string" table:style-name="ce4">
            <text:p>','</text:p>
          </table:table-cell>
          <table:table-cell office:value-type="float" office:value="16000" table:style-name="ce1">
            <text:p>16000</text:p>
          </table:table-cell>
          <table:table-cell office:value-type="string" table:style-name="ce4">
            <text:p>','</text:p>
          </table:table-cell>
          <table:table-cell office:value-type="float" office:value="36511417" table:style-name="ce1">
            <text:p>36511417</text:p>
          </table:table-cell>
          <table:table-cell office:value-type="string" table:style-name="ce4">
            <text:p>','</text:p>
          </table:table-cell>
          <table:table-cell office:value-type="float" office:value="36511417" table:style-name="ce1">
            <text:p>36511417</text:p>
          </table:table-cell>
          <table:table-cell office:value-type="string" table:style-name="ce4">
            <text:p>','</text:p>
          </table:table-cell>
          <table:table-cell office:value-type="float" office:value="818527053" table:style-name="ce1">
            <text:p>818527053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883" table:style-name="ce1">
            <text:p>883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06-ภาคกลาง 1</text:p>
          </table:table-cell>
          <table:table-cell office:value-type="string" table:style-name="ce4">
            <text:p>','</text:p>
          </table:table-cell>
          <table:table-cell office:value-type="float" office:value="702" table:style-name="ce1">
            <text:p>70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โคกสำโรง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10489821</text:p>
          </table:table-cell>
          <table:table-cell office:value-type="string" table:style-name="ce4">
            <text:p>','</text:p>
          </table:table-cell>
          <table:table-cell office:value-type="float" office:value="153399" table:style-name="ce1">
            <text:p>15339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01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ใจกว้างเต็มแมกซ์ 1</text:p>
          </table:table-cell>
          <table:table-cell office:value-type="string" table:style-name="ce4">
            <text:p>','</text:p>
          </table:table-cell>
          <table:table-cell office:value-type="float" office:value="4604217" table:style-name="ce1">
            <text:p>460421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อาบัน กรมอาเซียน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วหน้าหน่วย</text:p>
          </table:table-cell>
          <table:table-cell office:value-type="string" table:style-name="ce4">
            <text:p>',</text:p>
          </table:table-cell>
          <table:table-cell office:value-type="float" office:value="346" table:style-name="ce1">
            <text:p>346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34" table:style-name="ce1">
            <text:p>34</text:p>
          </table:table-cell>
          <table:table-cell office:value-type="string" table:style-name="ce4">
            <text:p>','</text:p>
          </table:table-cell>
          <table:table-cell office:value-type="date" office:date-value="2018-10-10T00:00:00" table:style-name="ce2">
            <text:p>2018-10-10</text:p>
          </table:table-cell>
          <table:table-cell office:value-type="string" table:style-name="ce4">
            <text:p>','</text:p>
          </table:table-cell>
          <table:table-cell office:value-type="date" office:date-value="2022-10-10T00:00:00" table:style-name="ce2">
            <text:p>2022-10-10</text:p>
          </table:table-cell>
          <table:table-cell office:value-type="string" table:style-name="ce4">
            <text:p>',</text:p>
          </table:table-cell>
          <table:table-cell office:value-type="float" office:value="400000" table:style-name="ce1">
            <text:p>400000</text:p>
          </table:table-cell>
          <table:table-cell office:value-type="string" table:style-name="ce1">
            <text:p>,</text:p>
          </table:table-cell>
          <table:table-cell office:value-type="float" office:value="2886" table:style-name="ce1">
            <text:p>2886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นายกระจกเงา ขุน,นางจ่า</text:p>
          </table:table-cell>
          <table:table-cell office:value-type="string" table:style-name="ce4">
            <text:p>','</text:p>
          </table:table-cell>
          <table:table-cell office:value-type="float" office:value="1160400014464" table:style-name="ce5">
            <text:p>1160400014464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ื่นๆ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ม่ระบุรหัสอาชีพ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44 หมู่ที่ 3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นามแจง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บ้านหมี่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ลพบุรี</text:p>
          </table:table-cell>
          <table:table-cell office:value-type="string" table:style-name="ce4">
            <text:p>','</text:p>
          </table:table-cell>
          <table:table-cell office:value-type="float" office:value="15110" table:style-name="ce1">
            <text:p>1511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860305031" table:style-name="ce1">
            <text:p>860305031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14</text:p>
          </table:table-cell>
          <table:table-cell office:value-type="string" table:style-name="ce4">
            <text:p>','</text:p>
          </table:table-cell>
          <table:table-cell office:value-type="date" office:date-value="2018-10-11T13:38:48" table:style-name="ce6">
            <text:p>2018/10/11 13:38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1011_1339_41456.csv</text:p>
          </table:table-cell>
          <table:table-cell office:value-type="string" table:style-name="ce4">
            <text:p>','</text:p>
          </table:table-cell>
          <table:table-cell office:value-type="date" office:date-value="2018-10-11T13:40:54" table:style-name="ce6">
            <text:p>2018/10/11 13:40</text:p>
          </table:table-cell>
          <table:table-cell office:value-type="string" table:style-name="ce4">
            <text:p>','</text:p>
          </table:table-cell>
          <table:table-cell office:value-type="float" office:value="6296291" table:style-name="ce1">
            <text:p>6296291</text:p>
          </table:table-cell>
          <table:table-cell office:value-type="string" table:style-name="ce4">
            <text:p>','</text:p>
          </table:table-cell>
          <table:table-cell office:value-type="date" office:date-value="2018-10-11T13:40:54" table:style-name="ce6">
            <text:p>2018/10/11 13:4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589" table:style-name="ce1">
            <text:p>2589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06-ภาคกลาง 1</text:p>
          </table:table-cell>
          <table:table-cell office:value-type="string" table:style-name="ce4">
            <text:p>','</text:p>
          </table:table-cell>
          <table:table-cell office:value-type="float" office:value="1500" table:style-name="ce1">
            <text:p>15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ิงห์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ามัญ</text:p>
          </table:table-cell>
          <table:table-cell office:value-type="string" table:style-name="ce4">
            <text:p>','</text:p>
          </table:table-cell>
          <table:table-cell office:value-type="float" office:value="1388990" table:style-name="ce1">
            <text:p>1388990</text:p>
          </table:table-cell>
          <table:table-cell office:value-type="string" table:style-name="ce4">
            <text:p>','</text:p>
          </table:table-cell>
          <table:table-cell office:value-type="float" office:value="6134509" table:style-name="ce1">
            <text:p>6134509</text:p>
          </table:table-cell>
          <table:table-cell office:value-type="string" table:style-name="ce4">
            <text:p>','</text:p>
          </table:table-cell>
          <table:table-cell office:value-type="float" office:value="130" table:style-name="ce1">
            <text:p>13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 เซฟดั่งใจ 12/6</text:p>
          </table:table-cell>
          <table:table-cell office:value-type="string" table:style-name="ce4">
            <text:p>','</text:p>
          </table:table-cell>
          <table:table-cell office:value-type="float" office:value="3309673" table:style-name="ce1">
            <text:p>3309673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สมใจ เงินสด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วหน้าหน่วย</text:p>
          </table:table-cell>
          <table:table-cell office:value-type="string" table:style-name="ce4">
            <text:p>',</text:p>
          </table:table-cell>
          <table:table-cell office:value-type="float" office:value="1477" table:style-name="ce1">
            <text:p>1477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office:value-type="float" office:value="59" table:style-name="ce1">
            <text:p>59</text:p>
          </table:table-cell>
          <table:table-cell office:value-type="string" table:style-name="ce4">
            <text:p>','</text:p>
          </table:table-cell>
          <table:table-cell office:value-type="date" office:date-value="2018-06-26T00:00:00" table:style-name="ce2">
            <text:p>2018-06-26</text:p>
          </table:table-cell>
          <table:table-cell office:value-type="string" table:style-name="ce4">
            <text:p>','</text:p>
          </table:table-cell>
          <table:table-cell office:value-type="date" office:date-value="2019-07-26T00:00:00" table:style-name="ce2">
            <text:p>2019-07-26</text:p>
          </table:table-cell>
          <table:table-cell office:value-type="string" table:style-name="ce4">
            <text:p>',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,</text:p>
          </table:table-cell>
          <table:table-cell office:value-type="float" office:value="49250" table:style-name="ce1">
            <text:p>49250</text:p>
          </table:table-cell>
          <table:table-cell office:value-type="string" table:style-name="ce1">
            <text:p>,'</text:p>
          </table:table-cell>
          <table:table-cell office:value-type="float" office:value="12" table:style-name="ce1">
            <text:p>1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25-06-256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เอเปก ผู้เรียบเรียง</text:p>
          </table:table-cell>
          <table:table-cell office:value-type="string" table:style-name="ce4">
            <text:p>','</text:p>
          </table:table-cell>
          <table:table-cell office:value-type="float" office:value="3410401084401" table:style-name="ce5">
            <text:p>3410401084401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ธุรกิจส่วนตัว/ค้าขาย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ธุรกิจส่วนตัว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2/3 ร้าน ช.สิงห์บุรี หมู่ที่ 6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ต้นโพธิ์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มืองสิงห์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ิงห์บุรี</text:p>
          </table:table-cell>
          <table:table-cell office:value-type="string" table:style-name="ce4">
            <text:p>','</text:p>
          </table:table-cell>
          <table:table-cell office:value-type="float" office:value="16000" table:style-name="ce1">
            <text:p>1600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818254847" table:style-name="ce1">
            <text:p>818254847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590" table:style-name="ce1">
            <text:p>259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06-ภาคกลาง 1</text:p>
          </table:table-cell>
          <table:table-cell office:value-type="string" table:style-name="ce4">
            <text:p>','</text:p>
          </table:table-cell>
          <table:table-cell office:value-type="float" office:value="1500" table:style-name="ce1">
            <text:p>15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ิงห์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ามัญ</text:p>
          </table:table-cell>
          <table:table-cell office:value-type="string" table:style-name="ce4">
            <text:p>','</text:p>
          </table:table-cell>
          <table:table-cell office:value-type="float" office:value="1388991" table:style-name="ce1">
            <text:p>1388991</text:p>
          </table:table-cell>
          <table:table-cell office:value-type="string" table:style-name="ce4">
            <text:p>','</text:p>
          </table:table-cell>
          <table:table-cell office:value-type="float" office:value="6135549" table:style-name="ce1">
            <text:p>6135549</text:p>
          </table:table-cell>
          <table:table-cell office:value-type="string" table:style-name="ce4">
            <text:p>','</text:p>
          </table:table-cell>
          <table:table-cell office:value-type="float" office:value="34" table:style-name="ce1">
            <text:p>3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ซฟรับทรัพย์ คุ้มกระจาย</text:p>
          </table:table-cell>
          <table:table-cell office:value-type="string" table:style-name="ce4">
            <text:p>','</text:p>
          </table:table-cell>
          <table:table-cell office:value-type="float" office:value="6100466" table:style-name="ce1">
            <text:p>6100466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คาราเต้ พู่กลิ่น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ตัวแทนประกันชีวิต</text:p>
          </table:table-cell>
          <table:table-cell office:value-type="string" table:style-name="ce4">
            <text:p>',</text:p>
          </table:table-cell>
          <table:table-cell office:value-type="float" office:value="3009" table:style-name="ce1">
            <text:p>3009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office:value-type="float" office:value="55" table:style-name="ce1">
            <text:p>55</text:p>
          </table:table-cell>
          <table:table-cell office:value-type="string" table:style-name="ce4">
            <text:p>','</text:p>
          </table:table-cell>
          <table:table-cell office:value-type="date" office:date-value="2018-06-28T00:00:00" table:style-name="ce2">
            <text:p>2018-06-28</text:p>
          </table:table-cell>
          <table:table-cell office:value-type="string" table:style-name="ce4">
            <text:p>','</text:p>
          </table:table-cell>
          <table:table-cell office:value-type="date" office:date-value="2019-07-28T00:00:00" table:style-name="ce2">
            <text:p>2019-07-28</text:p>
          </table:table-cell>
          <table:table-cell office:value-type="string" table:style-name="ce4">
            <text:p>',</text:p>
          </table:table-cell>
          <table:table-cell office:value-type="float" office:value="60500" table:style-name="ce1">
            <text:p>60500</text:p>
          </table:table-cell>
          <table:table-cell office:value-type="string" table:style-name="ce1">
            <text:p>,</text:p>
          </table:table-cell>
          <table:table-cell office:value-type="float" office:value="60197.5" table:style-name="ce1">
            <text:p>60197.5</text:p>
          </table:table-cell>
          <table:table-cell office:value-type="string" table:style-name="ce1">
            <text:p>,'</text:p>
          </table:table-cell>
          <table:table-cell office:value-type="float" office:value="12" table:style-name="ce1">
            <text:p>1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27-06-256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นิกร พู่กลิ่น</text:p>
          </table:table-cell>
          <table:table-cell office:value-type="string" table:style-name="ce4">
            <text:p>','</text:p>
          </table:table-cell>
          <table:table-cell office:value-type="float" office:value="3170100051557" table:style-name="ce5">
            <text:p>3170100051557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รับราชการ/นักเรียนนักศึกษา/บุคคลากรทางการแพทย์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ข้าราชการครู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23/1 หมู่ที่ 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ม่วงหมู่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มืองสิงห์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ิงห์บุรี</text:p>
          </table:table-cell>
          <table:table-cell office:value-type="string" table:style-name="ce4">
            <text:p>','</text:p>
          </table:table-cell>
          <table:table-cell office:value-type="float" office:value="16000" table:style-name="ce1">
            <text:p>1600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892437815" table:style-name="ce1">
            <text:p>892437815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591" table:style-name="ce1">
            <text:p>2591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06-ภาคกลาง 1</text:p>
          </table:table-cell>
          <table:table-cell office:value-type="string" table:style-name="ce4">
            <text:p>','</text:p>
          </table:table-cell>
          <table:table-cell office:value-type="float" office:value="1500" table:style-name="ce1">
            <text:p>15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ิงห์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ามัญ</text:p>
          </table:table-cell>
          <table:table-cell office:value-type="string" table:style-name="ce4">
            <text:p>','</text:p>
          </table:table-cell>
          <table:table-cell office:value-type="float" office:value="1388992" table:style-name="ce1">
            <text:p>1388992</text:p>
          </table:table-cell>
          <table:table-cell office:value-type="string" table:style-name="ce4">
            <text:p>','</text:p>
          </table:table-cell>
          <table:table-cell office:value-type="float" office:value="6136066" table:style-name="ce1">
            <text:p>6136066</text:p>
          </table:table-cell>
          <table:table-cell office:value-type="string" table:style-name="ce4">
            <text:p>','</text:p>
          </table:table-cell>
          <table:table-cell office:value-type="float" office:value="477" table:style-name="ce1">
            <text:p>47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 คุ้มได้คืน 20/15</text:p>
          </table:table-cell>
          <table:table-cell office:value-type="string" table:style-name="ce4">
            <text:p>','</text:p>
          </table:table-cell>
          <table:table-cell office:value-type="float" office:value="3247996" table:style-name="ce1">
            <text:p>3247996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กรินทร์ กรมศุลกากร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ผู้จัดการหน่วย</text:p>
          </table:table-cell>
          <table:table-cell office:value-type="string" table:style-name="ce4">
            <text:p>',</text:p>
          </table:table-cell>
          <table:table-cell office:value-type="float" office:value="1076" table:style-name="ce1">
            <text:p>1076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office:value-type="float" office:value="64" table:style-name="ce1">
            <text:p>64</text:p>
          </table:table-cell>
          <table:table-cell office:value-type="string" table:style-name="ce4">
            <text:p>','</text:p>
          </table:table-cell>
          <table:table-cell office:value-type="date" office:date-value="2018-06-29T00:00:00" table:style-name="ce2">
            <text:p>2018-06-29</text:p>
          </table:table-cell>
          <table:table-cell office:value-type="string" table:style-name="ce4">
            <text:p>','</text:p>
          </table:table-cell>
          <table:table-cell office:value-type="date" office:date-value="2019-01-28T00:00:00" table:style-name="ce2">
            <text:p>2019-01-28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7176" table:style-name="ce1">
            <text:p>7176</text:p>
          </table:table-cell>
          <table:table-cell office:value-type="string" table:style-name="ce1">
            <text:p>,'</text:p>
          </table:table-cell>
          <table:table-cell office:value-type="float" office:value="6" table:style-name="ce1">
            <text:p>6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28-12-256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เสมอ กรุงศรี</text:p>
          </table:table-cell>
          <table:table-cell office:value-type="string" table:style-name="ce4">
            <text:p>','</text:p>
          </table:table-cell>
          <table:table-cell office:value-type="float" office:value="3179900143896" table:style-name="ce5">
            <text:p>3179900143896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ธุรกิจส่วนตัว/ค้าขาย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้าขายสินค้าอุปโภค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51 ถ.จิตเกษม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บางพุทร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มืองสิงห์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ิงห์บุรี</text:p>
          </table:table-cell>
          <table:table-cell office:value-type="string" table:style-name="ce4">
            <text:p>','</text:p>
          </table:table-cell>
          <table:table-cell office:value-type="float" office:value="16000" table:style-name="ce1">
            <text:p>1600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892428929" table:style-name="ce1">
            <text:p>892428929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592" table:style-name="ce1">
            <text:p>2592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06-ภาคกลาง 1</text:p>
          </table:table-cell>
          <table:table-cell office:value-type="string" table:style-name="ce4">
            <text:p>','</text:p>
          </table:table-cell>
          <table:table-cell office:value-type="float" office:value="1500" table:style-name="ce1">
            <text:p>15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ิงห์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ช.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J7474973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พ0145095</text:p>
          </table:table-cell>
          <table:table-cell office:value-type="string" table:style-name="ce4">
            <text:p>','</text:p>
          </table:table-cell>
          <table:table-cell office:value-type="float" office:value="144" table:style-name="ce1">
            <text:p>14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ุ้มทวี (20/15)</text:p>
          </table:table-cell>
          <table:table-cell office:value-type="string" table:style-name="ce4">
            <text:p>','</text:p>
          </table:table-cell>
          <table:table-cell office:value-type="float" office:value="3247996" table:style-name="ce1">
            <text:p>3247996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กรินทร์ กรมศุลกากร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ผู้จัดการหน่วย</text:p>
          </table:table-cell>
          <table:table-cell office:value-type="string" table:style-name="ce4">
            <text:p>',</text:p>
          </table:table-cell>
          <table:table-cell office:value-type="float" office:value="868" table:style-name="ce1">
            <text:p>868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office:value-type="float" office:value="39" table:style-name="ce1">
            <text:p>39</text:p>
          </table:table-cell>
          <table:table-cell office:value-type="string" table:style-name="ce4">
            <text:p>','</text:p>
          </table:table-cell>
          <table:table-cell office:value-type="date" office:date-value="2018-06-23T00:00:00" table:style-name="ce2">
            <text:p>2018-06-23</text:p>
          </table:table-cell>
          <table:table-cell office:value-type="string" table:style-name="ce4">
            <text:p>','</text:p>
          </table:table-cell>
          <table:table-cell office:value-type="date" office:date-value="2019-02-20T00:00:00" table:style-name="ce2">
            <text:p>2019-02-20</text:p>
          </table:table-cell>
          <table:table-cell office:value-type="string" table:style-name="ce4">
            <text:p>',</text:p>
          </table:table-cell>
          <table:table-cell office:value-type="float" office:value="76580" table:style-name="ce1">
            <text:p>76580</text:p>
          </table:table-cell>
          <table:table-cell office:value-type="string" table:style-name="ce1">
            <text:p>,</text:p>
          </table:table-cell>
          <table:table-cell office:value-type="float" office:value="3600" table:style-name="ce1">
            <text:p>3600</text:p>
          </table:table-cell>
          <table:table-cell office:value-type="string" table:style-name="ce1">
            <text:p>,'</text:p>
          </table:table-cell>
          <table:table-cell office:value-type="float" office:value="6" table:style-name="ce1">
            <text:p>6</text:p>
          </table:table-cell>
          <table:table-cell office:value-type="string" table:style-name="ce4">
            <text:p>','</text:p>
          </table:table-cell>
          <table:table-cell office:value-type="float" office:value="1161" table:style-name="ce1">
            <text:p>116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กระจุ๊บ ว่าวติดลม</text:p>
          </table:table-cell>
          <table:table-cell office:value-type="string" table:style-name="ce4">
            <text:p>','</text:p>
          </table:table-cell>
          <table:table-cell office:value-type="float" office:value="3160500393781" table:style-name="ce5">
            <text:p>3160500393781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ข้อมูลไม่ชัดเจน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รับจ้างเอกชน : ไม่ระบุอื่นๆ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116 หมู่ที่ 3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วสำโรง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ท่าวุ้ง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ลพบุรี</text:p>
          </table:table-cell>
          <table:table-cell office:value-type="string" table:style-name="ce4">
            <text:p>','</text:p>
          </table:table-cell>
          <table:table-cell office:value-type="float" office:value="15150" table:style-name="ce1">
            <text:p>1515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915930772" table:style-name="ce1">
            <text:p>915930772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593" table:style-name="ce1">
            <text:p>2593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06-ภาคกลาง 1</text:p>
          </table:table-cell>
          <table:table-cell office:value-type="string" table:style-name="ce4">
            <text:p>','</text:p>
          </table:table-cell>
          <table:table-cell office:value-type="float" office:value="1500" table:style-name="ce1">
            <text:p>15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ิงห์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ามัญ</text:p>
          </table:table-cell>
          <table:table-cell office:value-type="string" table:style-name="ce4">
            <text:p>','</text:p>
          </table:table-cell>
          <table:table-cell office:value-type="float" office:value="1388995" table:style-name="ce1">
            <text:p>1388995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476" table:style-name="ce1">
            <text:p>476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 คุ้มได้คืน 20/10</text:p>
          </table:table-cell>
          <table:table-cell office:value-type="string" table:style-name="ce4">
            <text:p>','</text:p>
          </table:table-cell>
          <table:table-cell office:value-type="float" office:value="6000568" table:style-name="ce1">
            <text:p>6000568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.ส.กลอเรีย คาดคั้น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วหน้าหน่วย</text:p>
          </table:table-cell>
          <table:table-cell office:value-type="string" table:style-name="ce4">
            <text:p>',</text:p>
          </table:table-cell>
          <table:table-cell office:value-type="float" office:value="6421" table:style-name="ce1">
            <text:p>6421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date" office:date-value="2018-07-02T00:00:00" table:style-name="ce2">
            <text:p>2018-07-02</text:p>
          </table:table-cell>
          <table:table-cell office:value-type="string" table:style-name="ce4">
            <text:p>','</text:p>
          </table:table-cell>
          <table:table-cell office:value-type="date" office:date-value="2019-08-01T00:00:00" table:style-name="ce2">
            <text:p>2019-08-01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32108" table:style-name="ce1">
            <text:p>32108</text:p>
          </table:table-cell>
          <table:table-cell office:value-type="string" table:style-name="ce1">
            <text:p>,'</text:p>
          </table:table-cell>
          <table:table-cell office:value-type="float" office:value="12" table:style-name="ce1">
            <text:p>1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01-07-256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.ส.กลอเรีย คาดคั้น</text:p>
          </table:table-cell>
          <table:table-cell office:value-type="string" table:style-name="ce4">
            <text:p>','</text:p>
          </table:table-cell>
          <table:table-cell table:style-name="ce5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594" table:style-name="ce1">
            <text:p>2594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06-ภาคกลาง 1</text:p>
          </table:table-cell>
          <table:table-cell office:value-type="string" table:style-name="ce4">
            <text:p>','</text:p>
          </table:table-cell>
          <table:table-cell office:value-type="float" office:value="1500" table:style-name="ce1">
            <text:p>15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ิงห์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ช.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J747497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จ0210879</text:p>
          </table:table-cell>
          <table:table-cell office:value-type="string" table:style-name="ce4">
            <text:p>','</text:p>
          </table:table-cell>
          <table:table-cell office:value-type="float" office:value="144" table:style-name="ce1">
            <text:p>14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ุ้มทวี (20/15)</text:p>
          </table:table-cell>
          <table:table-cell office:value-type="string" table:style-name="ce4">
            <text:p>','</text:p>
          </table:table-cell>
          <table:table-cell office:value-type="float" office:value="3247996" table:style-name="ce1">
            <text:p>3247996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กรินทร์ กรมศุลกากร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ผู้จัดการหน่วย</text:p>
          </table:table-cell>
          <table:table-cell office:value-type="string" table:style-name="ce4">
            <text:p>',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office:value-type="float" office:value="40" table:style-name="ce1">
            <text:p>40</text:p>
          </table:table-cell>
          <table:table-cell office:value-type="string" table:style-name="ce4">
            <text:p>','</text:p>
          </table:table-cell>
          <table:table-cell office:value-type="date" office:date-value="2018-06-20T00:00:00" table:style-name="ce2">
            <text:p>2018-06-20</text:p>
          </table:table-cell>
          <table:table-cell office:value-type="string" table:style-name="ce4">
            <text:p>','</text:p>
          </table:table-cell>
          <table:table-cell office:value-type="date" office:date-value="2018-10-18T00:00:00" table:style-name="ce2">
            <text:p>2018-10-18</text:p>
          </table:table-cell>
          <table:table-cell office:value-type="string" table:style-name="ce4">
            <text:p>',</text:p>
          </table:table-cell>
          <table:table-cell office:value-type="float" office:value="76080" table:style-name="ce1">
            <text:p>76080</text:p>
          </table:table-cell>
          <table:table-cell office:value-type="string" table:style-name="ce1">
            <text:p>,</text:p>
          </table:table-cell>
          <table:table-cell office:value-type="float" office:value="600" table:style-name="ce1">
            <text:p>600</text:p>
          </table:table-cell>
          <table:table-cell office:value-type="string" table:style-name="ce1">
            <text:p>,'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','</text:p>
          </table:table-cell>
          <table:table-cell office:value-type="float" office:value="761" table:style-name="ce1">
            <text:p>76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.ส.ปลั๊กไฟ ส่วนหัว</text:p>
          </table:table-cell>
          <table:table-cell office:value-type="string" table:style-name="ce4">
            <text:p>','</text:p>
          </table:table-cell>
          <table:table-cell office:value-type="float" office:value="3179900069866" table:style-name="ce5">
            <text:p>3179900069866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ข้อมูลไม่ชัดเจน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ช่างตัดเย็บเสื้อผ้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185/1 หมู่ที่ 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บางมัญ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มืองสิงห์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ิงห์บุรี</text:p>
          </table:table-cell>
          <table:table-cell office:value-type="string" table:style-name="ce4">
            <text:p>','</text:p>
          </table:table-cell>
          <table:table-cell office:value-type="float" office:value="16000" table:style-name="ce1">
            <text:p>1600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988824245" table:style-name="ce1">
            <text:p>988824245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595" table:style-name="ce1">
            <text:p>259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06-ภาคกลาง 1</text:p>
          </table:table-cell>
          <table:table-cell office:value-type="string" table:style-name="ce4">
            <text:p>','</text:p>
          </table:table-cell>
          <table:table-cell office:value-type="float" office:value="1500" table:style-name="ce1">
            <text:p>15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ิงห์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ามัญ</text:p>
          </table:table-cell>
          <table:table-cell office:value-type="string" table:style-name="ce4">
            <text:p>','</text:p>
          </table:table-cell>
          <table:table-cell office:value-type="float" office:value="1388993" table:style-name="ce1">
            <text:p>1388993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477" table:style-name="ce1">
            <text:p>47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 คุ้มได้คืน 20/15</text:p>
          </table:table-cell>
          <table:table-cell office:value-type="string" table:style-name="ce4">
            <text:p>','</text:p>
          </table:table-cell>
          <table:table-cell office:value-type="float" office:value="3605445" table:style-name="ce1">
            <text:p>360544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สมญานาม กระปุก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วหน้าหน่วย</text:p>
          </table:table-cell>
          <table:table-cell office:value-type="string" table:style-name="ce4">
            <text:p>',</text:p>
          </table:table-cell>
          <table:table-cell office:value-type="float" office:value="3148" table:style-name="ce1">
            <text:p>3148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date" office:date-value="2018-07-02T00:00:00" table:style-name="ce2">
            <text:p>2018-07-02</text:p>
          </table:table-cell>
          <table:table-cell office:value-type="string" table:style-name="ce4">
            <text:p>','</text:p>
          </table:table-cell>
          <table:table-cell office:value-type="date" office:date-value="2019-08-01T00:00:00" table:style-name="ce2">
            <text:p>2019-08-01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13374" table:style-name="ce1">
            <text:p>13374</text:p>
          </table:table-cell>
          <table:table-cell office:value-type="string" table:style-name="ce1">
            <text:p>,'</text:p>
          </table:table-cell>
          <table:table-cell office:value-type="float" office:value="12" table:style-name="ce1">
            <text:p>1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01-07-256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กระเดียด จับภาพ</text:p>
          </table:table-cell>
          <table:table-cell office:value-type="string" table:style-name="ce4">
            <text:p>','</text:p>
          </table:table-cell>
          <table:table-cell table:style-name="ce5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596" table:style-name="ce1">
            <text:p>2596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06-ภาคกลาง 1</text:p>
          </table:table-cell>
          <table:table-cell office:value-type="string" table:style-name="ce4">
            <text:p>','</text:p>
          </table:table-cell>
          <table:table-cell office:value-type="float" office:value="1500" table:style-name="ce1">
            <text:p>15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ิงห์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ช.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J747497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ว0241752</text:p>
          </table:table-cell>
          <table:table-cell office:value-type="string" table:style-name="ce4">
            <text:p>','</text:p>
          </table:table-cell>
          <table:table-cell office:value-type="float" office:value="144" table:style-name="ce1">
            <text:p>14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ุ้มทวี (20/15)</text:p>
          </table:table-cell>
          <table:table-cell office:value-type="string" table:style-name="ce4">
            <text:p>','</text:p>
          </table:table-cell>
          <table:table-cell office:value-type="float" office:value="5200429" table:style-name="ce1">
            <text:p>520042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กลัวเกรง เอาแต่ใจ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วหน้าหน่วย</text:p>
          </table:table-cell>
          <table:table-cell office:value-type="string" table:style-name="ce4">
            <text:p>',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office:value-type="float" office:value="44" table:style-name="ce1">
            <text:p>44</text:p>
          </table:table-cell>
          <table:table-cell office:value-type="string" table:style-name="ce4">
            <text:p>','</text:p>
          </table:table-cell>
          <table:table-cell office:value-type="date" office:date-value="2018-06-28T00:00:00" table:style-name="ce2">
            <text:p>2018-06-28</text:p>
          </table:table-cell>
          <table:table-cell office:value-type="string" table:style-name="ce4">
            <text:p>','</text:p>
          </table:table-cell>
          <table:table-cell office:value-type="date" office:date-value="2019-08-26T00:00:00" table:style-name="ce2">
            <text:p>2019-08-26</text:p>
          </table:table-cell>
          <table:table-cell office:value-type="string" table:style-name="ce4">
            <text:p>',</text:p>
          </table:table-cell>
          <table:table-cell office:value-type="float" office:value="78420" table:style-name="ce1">
            <text:p>78420</text:p>
          </table:table-cell>
          <table:table-cell office:value-type="string" table:style-name="ce1">
            <text:p>,</text:p>
          </table:table-cell>
          <table:table-cell office:value-type="float" office:value="8400" table:style-name="ce1">
            <text:p>8400</text:p>
          </table:table-cell>
          <table:table-cell office:value-type="string" table:style-name="ce1">
            <text:p>,'</text:p>
          </table:table-cell>
          <table:table-cell office:value-type="float" office:value="12" table:style-name="ce1">
            <text:p>12</text:p>
          </table:table-cell>
          <table:table-cell office:value-type="string" table:style-name="ce4">
            <text:p>','</text:p>
          </table:table-cell>
          <table:table-cell office:value-type="float" office:value="562" table:style-name="ce1">
            <text:p>56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กระถิน กล้องดูดาว</text:p>
          </table:table-cell>
          <table:table-cell office:value-type="string" table:style-name="ce4">
            <text:p>','</text:p>
          </table:table-cell>
          <table:table-cell office:value-type="float" office:value="3460100675728" table:style-name="ce5">
            <text:p>3460100675728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ข้อมูลไม่ชัดเจน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รับจ้างเอกชน : ไม่ระบุอื่นๆ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86/1 หมู่ที่ 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ถอนสมอ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ท่าช้าง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ิงห์บุรี</text:p>
          </table:table-cell>
          <table:table-cell office:value-type="string" table:style-name="ce4">
            <text:p>','</text:p>
          </table:table-cell>
          <table:table-cell office:value-type="float" office:value="16140" table:style-name="ce1">
            <text:p>1614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812908329" table:style-name="ce1">
            <text:p>812908329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597" table:style-name="ce1">
            <text:p>2597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06-ภาคกลาง 1</text:p>
          </table:table-cell>
          <table:table-cell office:value-type="string" table:style-name="ce4">
            <text:p>','</text:p>
          </table:table-cell>
          <table:table-cell office:value-type="float" office:value="1500" table:style-name="ce1">
            <text:p>15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ิงห์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ช.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J747497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ว0265273</text:p>
          </table:table-cell>
          <table:table-cell office:value-type="string" table:style-name="ce4">
            <text:p>','</text:p>
          </table:table-cell>
          <table:table-cell office:value-type="float" office:value="144" table:style-name="ce1">
            <text:p>14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ุ้มทวี (20/15)</text:p>
          </table:table-cell>
          <table:table-cell office:value-type="string" table:style-name="ce4">
            <text:p>','</text:p>
          </table:table-cell>
          <table:table-cell office:value-type="float" office:value="3807387" table:style-name="ce1">
            <text:p>380738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กระซิก บุษราคัม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ผู้จัดการหน่วย</text:p>
          </table:table-cell>
          <table:table-cell office:value-type="string" table:style-name="ce4">
            <text:p>',</text:p>
          </table:table-cell>
          <table:table-cell office:value-type="float" office:value="3330" table:style-name="ce1">
            <text:p>333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office:value-type="float" office:value="53" table:style-name="ce1">
            <text:p>53</text:p>
          </table:table-cell>
          <table:table-cell office:value-type="string" table:style-name="ce4">
            <text:p>','</text:p>
          </table:table-cell>
          <table:table-cell office:value-type="date" office:date-value="2018-06-18T00:00:00" table:style-name="ce2">
            <text:p>2018-06-18</text:p>
          </table:table-cell>
          <table:table-cell office:value-type="string" table:style-name="ce4">
            <text:p>','</text:p>
          </table:table-cell>
          <table:table-cell office:value-type="date" office:date-value="2019-08-16T00:00:00" table:style-name="ce2">
            <text:p>2019-08-16</text:p>
          </table:table-cell>
          <table:table-cell office:value-type="string" table:style-name="ce4">
            <text:p>',</text:p>
          </table:table-cell>
          <table:table-cell office:value-type="float" office:value="110000" table:style-name="ce1">
            <text:p>110000</text:p>
          </table:table-cell>
          <table:table-cell office:value-type="string" table:style-name="ce1">
            <text:p>,</text:p>
          </table:table-cell>
          <table:table-cell office:value-type="float" office:value="12000" table:style-name="ce1">
            <text:p>12000</text:p>
          </table:table-cell>
          <table:table-cell office:value-type="string" table:style-name="ce1">
            <text:p>,'</text:p>
          </table:table-cell>
          <table:table-cell office:value-type="float" office:value="12" table:style-name="ce1">
            <text:p>12</text:p>
          </table:table-cell>
          <table:table-cell office:value-type="string" table:style-name="ce4">
            <text:p>','</text:p>
          </table:table-cell>
          <table:table-cell office:value-type="float" office:value="562" table:style-name="ce1">
            <text:p>56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วัฒนา กระเพื่อม</text:p>
          </table:table-cell>
          <table:table-cell office:value-type="string" table:style-name="ce4">
            <text:p>','</text:p>
          </table:table-cell>
          <table:table-cell office:value-type="float" office:value="3170500151974" table:style-name="ce5">
            <text:p>3170500151974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ธุรกิจส่วนตัว/ค้าขาย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้าขายเครื่องบริโภค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153/3 หมู่ที่ 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พิกุลทอง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ท่าช้าง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ิงห์บุรี</text:p>
          </table:table-cell>
          <table:table-cell office:value-type="string" table:style-name="ce4">
            <text:p>','</text:p>
          </table:table-cell>
          <table:table-cell office:value-type="float" office:value="16140" table:style-name="ce1">
            <text:p>1614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814979984" table:style-name="ce1">
            <text:p>814979984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598" table:style-name="ce1">
            <text:p>2598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06-ภาคกลาง 1</text:p>
          </table:table-cell>
          <table:table-cell office:value-type="string" table:style-name="ce4">
            <text:p>','</text:p>
          </table:table-cell>
          <table:table-cell office:value-type="float" office:value="1500" table:style-name="ce1">
            <text:p>15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ิงห์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ามัญ</text:p>
          </table:table-cell>
          <table:table-cell office:value-type="string" table:style-name="ce4">
            <text:p>','</text:p>
          </table:table-cell>
          <table:table-cell office:value-type="float" office:value="1388994" table:style-name="ce1">
            <text:p>1388994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477" table:style-name="ce1">
            <text:p>47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 คุ้มได้คืน 20/15</text:p>
          </table:table-cell>
          <table:table-cell office:value-type="string" table:style-name="ce4">
            <text:p>','</text:p>
          </table:table-cell>
          <table:table-cell office:value-type="float" office:value="3605445" table:style-name="ce1">
            <text:p>360544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สมญานาม กระปุก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วหน้าหน่วย</text:p>
          </table:table-cell>
          <table:table-cell office:value-type="string" table:style-name="ce4">
            <text:p>',</text:p>
          </table:table-cell>
          <table:table-cell office:value-type="float" office:value="2657" table:style-name="ce1">
            <text:p>2657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date" office:date-value="2018-07-02T00:00:00" table:style-name="ce2">
            <text:p>2018-07-02</text:p>
          </table:table-cell>
          <table:table-cell office:value-type="string" table:style-name="ce4">
            <text:p>','</text:p>
          </table:table-cell>
          <table:table-cell office:value-type="date" office:date-value="2019-08-01T00:00:00" table:style-name="ce2">
            <text:p>2019-08-01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13774" table:style-name="ce1">
            <text:p>13774</text:p>
          </table:table-cell>
          <table:table-cell office:value-type="string" table:style-name="ce1">
            <text:p>,'</text:p>
          </table:table-cell>
          <table:table-cell office:value-type="float" office:value="12" table:style-name="ce1">
            <text:p>1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01-07-256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ชิเกลลา จับภาพ</text:p>
          </table:table-cell>
          <table:table-cell office:value-type="string" table:style-name="ce4">
            <text:p>','</text:p>
          </table:table-cell>
          <table:table-cell table:style-name="ce5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599" table:style-name="ce1">
            <text:p>2599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06-ภาคกลาง 1</text:p>
          </table:table-cell>
          <table:table-cell office:value-type="string" table:style-name="ce4">
            <text:p>','</text:p>
          </table:table-cell>
          <table:table-cell office:value-type="float" office:value="1500" table:style-name="ce1">
            <text:p>15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ิงห์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10422476</text:p>
          </table:table-cell>
          <table:table-cell office:value-type="string" table:style-name="ce4">
            <text:p>','</text:p>
          </table:table-cell>
          <table:table-cell office:value-type="float" office:value="10015438" table:style-name="ce1">
            <text:p>10015438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01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ใจกว้างเต็มแมกซ์ 1</text:p>
          </table:table-cell>
          <table:table-cell office:value-type="string" table:style-name="ce4">
            <text:p>','</text:p>
          </table:table-cell>
          <table:table-cell office:value-type="float" office:value="4104459" table:style-name="ce1">
            <text:p>410445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โพธิ์ทอง กลุ่มชาติพันธุ์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วหน้าหน่วย</text:p>
          </table:table-cell>
          <table:table-cell office:value-type="string" table:style-name="ce4">
            <text:p>',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25" table:style-name="ce1">
            <text:p>25</text:p>
          </table:table-cell>
          <table:table-cell office:value-type="string" table:style-name="ce4">
            <text:p>','</text:p>
          </table:table-cell>
          <table:table-cell office:value-type="date" office:date-value="2018-06-24T00:00:00" table:style-name="ce2">
            <text:p>2018-06-24</text:p>
          </table:table-cell>
          <table:table-cell office:value-type="string" table:style-name="ce4">
            <text:p>','</text:p>
          </table:table-cell>
          <table:table-cell office:value-type="date" office:date-value="2021-06-24T00:00:00" table:style-name="ce2">
            <text:p>2021-06-24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1475" table:style-name="ce1">
            <text:p>1475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นายไม้ขอน ช่างปูน</text:p>
          </table:table-cell>
          <table:table-cell office:value-type="string" table:style-name="ce4">
            <text:p>','</text:p>
          </table:table-cell>
          <table:table-cell office:value-type="float" office:value="1179900257968" table:style-name="ce5">
            <text:p>1179900257968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ื่นๆ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ม่ระบุรหัสอาชีพ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2/6 หมู่ที่ 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บางมัญ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มืองสิงห์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ิงห์บุรี</text:p>
          </table:table-cell>
          <table:table-cell office:value-type="string" table:style-name="ce4">
            <text:p>','</text:p>
          </table:table-cell>
          <table:table-cell office:value-type="float" office:value="16000" table:style-name="ce1">
            <text:p>1600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861231858" table:style-name="ce1">
            <text:p>861231858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884" table:style-name="ce1">
            <text:p>884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06-ภาคกลาง 1</text:p>
          </table:table-cell>
          <table:table-cell office:value-type="string" table:style-name="ce4">
            <text:p>','</text:p>
          </table:table-cell>
          <table:table-cell office:value-type="float" office:value="702" table:style-name="ce1">
            <text:p>70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โคกสำโรง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ช.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J7434733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ช0125107</text:p>
          </table:table-cell>
          <table:table-cell office:value-type="string" table:style-name="ce4">
            <text:p>','</text:p>
          </table:table-cell>
          <table:table-cell office:value-type="float" office:value="144" table:style-name="ce1">
            <text:p>14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ุ้มทวี (20/15)</text:p>
          </table:table-cell>
          <table:table-cell office:value-type="string" table:style-name="ce4">
            <text:p>','</text:p>
          </table:table-cell>
          <table:table-cell office:value-type="float" office:value="4201563" table:style-name="ce1">
            <text:p>4201563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กระเซิง กรินทร์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ผู้จัดการหน่วย</text:p>
          </table:table-cell>
          <table:table-cell office:value-type="string" table:style-name="ce4">
            <text:p>',</text:p>
          </table:table-cell>
          <table:table-cell office:value-type="float" office:value="3330" table:style-name="ce1">
            <text:p>333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date" office:date-value="2018-10-04T00:00:00" table:style-name="ce2">
            <text:p>2018-10-04</text:p>
          </table:table-cell>
          <table:table-cell office:value-type="string" table:style-name="ce4">
            <text:p>','</text:p>
          </table:table-cell>
          <table:table-cell office:value-type="date" office:date-value="2019-12-02T00:00:00" table:style-name="ce2">
            <text:p>2019-12-02</text:p>
          </table:table-cell>
          <table:table-cell office:value-type="string" table:style-name="ce4">
            <text:p>',</text:p>
          </table:table-cell>
          <table:table-cell office:value-type="float" office:value="103160" table:style-name="ce1">
            <text:p>103160</text:p>
          </table:table-cell>
          <table:table-cell office:value-type="string" table:style-name="ce1">
            <text:p>,</text:p>
          </table:table-cell>
          <table:table-cell office:value-type="float" office:value="12000" table:style-name="ce1">
            <text:p>12000</text:p>
          </table:table-cell>
          <table:table-cell office:value-type="string" table:style-name="ce1">
            <text:p>,'</text:p>
          </table:table-cell>
          <table:table-cell office:value-type="float" office:value="12" table:style-name="ce1">
            <text:p>12</text:p>
          </table:table-cell>
          <table:table-cell office:value-type="string" table:style-name="ce4">
            <text:p>','</text:p>
          </table:table-cell>
          <table:table-cell office:value-type="float" office:value="962" table:style-name="ce1">
            <text:p>96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กะแช่ ไพ่ป๊อก</text:p>
          </table:table-cell>
          <table:table-cell office:value-type="string" table:style-name="ce4">
            <text:p>','</text:p>
          </table:table-cell>
          <table:table-cell table:style-name="ce5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14</text:p>
          </table:table-cell>
          <table:table-cell office:value-type="string" table:style-name="ce4">
            <text:p>','</text:p>
          </table:table-cell>
          <table:table-cell office:value-type="date" office:date-value="2018-10-11T13:38:48" table:style-name="ce6">
            <text:p>2018/10/11 13:38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1011_1339_41456.csv</text:p>
          </table:table-cell>
          <table:table-cell office:value-type="string" table:style-name="ce4">
            <text:p>','</text:p>
          </table:table-cell>
          <table:table-cell office:value-type="date" office:date-value="2018-10-11T13:40:54" table:style-name="ce6">
            <text:p>2018/10/11 13:40</text:p>
          </table:table-cell>
          <table:table-cell office:value-type="string" table:style-name="ce4">
            <text:p>','</text:p>
          </table:table-cell>
          <table:table-cell office:value-type="float" office:value="6296291" table:style-name="ce1">
            <text:p>6296291</text:p>
          </table:table-cell>
          <table:table-cell office:value-type="string" table:style-name="ce4">
            <text:p>','</text:p>
          </table:table-cell>
          <table:table-cell office:value-type="date" office:date-value="2018-10-11T13:40:54" table:style-name="ce6">
            <text:p>2018/10/11 13:4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00" table:style-name="ce1">
            <text:p>260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06-ภาคกลาง 1</text:p>
          </table:table-cell>
          <table:table-cell office:value-type="string" table:style-name="ce4">
            <text:p>','</text:p>
          </table:table-cell>
          <table:table-cell office:value-type="float" office:value="1500" table:style-name="ce1">
            <text:p>15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ิงห์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ช.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J7474968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ศ0045636</text:p>
          </table:table-cell>
          <table:table-cell office:value-type="string" table:style-name="ce4">
            <text:p>','</text:p>
          </table:table-cell>
          <table:table-cell office:value-type="float" office:value="144" table:style-name="ce1">
            <text:p>14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ุ้มทวี (20/15)</text:p>
          </table:table-cell>
          <table:table-cell office:value-type="string" table:style-name="ce4">
            <text:p>','</text:p>
          </table:table-cell>
          <table:table-cell office:value-type="float" office:value="3247993" table:style-name="ce1">
            <text:p>3247993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ลอย ดีเลิศ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วหน้าหน่วย</text:p>
          </table:table-cell>
          <table:table-cell office:value-type="string" table:style-name="ce4">
            <text:p>',</text:p>
          </table:table-cell>
          <table:table-cell office:value-type="float" office:value="868" table:style-name="ce1">
            <text:p>868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office:value-type="float" office:value="38" table:style-name="ce1">
            <text:p>38</text:p>
          </table:table-cell>
          <table:table-cell office:value-type="string" table:style-name="ce4">
            <text:p>','</text:p>
          </table:table-cell>
          <table:table-cell office:value-type="date" office:date-value="2018-06-14T00:00:00" table:style-name="ce2">
            <text:p>2018-06-14</text:p>
          </table:table-cell>
          <table:table-cell office:value-type="string" table:style-name="ce4">
            <text:p>','</text:p>
          </table:table-cell>
          <table:table-cell office:value-type="date" office:date-value="2019-02-11T00:00:00" table:style-name="ce2">
            <text:p>2019-02-11</text:p>
          </table:table-cell>
          <table:table-cell office:value-type="string" table:style-name="ce4">
            <text:p>',</text:p>
          </table:table-cell>
          <table:table-cell office:value-type="float" office:value="76580" table:style-name="ce1">
            <text:p>76580</text:p>
          </table:table-cell>
          <table:table-cell office:value-type="string" table:style-name="ce1">
            <text:p>,</text:p>
          </table:table-cell>
          <table:table-cell office:value-type="float" office:value="3600" table:style-name="ce1">
            <text:p>3600</text:p>
          </table:table-cell>
          <table:table-cell office:value-type="string" table:style-name="ce1">
            <text:p>,'</text:p>
          </table:table-cell>
          <table:table-cell office:value-type="float" office:value="6" table:style-name="ce1">
            <text:p>6</text:p>
          </table:table-cell>
          <table:table-cell office:value-type="string" table:style-name="ce4">
            <text:p>','</text:p>
          </table:table-cell>
          <table:table-cell office:value-type="float" office:value="1161" table:style-name="ce1">
            <text:p>116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กระเฉด กว้างขวาง</text:p>
          </table:table-cell>
          <table:table-cell office:value-type="string" table:style-name="ce4">
            <text:p>','</text:p>
          </table:table-cell>
          <table:table-cell office:value-type="float" office:value="5170100004482" table:style-name="ce5">
            <text:p>5170100004482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ข้อมูลไม่ชัดเจน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้าขาย : ไม่ระบุอื่นๆ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48 หมู่ที่ 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บางกระบือ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มืองสิงห์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ิงห์บุรี</text:p>
          </table:table-cell>
          <table:table-cell office:value-type="string" table:style-name="ce4">
            <text:p>','</text:p>
          </table:table-cell>
          <table:table-cell office:value-type="float" office:value="16000" table:style-name="ce1">
            <text:p>1600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623978018" table:style-name="ce1">
            <text:p>623978018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01" table:style-name="ce1">
            <text:p>2601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06-ภาคกลาง 1</text:p>
          </table:table-cell>
          <table:table-cell office:value-type="string" table:style-name="ce4">
            <text:p>','</text:p>
          </table:table-cell>
          <table:table-cell office:value-type="float" office:value="1500" table:style-name="ce1">
            <text:p>15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ิงห์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ช.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J747497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ข0029951</text:p>
          </table:table-cell>
          <table:table-cell office:value-type="string" table:style-name="ce4">
            <text:p>','</text:p>
          </table:table-cell>
          <table:table-cell office:value-type="float" office:value="144" table:style-name="ce1">
            <text:p>14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ุ้มทวี (20/15)</text:p>
          </table:table-cell>
          <table:table-cell office:value-type="string" table:style-name="ce4">
            <text:p>','</text:p>
          </table:table-cell>
          <table:table-cell office:value-type="float" office:value="3247996" table:style-name="ce1">
            <text:p>3247996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กรินทร์ กรมศุลกากร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ผู้จัดการหน่วย</text:p>
          </table:table-cell>
          <table:table-cell office:value-type="string" table:style-name="ce4">
            <text:p>',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office:value-type="float" office:value="48" table:style-name="ce1">
            <text:p>48</text:p>
          </table:table-cell>
          <table:table-cell office:value-type="string" table:style-name="ce4">
            <text:p>','</text:p>
          </table:table-cell>
          <table:table-cell office:value-type="date" office:date-value="2018-06-19T00:00:00" table:style-name="ce2">
            <text:p>2018-06-19</text:p>
          </table:table-cell>
          <table:table-cell office:value-type="string" table:style-name="ce4">
            <text:p>','</text:p>
          </table:table-cell>
          <table:table-cell office:value-type="date" office:date-value="2018-09-16T00:00:00" table:style-name="ce2">
            <text:p>2018-09-16</text:p>
          </table:table-cell>
          <table:table-cell office:value-type="string" table:style-name="ce4">
            <text:p>',</text:p>
          </table:table-cell>
          <table:table-cell office:value-type="float" office:value="70840" table:style-name="ce1">
            <text:p>70840</text:p>
          </table:table-cell>
          <table:table-cell office:value-type="string" table:style-name="ce1">
            <text:p>,</text:p>
          </table:table-cell>
          <table:table-cell office:value-type="float" office:value="600" table:style-name="ce1">
            <text:p>600</text:p>
          </table:table-cell>
          <table:table-cell office:value-type="string" table:style-name="ce1">
            <text:p>,'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','</text:p>
          </table:table-cell>
          <table:table-cell office:value-type="float" office:value="661" table:style-name="ce1">
            <text:p>66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.ส.กินน้ำลึก มีปากเสียง</text:p>
          </table:table-cell>
          <table:table-cell office:value-type="string" table:style-name="ce4">
            <text:p>','</text:p>
          </table:table-cell>
          <table:table-cell office:value-type="float" office:value="3179900023386" table:style-name="ce5">
            <text:p>3179900023386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ธุรกิจส่วนตัว/ค้าขาย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้าขายเครื่องบริโภค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224 <text:s/>ถนนนายเมือง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บางพุทร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มืองสิงห์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ิงห์บุรี</text:p>
          </table:table-cell>
          <table:table-cell office:value-type="string" table:style-name="ce4">
            <text:p>','</text:p>
          </table:table-cell>
          <table:table-cell office:value-type="float" office:value="16000" table:style-name="ce1">
            <text:p>1600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972707440" table:style-name="ce1">
            <text:p>97270744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02" table:style-name="ce1">
            <text:p>2602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06-ภาคกลาง 1</text:p>
          </table:table-cell>
          <table:table-cell office:value-type="string" table:style-name="ce4">
            <text:p>','</text:p>
          </table:table-cell>
          <table:table-cell office:value-type="float" office:value="1500" table:style-name="ce1">
            <text:p>15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ิงห์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ช.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J747496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0228860</text:p>
          </table:table-cell>
          <table:table-cell office:value-type="string" table:style-name="ce4">
            <text:p>','</text:p>
          </table:table-cell>
          <table:table-cell office:value-type="float" office:value="144" table:style-name="ce1">
            <text:p>14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ุ้มทวี (20/15)</text:p>
          </table:table-cell>
          <table:table-cell office:value-type="string" table:style-name="ce4">
            <text:p>','</text:p>
          </table:table-cell>
          <table:table-cell office:value-type="float" office:value="4501294" table:style-name="ce1">
            <text:p>450129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กระตุ้น กระเบนเหน็บ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ผู้จัดการหน่วย</text:p>
          </table:table-cell>
          <table:table-cell office:value-type="string" table:style-name="ce4">
            <text:p>',</text:p>
          </table:table-cell>
          <table:table-cell office:value-type="float" office:value="1665" table:style-name="ce1">
            <text:p>166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office:value-type="float" office:value="53" table:style-name="ce1">
            <text:p>53</text:p>
          </table:table-cell>
          <table:table-cell office:value-type="string" table:style-name="ce4">
            <text:p>','</text:p>
          </table:table-cell>
          <table:table-cell office:value-type="date" office:date-value="2018-06-12T00:00:00" table:style-name="ce2">
            <text:p>2018-06-12</text:p>
          </table:table-cell>
          <table:table-cell office:value-type="string" table:style-name="ce4">
            <text:p>','</text:p>
          </table:table-cell>
          <table:table-cell office:value-type="date" office:date-value="2019-08-10T00:00:00" table:style-name="ce2">
            <text:p>2019-08-10</text:p>
          </table:table-cell>
          <table:table-cell office:value-type="string" table:style-name="ce4">
            <text:p>',</text:p>
          </table:table-cell>
          <table:table-cell office:value-type="float" office:value="57200" table:style-name="ce1">
            <text:p>57200</text:p>
          </table:table-cell>
          <table:table-cell office:value-type="string" table:style-name="ce1">
            <text:p>,</text:p>
          </table:table-cell>
          <table:table-cell office:value-type="float" office:value="7200" table:style-name="ce1">
            <text:p>7200</text:p>
          </table:table-cell>
          <table:table-cell office:value-type="string" table:style-name="ce1">
            <text:p>,'</text:p>
          </table:table-cell>
          <table:table-cell office:value-type="float" office:value="12" table:style-name="ce1">
            <text:p>12</text:p>
          </table:table-cell>
          <table:table-cell office:value-type="string" table:style-name="ce4">
            <text:p>','</text:p>
          </table:table-cell>
          <table:table-cell office:value-type="float" office:value="562" table:style-name="ce1">
            <text:p>56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กระหาย กระด้ง</text:p>
          </table:table-cell>
          <table:table-cell office:value-type="string" table:style-name="ce4">
            <text:p>','</text:p>
          </table:table-cell>
          <table:table-cell office:value-type="float" office:value="3170600347315" table:style-name="ce5">
            <text:p>3170600347315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ข้อมูลไม่ชัดเจน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้าขาย : ไม่ระบุอื่นๆ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28 หมู่ที่ 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้วยชัน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ินทร์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ิงห์บุรี</text:p>
          </table:table-cell>
          <table:table-cell office:value-type="string" table:style-name="ce4">
            <text:p>','</text:p>
          </table:table-cell>
          <table:table-cell office:value-type="float" office:value="16110" table:style-name="ce1">
            <text:p>1611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631473065" table:style-name="ce1">
            <text:p>631473065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03" table:style-name="ce1">
            <text:p>2603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06-ภาคกลาง 1</text:p>
          </table:table-cell>
          <table:table-cell office:value-type="string" table:style-name="ce4">
            <text:p>','</text:p>
          </table:table-cell>
          <table:table-cell office:value-type="float" office:value="1500" table:style-name="ce1">
            <text:p>15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ิงห์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01284499</text:p>
          </table:table-cell>
          <table:table-cell office:value-type="string" table:style-name="ce4">
            <text:p>','</text:p>
          </table:table-cell>
          <table:table-cell office:value-type="float" office:value="851640" table:style-name="ce1">
            <text:p>85164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01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ใจกว้างเต็มแมกซ์ 1</text:p>
          </table:table-cell>
          <table:table-cell office:value-type="string" table:style-name="ce4">
            <text:p>','</text:p>
          </table:table-cell>
          <table:table-cell office:value-type="float" office:value="3807387" table:style-name="ce1">
            <text:p>380738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กระซิก บุษราคัม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ผู้จัดการหน่วย</text:p>
          </table:table-cell>
          <table:table-cell office:value-type="string" table:style-name="ce4">
            <text:p>',</text:p>
          </table:table-cell>
          <table:table-cell office:value-type="float" office:value="177" table:style-name="ce1">
            <text:p>17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30" table:style-name="ce1">
            <text:p>30</text:p>
          </table:table-cell>
          <table:table-cell office:value-type="string" table:style-name="ce4">
            <text:p>','</text:p>
          </table:table-cell>
          <table:table-cell office:value-type="date" office:date-value="2018-07-03T00:00:00" table:style-name="ce2">
            <text:p>2018-07-03</text:p>
          </table:table-cell>
          <table:table-cell office:value-type="string" table:style-name="ce4">
            <text:p>','</text:p>
          </table:table-cell>
          <table:table-cell office:value-type="date" office:date-value="2019-07-03T00:00:00" table:style-name="ce2">
            <text:p>2019-07-03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1777" table:style-name="ce1">
            <text:p>177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น.ส.ปุยนุ่น พากย์หนัง</text:p>
          </table:table-cell>
          <table:table-cell office:value-type="string" table:style-name="ce4">
            <text:p>','</text:p>
          </table:table-cell>
          <table:table-cell office:value-type="float" office:value="1160100213887" table:style-name="ce5">
            <text:p>1160100213887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ื่นๆ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ม่ระบุรหัสอาชีพ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48 หมู่ 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โพตลาดแก้ว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ท่าวุ้ง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ลพบุรี</text:p>
          </table:table-cell>
          <table:table-cell office:value-type="string" table:style-name="ce4">
            <text:p>','</text:p>
          </table:table-cell>
          <table:table-cell office:value-type="float" office:value="15150" table:style-name="ce1">
            <text:p>1515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849702063" table:style-name="ce1">
            <text:p>849702063</text:p>
          </table:table-cell>
          <table:table-cell office:value-type="string" table:style-name="ce4">
            <text:p>','</text:p>
          </table:table-cell>
          <table:table-cell office:value-type="float" office:value="863100977" table:style-name="ce1">
            <text:p>86310097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04" table:style-name="ce1">
            <text:p>2604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06-ภาคกลาง 1</text:p>
          </table:table-cell>
          <table:table-cell office:value-type="string" table:style-name="ce4">
            <text:p>','</text:p>
          </table:table-cell>
          <table:table-cell office:value-type="float" office:value="1500" table:style-name="ce1">
            <text:p>15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ิงห์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ช.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J7474976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144" table:style-name="ce1">
            <text:p>14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ุ้มทวี (20/15)</text:p>
          </table:table-cell>
          <table:table-cell office:value-type="string" table:style-name="ce4">
            <text:p>','</text:p>
          </table:table-cell>
          <table:table-cell office:value-type="float" office:value="5000634" table:style-name="ce1">
            <text:p>500063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กระถิน เงินตาย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ผู้จัดการหน่วย</text:p>
          </table:table-cell>
          <table:table-cell office:value-type="string" table:style-name="ce4">
            <text:p>',</text:p>
          </table:table-cell>
          <table:table-cell office:value-type="float" office:value="5827" table:style-name="ce1">
            <text:p>5827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date" office:date-value="2018-07-02T00:00:00" table:style-name="ce2">
            <text:p>2018-07-02</text:p>
          </table:table-cell>
          <table:table-cell office:value-type="string" table:style-name="ce4">
            <text:p>','</text:p>
          </table:table-cell>
          <table:table-cell office:value-type="date" office:date-value="2019-08-30T00:00:00" table:style-name="ce2">
            <text:p>2019-08-30</text:p>
          </table:table-cell>
          <table:table-cell office:value-type="string" table:style-name="ce4">
            <text:p>',</text:p>
          </table:table-cell>
          <table:table-cell office:value-type="float" office:value="164350" table:style-name="ce1">
            <text:p>164350</text:p>
          </table:table-cell>
          <table:table-cell office:value-type="string" table:style-name="ce1">
            <text:p>,</text:p>
          </table:table-cell>
          <table:table-cell office:value-type="float" office:value="18000" table:style-name="ce1">
            <text:p>18000</text:p>
          </table:table-cell>
          <table:table-cell office:value-type="string" table:style-name="ce1">
            <text:p>,'</text:p>
          </table:table-cell>
          <table:table-cell office:value-type="float" office:value="12" table:style-name="ce1">
            <text:p>12</text:p>
          </table:table-cell>
          <table:table-cell office:value-type="string" table:style-name="ce4">
            <text:p>','</text:p>
          </table:table-cell>
          <table:table-cell office:value-type="float" office:value="662" table:style-name="ce1">
            <text:p>66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กลั้นใจ ตาโต</text:p>
          </table:table-cell>
          <table:table-cell office:value-type="string" table:style-name="ce4">
            <text:p>','</text:p>
          </table:table-cell>
          <table:table-cell table:style-name="ce5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05" table:style-name="ce1">
            <text:p>260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06-ภาคกลาง 1</text:p>
          </table:table-cell>
          <table:table-cell office:value-type="string" table:style-name="ce4">
            <text:p>','</text:p>
          </table:table-cell>
          <table:table-cell office:value-type="float" office:value="1500" table:style-name="ce1">
            <text:p>15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ิงห์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ช.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J747496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ร0043772</text:p>
          </table:table-cell>
          <table:table-cell office:value-type="string" table:style-name="ce4">
            <text:p>','</text:p>
          </table:table-cell>
          <table:table-cell office:value-type="float" office:value="144" table:style-name="ce1">
            <text:p>14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ุ้มทวี (20/15)</text:p>
          </table:table-cell>
          <table:table-cell office:value-type="string" table:style-name="ce4">
            <text:p>','</text:p>
          </table:table-cell>
          <table:table-cell office:value-type="float" office:value="3807387" table:style-name="ce1">
            <text:p>380738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กระซิก บุษราคัม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ผู้จัดการหน่วย</text:p>
          </table:table-cell>
          <table:table-cell office:value-type="string" table:style-name="ce4">
            <text:p>',</text:p>
          </table:table-cell>
          <table:table-cell office:value-type="float" office:value="3330" table:style-name="ce1">
            <text:p>333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office:value-type="float" office:value="56" table:style-name="ce1">
            <text:p>56</text:p>
          </table:table-cell>
          <table:table-cell office:value-type="string" table:style-name="ce4">
            <text:p>','</text:p>
          </table:table-cell>
          <table:table-cell office:value-type="date" office:date-value="2018-06-16T00:00:00" table:style-name="ce2">
            <text:p>2018-06-16</text:p>
          </table:table-cell>
          <table:table-cell office:value-type="string" table:style-name="ce4">
            <text:p>','</text:p>
          </table:table-cell>
          <table:table-cell office:value-type="date" office:date-value="2019-08-14T00:00:00" table:style-name="ce2">
            <text:p>2019-08-14</text:p>
          </table:table-cell>
          <table:table-cell office:value-type="string" table:style-name="ce4">
            <text:p>',</text:p>
          </table:table-cell>
          <table:table-cell office:value-type="float" office:value="88680" table:style-name="ce1">
            <text:p>88680</text:p>
          </table:table-cell>
          <table:table-cell office:value-type="string" table:style-name="ce1">
            <text:p>,</text:p>
          </table:table-cell>
          <table:table-cell office:value-type="float" office:value="12000" table:style-name="ce1">
            <text:p>12000</text:p>
          </table:table-cell>
          <table:table-cell office:value-type="string" table:style-name="ce1">
            <text:p>,'</text:p>
          </table:table-cell>
          <table:table-cell office:value-type="float" office:value="12" table:style-name="ce1">
            <text:p>12</text:p>
          </table:table-cell>
          <table:table-cell office:value-type="string" table:style-name="ce4">
            <text:p>','</text:p>
          </table:table-cell>
          <table:table-cell office:value-type="float" office:value="562" table:style-name="ce1">
            <text:p>56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รุ่ง ดีฝ่อ</text:p>
          </table:table-cell>
          <table:table-cell office:value-type="string" table:style-name="ce4">
            <text:p>','</text:p>
          </table:table-cell>
          <table:table-cell office:value-type="float" office:value="3160500121536" table:style-name="ce5">
            <text:p>3160500121536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ข้อมูลไม่ชัดเจน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รับจ้างเอกชน : ไม่ระบุอื่นๆ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27 หมู่ที่ 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บางคู้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ท่าวุ้ง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ลพบุรี</text:p>
          </table:table-cell>
          <table:table-cell office:value-type="string" table:style-name="ce4">
            <text:p>','</text:p>
          </table:table-cell>
          <table:table-cell office:value-type="float" office:value="15150" table:style-name="ce1">
            <text:p>1515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898200839" table:style-name="ce1">
            <text:p>898200839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06" table:style-name="ce1">
            <text:p>2606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06-ภาคกลาง 1</text:p>
          </table:table-cell>
          <table:table-cell office:value-type="string" table:style-name="ce4">
            <text:p>','</text:p>
          </table:table-cell>
          <table:table-cell office:value-type="float" office:value="1500" table:style-name="ce1">
            <text:p>15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ิงห์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10422547</text:p>
          </table:table-cell>
          <table:table-cell office:value-type="string" table:style-name="ce4">
            <text:p>','</text:p>
          </table:table-cell>
          <table:table-cell office:value-type="float" office:value="10033176" table:style-name="ce1">
            <text:p>10033176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01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ใจกว้างเต็มแมกซ์ 1</text:p>
          </table:table-cell>
          <table:table-cell office:value-type="string" table:style-name="ce4">
            <text:p>','</text:p>
          </table:table-cell>
          <table:table-cell office:value-type="float" office:value="5212275" table:style-name="ce1">
            <text:p>521227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เทพนิรมิต กระโจมอก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ตัวแทนเก็บเงิน</text:p>
          </table:table-cell>
          <table:table-cell office:value-type="string" table:style-name="ce4">
            <text:p>',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49" table:style-name="ce1">
            <text:p>49</text:p>
          </table:table-cell>
          <table:table-cell office:value-type="string" table:style-name="ce4">
            <text:p>','</text:p>
          </table:table-cell>
          <table:table-cell office:value-type="date" office:date-value="2018-06-09T00:00:00" table:style-name="ce2">
            <text:p>2018-06-09</text:p>
          </table:table-cell>
          <table:table-cell office:value-type="string" table:style-name="ce4">
            <text:p>','</text:p>
          </table:table-cell>
          <table:table-cell office:value-type="date" office:date-value="2022-06-09T00:00:00" table:style-name="ce2">
            <text:p>2022-06-09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1475" table:style-name="ce1">
            <text:p>1475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นายสมนัย กลีบขนุน</text:p>
          </table:table-cell>
          <table:table-cell office:value-type="string" table:style-name="ce4">
            <text:p>','</text:p>
          </table:table-cell>
          <table:table-cell office:value-type="float" office:value="3179900157498" table:style-name="ce5">
            <text:p>3179900157498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ื่นๆ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ม่ระบุรหัสอาชีพ</text:p>
          </table:table-cell>
          <table:table-cell office:value-type="string" table:style-name="ce4">
            <text:p>','</text:p>
          </table:table-cell>
          <table:table-cell office:value-type="float" office:value="1193" table:style-name="ce1">
            <text:p>1193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บางพุทร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มืองสิงห์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ิงห์บุรี</text:p>
          </table:table-cell>
          <table:table-cell office:value-type="string" table:style-name="ce4">
            <text:p>','</text:p>
          </table:table-cell>
          <table:table-cell office:value-type="float" office:value="16000" table:style-name="ce1">
            <text:p>1600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930155102" table:style-name="ce1">
            <text:p>930155102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07" table:style-name="ce1">
            <text:p>2607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06-ภาคกลาง 1</text:p>
          </table:table-cell>
          <table:table-cell office:value-type="string" table:style-name="ce4">
            <text:p>','</text:p>
          </table:table-cell>
          <table:table-cell office:value-type="float" office:value="1500" table:style-name="ce1">
            <text:p>15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ิงห์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10422546</text:p>
          </table:table-cell>
          <table:table-cell office:value-type="string" table:style-name="ce4">
            <text:p>','</text:p>
          </table:table-cell>
          <table:table-cell office:value-type="float" office:value="360417" table:style-name="ce1">
            <text:p>36041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01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ใจกว้างเต็มแมกซ์ 1</text:p>
          </table:table-cell>
          <table:table-cell office:value-type="string" table:style-name="ce4">
            <text:p>','</text:p>
          </table:table-cell>
          <table:table-cell office:value-type="float" office:value="6052178" table:style-name="ce1">
            <text:p>6052178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มีส่วน ติดแจ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ตัวแทนประกันชีวิต</text:p>
          </table:table-cell>
          <table:table-cell office:value-type="string" table:style-name="ce4">
            <text:p>',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48" table:style-name="ce1">
            <text:p>48</text:p>
          </table:table-cell>
          <table:table-cell office:value-type="string" table:style-name="ce4">
            <text:p>','</text:p>
          </table:table-cell>
          <table:table-cell office:value-type="date" office:date-value="2018-06-06T00:00:00" table:style-name="ce2">
            <text:p>2018-06-06</text:p>
          </table:table-cell>
          <table:table-cell office:value-type="string" table:style-name="ce4">
            <text:p>','</text:p>
          </table:table-cell>
          <table:table-cell office:value-type="date" office:date-value="2022-06-06T00:00:00" table:style-name="ce2">
            <text:p>2022-06-06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1475" table:style-name="ce1">
            <text:p>1475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นายนิล มโนช</text:p>
          </table:table-cell>
          <table:table-cell office:value-type="string" table:style-name="ce4">
            <text:p>','</text:p>
          </table:table-cell>
          <table:table-cell office:value-type="string" table:style-name="ce5">
            <text:p>NO_ID_FROM_DC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ื่นๆ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ม่ระบุรหัสอาชีพ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41/11 หมู่ที่ 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บางกะด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มืองปทุมธาน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ทุมธานี</text:p>
          </table:table-cell>
          <table:table-cell office:value-type="string" table:style-name="ce4">
            <text:p>','</text:p>
          </table:table-cell>
          <table:table-cell office:value-type="float" office:value="12000" table:style-name="ce1">
            <text:p>1200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08" table:style-name="ce1">
            <text:p>2608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06-ภาคกลาง 1</text:p>
          </table:table-cell>
          <table:table-cell office:value-type="string" table:style-name="ce4">
            <text:p>','</text:p>
          </table:table-cell>
          <table:table-cell office:value-type="float" office:value="1500" table:style-name="ce1">
            <text:p>15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ิงห์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ช.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J747497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ช0134027</text:p>
          </table:table-cell>
          <table:table-cell office:value-type="string" table:style-name="ce4">
            <text:p>','</text:p>
          </table:table-cell>
          <table:table-cell office:value-type="float" office:value="144" table:style-name="ce1">
            <text:p>14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ุ้มทวี (20/15)</text:p>
          </table:table-cell>
          <table:table-cell office:value-type="string" table:style-name="ce4">
            <text:p>','</text:p>
          </table:table-cell>
          <table:table-cell office:value-type="float" office:value="4104459" table:style-name="ce1">
            <text:p>410445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โพธิ์ทอง กลุ่มชาติพันธุ์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วหน้าหน่วย</text:p>
          </table:table-cell>
          <table:table-cell office:value-type="string" table:style-name="ce4">
            <text:p>',</text:p>
          </table:table-cell>
          <table:table-cell office:value-type="float" office:value="1665" table:style-name="ce1">
            <text:p>166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','</text:p>
          </table:table-cell>
          <table:table-cell office:value-type="date" office:date-value="2018-06-30T00:00:00" table:style-name="ce2">
            <text:p>2018-06-30</text:p>
          </table:table-cell>
          <table:table-cell office:value-type="string" table:style-name="ce4">
            <text:p>','</text:p>
          </table:table-cell>
          <table:table-cell office:value-type="date" office:date-value="2019-08-28T00:00:00" table:style-name="ce2">
            <text:p>2019-08-28</text:p>
          </table:table-cell>
          <table:table-cell office:value-type="string" table:style-name="ce4">
            <text:p>',</text:p>
          </table:table-cell>
          <table:table-cell office:value-type="float" office:value="82690" table:style-name="ce1">
            <text:p>82690</text:p>
          </table:table-cell>
          <table:table-cell office:value-type="string" table:style-name="ce1">
            <text:p>,</text:p>
          </table:table-cell>
          <table:table-cell office:value-type="float" office:value="7200" table:style-name="ce1">
            <text:p>7200</text:p>
          </table:table-cell>
          <table:table-cell office:value-type="string" table:style-name="ce1">
            <text:p>,'</text:p>
          </table:table-cell>
          <table:table-cell office:value-type="float" office:value="12" table:style-name="ce1">
            <text:p>12</text:p>
          </table:table-cell>
          <table:table-cell office:value-type="string" table:style-name="ce4">
            <text:p>','</text:p>
          </table:table-cell>
          <table:table-cell office:value-type="float" office:value="562" table:style-name="ce1">
            <text:p>56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ด.ช.แจ๊กเกต บางคน</text:p>
          </table:table-cell>
          <table:table-cell office:value-type="string" table:style-name="ce4">
            <text:p>','</text:p>
          </table:table-cell>
          <table:table-cell office:value-type="float" office:value="1179900628583" table:style-name="ce5">
            <text:p>1179900628583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รับราชการ/นักเรียนนักศึกษา/บุคคลากรทางการแพทย์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ผู้เยาว์ไม่มีอาชีพ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46/2 หมู่ที่ 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บางกระบือ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มืองสิงห์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ิงห์บุรี</text:p>
          </table:table-cell>
          <table:table-cell office:value-type="string" table:style-name="ce4">
            <text:p>','</text:p>
          </table:table-cell>
          <table:table-cell office:value-type="float" office:value="16000" table:style-name="ce1">
            <text:p>1600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817950392" table:style-name="ce1">
            <text:p>817950392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09" table:style-name="ce1">
            <text:p>2609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600" table:style-name="ce1">
            <text:p>16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าจีน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ามัญ</text:p>
          </table:table-cell>
          <table:table-cell office:value-type="string" table:style-name="ce4">
            <text:p>','</text:p>
          </table:table-cell>
          <table:table-cell office:value-type="float" office:value="1414527" table:style-name="ce1">
            <text:p>1414527</text:p>
          </table:table-cell>
          <table:table-cell office:value-type="string" table:style-name="ce4">
            <text:p>','</text:p>
          </table:table-cell>
          <table:table-cell office:value-type="float" office:value="6133775" table:style-name="ce1">
            <text:p>6133775</text:p>
          </table:table-cell>
          <table:table-cell office:value-type="string" table:style-name="ce4">
            <text:p>','</text:p>
          </table:table-cell>
          <table:table-cell office:value-type="float" office:value="539" table:style-name="ce1">
            <text:p>53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พื่อนคู่ชีวิต B450 (20/15)</text:p>
          </table:table-cell>
          <table:table-cell office:value-type="string" table:style-name="ce4">
            <text:p>','</text:p>
          </table:table-cell>
          <table:table-cell office:value-type="float" office:value="4003372" table:style-name="ce1">
            <text:p>400337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ประสิทธิ์ กระถางธูป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วหน้าหน่วย</text:p>
          </table:table-cell>
          <table:table-cell office:value-type="string" table:style-name="ce4">
            <text:p>',</text:p>
          </table:table-cell>
          <table:table-cell office:value-type="float" office:value="4378" table:style-name="ce1">
            <text:p>4378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office:value-type="float" office:value="59" table:style-name="ce1">
            <text:p>59</text:p>
          </table:table-cell>
          <table:table-cell office:value-type="string" table:style-name="ce4">
            <text:p>','</text:p>
          </table:table-cell>
          <table:table-cell office:value-type="date" office:date-value="2018-06-19T00:00:00" table:style-name="ce2">
            <text:p>2018-06-19</text:p>
          </table:table-cell>
          <table:table-cell office:value-type="string" table:style-name="ce4">
            <text:p>','</text:p>
          </table:table-cell>
          <table:table-cell office:value-type="date" office:date-value="2019-07-19T00:00:00" table:style-name="ce2">
            <text:p>2019-07-19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14594" table:style-name="ce1">
            <text:p>14594</text:p>
          </table:table-cell>
          <table:table-cell office:value-type="string" table:style-name="ce1">
            <text:p>,'</text:p>
          </table:table-cell>
          <table:table-cell office:value-type="float" office:value="12" table:style-name="ce1">
            <text:p>1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18-06-256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การกลืน กรีธาทัพ</text:p>
          </table:table-cell>
          <table:table-cell office:value-type="string" table:style-name="ce4">
            <text:p>','</text:p>
          </table:table-cell>
          <table:table-cell office:value-type="float" office:value="3251200136791" table:style-name="ce5">
            <text:p>3251200136791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กษตรกรรม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กษตรกรรม(ไม่ระบุ)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115 หมู่ที่ 1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วัฒนานคร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วัฒนานคร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ระแก้ว</text:p>
          </table:table-cell>
          <table:table-cell office:value-type="string" table:style-name="ce4">
            <text:p>','</text:p>
          </table:table-cell>
          <table:table-cell office:value-type="float" office:value="27160" table:style-name="ce1">
            <text:p>2716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988245543" table:style-name="ce1">
            <text:p>988245543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10" table:style-name="ce1">
            <text:p>261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600" table:style-name="ce1">
            <text:p>16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าจีน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ามัญ</text:p>
          </table:table-cell>
          <table:table-cell office:value-type="string" table:style-name="ce4">
            <text:p>','</text:p>
          </table:table-cell>
          <table:table-cell office:value-type="float" office:value="1414528" table:style-name="ce1">
            <text:p>1414528</text:p>
          </table:table-cell>
          <table:table-cell office:value-type="string" table:style-name="ce4">
            <text:p>','</text:p>
          </table:table-cell>
          <table:table-cell office:value-type="float" office:value="6133873" table:style-name="ce1">
            <text:p>6133873</text:p>
          </table:table-cell>
          <table:table-cell office:value-type="string" table:style-name="ce4">
            <text:p>','</text:p>
          </table:table-cell>
          <table:table-cell office:value-type="float" office:value="539" table:style-name="ce1">
            <text:p>53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พื่อนคู่ชีวิต B450 (20/15)</text:p>
          </table:table-cell>
          <table:table-cell office:value-type="string" table:style-name="ce4">
            <text:p>','</text:p>
          </table:table-cell>
          <table:table-cell office:value-type="float" office:value="3216975" table:style-name="ce1">
            <text:p>321697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สุเทพ กระเพื่อม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วหน้าหน่วย</text:p>
          </table:table-cell>
          <table:table-cell office:value-type="string" table:style-name="ce4">
            <text:p>',</text:p>
          </table:table-cell>
          <table:table-cell office:value-type="float" office:value="310" table:style-name="ce1">
            <text:p>31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office:value-type="float" office:value="41" table:style-name="ce1">
            <text:p>41</text:p>
          </table:table-cell>
          <table:table-cell office:value-type="string" table:style-name="ce4">
            <text:p>','</text:p>
          </table:table-cell>
          <table:table-cell office:value-type="date" office:date-value="2018-06-20T00:00:00" table:style-name="ce2">
            <text:p>2018-06-20</text:p>
          </table:table-cell>
          <table:table-cell office:value-type="string" table:style-name="ce4">
            <text:p>','</text:p>
          </table:table-cell>
          <table:table-cell office:value-type="date" office:date-value="2018-10-20T00:00:00" table:style-name="ce2">
            <text:p>2018-10-20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1551" table:style-name="ce1">
            <text:p>1551</text:p>
          </table:table-cell>
          <table:table-cell office:value-type="string" table:style-name="ce1">
            <text:p>,'</text:p>
          </table:table-cell>
          <table:table-cell office:value-type="float" office:value="3" table:style-name="ce1">
            <text:p>3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19-09-256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อุทัย กลอุปกรณ์</text:p>
          </table:table-cell>
          <table:table-cell office:value-type="string" table:style-name="ce4">
            <text:p>','</text:p>
          </table:table-cell>
          <table:table-cell office:value-type="float" office:value="3250100354991" table:style-name="ce5">
            <text:p>3250100354991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กษตรกรรม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ทำสวน ผัก,ผลไม้, ดอกไม้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68/12 หมู่ที่ 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บ้านพระ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มืองปราจีน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าจีนบุรี</text:p>
          </table:table-cell>
          <table:table-cell office:value-type="string" table:style-name="ce4">
            <text:p>','</text:p>
          </table:table-cell>
          <table:table-cell office:value-type="float" office:value="25230" table:style-name="ce1">
            <text:p>2523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910186109" table:style-name="ce1">
            <text:p>910186109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11" table:style-name="ce1">
            <text:p>2611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600" table:style-name="ce1">
            <text:p>16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าจีน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ามัญ</text:p>
          </table:table-cell>
          <table:table-cell office:value-type="string" table:style-name="ce4">
            <text:p>','</text:p>
          </table:table-cell>
          <table:table-cell office:value-type="float" office:value="1414529" table:style-name="ce1">
            <text:p>1414529</text:p>
          </table:table-cell>
          <table:table-cell office:value-type="string" table:style-name="ce4">
            <text:p>','</text:p>
          </table:table-cell>
          <table:table-cell office:value-type="float" office:value="6134208" table:style-name="ce1">
            <text:p>6134208</text:p>
          </table:table-cell>
          <table:table-cell office:value-type="string" table:style-name="ce4">
            <text:p>','</text:p>
          </table:table-cell>
          <table:table-cell office:value-type="float" office:value="218" table:style-name="ce1">
            <text:p>218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บายชัวร์</text:p>
          </table:table-cell>
          <table:table-cell office:value-type="string" table:style-name="ce4">
            <text:p>','</text:p>
          </table:table-cell>
          <table:table-cell office:value-type="float" office:value="3217127" table:style-name="ce1">
            <text:p>321712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.ส.ครุก ที่พัก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วหน้าหน่วย</text:p>
          </table:table-cell>
          <table:table-cell office:value-type="string" table:style-name="ce4">
            <text:p>',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office:value-type="float" office:value="47" table:style-name="ce1">
            <text:p>47</text:p>
          </table:table-cell>
          <table:table-cell office:value-type="string" table:style-name="ce4">
            <text:p>','</text:p>
          </table:table-cell>
          <table:table-cell office:value-type="date" office:date-value="2018-06-22T00:00:00" table:style-name="ce2">
            <text:p>2018-06-22</text:p>
          </table:table-cell>
          <table:table-cell office:value-type="string" table:style-name="ce4">
            <text:p>','</text:p>
          </table:table-cell>
          <table:table-cell office:value-type="date" office:date-value="2018-10-22T00:00:00" table:style-name="ce2">
            <text:p>2018-10-22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3208.5" table:style-name="ce1">
            <text:p>3208.5</text:p>
          </table:table-cell>
          <table:table-cell office:value-type="string" table:style-name="ce1">
            <text:p>,'</text:p>
          </table:table-cell>
          <table:table-cell office:value-type="float" office:value="3" table:style-name="ce1">
            <text:p>3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21-09-256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ขี้แย ตาส่อน</text:p>
          </table:table-cell>
          <table:table-cell office:value-type="string" table:style-name="ce4">
            <text:p>','</text:p>
          </table:table-cell>
          <table:table-cell office:value-type="float" office:value="5250800030167" table:style-name="ce5">
            <text:p>5250800030167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พนักงานเอกชน/รัฐวิสาหกิจ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ขับรถประจำทางในจังหวัด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129 ถ.หน้าเมือง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น้าเมือง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มืองปราจีน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าจีนบุรี</text:p>
          </table:table-cell>
          <table:table-cell office:value-type="string" table:style-name="ce4">
            <text:p>','</text:p>
          </table:table-cell>
          <table:table-cell office:value-type="float" office:value="25000" table:style-name="ce1">
            <text:p>2500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983365972" table:style-name="ce1">
            <text:p>983365972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12" table:style-name="ce1">
            <text:p>2612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600" table:style-name="ce1">
            <text:p>16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าจีน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ามัญ</text:p>
          </table:table-cell>
          <table:table-cell office:value-type="string" table:style-name="ce4">
            <text:p>','</text:p>
          </table:table-cell>
          <table:table-cell office:value-type="float" office:value="1414530" table:style-name="ce1">
            <text:p>1414530</text:p>
          </table:table-cell>
          <table:table-cell office:value-type="string" table:style-name="ce4">
            <text:p>','</text:p>
          </table:table-cell>
          <table:table-cell office:value-type="float" office:value="6134410" table:style-name="ce1">
            <text:p>6134410</text:p>
          </table:table-cell>
          <table:table-cell office:value-type="string" table:style-name="ce4">
            <text:p>','</text:p>
          </table:table-cell>
          <table:table-cell office:value-type="float" office:value="147" table:style-name="ce1">
            <text:p>14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ซีเนียร์ แฮปปี้ 2 (เพื่อผู้สูงอายุ)</text:p>
          </table:table-cell>
          <table:table-cell office:value-type="string" table:style-name="ce4">
            <text:p>','</text:p>
          </table:table-cell>
          <table:table-cell office:value-type="float" office:value="3001195" table:style-name="ce1">
            <text:p>300119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วีนัส กระทุ่ม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ผู้จัดการหน่วย</text:p>
          </table:table-cell>
          <table:table-cell office:value-type="string" table:style-name="ce4">
            <text:p>',</text:p>
          </table:table-cell>
          <table:table-cell office:value-type="float" office:value="2675" table:style-name="ce1">
            <text:p>267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office:value-type="float" office:value="67" table:style-name="ce1">
            <text:p>67</text:p>
          </table:table-cell>
          <table:table-cell office:value-type="string" table:style-name="ce4">
            <text:p>','</text:p>
          </table:table-cell>
          <table:table-cell office:value-type="date" office:date-value="2018-06-25T00:00:00" table:style-name="ce2">
            <text:p>2018-06-25</text:p>
          </table:table-cell>
          <table:table-cell office:value-type="string" table:style-name="ce4">
            <text:p>','</text:p>
          </table:table-cell>
          <table:table-cell office:value-type="date" office:date-value="2019-07-25T00:00:00" table:style-name="ce2">
            <text:p>2019-07-25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10700" table:style-name="ce1">
            <text:p>10700</text:p>
          </table:table-cell>
          <table:table-cell office:value-type="string" table:style-name="ce1">
            <text:p>,'</text:p>
          </table:table-cell>
          <table:table-cell office:value-type="float" office:value="12" table:style-name="ce1">
            <text:p>1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24-06-256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กรุ่ม เว้า</text:p>
          </table:table-cell>
          <table:table-cell office:value-type="string" table:style-name="ce4">
            <text:p>','</text:p>
          </table:table-cell>
          <table:table-cell office:value-type="float" office:value="3250300019290" table:style-name="ce5">
            <text:p>3250300019290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กษตรกรรม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ทำน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21 หมู่ที่ 6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ด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ด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าจีนบุรี</text:p>
          </table:table-cell>
          <table:table-cell office:value-type="string" table:style-name="ce4">
            <text:p>','</text:p>
          </table:table-cell>
          <table:table-cell office:value-type="float" office:value="25220" table:style-name="ce1">
            <text:p>2522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625366983" table:style-name="ce1">
            <text:p>625366983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13" table:style-name="ce1">
            <text:p>2613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600" table:style-name="ce1">
            <text:p>16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าจีน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ามัญ</text:p>
          </table:table-cell>
          <table:table-cell office:value-type="string" table:style-name="ce4">
            <text:p>','</text:p>
          </table:table-cell>
          <table:table-cell office:value-type="float" office:value="1414531" table:style-name="ce1">
            <text:p>1414531</text:p>
          </table:table-cell>
          <table:table-cell office:value-type="string" table:style-name="ce4">
            <text:p>','</text:p>
          </table:table-cell>
          <table:table-cell office:value-type="float" office:value="6137429" table:style-name="ce1">
            <text:p>6137429</text:p>
          </table:table-cell>
          <table:table-cell office:value-type="string" table:style-name="ce4">
            <text:p>','</text:p>
          </table:table-cell>
          <table:table-cell office:value-type="float" office:value="539" table:style-name="ce1">
            <text:p>53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พื่อนคู่ชีวิต B450 (20/15)</text:p>
          </table:table-cell>
          <table:table-cell office:value-type="string" table:style-name="ce4">
            <text:p>','</text:p>
          </table:table-cell>
          <table:table-cell office:value-type="float" office:value="3707394" table:style-name="ce1">
            <text:p>370739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ไสว ออกมหาสมาคม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ผู้จัดการหน่วย</text:p>
          </table:table-cell>
          <table:table-cell office:value-type="string" table:style-name="ce4">
            <text:p>',</text:p>
          </table:table-cell>
          <table:table-cell office:value-type="float" office:value="558" table:style-name="ce1">
            <text:p>558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office:value-type="float" office:value="47" table:style-name="ce1">
            <text:p>47</text:p>
          </table:table-cell>
          <table:table-cell office:value-type="string" table:style-name="ce4">
            <text:p>','</text:p>
          </table:table-cell>
          <table:table-cell office:value-type="date" office:date-value="2018-06-30T00:00:00" table:style-name="ce2">
            <text:p>2018-06-30</text:p>
          </table:table-cell>
          <table:table-cell office:value-type="string" table:style-name="ce4">
            <text:p>','</text:p>
          </table:table-cell>
          <table:table-cell office:value-type="date" office:date-value="2018-10-30T00:00:00" table:style-name="ce2">
            <text:p>2018-10-30</text:p>
          </table:table-cell>
          <table:table-cell office:value-type="string" table:style-name="ce4">
            <text:p>',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,</text:p>
          </table:table-cell>
          <table:table-cell office:value-type="float" office:value="2904.5" table:style-name="ce1">
            <text:p>2904.5</text:p>
          </table:table-cell>
          <table:table-cell office:value-type="string" table:style-name="ce1">
            <text:p>,'</text:p>
          </table:table-cell>
          <table:table-cell office:value-type="float" office:value="3" table:style-name="ce1">
            <text:p>3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29-09-256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.ส.กระสัง กริยา</text:p>
          </table:table-cell>
          <table:table-cell office:value-type="string" table:style-name="ce4">
            <text:p>','</text:p>
          </table:table-cell>
          <table:table-cell office:value-type="float" office:value="3610700289355" table:style-name="ce5">
            <text:p>3610700289355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กษตรกรรม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กษตรกรรม(ไม่ระบุ)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102 หมู่ที่ 6 ถ.ชนบท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ดงขี้เหล็ก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มืองปราจีน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าจีนบุรี</text:p>
          </table:table-cell>
          <table:table-cell office:value-type="string" table:style-name="ce4">
            <text:p>','</text:p>
          </table:table-cell>
          <table:table-cell office:value-type="float" office:value="25000" table:style-name="ce1">
            <text:p>2500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14" table:style-name="ce1">
            <text:p>2614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600" table:style-name="ce1">
            <text:p>16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าจีน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10402434</text:p>
          </table:table-cell>
          <table:table-cell office:value-type="string" table:style-name="ce4">
            <text:p>','</text:p>
          </table:table-cell>
          <table:table-cell office:value-type="float" office:value="10002244" table:style-name="ce1">
            <text:p>1000224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01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ใจกว้างเต็มแมกซ์ 1</text:p>
          </table:table-cell>
          <table:table-cell office:value-type="string" table:style-name="ce4">
            <text:p>','</text:p>
          </table:table-cell>
          <table:table-cell office:value-type="float" office:value="5600567" table:style-name="ce1">
            <text:p>560056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.ส.กระผม กระยาง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วหน้าหน่วย</text:p>
          </table:table-cell>
          <table:table-cell office:value-type="string" table:style-name="ce4">
            <text:p>',</text:p>
          </table:table-cell>
          <table:table-cell office:value-type="float" office:value="177" table:style-name="ce1">
            <text:p>17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25" table:style-name="ce1">
            <text:p>25</text:p>
          </table:table-cell>
          <table:table-cell office:value-type="string" table:style-name="ce4">
            <text:p>','</text:p>
          </table:table-cell>
          <table:table-cell office:value-type="date" office:date-value="2018-06-22T00:00:00" table:style-name="ce2">
            <text:p>2018-06-22</text:p>
          </table:table-cell>
          <table:table-cell office:value-type="string" table:style-name="ce4">
            <text:p>','</text:p>
          </table:table-cell>
          <table:table-cell office:value-type="date" office:date-value="2020-06-22T00:00:00" table:style-name="ce2">
            <text:p>2020-06-22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1777" table:style-name="ce1">
            <text:p>177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น.ส.ถึงใจ กระเตาะ</text:p>
          </table:table-cell>
          <table:table-cell office:value-type="string" table:style-name="ce4">
            <text:p>','</text:p>
          </table:table-cell>
          <table:table-cell office:value-type="float" office:value="1250600046245" table:style-name="ce5">
            <text:p>1250600046245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ื่นๆ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ม่ระบุรหัสอาชีพ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5 หมู่ที่ 13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บางแตน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บ้านสร้าง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าจีนบุรี</text:p>
          </table:table-cell>
          <table:table-cell office:value-type="string" table:style-name="ce4">
            <text:p>','</text:p>
          </table:table-cell>
          <table:table-cell office:value-type="float" office:value="25150" table:style-name="ce1">
            <text:p>2515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881915205" table:style-name="ce1">
            <text:p>881915205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15" table:style-name="ce1">
            <text:p>261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600" table:style-name="ce1">
            <text:p>16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าจีน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ช.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J7515523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พ0234454</text:p>
          </table:table-cell>
          <table:table-cell office:value-type="string" table:style-name="ce4">
            <text:p>','</text:p>
          </table:table-cell>
          <table:table-cell office:value-type="float" office:value="144" table:style-name="ce1">
            <text:p>14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ุ้มทวี (20/15)</text:p>
          </table:table-cell>
          <table:table-cell office:value-type="string" table:style-name="ce4">
            <text:p>','</text:p>
          </table:table-cell>
          <table:table-cell office:value-type="float" office:value="3217556" table:style-name="ce1">
            <text:p>3217556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กระยาเลย กระจุย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วหน้าหน่วย</text:p>
          </table:table-cell>
          <table:table-cell office:value-type="string" table:style-name="ce4">
            <text:p>',</text:p>
          </table:table-cell>
          <table:table-cell office:value-type="float" office:value="1665" table:style-name="ce1">
            <text:p>166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office:value-type="float" office:value="8" table:style-name="ce1">
            <text:p>8</text:p>
          </table:table-cell>
          <table:table-cell office:value-type="string" table:style-name="ce4">
            <text:p>','</text:p>
          </table:table-cell>
          <table:table-cell office:value-type="date" office:date-value="2018-06-27T00:00:00" table:style-name="ce2">
            <text:p>2018-06-27</text:p>
          </table:table-cell>
          <table:table-cell office:value-type="string" table:style-name="ce4">
            <text:p>','</text:p>
          </table:table-cell>
          <table:table-cell office:value-type="date" office:date-value="2019-08-25T00:00:00" table:style-name="ce2">
            <text:p>2019-08-25</text:p>
          </table:table-cell>
          <table:table-cell office:value-type="string" table:style-name="ce4">
            <text:p>',</text:p>
          </table:table-cell>
          <table:table-cell office:value-type="float" office:value="80720" table:style-name="ce1">
            <text:p>80720</text:p>
          </table:table-cell>
          <table:table-cell office:value-type="string" table:style-name="ce1">
            <text:p>,</text:p>
          </table:table-cell>
          <table:table-cell office:value-type="float" office:value="7200" table:style-name="ce1">
            <text:p>7200</text:p>
          </table:table-cell>
          <table:table-cell office:value-type="string" table:style-name="ce1">
            <text:p>,'</text:p>
          </table:table-cell>
          <table:table-cell office:value-type="float" office:value="12" table:style-name="ce1">
            <text:p>12</text:p>
          </table:table-cell>
          <table:table-cell office:value-type="string" table:style-name="ce4">
            <text:p>','</text:p>
          </table:table-cell>
          <table:table-cell office:value-type="float" office:value="562" table:style-name="ce1">
            <text:p>56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ด.ช.เรื่องตลก มโหรี</text:p>
          </table:table-cell>
          <table:table-cell office:value-type="string" table:style-name="ce4">
            <text:p>','</text:p>
          </table:table-cell>
          <table:table-cell office:value-type="float" office:value="1279900388506" table:style-name="ce5">
            <text:p>1279900388506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รับราชการ/นักเรียนนักศึกษา/บุคคลากรทางการแพทย์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ักเรียน,นักศึกษ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58 หมู่ที่ 8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นองกี่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กบินทร์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าจีนบุรี</text:p>
          </table:table-cell>
          <table:table-cell office:value-type="string" table:style-name="ce4">
            <text:p>','</text:p>
          </table:table-cell>
          <table:table-cell office:value-type="float" office:value="25110" table:style-name="ce1">
            <text:p>2511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632653945" table:style-name="ce1">
            <text:p>632653945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16" table:style-name="ce1">
            <text:p>2616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600" table:style-name="ce1">
            <text:p>16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าจีน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ช.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J751553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144" table:style-name="ce1">
            <text:p>14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ุ้มทวี (20/15)</text:p>
          </table:table-cell>
          <table:table-cell office:value-type="string" table:style-name="ce4">
            <text:p>','</text:p>
          </table:table-cell>
          <table:table-cell office:value-type="float" office:value="3216975" table:style-name="ce1">
            <text:p>321697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สุเทพ กระเพื่อม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วหน้าหน่วย</text:p>
          </table:table-cell>
          <table:table-cell office:value-type="string" table:style-name="ce4">
            <text:p>',</text:p>
          </table:table-cell>
          <table:table-cell office:value-type="float" office:value="868" table:style-name="ce1">
            <text:p>868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date" office:date-value="2018-07-02T00:00:00" table:style-name="ce2">
            <text:p>2018-07-02</text:p>
          </table:table-cell>
          <table:table-cell office:value-type="string" table:style-name="ce4">
            <text:p>','</text:p>
          </table:table-cell>
          <table:table-cell office:value-type="date" office:date-value="2019-03-02T00:00:00" table:style-name="ce2">
            <text:p>2019-03-02</text:p>
          </table:table-cell>
          <table:table-cell office:value-type="string" table:style-name="ce4">
            <text:p>',</text:p>
          </table:table-cell>
          <table:table-cell office:value-type="float" office:value="50380" table:style-name="ce1">
            <text:p>50380</text:p>
          </table:table-cell>
          <table:table-cell office:value-type="string" table:style-name="ce1">
            <text:p>,</text:p>
          </table:table-cell>
          <table:table-cell office:value-type="float" office:value="3600" table:style-name="ce1">
            <text:p>3600</text:p>
          </table:table-cell>
          <table:table-cell office:value-type="string" table:style-name="ce1">
            <text:p>,'</text:p>
          </table:table-cell>
          <table:table-cell office:value-type="float" office:value="6" table:style-name="ce1">
            <text:p>6</text:p>
          </table:table-cell>
          <table:table-cell office:value-type="string" table:style-name="ce4">
            <text:p>','</text:p>
          </table:table-cell>
          <table:table-cell office:value-type="float" office:value="1261" table:style-name="ce1">
            <text:p>126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ซ่าส์ ตลกแดก</text:p>
          </table:table-cell>
          <table:table-cell office:value-type="string" table:style-name="ce4">
            <text:p>','</text:p>
          </table:table-cell>
          <table:table-cell table:style-name="ce5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17" table:style-name="ce1">
            <text:p>2617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600" table:style-name="ce1">
            <text:p>16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าจีน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10456392</text:p>
          </table:table-cell>
          <table:table-cell office:value-type="string" table:style-name="ce4">
            <text:p>','</text:p>
          </table:table-cell>
          <table:table-cell office:value-type="float" office:value="10034796" table:style-name="ce1">
            <text:p>10034796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01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ใจกว้างเต็มแมกซ์ 1</text:p>
          </table:table-cell>
          <table:table-cell office:value-type="string" table:style-name="ce4">
            <text:p>','</text:p>
          </table:table-cell>
          <table:table-cell office:value-type="float" office:value="3901894" table:style-name="ce1">
            <text:p>390189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เคลียร์ กระจ่าง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ผู้จัดการหน่วยอาวุโส</text:p>
          </table:table-cell>
          <table:table-cell office:value-type="string" table:style-name="ce4">
            <text:p>',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24" table:style-name="ce1">
            <text:p>24</text:p>
          </table:table-cell>
          <table:table-cell office:value-type="string" table:style-name="ce4">
            <text:p>','</text:p>
          </table:table-cell>
          <table:table-cell office:value-type="date" office:date-value="2018-07-14T00:00:00" table:style-name="ce2">
            <text:p>2018-07-14</text:p>
          </table:table-cell>
          <table:table-cell office:value-type="string" table:style-name="ce4">
            <text:p>','</text:p>
          </table:table-cell>
          <table:table-cell office:value-type="date" office:date-value="2022-07-14T00:00:00" table:style-name="ce2">
            <text:p>2022-07-14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1475" table:style-name="ce1">
            <text:p>1475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น.ส.กะริง องค์การแก้ว</text:p>
          </table:table-cell>
          <table:table-cell office:value-type="string" table:style-name="ce4">
            <text:p>','</text:p>
          </table:table-cell>
          <table:table-cell office:value-type="float" office:value="1670500272100" table:style-name="ce5">
            <text:p>1670500272100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ื่นๆ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ม่ระบุรหัสอาชีพ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52/6 หมู่ที่ 6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บ้านพระ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มืองปราจีน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าจีนบุรี</text:p>
          </table:table-cell>
          <table:table-cell office:value-type="string" table:style-name="ce4">
            <text:p>','</text:p>
          </table:table-cell>
          <table:table-cell office:value-type="float" office:value="25230" table:style-name="ce1">
            <text:p>2523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809875914" table:style-name="ce1">
            <text:p>809875914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18" table:style-name="ce1">
            <text:p>2618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600" table:style-name="ce1">
            <text:p>16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าจีน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ช.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J7515528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144" table:style-name="ce1">
            <text:p>14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ุ้มทวี (20/15)</text:p>
          </table:table-cell>
          <table:table-cell office:value-type="string" table:style-name="ce4">
            <text:p>','</text:p>
          </table:table-cell>
          <table:table-cell office:value-type="float" office:value="4501951" table:style-name="ce1">
            <text:p>450195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แรกรุ่น กลืนน้ำลาย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วหน้าหน่วย</text:p>
          </table:table-cell>
          <table:table-cell office:value-type="string" table:style-name="ce4">
            <text:p>',</text:p>
          </table:table-cell>
          <table:table-cell office:value-type="float" office:value="3330" table:style-name="ce1">
            <text:p>333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date" office:date-value="2018-07-02T00:00:00" table:style-name="ce2">
            <text:p>2018-07-02</text:p>
          </table:table-cell>
          <table:table-cell office:value-type="string" table:style-name="ce4">
            <text:p>','</text:p>
          </table:table-cell>
          <table:table-cell office:value-type="date" office:date-value="2019-08-30T00:00:00" table:style-name="ce2">
            <text:p>2019-08-30</text:p>
          </table:table-cell>
          <table:table-cell office:value-type="string" table:style-name="ce4">
            <text:p>',</text:p>
          </table:table-cell>
          <table:table-cell office:value-type="float" office:value="136740" table:style-name="ce1">
            <text:p>136740</text:p>
          </table:table-cell>
          <table:table-cell office:value-type="string" table:style-name="ce1">
            <text:p>,</text:p>
          </table:table-cell>
          <table:table-cell office:value-type="float" office:value="12000" table:style-name="ce1">
            <text:p>12000</text:p>
          </table:table-cell>
          <table:table-cell office:value-type="string" table:style-name="ce1">
            <text:p>,'</text:p>
          </table:table-cell>
          <table:table-cell office:value-type="float" office:value="12" table:style-name="ce1">
            <text:p>12</text:p>
          </table:table-cell>
          <table:table-cell office:value-type="string" table:style-name="ce4">
            <text:p>','</text:p>
          </table:table-cell>
          <table:table-cell office:value-type="float" office:value="662" table:style-name="ce1">
            <text:p>66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ด.ช.ปฏิพัทธ์ กระเหรี่ยง</text:p>
          </table:table-cell>
          <table:table-cell office:value-type="string" table:style-name="ce4">
            <text:p>','</text:p>
          </table:table-cell>
          <table:table-cell table:style-name="ce5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19" table:style-name="ce1">
            <text:p>2619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600" table:style-name="ce1">
            <text:p>16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าจีน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ช.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J7515536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144" table:style-name="ce1">
            <text:p>14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ุ้มทวี (20/15)</text:p>
          </table:table-cell>
          <table:table-cell office:value-type="string" table:style-name="ce4">
            <text:p>','</text:p>
          </table:table-cell>
          <table:table-cell office:value-type="float" office:value="3217556" table:style-name="ce1">
            <text:p>3217556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กระยาเลย กระจุย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วหน้าหน่วย</text:p>
          </table:table-cell>
          <table:table-cell office:value-type="string" table:style-name="ce4">
            <text:p>',</text:p>
          </table:table-cell>
          <table:table-cell office:value-type="float" office:value="1665" table:style-name="ce1">
            <text:p>166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date" office:date-value="2018-07-02T00:00:00" table:style-name="ce2">
            <text:p>2018-07-02</text:p>
          </table:table-cell>
          <table:table-cell office:value-type="string" table:style-name="ce4">
            <text:p>','</text:p>
          </table:table-cell>
          <table:table-cell office:value-type="date" office:date-value="2019-08-30T00:00:00" table:style-name="ce2">
            <text:p>2019-08-30</text:p>
          </table:table-cell>
          <table:table-cell office:value-type="string" table:style-name="ce4">
            <text:p>',</text:p>
          </table:table-cell>
          <table:table-cell office:value-type="float" office:value="57200" table:style-name="ce1">
            <text:p>57200</text:p>
          </table:table-cell>
          <table:table-cell office:value-type="string" table:style-name="ce1">
            <text:p>,</text:p>
          </table:table-cell>
          <table:table-cell office:value-type="float" office:value="7200" table:style-name="ce1">
            <text:p>7200</text:p>
          </table:table-cell>
          <table:table-cell office:value-type="string" table:style-name="ce1">
            <text:p>,'</text:p>
          </table:table-cell>
          <table:table-cell office:value-type="float" office:value="12" table:style-name="ce1">
            <text:p>12</text:p>
          </table:table-cell>
          <table:table-cell office:value-type="string" table:style-name="ce4">
            <text:p>','</text:p>
          </table:table-cell>
          <table:table-cell office:value-type="float" office:value="662" table:style-name="ce1">
            <text:p>66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ปรสิต นิทาน</text:p>
          </table:table-cell>
          <table:table-cell office:value-type="string" table:style-name="ce4">
            <text:p>','</text:p>
          </table:table-cell>
          <table:table-cell table:style-name="ce5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20" table:style-name="ce1">
            <text:p>262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600" table:style-name="ce1">
            <text:p>16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าจีน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ช.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J751552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ณ0050128</text:p>
          </table:table-cell>
          <table:table-cell office:value-type="string" table:style-name="ce4">
            <text:p>','</text:p>
          </table:table-cell>
          <table:table-cell office:value-type="float" office:value="144" table:style-name="ce1">
            <text:p>14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ุ้มทวี (20/15)</text:p>
          </table:table-cell>
          <table:table-cell office:value-type="string" table:style-name="ce4">
            <text:p>','</text:p>
          </table:table-cell>
          <table:table-cell office:value-type="float" office:value="3901894" table:style-name="ce1">
            <text:p>390189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เคลียร์ กระจ่าง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ผู้จัดการหน่วยอาวุโส</text:p>
          </table:table-cell>
          <table:table-cell office:value-type="string" table:style-name="ce4">
            <text:p>',</text:p>
          </table:table-cell>
          <table:table-cell office:value-type="float" office:value="1387" table:style-name="ce1">
            <text:p>1387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office:value-type="float" office:value="4" table:style-name="ce1">
            <text:p>4</text:p>
          </table:table-cell>
          <table:table-cell office:value-type="string" table:style-name="ce4">
            <text:p>','</text:p>
          </table:table-cell>
          <table:table-cell office:value-type="date" office:date-value="2018-06-20T00:00:00" table:style-name="ce2">
            <text:p>2018-06-20</text:p>
          </table:table-cell>
          <table:table-cell office:value-type="string" table:style-name="ce4">
            <text:p>','</text:p>
          </table:table-cell>
          <table:table-cell office:value-type="date" office:date-value="2019-08-18T00:00:00" table:style-name="ce2">
            <text:p>2019-08-18</text:p>
          </table:table-cell>
          <table:table-cell office:value-type="string" table:style-name="ce4">
            <text:p>',</text:p>
          </table:table-cell>
          <table:table-cell office:value-type="float" office:value="68770" table:style-name="ce1">
            <text:p>68770</text:p>
          </table:table-cell>
          <table:table-cell office:value-type="string" table:style-name="ce1">
            <text:p>,</text:p>
          </table:table-cell>
          <table:table-cell office:value-type="float" office:value="6000" table:style-name="ce1">
            <text:p>6000</text:p>
          </table:table-cell>
          <table:table-cell office:value-type="string" table:style-name="ce1">
            <text:p>,'</text:p>
          </table:table-cell>
          <table:table-cell office:value-type="float" office:value="12" table:style-name="ce1">
            <text:p>12</text:p>
          </table:table-cell>
          <table:table-cell office:value-type="string" table:style-name="ce4">
            <text:p>','</text:p>
          </table:table-cell>
          <table:table-cell office:value-type="float" office:value="562" table:style-name="ce1">
            <text:p>56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ด.ช.ส่วนตัว โฉมงาม</text:p>
          </table:table-cell>
          <table:table-cell office:value-type="string" table:style-name="ce4">
            <text:p>','</text:p>
          </table:table-cell>
          <table:table-cell office:value-type="float" office:value="1250101880339" table:style-name="ce5">
            <text:p>1250101880339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รับราชการ/นักเรียนนักศึกษา/บุคคลากรทางการแพทย์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ักเรียน,นักศึกษ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79 หมู่ที่ 1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บางพลวง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บ้านสร้าง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าจีนบุรี</text:p>
          </table:table-cell>
          <table:table-cell office:value-type="string" table:style-name="ce4">
            <text:p>','</text:p>
          </table:table-cell>
          <table:table-cell office:value-type="float" office:value="25150" table:style-name="ce1">
            <text:p>2515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890976934" table:style-name="ce1">
            <text:p>890976934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21" table:style-name="ce1">
            <text:p>2621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600" table:style-name="ce1">
            <text:p>16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าจีน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ช.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J7515535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144" table:style-name="ce1">
            <text:p>14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ุ้มทวี (20/15)</text:p>
          </table:table-cell>
          <table:table-cell office:value-type="string" table:style-name="ce4">
            <text:p>','</text:p>
          </table:table-cell>
          <table:table-cell office:value-type="float" office:value="4601779" table:style-name="ce1">
            <text:p>460177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ระเบียบ ประสงค์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วหน้าหน่วย</text:p>
          </table:table-cell>
          <table:table-cell office:value-type="string" table:style-name="ce4">
            <text:p>',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date" office:date-value="2018-07-02T00:00:00" table:style-name="ce2">
            <text:p>2018-07-02</text:p>
          </table:table-cell>
          <table:table-cell office:value-type="string" table:style-name="ce4">
            <text:p>','</text:p>
          </table:table-cell>
          <table:table-cell office:value-type="date" office:date-value="2018-09-30T00:00:00" table:style-name="ce2">
            <text:p>2018-09-30</text:p>
          </table:table-cell>
          <table:table-cell office:value-type="string" table:style-name="ce4">
            <text:p>',</text:p>
          </table:table-cell>
          <table:table-cell office:value-type="float" office:value="62950" table:style-name="ce1">
            <text:p>62950</text:p>
          </table:table-cell>
          <table:table-cell office:value-type="string" table:style-name="ce1">
            <text:p>,</text:p>
          </table:table-cell>
          <table:table-cell office:value-type="float" office:value="600" table:style-name="ce1">
            <text:p>600</text:p>
          </table:table-cell>
          <table:table-cell office:value-type="string" table:style-name="ce1">
            <text:p>,'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','</text:p>
          </table:table-cell>
          <table:table-cell office:value-type="float" office:value="761" table:style-name="ce1">
            <text:p>76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สมหวัง กระจับปี่</text:p>
          </table:table-cell>
          <table:table-cell office:value-type="string" table:style-name="ce4">
            <text:p>','</text:p>
          </table:table-cell>
          <table:table-cell table:style-name="ce5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22" table:style-name="ce1">
            <text:p>2622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600" table:style-name="ce1">
            <text:p>16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าจีน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10456384</text:p>
          </table:table-cell>
          <table:table-cell office:value-type="string" table:style-name="ce4">
            <text:p>','</text:p>
          </table:table-cell>
          <table:table-cell office:value-type="float" office:value="10034076" table:style-name="ce1">
            <text:p>10034076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01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ใจกว้างเต็มแมกซ์ 1</text:p>
          </table:table-cell>
          <table:table-cell office:value-type="string" table:style-name="ce4">
            <text:p>','</text:p>
          </table:table-cell>
          <table:table-cell office:value-type="float" office:value="5002884" table:style-name="ce1">
            <text:p>500288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ภิญโญ อาญาสิทธิ์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ผู้จัดการหน่วย</text:p>
          </table:table-cell>
          <table:table-cell office:value-type="string" table:style-name="ce4">
            <text:p>',</text:p>
          </table:table-cell>
          <table:table-cell office:value-type="float" office:value="177" table:style-name="ce1">
            <text:p>17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14" table:style-name="ce1">
            <text:p>14</text:p>
          </table:table-cell>
          <table:table-cell office:value-type="string" table:style-name="ce4">
            <text:p>','</text:p>
          </table:table-cell>
          <table:table-cell office:value-type="date" office:date-value="2018-06-28T00:00:00" table:style-name="ce2">
            <text:p>2018-06-28</text:p>
          </table:table-cell>
          <table:table-cell office:value-type="string" table:style-name="ce4">
            <text:p>','</text:p>
          </table:table-cell>
          <table:table-cell office:value-type="date" office:date-value="2022-06-28T00:00:00" table:style-name="ce2">
            <text:p>2022-06-28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1777" table:style-name="ce1">
            <text:p>177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ด.ญ.กระฉิ่ง ที่นอน</text:p>
          </table:table-cell>
          <table:table-cell office:value-type="string" table:style-name="ce4">
            <text:p>','</text:p>
          </table:table-cell>
          <table:table-cell office:value-type="float" office:value="1250101577768" table:style-name="ce5">
            <text:p>1250101577768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ื่นๆ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ม่ระบุรหัสอาชีพ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24 หมู่ที่ 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บางปลาร้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บ้านสร้าง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าจีนบุรี</text:p>
          </table:table-cell>
          <table:table-cell office:value-type="string" table:style-name="ce4">
            <text:p>','</text:p>
          </table:table-cell>
          <table:table-cell office:value-type="float" office:value="25150" table:style-name="ce1">
            <text:p>2515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892598395" table:style-name="ce1">
            <text:p>892598395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23" table:style-name="ce1">
            <text:p>2623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600" table:style-name="ce1">
            <text:p>16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าจีน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10402586</text:p>
          </table:table-cell>
          <table:table-cell office:value-type="string" table:style-name="ce4">
            <text:p>','</text:p>
          </table:table-cell>
          <table:table-cell office:value-type="float" office:value="630357" table:style-name="ce1">
            <text:p>63035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01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ใจกว้างเต็มแมกซ์ 1</text:p>
          </table:table-cell>
          <table:table-cell office:value-type="string" table:style-name="ce4">
            <text:p>','</text:p>
          </table:table-cell>
          <table:table-cell office:value-type="float" office:value="3707394" table:style-name="ce1">
            <text:p>370739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ไสว ออกมหาสมาคม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ผู้จัดการหน่วย</text:p>
          </table:table-cell>
          <table:table-cell office:value-type="string" table:style-name="ce4">
            <text:p>',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18" table:style-name="ce1">
            <text:p>18</text:p>
          </table:table-cell>
          <table:table-cell office:value-type="string" table:style-name="ce4">
            <text:p>','</text:p>
          </table:table-cell>
          <table:table-cell office:value-type="date" office:date-value="2018-07-04T00:00:00" table:style-name="ce2">
            <text:p>2018-07-04</text:p>
          </table:table-cell>
          <table:table-cell office:value-type="string" table:style-name="ce4">
            <text:p>','</text:p>
          </table:table-cell>
          <table:table-cell office:value-type="date" office:date-value="2021-07-04T00:00:00" table:style-name="ce2">
            <text:p>2021-07-04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1475" table:style-name="ce1">
            <text:p>1475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น.ส.เรตติ้ง กระเซ็น</text:p>
          </table:table-cell>
          <table:table-cell office:value-type="string" table:style-name="ce4">
            <text:p>','</text:p>
          </table:table-cell>
          <table:table-cell office:value-type="float" office:value="1250101468241" table:style-name="ce5">
            <text:p>1250101468241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ื่นๆ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ม่ระบุรหัสอาชีพ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14/4 หมู่ที่ 13ถนน ชนบท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ดงขี้เหล็ก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มืองปราจีน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าจีนบุรี</text:p>
          </table:table-cell>
          <table:table-cell office:value-type="string" table:style-name="ce4">
            <text:p>','</text:p>
          </table:table-cell>
          <table:table-cell office:value-type="float" office:value="25000" table:style-name="ce1">
            <text:p>2500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852759614" table:style-name="ce1">
            <text:p>852759614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24" table:style-name="ce1">
            <text:p>2624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600" table:style-name="ce1">
            <text:p>16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าจีน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10495342</text:p>
          </table:table-cell>
          <table:table-cell office:value-type="string" table:style-name="ce4">
            <text:p>','</text:p>
          </table:table-cell>
          <table:table-cell office:value-type="float" office:value="795383" table:style-name="ce1">
            <text:p>795383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01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ใจกว้างเต็มแมกซ์ 1</text:p>
          </table:table-cell>
          <table:table-cell office:value-type="string" table:style-name="ce4">
            <text:p>','</text:p>
          </table:table-cell>
          <table:table-cell office:value-type="float" office:value="5600567" table:style-name="ce1">
            <text:p>560056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.ส.กระผม กระยาง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วหน้าหน่วย</text:p>
          </table:table-cell>
          <table:table-cell office:value-type="string" table:style-name="ce4">
            <text:p>',</text:p>
          </table:table-cell>
          <table:table-cell office:value-type="float" office:value="177" table:style-name="ce1">
            <text:p>17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51" table:style-name="ce1">
            <text:p>51</text:p>
          </table:table-cell>
          <table:table-cell office:value-type="string" table:style-name="ce4">
            <text:p>','</text:p>
          </table:table-cell>
          <table:table-cell office:value-type="date" office:date-value="2018-06-25T00:00:00" table:style-name="ce2">
            <text:p>2018-06-25</text:p>
          </table:table-cell>
          <table:table-cell office:value-type="string" table:style-name="ce4">
            <text:p>','</text:p>
          </table:table-cell>
          <table:table-cell office:value-type="date" office:date-value="2023-06-25T00:00:00" table:style-name="ce2">
            <text:p>2023-06-25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1777" table:style-name="ce1">
            <text:p>177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นายพิศาล กระเตาะ</text:p>
          </table:table-cell>
          <table:table-cell office:value-type="string" table:style-name="ce4">
            <text:p>','</text:p>
          </table:table-cell>
          <table:table-cell office:value-type="float" office:value="3460700321803" table:style-name="ce5">
            <text:p>3460700321803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ื่นๆ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ม่ระบุรหัสอาชีพ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5 หมู่ที่ 13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บางแตน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บ้านสร้าง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าจีนบุรี</text:p>
          </table:table-cell>
          <table:table-cell office:value-type="string" table:style-name="ce4">
            <text:p>','</text:p>
          </table:table-cell>
          <table:table-cell office:value-type="float" office:value="25150" table:style-name="ce1">
            <text:p>25150</text:p>
          </table:table-cell>
          <table:table-cell office:value-type="string" table:style-name="ce4">
            <text:p>','</text:p>
          </table:table-cell>
          <table:table-cell office:value-type="float" office:value="19495717" table:style-name="ce1">
            <text:p>19495717</text:p>
          </table:table-cell>
          <table:table-cell office:value-type="string" table:style-name="ce4">
            <text:p>','</text:p>
          </table:table-cell>
          <table:table-cell office:value-type="float" office:value="19495717" table:style-name="ce1">
            <text:p>19495717</text:p>
          </table:table-cell>
          <table:table-cell office:value-type="string" table:style-name="ce4">
            <text:p>','</text:p>
          </table:table-cell>
          <table:table-cell office:value-type="float" office:value="881915205" table:style-name="ce1">
            <text:p>881915205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25" table:style-name="ce1">
            <text:p>262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600" table:style-name="ce1">
            <text:p>16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าจีน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10402417</text:p>
          </table:table-cell>
          <table:table-cell office:value-type="string" table:style-name="ce4">
            <text:p>','</text:p>
          </table:table-cell>
          <table:table-cell office:value-type="float" office:value="10001476" table:style-name="ce1">
            <text:p>10001476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01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ใจกว้างเต็มแมกซ์ 1</text:p>
          </table:table-cell>
          <table:table-cell office:value-type="string" table:style-name="ce4">
            <text:p>','</text:p>
          </table:table-cell>
          <table:table-cell office:value-type="float" office:value="3901894" table:style-name="ce1">
            <text:p>390189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เคลียร์ กระจ่าง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ผู้จัดการหน่วยอาวุโส</text:p>
          </table:table-cell>
          <table:table-cell office:value-type="string" table:style-name="ce4">
            <text:p>',</text:p>
          </table:table-cell>
          <table:table-cell office:value-type="float" office:value="177" table:style-name="ce1">
            <text:p>17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16" table:style-name="ce1">
            <text:p>16</text:p>
          </table:table-cell>
          <table:table-cell office:value-type="string" table:style-name="ce4">
            <text:p>','</text:p>
          </table:table-cell>
          <table:table-cell office:value-type="date" office:date-value="2018-06-02T00:00:00" table:style-name="ce2">
            <text:p>2018-06-02</text:p>
          </table:table-cell>
          <table:table-cell office:value-type="string" table:style-name="ce4">
            <text:p>','</text:p>
          </table:table-cell>
          <table:table-cell office:value-type="date" office:date-value="2020-06-02T00:00:00" table:style-name="ce2">
            <text:p>2020-06-02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1777" table:style-name="ce1">
            <text:p>177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ด.ช.การให้น้ำหนัก ลิมิต</text:p>
          </table:table-cell>
          <table:table-cell office:value-type="string" table:style-name="ce4">
            <text:p>','</text:p>
          </table:table-cell>
          <table:table-cell office:value-type="float" office:value="1279900189601" table:style-name="ce5">
            <text:p>1279900189601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ื่นๆ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ม่ระบุรหัสอาชีพ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174 หมู่ที่ 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ฟากห้วย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รัญประเทศ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ระแก้ว</text:p>
          </table:table-cell>
          <table:table-cell office:value-type="string" table:style-name="ce4">
            <text:p>','</text:p>
          </table:table-cell>
          <table:table-cell office:value-type="float" office:value="27120" table:style-name="ce1">
            <text:p>2712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819090915" table:style-name="ce1">
            <text:p>819090915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26" table:style-name="ce1">
            <text:p>2626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600" table:style-name="ce1">
            <text:p>16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าจีน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ช.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J7515532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144" table:style-name="ce1">
            <text:p>14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ุ้มทวี (20/15)</text:p>
          </table:table-cell>
          <table:table-cell office:value-type="string" table:style-name="ce4">
            <text:p>','</text:p>
          </table:table-cell>
          <table:table-cell office:value-type="float" office:value="3901894" table:style-name="ce1">
            <text:p>390189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เคลียร์ กระจ่าง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ผู้จัดการหน่วยอาวุโส</text:p>
          </table:table-cell>
          <table:table-cell office:value-type="string" table:style-name="ce4">
            <text:p>',</text:p>
          </table:table-cell>
          <table:table-cell office:value-type="float" office:value="4053" table:style-name="ce1">
            <text:p>4053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date" office:date-value="2018-07-02T00:00:00" table:style-name="ce2">
            <text:p>2018-07-02</text:p>
          </table:table-cell>
          <table:table-cell office:value-type="string" table:style-name="ce4">
            <text:p>','</text:p>
          </table:table-cell>
          <table:table-cell office:value-type="date" office:date-value="2019-03-02T00:00:00" table:style-name="ce2">
            <text:p>2019-03-02</text:p>
          </table:table-cell>
          <table:table-cell office:value-type="string" table:style-name="ce4">
            <text:p>',</text:p>
          </table:table-cell>
          <table:table-cell office:value-type="float" office:value="238790" table:style-name="ce1">
            <text:p>238790</text:p>
          </table:table-cell>
          <table:table-cell office:value-type="string" table:style-name="ce1">
            <text:p>,</text:p>
          </table:table-cell>
          <table:table-cell office:value-type="float" office:value="12000" table:style-name="ce1">
            <text:p>12000</text:p>
          </table:table-cell>
          <table:table-cell office:value-type="string" table:style-name="ce1">
            <text:p>,'</text:p>
          </table:table-cell>
          <table:table-cell office:value-type="float" office:value="6" table:style-name="ce1">
            <text:p>6</text:p>
          </table:table-cell>
          <table:table-cell office:value-type="string" table:style-name="ce4">
            <text:p>','</text:p>
          </table:table-cell>
          <table:table-cell office:value-type="float" office:value="1261" table:style-name="ce1">
            <text:p>126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กระบัง บุคคลภายใน</text:p>
          </table:table-cell>
          <table:table-cell office:value-type="string" table:style-name="ce4">
            <text:p>','</text:p>
          </table:table-cell>
          <table:table-cell table:style-name="ce5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27" table:style-name="ce1">
            <text:p>2627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600" table:style-name="ce1">
            <text:p>16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าจีน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10456389</text:p>
          </table:table-cell>
          <table:table-cell office:value-type="string" table:style-name="ce4">
            <text:p>','</text:p>
          </table:table-cell>
          <table:table-cell office:value-type="float" office:value="10034799" table:style-name="ce1">
            <text:p>1003479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01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ใจกว้างเต็มแมกซ์ 1</text:p>
          </table:table-cell>
          <table:table-cell office:value-type="string" table:style-name="ce4">
            <text:p>','</text:p>
          </table:table-cell>
          <table:table-cell office:value-type="float" office:value="3901894" table:style-name="ce1">
            <text:p>390189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เคลียร์ กระจ่าง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ผู้จัดการหน่วยอาวุโส</text:p>
          </table:table-cell>
          <table:table-cell office:value-type="string" table:style-name="ce4">
            <text:p>',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23" table:style-name="ce1">
            <text:p>23</text:p>
          </table:table-cell>
          <table:table-cell office:value-type="string" table:style-name="ce4">
            <text:p>','</text:p>
          </table:table-cell>
          <table:table-cell office:value-type="date" office:date-value="2018-07-14T00:00:00" table:style-name="ce2">
            <text:p>2018-07-14</text:p>
          </table:table-cell>
          <table:table-cell office:value-type="string" table:style-name="ce4">
            <text:p>','</text:p>
          </table:table-cell>
          <table:table-cell office:value-type="date" office:date-value="2022-07-14T00:00:00" table:style-name="ce2">
            <text:p>2022-07-14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1475" table:style-name="ce1">
            <text:p>1475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น.ส.กล่อมหอ อ่อนหวาน</text:p>
          </table:table-cell>
          <table:table-cell office:value-type="string" table:style-name="ce4">
            <text:p>','</text:p>
          </table:table-cell>
          <table:table-cell office:value-type="float" office:value="1250100298687" table:style-name="ce5">
            <text:p>1250100298687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ื่นๆ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ม่ระบุรหัสอาชีพ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52/8 หมู่ที่ 6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บ้านพระ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มืองปราจีน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าจีนบุรี</text:p>
          </table:table-cell>
          <table:table-cell office:value-type="string" table:style-name="ce4">
            <text:p>','</text:p>
          </table:table-cell>
          <table:table-cell office:value-type="float" office:value="25230" table:style-name="ce1">
            <text:p>2523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861445971" table:style-name="ce1">
            <text:p>861445971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28" table:style-name="ce1">
            <text:p>2628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600" table:style-name="ce1">
            <text:p>16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าจีน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10402588</text:p>
          </table:table-cell>
          <table:table-cell office:value-type="string" table:style-name="ce4">
            <text:p>','</text:p>
          </table:table-cell>
          <table:table-cell office:value-type="float" office:value="745136" table:style-name="ce1">
            <text:p>745136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01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ใจกว้างเต็มแมกซ์ 1</text:p>
          </table:table-cell>
          <table:table-cell office:value-type="string" table:style-name="ce4">
            <text:p>','</text:p>
          </table:table-cell>
          <table:table-cell office:value-type="float" office:value="4202404" table:style-name="ce1">
            <text:p>420240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ยาหม้อ กลัวเมีย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วหน้าหน่วย</text:p>
          </table:table-cell>
          <table:table-cell office:value-type="string" table:style-name="ce4">
            <text:p>',</text:p>
          </table:table-cell>
          <table:table-cell office:value-type="float" office:value="177" table:style-name="ce1">
            <text:p>17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23" table:style-name="ce1">
            <text:p>23</text:p>
          </table:table-cell>
          <table:table-cell office:value-type="string" table:style-name="ce4">
            <text:p>','</text:p>
          </table:table-cell>
          <table:table-cell office:value-type="date" office:date-value="2018-07-12T00:00:00" table:style-name="ce2">
            <text:p>2018-07-12</text:p>
          </table:table-cell>
          <table:table-cell office:value-type="string" table:style-name="ce4">
            <text:p>','</text:p>
          </table:table-cell>
          <table:table-cell office:value-type="date" office:date-value="2021-07-12T00:00:00" table:style-name="ce2">
            <text:p>2021-07-12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1777" table:style-name="ce1">
            <text:p>177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นายกระจกฝ้า กลายร่าง</text:p>
          </table:table-cell>
          <table:table-cell office:value-type="string" table:style-name="ce4">
            <text:p>','</text:p>
          </table:table-cell>
          <table:table-cell office:value-type="float" office:value="1102700399169" table:style-name="ce5">
            <text:p>1102700399169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ื่นๆ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ม่ระบุรหัสอาชีพ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3/5 หมู่ที่ 8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นองกี่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กบินทร์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าจีนบุรี</text:p>
          </table:table-cell>
          <table:table-cell office:value-type="string" table:style-name="ce4">
            <text:p>','</text:p>
          </table:table-cell>
          <table:table-cell office:value-type="float" office:value="25110" table:style-name="ce1">
            <text:p>2511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870035482" table:style-name="ce1">
            <text:p>870035482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29" table:style-name="ce1">
            <text:p>2629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600" table:style-name="ce1">
            <text:p>16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าจีน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01281064</text:p>
          </table:table-cell>
          <table:table-cell office:value-type="string" table:style-name="ce4">
            <text:p>','</text:p>
          </table:table-cell>
          <table:table-cell office:value-type="float" office:value="572138" table:style-name="ce1">
            <text:p>572138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02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คุ้มค่า 1</text:p>
          </table:table-cell>
          <table:table-cell office:value-type="string" table:style-name="ce4">
            <text:p>','</text:p>
          </table:table-cell>
          <table:table-cell office:value-type="float" office:value="5002884" table:style-name="ce1">
            <text:p>500288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ภิญโญ อาญาสิทธิ์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ผู้จัดการหน่วย</text:p>
          </table:table-cell>
          <table:table-cell office:value-type="string" table:style-name="ce4">
            <text:p>',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23" table:style-name="ce1">
            <text:p>23</text:p>
          </table:table-cell>
          <table:table-cell office:value-type="string" table:style-name="ce4">
            <text:p>','</text:p>
          </table:table-cell>
          <table:table-cell office:value-type="date" office:date-value="2018-06-02T00:00:00" table:style-name="ce2">
            <text:p>2018-06-02</text:p>
          </table:table-cell>
          <table:table-cell office:value-type="string" table:style-name="ce4">
            <text:p>','</text:p>
          </table:table-cell>
          <table:table-cell office:value-type="date" office:date-value="2019-06-02T00:00:00" table:style-name="ce2">
            <text:p>2019-06-02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900" table:style-name="ce1">
            <text:p>900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นายศรราม การคาดการณ์</text:p>
          </table:table-cell>
          <table:table-cell office:value-type="string" table:style-name="ce4">
            <text:p>','</text:p>
          </table:table-cell>
          <table:table-cell office:value-type="float" office:value="1249800091005" table:style-name="ce5">
            <text:p>1249800091005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ื่นๆ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ม่ระบุรหัสอาชีพ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13/2 <text:s/>หมู่ 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บางปลาร้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บ้านสร้าง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าจีนบุรี</text:p>
          </table:table-cell>
          <table:table-cell office:value-type="string" table:style-name="ce4">
            <text:p>','</text:p>
          </table:table-cell>
          <table:table-cell office:value-type="float" office:value="25150" table:style-name="ce1">
            <text:p>2515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899345485" table:style-name="ce1">
            <text:p>899345485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30" table:style-name="ce1">
            <text:p>263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600" table:style-name="ce1">
            <text:p>16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าจีน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ช.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J751552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0255923</text:p>
          </table:table-cell>
          <table:table-cell office:value-type="string" table:style-name="ce4">
            <text:p>','</text:p>
          </table:table-cell>
          <table:table-cell office:value-type="float" office:value="144" table:style-name="ce1">
            <text:p>14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ุ้มทวี (20/15)</text:p>
          </table:table-cell>
          <table:table-cell office:value-type="string" table:style-name="ce4">
            <text:p>','</text:p>
          </table:table-cell>
          <table:table-cell office:value-type="float" office:value="5950750" table:style-name="ce1">
            <text:p>595075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.ส.ช่วงต่อ กระแสเสียง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ผู้ช่วยผู้จัดการหน่วย</text:p>
          </table:table-cell>
          <table:table-cell office:value-type="string" table:style-name="ce4">
            <text:p>',</text:p>
          </table:table-cell>
          <table:table-cell office:value-type="float" office:value="868" table:style-name="ce1">
            <text:p>868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office:value-type="float" office:value="48" table:style-name="ce1">
            <text:p>48</text:p>
          </table:table-cell>
          <table:table-cell office:value-type="string" table:style-name="ce4">
            <text:p>','</text:p>
          </table:table-cell>
          <table:table-cell office:value-type="date" office:date-value="2018-06-18T00:00:00" table:style-name="ce2">
            <text:p>2018-06-18</text:p>
          </table:table-cell>
          <table:table-cell office:value-type="string" table:style-name="ce4">
            <text:p>','</text:p>
          </table:table-cell>
          <table:table-cell office:value-type="date" office:date-value="2019-02-15T00:00:00" table:style-name="ce2">
            <text:p>2019-02-15</text:p>
          </table:table-cell>
          <table:table-cell office:value-type="string" table:style-name="ce4">
            <text:p>',</text:p>
          </table:table-cell>
          <table:table-cell office:value-type="float" office:value="69980" table:style-name="ce1">
            <text:p>69980</text:p>
          </table:table-cell>
          <table:table-cell office:value-type="string" table:style-name="ce1">
            <text:p>,</text:p>
          </table:table-cell>
          <table:table-cell office:value-type="float" office:value="3600" table:style-name="ce1">
            <text:p>3600</text:p>
          </table:table-cell>
          <table:table-cell office:value-type="string" table:style-name="ce1">
            <text:p>,'</text:p>
          </table:table-cell>
          <table:table-cell office:value-type="float" office:value="6" table:style-name="ce1">
            <text:p>6</text:p>
          </table:table-cell>
          <table:table-cell office:value-type="string" table:style-name="ce4">
            <text:p>','</text:p>
          </table:table-cell>
          <table:table-cell office:value-type="float" office:value="1161" table:style-name="ce1">
            <text:p>116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ประหยัด ของไหว้</text:p>
          </table:table-cell>
          <table:table-cell office:value-type="string" table:style-name="ce4">
            <text:p>','</text:p>
          </table:table-cell>
          <table:table-cell office:value-type="float" office:value="3250100684311" table:style-name="ce5">
            <text:p>3250100684311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กษตรกรรม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กษตรกรรม : ไม่มีระบุชัดเจน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40/1 หมู่ที่ 16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บ้านพระ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มืองปราจีน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าจีนบุรี</text:p>
          </table:table-cell>
          <table:table-cell office:value-type="string" table:style-name="ce4">
            <text:p>','</text:p>
          </table:table-cell>
          <table:table-cell office:value-type="float" office:value="25230" table:style-name="ce1">
            <text:p>2523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894321934" table:style-name="ce1">
            <text:p>894321934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31" table:style-name="ce1">
            <text:p>2631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600" table:style-name="ce1">
            <text:p>16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าจีน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01281076</text:p>
          </table:table-cell>
          <table:table-cell office:value-type="string" table:style-name="ce4">
            <text:p>','</text:p>
          </table:table-cell>
          <table:table-cell office:value-type="float" office:value="29085" table:style-name="ce1">
            <text:p>2908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01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ใจกว้างเต็มแมกซ์ 1</text:p>
          </table:table-cell>
          <table:table-cell office:value-type="string" table:style-name="ce4">
            <text:p>','</text:p>
          </table:table-cell>
          <table:table-cell office:value-type="float" office:value="3216975" table:style-name="ce1">
            <text:p>321697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สุเทพ กระเพื่อม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วหน้าหน่วย</text:p>
          </table:table-cell>
          <table:table-cell office:value-type="string" table:style-name="ce4">
            <text:p>',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32" table:style-name="ce1">
            <text:p>32</text:p>
          </table:table-cell>
          <table:table-cell office:value-type="string" table:style-name="ce4">
            <text:p>','</text:p>
          </table:table-cell>
          <table:table-cell office:value-type="date" office:date-value="2018-06-28T00:00:00" table:style-name="ce2">
            <text:p>2018-06-28</text:p>
          </table:table-cell>
          <table:table-cell office:value-type="string" table:style-name="ce4">
            <text:p>','</text:p>
          </table:table-cell>
          <table:table-cell office:value-type="date" office:date-value="2019-06-28T00:00:00" table:style-name="ce2">
            <text:p>2019-06-28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1475" table:style-name="ce1">
            <text:p>1475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นายรังสรรค์ กระเต็น</text:p>
          </table:table-cell>
          <table:table-cell office:value-type="string" table:style-name="ce4">
            <text:p>','</text:p>
          </table:table-cell>
          <table:table-cell office:value-type="float" office:value="1250100050146" table:style-name="ce5">
            <text:p>1250100050146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ื่นๆ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ม่ระบุรหัสอาชีพ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25 <text:s/>ม.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ท่างาม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มืองปราจีน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าจีนบุรี</text:p>
          </table:table-cell>
          <table:table-cell office:value-type="string" table:style-name="ce4">
            <text:p>','</text:p>
          </table:table-cell>
          <table:table-cell office:value-type="float" office:value="25000" table:style-name="ce1">
            <text:p>2500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925898187" table:style-name="ce1">
            <text:p>925898187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32" table:style-name="ce1">
            <text:p>2632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600" table:style-name="ce1">
            <text:p>16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าจีน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10402595</text:p>
          </table:table-cell>
          <table:table-cell office:value-type="string" table:style-name="ce4">
            <text:p>','</text:p>
          </table:table-cell>
          <table:table-cell office:value-type="float" office:value="824177" table:style-name="ce1">
            <text:p>82417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01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ใจกว้างเต็มแมกซ์ 1</text:p>
          </table:table-cell>
          <table:table-cell office:value-type="string" table:style-name="ce4">
            <text:p>','</text:p>
          </table:table-cell>
          <table:table-cell office:value-type="float" office:value="5002884" table:style-name="ce1">
            <text:p>500288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ภิญโญ อาญาสิทธิ์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ผู้จัดการหน่วย</text:p>
          </table:table-cell>
          <table:table-cell office:value-type="string" table:style-name="ce4">
            <text:p>',</text:p>
          </table:table-cell>
          <table:table-cell office:value-type="float" office:value="177" table:style-name="ce1">
            <text:p>17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56" table:style-name="ce1">
            <text:p>56</text:p>
          </table:table-cell>
          <table:table-cell office:value-type="string" table:style-name="ce4">
            <text:p>','</text:p>
          </table:table-cell>
          <table:table-cell office:value-type="date" office:date-value="2018-07-25T00:00:00" table:style-name="ce2">
            <text:p>2018-07-25</text:p>
          </table:table-cell>
          <table:table-cell office:value-type="string" table:style-name="ce4">
            <text:p>','</text:p>
          </table:table-cell>
          <table:table-cell office:value-type="date" office:date-value="2021-07-25T00:00:00" table:style-name="ce2">
            <text:p>2021-07-25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1777" table:style-name="ce1">
            <text:p>177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นายเพิ่ม ป่าสูง</text:p>
          </table:table-cell>
          <table:table-cell office:value-type="string" table:style-name="ce4">
            <text:p>','</text:p>
          </table:table-cell>
          <table:table-cell office:value-type="float" office:value="3360500371395" table:style-name="ce5">
            <text:p>3360500371395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ื่นๆ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ม่ระบุรหัสอาชีพ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20 หมู่ที่ 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บางปลาร้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บ้านสร้าง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าจีนบุรี</text:p>
          </table:table-cell>
          <table:table-cell office:value-type="string" table:style-name="ce4">
            <text:p>','</text:p>
          </table:table-cell>
          <table:table-cell office:value-type="float" office:value="25150" table:style-name="ce1">
            <text:p>2515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810008325" table:style-name="ce1">
            <text:p>810008325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161" table:style-name="ce1">
            <text:p>161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0-ภาคกรุงเทพ</text:p>
          </table:table-cell>
          <table:table-cell office:value-type="string" table:style-name="ce4">
            <text:p>','</text:p>
          </table:table-cell>
          <table:table-cell office:value-type="float" office:value="200" table:style-name="ce1">
            <text:p>2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ธน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10487469</text:p>
          </table:table-cell>
          <table:table-cell office:value-type="string" table:style-name="ce4">
            <text:p>','</text:p>
          </table:table-cell>
          <table:table-cell office:value-type="float" office:value="10036710" table:style-name="ce1">
            <text:p>1003671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02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คุ้มค่า 1</text:p>
          </table:table-cell>
          <table:table-cell office:value-type="string" table:style-name="ce4">
            <text:p>','</text:p>
          </table:table-cell>
          <table:table-cell office:value-type="float" office:value="4504301" table:style-name="ce1">
            <text:p>450430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เยาวลักษณ์ ประมวลผลข้อมูล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ตัวแทนเก็บเงิน</text:p>
          </table:table-cell>
          <table:table-cell office:value-type="string" table:style-name="ce4">
            <text:p>',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62" table:style-name="ce1">
            <text:p>62</text:p>
          </table:table-cell>
          <table:table-cell office:value-type="string" table:style-name="ce4">
            <text:p>','</text:p>
          </table:table-cell>
          <table:table-cell office:value-type="date" office:date-value="2018-08-25T00:00:00" table:style-name="ce2">
            <text:p>2018-08-25</text:p>
          </table:table-cell>
          <table:table-cell office:value-type="string" table:style-name="ce4">
            <text:p>','</text:p>
          </table:table-cell>
          <table:table-cell office:value-type="date" office:date-value="2022-08-25T00:00:00" table:style-name="ce2">
            <text:p>2022-08-25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1100" table:style-name="ce1">
            <text:p>1100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นางใจใหญ่ กระหายน้ำ ณ อยุธยา</text:p>
          </table:table-cell>
          <table:table-cell office:value-type="string" table:style-name="ce4">
            <text:p>','</text:p>
          </table:table-cell>
          <table:table-cell office:value-type="float" office:value="3102000255004" table:style-name="ce5">
            <text:p>3102000255004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ื่นๆ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ม่ระบุรหัสอาชีพ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250/1 ซอย บ้านช่างหล่อถนน พรานนก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บ้านช่างหล่อ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บางกอกน้อย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กรุงเทพมหานคร</text:p>
          </table:table-cell>
          <table:table-cell office:value-type="string" table:style-name="ce4">
            <text:p>','</text:p>
          </table:table-cell>
          <table:table-cell office:value-type="float" office:value="10700" table:style-name="ce1">
            <text:p>10700</text:p>
          </table:table-cell>
          <table:table-cell office:value-type="string" table:style-name="ce4">
            <text:p>','</text:p>
          </table:table-cell>
          <table:table-cell office:value-type="float" office:value="24111496" table:style-name="ce1">
            <text:p>24111496</text:p>
          </table:table-cell>
          <table:table-cell office:value-type="string" table:style-name="ce4">
            <text:p>','</text:p>
          </table:table-cell>
          <table:table-cell office:value-type="float" office:value="24111496" table:style-name="ce1">
            <text:p>24111496</text:p>
          </table:table-cell>
          <table:table-cell office:value-type="string" table:style-name="ce4">
            <text:p>','</text:p>
          </table:table-cell>
          <table:table-cell office:value-type="float" office:value="961141237" table:style-name="ce1">
            <text:p>961141237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10</text:p>
          </table:table-cell>
          <table:table-cell office:value-type="string" table:style-name="ce4">
            <text:p>','</text:p>
          </table:table-cell>
          <table:table-cell office:value-type="date" office:date-value="2018-07-24T15:17:02" table:style-name="ce6">
            <text:p>2018/07/24 15:1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24_1518_26779.csv</text:p>
          </table:table-cell>
          <table:table-cell office:value-type="string" table:style-name="ce4">
            <text:p>','</text:p>
          </table:table-cell>
          <table:table-cell office:value-type="date" office:date-value="2018-07-24T15:18:21" table:style-name="ce6">
            <text:p>2018/07/24 15:18</text:p>
          </table:table-cell>
          <table:table-cell office:value-type="string" table:style-name="ce4">
            <text:p>','</text:p>
          </table:table-cell>
          <table:table-cell office:value-type="float" office:value="6390872" table:style-name="ce1">
            <text:p>6390872</text:p>
          </table:table-cell>
          <table:table-cell office:value-type="string" table:style-name="ce4">
            <text:p>','</text:p>
          </table:table-cell>
          <table:table-cell office:value-type="date" office:date-value="2018-07-24T15:18:22" table:style-name="ce6">
            <text:p>2018/07/24 15:18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33" table:style-name="ce1">
            <text:p>2633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600" table:style-name="ce1">
            <text:p>16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าจีน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10402433</text:p>
          </table:table-cell>
          <table:table-cell office:value-type="string" table:style-name="ce4">
            <text:p>','</text:p>
          </table:table-cell>
          <table:table-cell office:value-type="float" office:value="630252" table:style-name="ce1">
            <text:p>63025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02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คุ้มค่า 1</text:p>
          </table:table-cell>
          <table:table-cell office:value-type="string" table:style-name="ce4">
            <text:p>','</text:p>
          </table:table-cell>
          <table:table-cell office:value-type="float" office:value="5002884" table:style-name="ce1">
            <text:p>500288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ภิญโญ อาญาสิทธิ์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ผู้จัดการหน่วย</text:p>
          </table:table-cell>
          <table:table-cell office:value-type="string" table:style-name="ce4">
            <text:p>',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37" table:style-name="ce1">
            <text:p>37</text:p>
          </table:table-cell>
          <table:table-cell office:value-type="string" table:style-name="ce4">
            <text:p>','</text:p>
          </table:table-cell>
          <table:table-cell office:value-type="date" office:date-value="2018-06-19T00:00:00" table:style-name="ce2">
            <text:p>2018-06-19</text:p>
          </table:table-cell>
          <table:table-cell office:value-type="string" table:style-name="ce4">
            <text:p>','</text:p>
          </table:table-cell>
          <table:table-cell office:value-type="date" office:date-value="2020-06-19T00:00:00" table:style-name="ce2">
            <text:p>2020-06-19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900" table:style-name="ce1">
            <text:p>900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นายกรรตุการก กระบอกตา</text:p>
          </table:table-cell>
          <table:table-cell office:value-type="string" table:style-name="ce4">
            <text:p>','</text:p>
          </table:table-cell>
          <table:table-cell office:value-type="float" office:value="3250600129899" table:style-name="ce5">
            <text:p>3250600129899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ื่นๆ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ม่ระบุรหัสอาชีพ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13/2 <text:s/>หมู่ที่ 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บางปลาร้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บ้านสร้าง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าจีนบุรี</text:p>
          </table:table-cell>
          <table:table-cell office:value-type="string" table:style-name="ce4">
            <text:p>','</text:p>
          </table:table-cell>
          <table:table-cell office:value-type="float" office:value="25150" table:style-name="ce1">
            <text:p>2515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899345485" table:style-name="ce1">
            <text:p>899345485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34" table:style-name="ce1">
            <text:p>2634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600" table:style-name="ce1">
            <text:p>16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าจีน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10456383</text:p>
          </table:table-cell>
          <table:table-cell office:value-type="string" table:style-name="ce4">
            <text:p>','</text:p>
          </table:table-cell>
          <table:table-cell office:value-type="float" office:value="10034075" table:style-name="ce1">
            <text:p>1003407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01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ใจกว้างเต็มแมกซ์ 1</text:p>
          </table:table-cell>
          <table:table-cell office:value-type="string" table:style-name="ce4">
            <text:p>','</text:p>
          </table:table-cell>
          <table:table-cell office:value-type="float" office:value="5002884" table:style-name="ce1">
            <text:p>500288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ภิญโญ อาญาสิทธิ์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ผู้จัดการหน่วย</text:p>
          </table:table-cell>
          <table:table-cell office:value-type="string" table:style-name="ce4">
            <text:p>',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25" table:style-name="ce1">
            <text:p>25</text:p>
          </table:table-cell>
          <table:table-cell office:value-type="string" table:style-name="ce4">
            <text:p>','</text:p>
          </table:table-cell>
          <table:table-cell office:value-type="date" office:date-value="2018-06-28T00:00:00" table:style-name="ce2">
            <text:p>2018-06-28</text:p>
          </table:table-cell>
          <table:table-cell office:value-type="string" table:style-name="ce4">
            <text:p>','</text:p>
          </table:table-cell>
          <table:table-cell office:value-type="date" office:date-value="2022-06-28T00:00:00" table:style-name="ce2">
            <text:p>2022-06-28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1475" table:style-name="ce1">
            <text:p>1475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น.ส.กระเบียด มัลติมีเดีย</text:p>
          </table:table-cell>
          <table:table-cell office:value-type="string" table:style-name="ce4">
            <text:p>','</text:p>
          </table:table-cell>
          <table:table-cell office:value-type="float" office:value="1249900292258" table:style-name="ce5">
            <text:p>1249900292258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ื่นๆ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ม่ระบุรหัสอาชีพ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17 หมู่ที่ 3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บางขนาก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บางน้ำเปรี้ยว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ฉะเชิงเทรา</text:p>
          </table:table-cell>
          <table:table-cell office:value-type="string" table:style-name="ce4">
            <text:p>','</text:p>
          </table:table-cell>
          <table:table-cell office:value-type="float" office:value="24150" table:style-name="ce1">
            <text:p>2415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614303862" table:style-name="ce1">
            <text:p>614303862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37" table:style-name="ce1">
            <text:p>2637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600" table:style-name="ce1">
            <text:p>16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าจีน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10456391</text:p>
          </table:table-cell>
          <table:table-cell office:value-type="string" table:style-name="ce4">
            <text:p>','</text:p>
          </table:table-cell>
          <table:table-cell office:value-type="float" office:value="10034797" table:style-name="ce1">
            <text:p>1003479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01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ใจกว้างเต็มแมกซ์ 1</text:p>
          </table:table-cell>
          <table:table-cell office:value-type="string" table:style-name="ce4">
            <text:p>','</text:p>
          </table:table-cell>
          <table:table-cell office:value-type="float" office:value="3901894" table:style-name="ce1">
            <text:p>390189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เคลียร์ กระจ่าง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ผู้จัดการหน่วยอาวุโส</text:p>
          </table:table-cell>
          <table:table-cell office:value-type="string" table:style-name="ce4">
            <text:p>',</text:p>
          </table:table-cell>
          <table:table-cell office:value-type="float" office:value="177" table:style-name="ce1">
            <text:p>17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45" table:style-name="ce1">
            <text:p>45</text:p>
          </table:table-cell>
          <table:table-cell office:value-type="string" table:style-name="ce4">
            <text:p>','</text:p>
          </table:table-cell>
          <table:table-cell office:value-type="date" office:date-value="2018-07-14T00:00:00" table:style-name="ce2">
            <text:p>2018-07-14</text:p>
          </table:table-cell>
          <table:table-cell office:value-type="string" table:style-name="ce4">
            <text:p>','</text:p>
          </table:table-cell>
          <table:table-cell office:value-type="date" office:date-value="2022-07-14T00:00:00" table:style-name="ce2">
            <text:p>2022-07-14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1777" table:style-name="ce1">
            <text:p>177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น.ส.สินเธาว์ หดหัว</text:p>
          </table:table-cell>
          <table:table-cell office:value-type="string" table:style-name="ce4">
            <text:p>','</text:p>
          </table:table-cell>
          <table:table-cell office:value-type="float" office:value="3250100352599" table:style-name="ce5">
            <text:p>3250100352599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ื่นๆ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ม่ระบุรหัสอาชีพ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52/6 หมู่ที่ 6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บ้านพระ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มืองปราจีน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าจีนบุรี</text:p>
          </table:table-cell>
          <table:table-cell office:value-type="string" table:style-name="ce4">
            <text:p>','</text:p>
          </table:table-cell>
          <table:table-cell office:value-type="float" office:value="25230" table:style-name="ce1">
            <text:p>2523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884418585" table:style-name="ce1">
            <text:p>884418585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38" table:style-name="ce1">
            <text:p>2638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600" table:style-name="ce1">
            <text:p>16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าจีน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ช.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J751552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0851409</text:p>
          </table:table-cell>
          <table:table-cell office:value-type="string" table:style-name="ce4">
            <text:p>','</text:p>
          </table:table-cell>
          <table:table-cell office:value-type="float" office:value="144" table:style-name="ce1">
            <text:p>14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ุ้มทวี (20/15)</text:p>
          </table:table-cell>
          <table:table-cell office:value-type="string" table:style-name="ce4">
            <text:p>','</text:p>
          </table:table-cell>
          <table:table-cell office:value-type="float" office:value="3001195" table:style-name="ce1">
            <text:p>300119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วีนัส กระทุ่ม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ผู้จัดการหน่วย</text:p>
          </table:table-cell>
          <table:table-cell office:value-type="string" table:style-name="ce4">
            <text:p>',</text:p>
          </table:table-cell>
          <table:table-cell office:value-type="float" office:value="1665" table:style-name="ce1">
            <text:p>166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office:value-type="float" office:value="43" table:style-name="ce1">
            <text:p>43</text:p>
          </table:table-cell>
          <table:table-cell office:value-type="string" table:style-name="ce4">
            <text:p>','</text:p>
          </table:table-cell>
          <table:table-cell office:value-type="date" office:date-value="2018-06-29T00:00:00" table:style-name="ce2">
            <text:p>2018-06-29</text:p>
          </table:table-cell>
          <table:table-cell office:value-type="string" table:style-name="ce4">
            <text:p>','</text:p>
          </table:table-cell>
          <table:table-cell office:value-type="date" office:date-value="2019-08-27T00:00:00" table:style-name="ce2">
            <text:p>2019-08-27</text:p>
          </table:table-cell>
          <table:table-cell office:value-type="string" table:style-name="ce4">
            <text:p>',</text:p>
          </table:table-cell>
          <table:table-cell office:value-type="float" office:value="67830" table:style-name="ce1">
            <text:p>67830</text:p>
          </table:table-cell>
          <table:table-cell office:value-type="string" table:style-name="ce1">
            <text:p>,</text:p>
          </table:table-cell>
          <table:table-cell office:value-type="float" office:value="7200" table:style-name="ce1">
            <text:p>7200</text:p>
          </table:table-cell>
          <table:table-cell office:value-type="string" table:style-name="ce1">
            <text:p>,'</text:p>
          </table:table-cell>
          <table:table-cell office:value-type="float" office:value="12" table:style-name="ce1">
            <text:p>12</text:p>
          </table:table-cell>
          <table:table-cell office:value-type="string" table:style-name="ce4">
            <text:p>','</text:p>
          </table:table-cell>
          <table:table-cell office:value-type="float" office:value="562" table:style-name="ce1">
            <text:p>56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 เสถียร ธานี</text:p>
          </table:table-cell>
          <table:table-cell office:value-type="string" table:style-name="ce4">
            <text:p>','</text:p>
          </table:table-cell>
          <table:table-cell office:value-type="float" office:value="3340400193924" table:style-name="ce5">
            <text:p>3340400193924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ธุรกิจส่วนตัว/ค้าขาย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้าขายเครื่องอุปโภค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6 หมู่ที่ 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ำพันต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ด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าจีนบุรี</text:p>
          </table:table-cell>
          <table:table-cell office:value-type="string" table:style-name="ce4">
            <text:p>','</text:p>
          </table:table-cell>
          <table:table-cell office:value-type="float" office:value="25220" table:style-name="ce1">
            <text:p>2522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633191500" table:style-name="ce1">
            <text:p>63319150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39" table:style-name="ce1">
            <text:p>2639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600" table:style-name="ce1">
            <text:p>16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าจีน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ช.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J7515538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144" table:style-name="ce1">
            <text:p>14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ุ้มทวี (20/15)</text:p>
          </table:table-cell>
          <table:table-cell office:value-type="string" table:style-name="ce4">
            <text:p>','</text:p>
          </table:table-cell>
          <table:table-cell office:value-type="float" office:value="5900619" table:style-name="ce1">
            <text:p>59006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กระสัง หนึ่งต่อหนึ่ง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ผู้จัดการหน่วย</text:p>
          </table:table-cell>
          <table:table-cell office:value-type="string" table:style-name="ce4">
            <text:p>',</text:p>
          </table:table-cell>
          <table:table-cell office:value-type="float" office:value="2497" table:style-name="ce1">
            <text:p>2497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date" office:date-value="2018-07-02T00:00:00" table:style-name="ce2">
            <text:p>2018-07-02</text:p>
          </table:table-cell>
          <table:table-cell office:value-type="string" table:style-name="ce4">
            <text:p>','</text:p>
          </table:table-cell>
          <table:table-cell office:value-type="date" office:date-value="2019-08-30T00:00:00" table:style-name="ce2">
            <text:p>2019-08-30</text:p>
          </table:table-cell>
          <table:table-cell office:value-type="string" table:style-name="ce4">
            <text:p>',</text:p>
          </table:table-cell>
          <table:table-cell office:value-type="float" office:value="103180" table:style-name="ce1">
            <text:p>103180</text:p>
          </table:table-cell>
          <table:table-cell office:value-type="string" table:style-name="ce1">
            <text:p>,</text:p>
          </table:table-cell>
          <table:table-cell office:value-type="float" office:value="10800" table:style-name="ce1">
            <text:p>10800</text:p>
          </table:table-cell>
          <table:table-cell office:value-type="string" table:style-name="ce1">
            <text:p>,'</text:p>
          </table:table-cell>
          <table:table-cell office:value-type="float" office:value="12" table:style-name="ce1">
            <text:p>12</text:p>
          </table:table-cell>
          <table:table-cell office:value-type="string" table:style-name="ce4">
            <text:p>','</text:p>
          </table:table-cell>
          <table:table-cell office:value-type="float" office:value="662" table:style-name="ce1">
            <text:p>66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กระเบียด กระพือ</text:p>
          </table:table-cell>
          <table:table-cell office:value-type="string" table:style-name="ce4">
            <text:p>','</text:p>
          </table:table-cell>
          <table:table-cell table:style-name="ce5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40" table:style-name="ce1">
            <text:p>264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600" table:style-name="ce1">
            <text:p>16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าจีน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ช.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J7515529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144" table:style-name="ce1">
            <text:p>14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ุ้มทวี (20/15)</text:p>
          </table:table-cell>
          <table:table-cell office:value-type="string" table:style-name="ce4">
            <text:p>','</text:p>
          </table:table-cell>
          <table:table-cell office:value-type="float" office:value="4501951" table:style-name="ce1">
            <text:p>450195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แรกรุ่น กลืนน้ำลาย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วหน้าหน่วย</text:p>
          </table:table-cell>
          <table:table-cell office:value-type="string" table:style-name="ce4">
            <text:p>',</text:p>
          </table:table-cell>
          <table:table-cell office:value-type="float" office:value="1387" table:style-name="ce1">
            <text:p>1387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date" office:date-value="2018-07-02T00:00:00" table:style-name="ce2">
            <text:p>2018-07-02</text:p>
          </table:table-cell>
          <table:table-cell office:value-type="string" table:style-name="ce4">
            <text:p>','</text:p>
          </table:table-cell>
          <table:table-cell office:value-type="date" office:date-value="2019-08-30T00:00:00" table:style-name="ce2">
            <text:p>2019-08-30</text:p>
          </table:table-cell>
          <table:table-cell office:value-type="string" table:style-name="ce4">
            <text:p>',</text:p>
          </table:table-cell>
          <table:table-cell office:value-type="float" office:value="47580" table:style-name="ce1">
            <text:p>47580</text:p>
          </table:table-cell>
          <table:table-cell office:value-type="string" table:style-name="ce1">
            <text:p>,</text:p>
          </table:table-cell>
          <table:table-cell office:value-type="float" office:value="6000" table:style-name="ce1">
            <text:p>6000</text:p>
          </table:table-cell>
          <table:table-cell office:value-type="string" table:style-name="ce1">
            <text:p>,'</text:p>
          </table:table-cell>
          <table:table-cell office:value-type="float" office:value="12" table:style-name="ce1">
            <text:p>12</text:p>
          </table:table-cell>
          <table:table-cell office:value-type="string" table:style-name="ce4">
            <text:p>','</text:p>
          </table:table-cell>
          <table:table-cell office:value-type="float" office:value="662" table:style-name="ce1">
            <text:p>66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.ส.กลางคัน ภุมรัตน์</text:p>
          </table:table-cell>
          <table:table-cell office:value-type="string" table:style-name="ce4">
            <text:p>','</text:p>
          </table:table-cell>
          <table:table-cell table:style-name="ce5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41" table:style-name="ce1">
            <text:p>2641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600" table:style-name="ce1">
            <text:p>16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าจีน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10456390</text:p>
          </table:table-cell>
          <table:table-cell office:value-type="string" table:style-name="ce4">
            <text:p>','</text:p>
          </table:table-cell>
          <table:table-cell office:value-type="float" office:value="10034798" table:style-name="ce1">
            <text:p>10034798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01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ใจกว้างเต็มแมกซ์ 1</text:p>
          </table:table-cell>
          <table:table-cell office:value-type="string" table:style-name="ce4">
            <text:p>','</text:p>
          </table:table-cell>
          <table:table-cell office:value-type="float" office:value="3901894" table:style-name="ce1">
            <text:p>390189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เคลียร์ กระจ่าง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ผู้จัดการหน่วยอาวุโส</text:p>
          </table:table-cell>
          <table:table-cell office:value-type="string" table:style-name="ce4">
            <text:p>',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47" table:style-name="ce1">
            <text:p>47</text:p>
          </table:table-cell>
          <table:table-cell office:value-type="string" table:style-name="ce4">
            <text:p>','</text:p>
          </table:table-cell>
          <table:table-cell office:value-type="date" office:date-value="2018-07-14T00:00:00" table:style-name="ce2">
            <text:p>2018-07-14</text:p>
          </table:table-cell>
          <table:table-cell office:value-type="string" table:style-name="ce4">
            <text:p>','</text:p>
          </table:table-cell>
          <table:table-cell office:value-type="date" office:date-value="2022-07-14T00:00:00" table:style-name="ce2">
            <text:p>2022-07-14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1475" table:style-name="ce1">
            <text:p>1475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นางร่มเงา อ่อนหวาน</text:p>
          </table:table-cell>
          <table:table-cell office:value-type="string" table:style-name="ce4">
            <text:p>','</text:p>
          </table:table-cell>
          <table:table-cell office:value-type="float" office:value="3250100106971" table:style-name="ce5">
            <text:p>3250100106971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ื่นๆ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ม่ระบุรหัสอาชีพ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52/8 หมู่ที่ 6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บ้านพระ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มืองปราจีน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าจีนบุรี</text:p>
          </table:table-cell>
          <table:table-cell office:value-type="string" table:style-name="ce4">
            <text:p>','</text:p>
          </table:table-cell>
          <table:table-cell office:value-type="float" office:value="25230" table:style-name="ce1">
            <text:p>2523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861445971" table:style-name="ce1">
            <text:p>861445971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42" table:style-name="ce1">
            <text:p>2642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600" table:style-name="ce1">
            <text:p>16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าจีน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ามัญ</text:p>
          </table:table-cell>
          <table:table-cell office:value-type="string" table:style-name="ce4">
            <text:p>','</text:p>
          </table:table-cell>
          <table:table-cell office:value-type="float" office:value="1414532" table:style-name="ce1">
            <text:p>1414532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477" table:style-name="ce1">
            <text:p>47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 คุ้มได้คืน 20/15</text:p>
          </table:table-cell>
          <table:table-cell office:value-type="string" table:style-name="ce4">
            <text:p>','</text:p>
          </table:table-cell>
          <table:table-cell office:value-type="float" office:value="3001195" table:style-name="ce1">
            <text:p>300119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วีนัส กระทุ่ม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ผู้จัดการหน่วย</text:p>
          </table:table-cell>
          <table:table-cell office:value-type="string" table:style-name="ce4">
            <text:p>',</text:p>
          </table:table-cell>
          <table:table-cell office:value-type="float" office:value="6000" table:style-name="ce1">
            <text:p>600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date" office:date-value="2018-07-02T00:00:00" table:style-name="ce2">
            <text:p>2018-07-02</text:p>
          </table:table-cell>
          <table:table-cell office:value-type="string" table:style-name="ce4">
            <text:p>','</text:p>
          </table:table-cell>
          <table:table-cell office:value-type="date" office:date-value="2019-08-01T00:00:00" table:style-name="ce2">
            <text:p>2019-08-01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,'</text:p>
          </table:table-cell>
          <table:table-cell office:value-type="float" office:value="12" table:style-name="ce1">
            <text:p>1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01-07-256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.ส.กริ่งเกรง คลุม</text:p>
          </table:table-cell>
          <table:table-cell office:value-type="string" table:style-name="ce4">
            <text:p>','</text:p>
          </table:table-cell>
          <table:table-cell table:style-name="ce5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43" table:style-name="ce1">
            <text:p>2643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600" table:style-name="ce1">
            <text:p>16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าจีน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10495341</text:p>
          </table:table-cell>
          <table:table-cell office:value-type="string" table:style-name="ce4">
            <text:p>','</text:p>
          </table:table-cell>
          <table:table-cell office:value-type="float" office:value="10049377" table:style-name="ce1">
            <text:p>1004937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02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คุ้มค่า 1</text:p>
          </table:table-cell>
          <table:table-cell office:value-type="string" table:style-name="ce4">
            <text:p>','</text:p>
          </table:table-cell>
          <table:table-cell office:value-type="float" office:value="5002884" table:style-name="ce1">
            <text:p>500288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ภิญโญ อาญาสิทธิ์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ผู้จัดการหน่วย</text:p>
          </table:table-cell>
          <table:table-cell office:value-type="string" table:style-name="ce4">
            <text:p>',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54" table:style-name="ce1">
            <text:p>54</text:p>
          </table:table-cell>
          <table:table-cell office:value-type="string" table:style-name="ce4">
            <text:p>','</text:p>
          </table:table-cell>
          <table:table-cell office:value-type="date" office:date-value="2018-06-20T00:00:00" table:style-name="ce2">
            <text:p>2018-06-20</text:p>
          </table:table-cell>
          <table:table-cell office:value-type="string" table:style-name="ce4">
            <text:p>','</text:p>
          </table:table-cell>
          <table:table-cell office:value-type="date" office:date-value="2023-06-20T00:00:00" table:style-name="ce2">
            <text:p>2023-06-20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900" table:style-name="ce1">
            <text:p>900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นายบรรยาย โต๊ะอิหม่าม</text:p>
          </table:table-cell>
          <table:table-cell office:value-type="string" table:style-name="ce4">
            <text:p>','</text:p>
          </table:table-cell>
          <table:table-cell office:value-type="float" office:value="3101501671565" table:style-name="ce5">
            <text:p>3101501671565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ื่นๆ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ม่ระบุรหัสอาชีพ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64/3 หมู่ที่ 3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บางขาม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บ้านสร้าง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าจีนบุรี</text:p>
          </table:table-cell>
          <table:table-cell office:value-type="string" table:style-name="ce4">
            <text:p>','</text:p>
          </table:table-cell>
          <table:table-cell office:value-type="float" office:value="25150" table:style-name="ce1">
            <text:p>2515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993935064" table:style-name="ce1">
            <text:p>993935064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44" table:style-name="ce1">
            <text:p>2644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600" table:style-name="ce1">
            <text:p>16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าจีน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10402572</text:p>
          </table:table-cell>
          <table:table-cell office:value-type="string" table:style-name="ce4">
            <text:p>','</text:p>
          </table:table-cell>
          <table:table-cell office:value-type="float" office:value="742315" table:style-name="ce1">
            <text:p>74231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02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คุ้มค่า 1</text:p>
          </table:table-cell>
          <table:table-cell office:value-type="string" table:style-name="ce4">
            <text:p>','</text:p>
          </table:table-cell>
          <table:table-cell office:value-type="float" office:value="3403396" table:style-name="ce1">
            <text:p>3403396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ชำระเอง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ชำระเอง</text:p>
          </table:table-cell>
          <table:table-cell office:value-type="string" table:style-name="ce4">
            <text:p>',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31" table:style-name="ce1">
            <text:p>31</text:p>
          </table:table-cell>
          <table:table-cell office:value-type="string" table:style-name="ce4">
            <text:p>','</text:p>
          </table:table-cell>
          <table:table-cell office:value-type="date" office:date-value="2018-05-17T00:00:00" table:style-name="ce2">
            <text:p>2018-05-17</text:p>
          </table:table-cell>
          <table:table-cell office:value-type="string" table:style-name="ce4">
            <text:p>','</text:p>
          </table:table-cell>
          <table:table-cell office:value-type="date" office:date-value="2021-05-17T00:00:00" table:style-name="ce2">
            <text:p>2021-05-17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900" table:style-name="ce1">
            <text:p>900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ร.ต.อ.กระจับ กันฝน</text:p>
          </table:table-cell>
          <table:table-cell office:value-type="string" table:style-name="ce4">
            <text:p>','</text:p>
          </table:table-cell>
          <table:table-cell office:value-type="float" office:value="1250100098289" table:style-name="ce5">
            <text:p>1250100098289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ื่นๆ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ม่ระบุรหัสอาชีพ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19/36 หมู่ที่ 1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ท่างาม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มืองปราจีน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าจีนบุรี</text:p>
          </table:table-cell>
          <table:table-cell office:value-type="string" table:style-name="ce4">
            <text:p>','</text:p>
          </table:table-cell>
          <table:table-cell office:value-type="float" office:value="25000" table:style-name="ce1">
            <text:p>25000</text:p>
          </table:table-cell>
          <table:table-cell office:value-type="string" table:style-name="ce4">
            <text:p>','</text:p>
          </table:table-cell>
          <table:table-cell office:value-type="float" office:value="17952074" table:style-name="ce1">
            <text:p>17952074</text:p>
          </table:table-cell>
          <table:table-cell office:value-type="string" table:style-name="ce4">
            <text:p>','</text:p>
          </table:table-cell>
          <table:table-cell office:value-type="float" office:value="17952074" table:style-name="ce1">
            <text:p>17952074</text:p>
          </table:table-cell>
          <table:table-cell office:value-type="string" table:style-name="ce4">
            <text:p>','</text:p>
          </table:table-cell>
          <table:table-cell office:value-type="float" office:value="867705346" table:style-name="ce1">
            <text:p>867705346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45" table:style-name="ce1">
            <text:p>264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600" table:style-name="ce1">
            <text:p>16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าจีน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ช.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J7515526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144" table:style-name="ce1">
            <text:p>14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ุ้มทวี (20/15)</text:p>
          </table:table-cell>
          <table:table-cell office:value-type="string" table:style-name="ce4">
            <text:p>','</text:p>
          </table:table-cell>
          <table:table-cell office:value-type="float" office:value="3217556" table:style-name="ce1">
            <text:p>3217556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กระยาเลย กระจุย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วหน้าหน่วย</text:p>
          </table:table-cell>
          <table:table-cell office:value-type="string" table:style-name="ce4">
            <text:p>',</text:p>
          </table:table-cell>
          <table:table-cell office:value-type="float" office:value="2220" table:style-name="ce1">
            <text:p>222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date" office:date-value="2018-07-02T00:00:00" table:style-name="ce2">
            <text:p>2018-07-02</text:p>
          </table:table-cell>
          <table:table-cell office:value-type="string" table:style-name="ce4">
            <text:p>','</text:p>
          </table:table-cell>
          <table:table-cell office:value-type="date" office:date-value="2019-08-30T00:00:00" table:style-name="ce2">
            <text:p>2019-08-30</text:p>
          </table:table-cell>
          <table:table-cell office:value-type="string" table:style-name="ce4">
            <text:p>',</text:p>
          </table:table-cell>
          <table:table-cell office:value-type="float" office:value="93150" table:style-name="ce1">
            <text:p>93150</text:p>
          </table:table-cell>
          <table:table-cell office:value-type="string" table:style-name="ce1">
            <text:p>,</text:p>
          </table:table-cell>
          <table:table-cell office:value-type="float" office:value="9600" table:style-name="ce1">
            <text:p>9600</text:p>
          </table:table-cell>
          <table:table-cell office:value-type="string" table:style-name="ce1">
            <text:p>,'</text:p>
          </table:table-cell>
          <table:table-cell office:value-type="float" office:value="12" table:style-name="ce1">
            <text:p>12</text:p>
          </table:table-cell>
          <table:table-cell office:value-type="string" table:style-name="ce4">
            <text:p>','</text:p>
          </table:table-cell>
          <table:table-cell office:value-type="float" office:value="662" table:style-name="ce1">
            <text:p>66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อานนท์ กราบเรียน</text:p>
          </table:table-cell>
          <table:table-cell office:value-type="string" table:style-name="ce4">
            <text:p>','</text:p>
          </table:table-cell>
          <table:table-cell table:style-name="ce5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46" table:style-name="ce1">
            <text:p>2646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600" table:style-name="ce1">
            <text:p>16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าจีน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10402580</text:p>
          </table:table-cell>
          <table:table-cell office:value-type="string" table:style-name="ce4">
            <text:p>','</text:p>
          </table:table-cell>
          <table:table-cell office:value-type="float" office:value="629138" table:style-name="ce1">
            <text:p>629138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01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ใจกว้างเต็มแมกซ์ 1</text:p>
          </table:table-cell>
          <table:table-cell office:value-type="string" table:style-name="ce4">
            <text:p>','</text:p>
          </table:table-cell>
          <table:table-cell office:value-type="float" office:value="3707394" table:style-name="ce1">
            <text:p>370739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ไสว ออกมหาสมาคม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ผู้จัดการหน่วย</text:p>
          </table:table-cell>
          <table:table-cell office:value-type="string" table:style-name="ce4">
            <text:p>',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35" table:style-name="ce1">
            <text:p>35</text:p>
          </table:table-cell>
          <table:table-cell office:value-type="string" table:style-name="ce4">
            <text:p>','</text:p>
          </table:table-cell>
          <table:table-cell office:value-type="date" office:date-value="2018-06-20T00:00:00" table:style-name="ce2">
            <text:p>2018-06-20</text:p>
          </table:table-cell>
          <table:table-cell office:value-type="string" table:style-name="ce4">
            <text:p>','</text:p>
          </table:table-cell>
          <table:table-cell office:value-type="date" office:date-value="2021-06-20T00:00:00" table:style-name="ce2">
            <text:p>2021-06-20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1475" table:style-name="ce1">
            <text:p>1475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นายประเวศ สืบสาน</text:p>
          </table:table-cell>
          <table:table-cell office:value-type="string" table:style-name="ce4">
            <text:p>','</text:p>
          </table:table-cell>
          <table:table-cell office:value-type="float" office:value="3250100508106" table:style-name="ce5">
            <text:p>3250100508106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ื่นๆ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ม่ระบุรหัสอาชีพ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100 หมู่ที่ 6ถนน ชนบท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ดงขี้เหล็ก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มืองปราจีน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าจีนบุรี</text:p>
          </table:table-cell>
          <table:table-cell office:value-type="string" table:style-name="ce4">
            <text:p>','</text:p>
          </table:table-cell>
          <table:table-cell office:value-type="float" office:value="25000" table:style-name="ce1">
            <text:p>2500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822163010" table:style-name="ce1">
            <text:p>82216301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78" table:style-name="ce1">
            <text:p>2678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605" table:style-name="ce1">
            <text:p>160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ระแก้ว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10484307</text:p>
          </table:table-cell>
          <table:table-cell office:value-type="string" table:style-name="ce4">
            <text:p>','</text:p>
          </table:table-cell>
          <table:table-cell office:value-type="float" office:value="10049341" table:style-name="ce1">
            <text:p>1004934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01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ใจกว้างเต็มแมกซ์ 1</text:p>
          </table:table-cell>
          <table:table-cell office:value-type="string" table:style-name="ce4">
            <text:p>','</text:p>
          </table:table-cell>
          <table:table-cell office:value-type="float" office:value="5711865" table:style-name="ce1">
            <text:p>571186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โปรทีน บุ่งคล้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ผู้จัดการหน่วย</text:p>
          </table:table-cell>
          <table:table-cell office:value-type="string" table:style-name="ce4">
            <text:p>',</text:p>
          </table:table-cell>
          <table:table-cell office:value-type="float" office:value="177" table:style-name="ce1">
            <text:p>17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42" table:style-name="ce1">
            <text:p>42</text:p>
          </table:table-cell>
          <table:table-cell office:value-type="string" table:style-name="ce4">
            <text:p>','</text:p>
          </table:table-cell>
          <table:table-cell office:value-type="date" office:date-value="2018-06-20T00:00:00" table:style-name="ce2">
            <text:p>2018-06-20</text:p>
          </table:table-cell>
          <table:table-cell office:value-type="string" table:style-name="ce4">
            <text:p>','</text:p>
          </table:table-cell>
          <table:table-cell office:value-type="date" office:date-value="2023-06-20T00:00:00" table:style-name="ce2">
            <text:p>2023-06-20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1777" table:style-name="ce1">
            <text:p>177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น.ส.กวาดสายตา ผักขม</text:p>
          </table:table-cell>
          <table:table-cell office:value-type="string" table:style-name="ce4">
            <text:p>','</text:p>
          </table:table-cell>
          <table:table-cell office:value-type="float" office:value="3400900004224" table:style-name="ce5">
            <text:p>3400900004224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ื่นๆ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ม่ระบุรหัสอาชีพ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358 หมู่ที่ 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ขาฉกรรจ์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ขาฉกรรจ์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ระแก้ว</text:p>
          </table:table-cell>
          <table:table-cell office:value-type="string" table:style-name="ce4">
            <text:p>','</text:p>
          </table:table-cell>
          <table:table-cell office:value-type="float" office:value="27000" table:style-name="ce1">
            <text:p>2700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931841115" table:style-name="ce1">
            <text:p>931841115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5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47" table:style-name="ce1">
            <text:p>2647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600" table:style-name="ce1">
            <text:p>16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าจีน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10456393</text:p>
          </table:table-cell>
          <table:table-cell office:value-type="string" table:style-name="ce4">
            <text:p>','</text:p>
          </table:table-cell>
          <table:table-cell office:value-type="float" office:value="393101" table:style-name="ce1">
            <text:p>39310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01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ใจกว้างเต็มแมกซ์ 1</text:p>
          </table:table-cell>
          <table:table-cell office:value-type="string" table:style-name="ce4">
            <text:p>','</text:p>
          </table:table-cell>
          <table:table-cell office:value-type="float" office:value="3901894" table:style-name="ce1">
            <text:p>390189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เคลียร์ กระจ่าง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ผู้จัดการหน่วยอาวุโส</text:p>
          </table:table-cell>
          <table:table-cell office:value-type="string" table:style-name="ce4">
            <text:p>',</text:p>
          </table:table-cell>
          <table:table-cell office:value-type="float" office:value="177" table:style-name="ce1">
            <text:p>17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37" table:style-name="ce1">
            <text:p>37</text:p>
          </table:table-cell>
          <table:table-cell office:value-type="string" table:style-name="ce4">
            <text:p>','</text:p>
          </table:table-cell>
          <table:table-cell office:value-type="date" office:date-value="2018-07-20T00:00:00" table:style-name="ce2">
            <text:p>2018-07-20</text:p>
          </table:table-cell>
          <table:table-cell office:value-type="string" table:style-name="ce4">
            <text:p>','</text:p>
          </table:table-cell>
          <table:table-cell office:value-type="date" office:date-value="2022-07-20T00:00:00" table:style-name="ce2">
            <text:p>2022-07-20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1777" table:style-name="ce1">
            <text:p>177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น.ส.เอือมระอา ออร์นิทีน</text:p>
          </table:table-cell>
          <table:table-cell office:value-type="string" table:style-name="ce4">
            <text:p>','</text:p>
          </table:table-cell>
          <table:table-cell office:value-type="float" office:value="3250100631714" table:style-name="ce5">
            <text:p>3250100631714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ื่นๆ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ม่ระบุรหัสอาชีพ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14/1 หมู่ที่ 3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บางปลาร้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บ้านสร้าง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าจีนบุรี</text:p>
          </table:table-cell>
          <table:table-cell office:value-type="string" table:style-name="ce4">
            <text:p>','</text:p>
          </table:table-cell>
          <table:table-cell office:value-type="float" office:value="25150" table:style-name="ce1">
            <text:p>2515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878195002" table:style-name="ce1">
            <text:p>878195002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48" table:style-name="ce1">
            <text:p>2648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600" table:style-name="ce1">
            <text:p>16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าจีน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10402575</text:p>
          </table:table-cell>
          <table:table-cell office:value-type="string" table:style-name="ce4">
            <text:p>','</text:p>
          </table:table-cell>
          <table:table-cell office:value-type="float" office:value="10014506" table:style-name="ce1">
            <text:p>10014506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01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ใจกว้างเต็มแมกซ์ 1</text:p>
          </table:table-cell>
          <table:table-cell office:value-type="string" table:style-name="ce4">
            <text:p>','</text:p>
          </table:table-cell>
          <table:table-cell office:value-type="float" office:value="3901894" table:style-name="ce1">
            <text:p>390189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เคลียร์ กระจ่าง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ผู้จัดการหน่วยอาวุโส</text:p>
          </table:table-cell>
          <table:table-cell office:value-type="string" table:style-name="ce4">
            <text:p>',</text:p>
          </table:table-cell>
          <table:table-cell office:value-type="float" office:value="177" table:style-name="ce1">
            <text:p>17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35" table:style-name="ce1">
            <text:p>35</text:p>
          </table:table-cell>
          <table:table-cell office:value-type="string" table:style-name="ce4">
            <text:p>','</text:p>
          </table:table-cell>
          <table:table-cell office:value-type="date" office:date-value="2018-06-02T00:00:00" table:style-name="ce2">
            <text:p>2018-06-02</text:p>
          </table:table-cell>
          <table:table-cell office:value-type="string" table:style-name="ce4">
            <text:p>','</text:p>
          </table:table-cell>
          <table:table-cell office:value-type="date" office:date-value="2021-06-02T00:00:00" table:style-name="ce2">
            <text:p>2021-06-02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1777" table:style-name="ce1">
            <text:p>177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น.ส.อำไพ กล่าวลอยๆ</text:p>
          </table:table-cell>
          <table:table-cell office:value-type="string" table:style-name="ce4">
            <text:p>','</text:p>
          </table:table-cell>
          <table:table-cell office:value-type="float" office:value="3411300087481" table:style-name="ce5">
            <text:p>3411300087481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ื่นๆ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ม่ระบุรหัสอาชีพ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44 หมู่ที่ 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ม้เค็ด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มืองปราจีน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าจีนบุรี</text:p>
          </table:table-cell>
          <table:table-cell office:value-type="string" table:style-name="ce4">
            <text:p>','</text:p>
          </table:table-cell>
          <table:table-cell office:value-type="float" office:value="25230" table:style-name="ce1">
            <text:p>2523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959632068" table:style-name="ce1">
            <text:p>959632068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49" table:style-name="ce1">
            <text:p>2649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600" table:style-name="ce1">
            <text:p>16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าจีน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10456376</text:p>
          </table:table-cell>
          <table:table-cell office:value-type="string" table:style-name="ce4">
            <text:p>','</text:p>
          </table:table-cell>
          <table:table-cell office:value-type="float" office:value="10033000" table:style-name="ce1">
            <text:p>100330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01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ใจกว้างเต็มแมกซ์ 1</text:p>
          </table:table-cell>
          <table:table-cell office:value-type="string" table:style-name="ce4">
            <text:p>','</text:p>
          </table:table-cell>
          <table:table-cell office:value-type="float" office:value="5002884" table:style-name="ce1">
            <text:p>500288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ภิญโญ อาญาสิทธิ์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ผู้จัดการหน่วย</text:p>
          </table:table-cell>
          <table:table-cell office:value-type="string" table:style-name="ce4">
            <text:p>',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16" table:style-name="ce1">
            <text:p>16</text:p>
          </table:table-cell>
          <table:table-cell office:value-type="string" table:style-name="ce4">
            <text:p>','</text:p>
          </table:table-cell>
          <table:table-cell office:value-type="date" office:date-value="2018-06-05T00:00:00" table:style-name="ce2">
            <text:p>2018-06-05</text:p>
          </table:table-cell>
          <table:table-cell office:value-type="string" table:style-name="ce4">
            <text:p>','</text:p>
          </table:table-cell>
          <table:table-cell office:value-type="date" office:date-value="2022-06-05T00:00:00" table:style-name="ce2">
            <text:p>2022-06-05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1475" table:style-name="ce1">
            <text:p>1475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นายฤดูกาล กรงขัง</text:p>
          </table:table-cell>
          <table:table-cell office:value-type="string" table:style-name="ce4">
            <text:p>','</text:p>
          </table:table-cell>
          <table:table-cell office:value-type="float" office:value="1259200000700" table:style-name="ce5">
            <text:p>1259200000700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ื่นๆ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ม่ระบุรหัสอาชีพ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10 หมู่ที่ 8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บางปลาร้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บ้านสร้าง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าจีนบุรี</text:p>
          </table:table-cell>
          <table:table-cell office:value-type="string" table:style-name="ce4">
            <text:p>','</text:p>
          </table:table-cell>
          <table:table-cell office:value-type="float" office:value="25150" table:style-name="ce1">
            <text:p>2515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860896742" table:style-name="ce1">
            <text:p>860896742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50" table:style-name="ce1">
            <text:p>265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600" table:style-name="ce1">
            <text:p>16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าจีน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10456395</text:p>
          </table:table-cell>
          <table:table-cell office:value-type="string" table:style-name="ce4">
            <text:p>','</text:p>
          </table:table-cell>
          <table:table-cell office:value-type="float" office:value="797441" table:style-name="ce1">
            <text:p>79744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01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ใจกว้างเต็มแมกซ์ 1</text:p>
          </table:table-cell>
          <table:table-cell office:value-type="string" table:style-name="ce4">
            <text:p>','</text:p>
          </table:table-cell>
          <table:table-cell office:value-type="float" office:value="3901894" table:style-name="ce1">
            <text:p>390189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เคลียร์ กระจ่าง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ผู้จัดการหน่วยอาวุโส</text:p>
          </table:table-cell>
          <table:table-cell office:value-type="string" table:style-name="ce4">
            <text:p>',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17" table:style-name="ce1">
            <text:p>17</text:p>
          </table:table-cell>
          <table:table-cell office:value-type="string" table:style-name="ce4">
            <text:p>','</text:p>
          </table:table-cell>
          <table:table-cell office:value-type="date" office:date-value="2018-07-20T00:00:00" table:style-name="ce2">
            <text:p>2018-07-20</text:p>
          </table:table-cell>
          <table:table-cell office:value-type="string" table:style-name="ce4">
            <text:p>','</text:p>
          </table:table-cell>
          <table:table-cell office:value-type="date" office:date-value="2022-07-20T00:00:00" table:style-name="ce2">
            <text:p>2022-07-20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1475" table:style-name="ce1">
            <text:p>1475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นายเปลี่ยนสี กระจกฝ้า</text:p>
          </table:table-cell>
          <table:table-cell office:value-type="string" table:style-name="ce4">
            <text:p>','</text:p>
          </table:table-cell>
          <table:table-cell office:value-type="float" office:value="1269900328171" table:style-name="ce5">
            <text:p>1269900328171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ื่นๆ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ม่ระบุรหัสอาชีพ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64/1 หมู่ที่ 6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บางปลาร้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บ้านสร้าง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าจีนบุรี</text:p>
          </table:table-cell>
          <table:table-cell office:value-type="string" table:style-name="ce4">
            <text:p>','</text:p>
          </table:table-cell>
          <table:table-cell office:value-type="float" office:value="25150" table:style-name="ce1">
            <text:p>25150</text:p>
          </table:table-cell>
          <table:table-cell office:value-type="string" table:style-name="ce4">
            <text:p>','</text:p>
          </table:table-cell>
          <table:table-cell office:value-type="float" office:value="47305563" table:style-name="ce1">
            <text:p>47305563</text:p>
          </table:table-cell>
          <table:table-cell office:value-type="string" table:style-name="ce4">
            <text:p>','</text:p>
          </table:table-cell>
          <table:table-cell office:value-type="float" office:value="47305563" table:style-name="ce1">
            <text:p>47305563</text:p>
          </table:table-cell>
          <table:table-cell office:value-type="string" table:style-name="ce4">
            <text:p>','</text:p>
          </table:table-cell>
          <table:table-cell office:value-type="float" office:value="847305563" table:style-name="ce1">
            <text:p>847305563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51" table:style-name="ce1">
            <text:p>2651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600" table:style-name="ce1">
            <text:p>16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าจีน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10495340</text:p>
          </table:table-cell>
          <table:table-cell office:value-type="string" table:style-name="ce4">
            <text:p>','</text:p>
          </table:table-cell>
          <table:table-cell office:value-type="float" office:value="792297" table:style-name="ce1">
            <text:p>79229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01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ใจกว้างเต็มแมกซ์ 1</text:p>
          </table:table-cell>
          <table:table-cell office:value-type="string" table:style-name="ce4">
            <text:p>','</text:p>
          </table:table-cell>
          <table:table-cell office:value-type="float" office:value="3707394" table:style-name="ce1">
            <text:p>370739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ไสว ออกมหาสมาคม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ผู้จัดการหน่วย</text:p>
          </table:table-cell>
          <table:table-cell office:value-type="string" table:style-name="ce4">
            <text:p>',</text:p>
          </table:table-cell>
          <table:table-cell office:value-type="float" office:value="453" table:style-name="ce1">
            <text:p>453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70" table:style-name="ce1">
            <text:p>70</text:p>
          </table:table-cell>
          <table:table-cell office:value-type="string" table:style-name="ce4">
            <text:p>','</text:p>
          </table:table-cell>
          <table:table-cell office:value-type="date" office:date-value="2018-06-19T00:00:00" table:style-name="ce2">
            <text:p>2018-06-19</text:p>
          </table:table-cell>
          <table:table-cell office:value-type="string" table:style-name="ce4">
            <text:p>','</text:p>
          </table:table-cell>
          <table:table-cell office:value-type="date" office:date-value="2023-06-19T00:00:00" table:style-name="ce2">
            <text:p>2023-06-19</text:p>
          </table:table-cell>
          <table:table-cell office:value-type="string" table:style-name="ce4">
            <text:p>',</text:p>
          </table:table-cell>
          <table:table-cell office:value-type="float" office:value="500000" table:style-name="ce1">
            <text:p>500000</text:p>
          </table:table-cell>
          <table:table-cell office:value-type="string" table:style-name="ce1">
            <text:p>,</text:p>
          </table:table-cell>
          <table:table-cell office:value-type="float" office:value="3779" table:style-name="ce1">
            <text:p>3779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นายกระพรวน กฎหมายสูงสุด</text:p>
          </table:table-cell>
          <table:table-cell office:value-type="string" table:style-name="ce4">
            <text:p>','</text:p>
          </table:table-cell>
          <table:table-cell office:value-type="float" office:value="5250799003475" table:style-name="ce5">
            <text:p>5250799003475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ื่นๆ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ม่ระบุรหัสอาชีพ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90/3 หมู่ที่ 10ถนน สุวรรณศร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โพธิ์งาม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ะจันตคาม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าจีนบุรี</text:p>
          </table:table-cell>
          <table:table-cell office:value-type="string" table:style-name="ce4">
            <text:p>','</text:p>
          </table:table-cell>
          <table:table-cell office:value-type="float" office:value="25130" table:style-name="ce1">
            <text:p>2513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813075904" table:style-name="ce1">
            <text:p>813075904</text:p>
          </table:table-cell>
          <table:table-cell office:value-type="string" table:style-name="ce4">
            <text:p>','</text:p>
          </table:table-cell>
          <table:table-cell office:value-type="float" office:value="835404898" table:style-name="ce1">
            <text:p>835404898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52" table:style-name="ce1">
            <text:p>2652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600" table:style-name="ce1">
            <text:p>16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าจีน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10402585</text:p>
          </table:table-cell>
          <table:table-cell office:value-type="string" table:style-name="ce4">
            <text:p>','</text:p>
          </table:table-cell>
          <table:table-cell office:value-type="float" office:value="687001" table:style-name="ce1">
            <text:p>68700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01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ใจกว้างเต็มแมกซ์ 1</text:p>
          </table:table-cell>
          <table:table-cell office:value-type="string" table:style-name="ce4">
            <text:p>','</text:p>
          </table:table-cell>
          <table:table-cell office:value-type="float" office:value="3707394" table:style-name="ce1">
            <text:p>370739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ไสว ออกมหาสมาคม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ผู้จัดการหน่วย</text:p>
          </table:table-cell>
          <table:table-cell office:value-type="string" table:style-name="ce4">
            <text:p>',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21" table:style-name="ce1">
            <text:p>21</text:p>
          </table:table-cell>
          <table:table-cell office:value-type="string" table:style-name="ce4">
            <text:p>','</text:p>
          </table:table-cell>
          <table:table-cell office:value-type="date" office:date-value="2018-07-04T00:00:00" table:style-name="ce2">
            <text:p>2018-07-04</text:p>
          </table:table-cell>
          <table:table-cell office:value-type="string" table:style-name="ce4">
            <text:p>','</text:p>
          </table:table-cell>
          <table:table-cell office:value-type="date" office:date-value="2021-07-04T00:00:00" table:style-name="ce2">
            <text:p>2021-07-04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1475" table:style-name="ce1">
            <text:p>1475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น.ส.พณิชย์ กระเซ็น</text:p>
          </table:table-cell>
          <table:table-cell office:value-type="string" table:style-name="ce4">
            <text:p>','</text:p>
          </table:table-cell>
          <table:table-cell office:value-type="float" office:value="1250100348005" table:style-name="ce5">
            <text:p>1250100348005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ื่นๆ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ม่ระบุรหัสอาชีพ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14/4 หมู่ที่ 13ถนน ชนบท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ดงขี้เหล็ก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มืองปราจีน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าจีนบุรี</text:p>
          </table:table-cell>
          <table:table-cell office:value-type="string" table:style-name="ce4">
            <text:p>','</text:p>
          </table:table-cell>
          <table:table-cell office:value-type="float" office:value="25000" table:style-name="ce1">
            <text:p>2500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852759614" table:style-name="ce1">
            <text:p>852759614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53" table:style-name="ce1">
            <text:p>2653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600" table:style-name="ce1">
            <text:p>16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าจีน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ช.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J751552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ณ0050129</text:p>
          </table:table-cell>
          <table:table-cell office:value-type="string" table:style-name="ce4">
            <text:p>','</text:p>
          </table:table-cell>
          <table:table-cell office:value-type="float" office:value="144" table:style-name="ce1">
            <text:p>14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ุ้มทวี (20/15)</text:p>
          </table:table-cell>
          <table:table-cell office:value-type="string" table:style-name="ce4">
            <text:p>','</text:p>
          </table:table-cell>
          <table:table-cell office:value-type="float" office:value="3901894" table:style-name="ce1">
            <text:p>390189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เคลียร์ กระจ่าง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ผู้จัดการหน่วยอาวุโส</text:p>
          </table:table-cell>
          <table:table-cell office:value-type="string" table:style-name="ce4">
            <text:p>',</text:p>
          </table:table-cell>
          <table:table-cell office:value-type="float" office:value="1387" table:style-name="ce1">
            <text:p>1387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office:value-type="float" office:value="2" table:style-name="ce1">
            <text:p>2</text:p>
          </table:table-cell>
          <table:table-cell office:value-type="string" table:style-name="ce4">
            <text:p>','</text:p>
          </table:table-cell>
          <table:table-cell office:value-type="date" office:date-value="2018-06-20T00:00:00" table:style-name="ce2">
            <text:p>2018-06-20</text:p>
          </table:table-cell>
          <table:table-cell office:value-type="string" table:style-name="ce4">
            <text:p>','</text:p>
          </table:table-cell>
          <table:table-cell office:value-type="date" office:date-value="2019-08-18T00:00:00" table:style-name="ce2">
            <text:p>2019-08-18</text:p>
          </table:table-cell>
          <table:table-cell office:value-type="string" table:style-name="ce4">
            <text:p>',</text:p>
          </table:table-cell>
          <table:table-cell office:value-type="float" office:value="68880" table:style-name="ce1">
            <text:p>68880</text:p>
          </table:table-cell>
          <table:table-cell office:value-type="string" table:style-name="ce1">
            <text:p>,</text:p>
          </table:table-cell>
          <table:table-cell office:value-type="float" office:value="6000" table:style-name="ce1">
            <text:p>6000</text:p>
          </table:table-cell>
          <table:table-cell office:value-type="string" table:style-name="ce1">
            <text:p>,'</text:p>
          </table:table-cell>
          <table:table-cell office:value-type="float" office:value="12" table:style-name="ce1">
            <text:p>12</text:p>
          </table:table-cell>
          <table:table-cell office:value-type="string" table:style-name="ce4">
            <text:p>','</text:p>
          </table:table-cell>
          <table:table-cell office:value-type="float" office:value="562" table:style-name="ce1">
            <text:p>56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ด.ช.ของสงวน โฉมงาม</text:p>
          </table:table-cell>
          <table:table-cell office:value-type="string" table:style-name="ce4">
            <text:p>','</text:p>
          </table:table-cell>
          <table:table-cell office:value-type="float" office:value="1250101932711" table:style-name="ce5">
            <text:p>1250101932711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รับราชการ/นักเรียนนักศึกษา/บุคคลากรทางการแพทย์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ักเรียน,นักศึกษ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79 หมู่ที่ 1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บางพลวง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บ้านสร้าง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าจีนบุรี</text:p>
          </table:table-cell>
          <table:table-cell office:value-type="string" table:style-name="ce4">
            <text:p>','</text:p>
          </table:table-cell>
          <table:table-cell office:value-type="float" office:value="25150" table:style-name="ce1">
            <text:p>2515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890976934" table:style-name="ce1">
            <text:p>890976934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54" table:style-name="ce1">
            <text:p>2654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600" table:style-name="ce1">
            <text:p>16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าจีน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ช.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J7515531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144" table:style-name="ce1">
            <text:p>14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ุ้มทวี (20/15)</text:p>
          </table:table-cell>
          <table:table-cell office:value-type="string" table:style-name="ce4">
            <text:p>','</text:p>
          </table:table-cell>
          <table:table-cell office:value-type="float" office:value="5401643" table:style-name="ce1">
            <text:p>5401643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.ส.ประภัสสร กรรเชียง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วหน้าหน่วย</text:p>
          </table:table-cell>
          <table:table-cell office:value-type="string" table:style-name="ce4">
            <text:p>',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date" office:date-value="2018-07-02T00:00:00" table:style-name="ce2">
            <text:p>2018-07-02</text:p>
          </table:table-cell>
          <table:table-cell office:value-type="string" table:style-name="ce4">
            <text:p>','</text:p>
          </table:table-cell>
          <table:table-cell office:value-type="date" office:date-value="2019-08-30T00:00:00" table:style-name="ce2">
            <text:p>2019-08-30</text:p>
          </table:table-cell>
          <table:table-cell office:value-type="string" table:style-name="ce4">
            <text:p>',</text:p>
          </table:table-cell>
          <table:table-cell office:value-type="float" office:value="92810" table:style-name="ce1">
            <text:p>92810</text:p>
          </table:table-cell>
          <table:table-cell office:value-type="string" table:style-name="ce1">
            <text:p>,</text:p>
          </table:table-cell>
          <table:table-cell office:value-type="float" office:value="8400" table:style-name="ce1">
            <text:p>8400</text:p>
          </table:table-cell>
          <table:table-cell office:value-type="string" table:style-name="ce1">
            <text:p>,'</text:p>
          </table:table-cell>
          <table:table-cell office:value-type="float" office:value="12" table:style-name="ce1">
            <text:p>12</text:p>
          </table:table-cell>
          <table:table-cell office:value-type="string" table:style-name="ce4">
            <text:p>','</text:p>
          </table:table-cell>
          <table:table-cell office:value-type="float" office:value="662" table:style-name="ce1">
            <text:p>66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.ส.ครุก กลางหาว</text:p>
          </table:table-cell>
          <table:table-cell office:value-type="string" table:style-name="ce4">
            <text:p>','</text:p>
          </table:table-cell>
          <table:table-cell table:style-name="ce5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55" table:style-name="ce1">
            <text:p>265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600" table:style-name="ce1">
            <text:p>16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าจีน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ช.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J7515527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144" table:style-name="ce1">
            <text:p>14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ุ้มทวี (20/15)</text:p>
          </table:table-cell>
          <table:table-cell office:value-type="string" table:style-name="ce4">
            <text:p>','</text:p>
          </table:table-cell>
          <table:table-cell office:value-type="float" office:value="3217556" table:style-name="ce1">
            <text:p>3217556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กระยาเลย กระจุย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วหน้าหน่วย</text:p>
          </table:table-cell>
          <table:table-cell office:value-type="string" table:style-name="ce4">
            <text:p>',</text:p>
          </table:table-cell>
          <table:table-cell office:value-type="float" office:value="2220" table:style-name="ce1">
            <text:p>222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date" office:date-value="2018-07-02T00:00:00" table:style-name="ce2">
            <text:p>2018-07-02</text:p>
          </table:table-cell>
          <table:table-cell office:value-type="string" table:style-name="ce4">
            <text:p>','</text:p>
          </table:table-cell>
          <table:table-cell office:value-type="date" office:date-value="2019-08-30T00:00:00" table:style-name="ce2">
            <text:p>2019-08-30</text:p>
          </table:table-cell>
          <table:table-cell office:value-type="string" table:style-name="ce4">
            <text:p>',</text:p>
          </table:table-cell>
          <table:table-cell office:value-type="float" office:value="105680" table:style-name="ce1">
            <text:p>105680</text:p>
          </table:table-cell>
          <table:table-cell office:value-type="string" table:style-name="ce1">
            <text:p>,</text:p>
          </table:table-cell>
          <table:table-cell office:value-type="float" office:value="9600" table:style-name="ce1">
            <text:p>9600</text:p>
          </table:table-cell>
          <table:table-cell office:value-type="string" table:style-name="ce1">
            <text:p>,'</text:p>
          </table:table-cell>
          <table:table-cell office:value-type="float" office:value="12" table:style-name="ce1">
            <text:p>12</text:p>
          </table:table-cell>
          <table:table-cell office:value-type="string" table:style-name="ce4">
            <text:p>','</text:p>
          </table:table-cell>
          <table:table-cell office:value-type="float" office:value="662" table:style-name="ce1">
            <text:p>66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ร้อนใน กราบเรียน</text:p>
          </table:table-cell>
          <table:table-cell office:value-type="string" table:style-name="ce4">
            <text:p>','</text:p>
          </table:table-cell>
          <table:table-cell table:style-name="ce5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56" table:style-name="ce1">
            <text:p>2656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600" table:style-name="ce1">
            <text:p>16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าจีน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10402452</text:p>
          </table:table-cell>
          <table:table-cell office:value-type="string" table:style-name="ce4">
            <text:p>','</text:p>
          </table:table-cell>
          <table:table-cell office:value-type="float" office:value="10003768" table:style-name="ce1">
            <text:p>10003768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01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ใจกว้างเต็มแมกซ์ 1</text:p>
          </table:table-cell>
          <table:table-cell office:value-type="string" table:style-name="ce4">
            <text:p>','</text:p>
          </table:table-cell>
          <table:table-cell office:value-type="float" office:value="3707394" table:style-name="ce1">
            <text:p>370739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ไสว ออกมหาสมาคม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ผู้จัดการหน่วย</text:p>
          </table:table-cell>
          <table:table-cell office:value-type="string" table:style-name="ce4">
            <text:p>',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61" table:style-name="ce1">
            <text:p>61</text:p>
          </table:table-cell>
          <table:table-cell office:value-type="string" table:style-name="ce4">
            <text:p>','</text:p>
          </table:table-cell>
          <table:table-cell office:value-type="date" office:date-value="2018-07-29T00:00:00" table:style-name="ce2">
            <text:p>2018-07-29</text:p>
          </table:table-cell>
          <table:table-cell office:value-type="string" table:style-name="ce4">
            <text:p>','</text:p>
          </table:table-cell>
          <table:table-cell office:value-type="date" office:date-value="2020-07-29T00:00:00" table:style-name="ce2">
            <text:p>2020-07-29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1475" table:style-name="ce1">
            <text:p>1475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นายสวรรค์,คุณเลย</text:p>
          </table:table-cell>
          <table:table-cell office:value-type="string" table:style-name="ce4">
            <text:p>','</text:p>
          </table:table-cell>
          <table:table-cell office:value-type="float" office:value="3250100525761" table:style-name="ce5">
            <text:p>3250100525761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ื่นๆ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ม่ระบุรหัสอาชีพ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75/1 หมู่ที่ 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ดงขี้เหล็ก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มืองปราจีน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าจีนบุรี</text:p>
          </table:table-cell>
          <table:table-cell office:value-type="string" table:style-name="ce4">
            <text:p>','</text:p>
          </table:table-cell>
          <table:table-cell office:value-type="float" office:value="25000" table:style-name="ce1">
            <text:p>2500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811021769" table:style-name="ce1">
            <text:p>811021769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57" table:style-name="ce1">
            <text:p>2657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600" table:style-name="ce1">
            <text:p>16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าจีน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10456394</text:p>
          </table:table-cell>
          <table:table-cell office:value-type="string" table:style-name="ce4">
            <text:p>','</text:p>
          </table:table-cell>
          <table:table-cell office:value-type="float" office:value="393102" table:style-name="ce1">
            <text:p>39310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01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ใจกว้างเต็มแมกซ์ 1</text:p>
          </table:table-cell>
          <table:table-cell office:value-type="string" table:style-name="ce4">
            <text:p>','</text:p>
          </table:table-cell>
          <table:table-cell office:value-type="float" office:value="3901894" table:style-name="ce1">
            <text:p>390189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เคลียร์ กระจ่าง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ผู้จัดการหน่วยอาวุโส</text:p>
          </table:table-cell>
          <table:table-cell office:value-type="string" table:style-name="ce4">
            <text:p>',</text:p>
          </table:table-cell>
          <table:table-cell office:value-type="float" office:value="177" table:style-name="ce1">
            <text:p>17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42" table:style-name="ce1">
            <text:p>42</text:p>
          </table:table-cell>
          <table:table-cell office:value-type="string" table:style-name="ce4">
            <text:p>','</text:p>
          </table:table-cell>
          <table:table-cell office:value-type="date" office:date-value="2018-07-20T00:00:00" table:style-name="ce2">
            <text:p>2018-07-20</text:p>
          </table:table-cell>
          <table:table-cell office:value-type="string" table:style-name="ce4">
            <text:p>','</text:p>
          </table:table-cell>
          <table:table-cell office:value-type="date" office:date-value="2022-07-20T00:00:00" table:style-name="ce2">
            <text:p>2022-07-20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1777" table:style-name="ce1">
            <text:p>177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นายสันติ กระสะ</text:p>
          </table:table-cell>
          <table:table-cell office:value-type="string" table:style-name="ce4">
            <text:p>','</text:p>
          </table:table-cell>
          <table:table-cell office:value-type="float" office:value="3250600261380" table:style-name="ce5">
            <text:p>3250600261380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ื่นๆ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ม่ระบุรหัสอาชีพ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14/1 หมู่ที่ 3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บางปลาร้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บ้านสร้าง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าจีนบุรี</text:p>
          </table:table-cell>
          <table:table-cell office:value-type="string" table:style-name="ce4">
            <text:p>','</text:p>
          </table:table-cell>
          <table:table-cell office:value-type="float" office:value="25150" table:style-name="ce1">
            <text:p>2515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878195002" table:style-name="ce1">
            <text:p>878195002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58" table:style-name="ce1">
            <text:p>2658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600" table:style-name="ce1">
            <text:p>16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าจีน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10402441</text:p>
          </table:table-cell>
          <table:table-cell office:value-type="string" table:style-name="ce4">
            <text:p>','</text:p>
          </table:table-cell>
          <table:table-cell office:value-type="float" office:value="393107" table:style-name="ce1">
            <text:p>39310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01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ใจกว้างเต็มแมกซ์ 1</text:p>
          </table:table-cell>
          <table:table-cell office:value-type="string" table:style-name="ce4">
            <text:p>','</text:p>
          </table:table-cell>
          <table:table-cell office:value-type="float" office:value="4003372" table:style-name="ce1">
            <text:p>400337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ประสิทธิ์ กระถางธูป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วหน้าหน่วย</text:p>
          </table:table-cell>
          <table:table-cell office:value-type="string" table:style-name="ce4">
            <text:p>',</text:p>
          </table:table-cell>
          <table:table-cell office:value-type="float" office:value="177" table:style-name="ce1">
            <text:p>17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52" table:style-name="ce1">
            <text:p>52</text:p>
          </table:table-cell>
          <table:table-cell office:value-type="string" table:style-name="ce4">
            <text:p>','</text:p>
          </table:table-cell>
          <table:table-cell office:value-type="date" office:date-value="2018-07-01T00:00:00" table:style-name="ce2">
            <text:p>2018-07-01</text:p>
          </table:table-cell>
          <table:table-cell office:value-type="string" table:style-name="ce4">
            <text:p>','</text:p>
          </table:table-cell>
          <table:table-cell office:value-type="date" office:date-value="2020-07-01T00:00:00" table:style-name="ce2">
            <text:p>2020-07-01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1777" table:style-name="ce1">
            <text:p>177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นายโดยสาร ภายหน้า</text:p>
          </table:table-cell>
          <table:table-cell office:value-type="string" table:style-name="ce4">
            <text:p>','</text:p>
          </table:table-cell>
          <table:table-cell office:value-type="float" office:value="3250600081179" table:style-name="ce5">
            <text:p>3250600081179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ื่นๆ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ม่ระบุรหัสอาชีพ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95/3 หมู่ที่ 3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ศรีจุฬ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มืองนครนายก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ครนายก</text:p>
          </table:table-cell>
          <table:table-cell office:value-type="string" table:style-name="ce4">
            <text:p>','</text:p>
          </table:table-cell>
          <table:table-cell office:value-type="float" office:value="26000" table:style-name="ce1">
            <text:p>2600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831104265" table:style-name="ce1">
            <text:p>831104265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60" table:style-name="ce1">
            <text:p>266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600" table:style-name="ce1">
            <text:p>16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าจีน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10456388</text:p>
          </table:table-cell>
          <table:table-cell office:value-type="string" table:style-name="ce4">
            <text:p>','</text:p>
          </table:table-cell>
          <table:table-cell office:value-type="float" office:value="202272" table:style-name="ce1">
            <text:p>20227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01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ใจกว้างเต็มแมกซ์ 1</text:p>
          </table:table-cell>
          <table:table-cell office:value-type="string" table:style-name="ce4">
            <text:p>','</text:p>
          </table:table-cell>
          <table:table-cell office:value-type="float" office:value="3901894" table:style-name="ce1">
            <text:p>390189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เคลียร์ กระจ่าง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ผู้จัดการหน่วยอาวุโส</text:p>
          </table:table-cell>
          <table:table-cell office:value-type="string" table:style-name="ce4">
            <text:p>',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41" table:style-name="ce1">
            <text:p>41</text:p>
          </table:table-cell>
          <table:table-cell office:value-type="string" table:style-name="ce4">
            <text:p>','</text:p>
          </table:table-cell>
          <table:table-cell office:value-type="date" office:date-value="2018-07-14T00:00:00" table:style-name="ce2">
            <text:p>2018-07-14</text:p>
          </table:table-cell>
          <table:table-cell office:value-type="string" table:style-name="ce4">
            <text:p>','</text:p>
          </table:table-cell>
          <table:table-cell office:value-type="date" office:date-value="2022-07-14T00:00:00" table:style-name="ce2">
            <text:p>2022-07-14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1475" table:style-name="ce1">
            <text:p>1475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นายเมิง กระทำการ</text:p>
          </table:table-cell>
          <table:table-cell office:value-type="string" table:style-name="ce4">
            <text:p>','</text:p>
          </table:table-cell>
          <table:table-cell office:value-type="float" office:value="3640400417561" table:style-name="ce5">
            <text:p>3640400417561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ื่นๆ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ม่ระบุรหัสอาชีพ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52 หมู่ที่ 6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บ้านพระ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มืองปราจีน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าจีนบุรี</text:p>
          </table:table-cell>
          <table:table-cell office:value-type="string" table:style-name="ce4">
            <text:p>','</text:p>
          </table:table-cell>
          <table:table-cell office:value-type="float" office:value="25230" table:style-name="ce1">
            <text:p>2523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816866755" table:style-name="ce1">
            <text:p>816866755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61" table:style-name="ce1">
            <text:p>2661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600" table:style-name="ce1">
            <text:p>16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าจีน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ช.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J751552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พ0234455</text:p>
          </table:table-cell>
          <table:table-cell office:value-type="string" table:style-name="ce4">
            <text:p>','</text:p>
          </table:table-cell>
          <table:table-cell office:value-type="float" office:value="144" table:style-name="ce1">
            <text:p>14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ุ้มทวี (20/15)</text:p>
          </table:table-cell>
          <table:table-cell office:value-type="string" table:style-name="ce4">
            <text:p>','</text:p>
          </table:table-cell>
          <table:table-cell office:value-type="float" office:value="3217556" table:style-name="ce1">
            <text:p>3217556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กระยาเลย กระจุย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วหน้าหน่วย</text:p>
          </table:table-cell>
          <table:table-cell office:value-type="string" table:style-name="ce4">
            <text:p>',</text:p>
          </table:table-cell>
          <table:table-cell office:value-type="float" office:value="1665" table:style-name="ce1">
            <text:p>166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office:value-type="float" office:value="11" table:style-name="ce1">
            <text:p>11</text:p>
          </table:table-cell>
          <table:table-cell office:value-type="string" table:style-name="ce4">
            <text:p>','</text:p>
          </table:table-cell>
          <table:table-cell office:value-type="date" office:date-value="2018-06-27T00:00:00" table:style-name="ce2">
            <text:p>2018-06-27</text:p>
          </table:table-cell>
          <table:table-cell office:value-type="string" table:style-name="ce4">
            <text:p>','</text:p>
          </table:table-cell>
          <table:table-cell office:value-type="date" office:date-value="2019-08-25T00:00:00" table:style-name="ce2">
            <text:p>2019-08-25</text:p>
          </table:table-cell>
          <table:table-cell office:value-type="string" table:style-name="ce4">
            <text:p>',</text:p>
          </table:table-cell>
          <table:table-cell office:value-type="float" office:value="79460" table:style-name="ce1">
            <text:p>79460</text:p>
          </table:table-cell>
          <table:table-cell office:value-type="string" table:style-name="ce1">
            <text:p>,</text:p>
          </table:table-cell>
          <table:table-cell office:value-type="float" office:value="7200" table:style-name="ce1">
            <text:p>7200</text:p>
          </table:table-cell>
          <table:table-cell office:value-type="string" table:style-name="ce1">
            <text:p>,'</text:p>
          </table:table-cell>
          <table:table-cell office:value-type="float" office:value="12" table:style-name="ce1">
            <text:p>12</text:p>
          </table:table-cell>
          <table:table-cell office:value-type="string" table:style-name="ce4">
            <text:p>','</text:p>
          </table:table-cell>
          <table:table-cell office:value-type="float" office:value="562" table:style-name="ce1">
            <text:p>56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ด.ช.กรุงธนบุรี มโหรี</text:p>
          </table:table-cell>
          <table:table-cell office:value-type="string" table:style-name="ce4">
            <text:p>','</text:p>
          </table:table-cell>
          <table:table-cell office:value-type="float" office:value="1279900330923" table:style-name="ce5">
            <text:p>1279900330923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รับราชการ/นักเรียนนักศึกษา/บุคคลากรทางการแพทย์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ักเรียน,นักศึกษ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18 หมู่ที่ 8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นองกี่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กบินทร์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าจีนบุรี</text:p>
          </table:table-cell>
          <table:table-cell office:value-type="string" table:style-name="ce4">
            <text:p>','</text:p>
          </table:table-cell>
          <table:table-cell office:value-type="float" office:value="25110" table:style-name="ce1">
            <text:p>2511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632653945" table:style-name="ce1">
            <text:p>632653945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62" table:style-name="ce1">
            <text:p>2662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600" table:style-name="ce1">
            <text:p>16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าจีน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ช.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J7515534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144" table:style-name="ce1">
            <text:p>14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ุ้มทวี (20/15)</text:p>
          </table:table-cell>
          <table:table-cell office:value-type="string" table:style-name="ce4">
            <text:p>','</text:p>
          </table:table-cell>
          <table:table-cell office:value-type="float" office:value="4601779" table:style-name="ce1">
            <text:p>460177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ระเบียบ ประสงค์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วหน้าหน่วย</text:p>
          </table:table-cell>
          <table:table-cell office:value-type="string" table:style-name="ce4">
            <text:p>',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date" office:date-value="2018-07-02T00:00:00" table:style-name="ce2">
            <text:p>2018-07-02</text:p>
          </table:table-cell>
          <table:table-cell office:value-type="string" table:style-name="ce4">
            <text:p>','</text:p>
          </table:table-cell>
          <table:table-cell office:value-type="date" office:date-value="2018-09-30T00:00:00" table:style-name="ce2">
            <text:p>2018-09-30</text:p>
          </table:table-cell>
          <table:table-cell office:value-type="string" table:style-name="ce4">
            <text:p>',</text:p>
          </table:table-cell>
          <table:table-cell office:value-type="float" office:value="75560" table:style-name="ce1">
            <text:p>75560</text:p>
          </table:table-cell>
          <table:table-cell office:value-type="string" table:style-name="ce1">
            <text:p>,</text:p>
          </table:table-cell>
          <table:table-cell office:value-type="float" office:value="600" table:style-name="ce1">
            <text:p>600</text:p>
          </table:table-cell>
          <table:table-cell office:value-type="string" table:style-name="ce1">
            <text:p>,'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','</text:p>
          </table:table-cell>
          <table:table-cell office:value-type="float" office:value="761" table:style-name="ce1">
            <text:p>76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กระดานหก กระจับปี่</text:p>
          </table:table-cell>
          <table:table-cell office:value-type="string" table:style-name="ce4">
            <text:p>','</text:p>
          </table:table-cell>
          <table:table-cell table:style-name="ce5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63" table:style-name="ce1">
            <text:p>2663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600" table:style-name="ce1">
            <text:p>16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าจีน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ช.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J7515539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144" table:style-name="ce1">
            <text:p>14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ุ้มทวี (20/15)</text:p>
          </table:table-cell>
          <table:table-cell office:value-type="string" table:style-name="ce4">
            <text:p>','</text:p>
          </table:table-cell>
          <table:table-cell office:value-type="float" office:value="5900619" table:style-name="ce1">
            <text:p>59006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กระสัง หนึ่งต่อหนึ่ง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ผู้จัดการหน่วย</text:p>
          </table:table-cell>
          <table:table-cell office:value-type="string" table:style-name="ce4">
            <text:p>',</text:p>
          </table:table-cell>
          <table:table-cell office:value-type="float" office:value="2220" table:style-name="ce1">
            <text:p>222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date" office:date-value="2018-07-02T00:00:00" table:style-name="ce2">
            <text:p>2018-07-02</text:p>
          </table:table-cell>
          <table:table-cell office:value-type="string" table:style-name="ce4">
            <text:p>','</text:p>
          </table:table-cell>
          <table:table-cell office:value-type="date" office:date-value="2019-08-30T00:00:00" table:style-name="ce2">
            <text:p>2019-08-30</text:p>
          </table:table-cell>
          <table:table-cell office:value-type="string" table:style-name="ce4">
            <text:p>',</text:p>
          </table:table-cell>
          <table:table-cell office:value-type="float" office:value="99990" table:style-name="ce1">
            <text:p>99990</text:p>
          </table:table-cell>
          <table:table-cell office:value-type="string" table:style-name="ce1">
            <text:p>,</text:p>
          </table:table-cell>
          <table:table-cell office:value-type="float" office:value="9600" table:style-name="ce1">
            <text:p>9600</text:p>
          </table:table-cell>
          <table:table-cell office:value-type="string" table:style-name="ce1">
            <text:p>,'</text:p>
          </table:table-cell>
          <table:table-cell office:value-type="float" office:value="12" table:style-name="ce1">
            <text:p>12</text:p>
          </table:table-cell>
          <table:table-cell office:value-type="string" table:style-name="ce4">
            <text:p>','</text:p>
          </table:table-cell>
          <table:table-cell office:value-type="float" office:value="662" table:style-name="ce1">
            <text:p>66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เปรียบกับ กระพือ</text:p>
          </table:table-cell>
          <table:table-cell office:value-type="string" table:style-name="ce4">
            <text:p>','</text:p>
          </table:table-cell>
          <table:table-cell table:style-name="ce5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4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64" table:style-name="ce1">
            <text:p>2664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605" table:style-name="ce1">
            <text:p>160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ระแก้ว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ามัญ</text:p>
          </table:table-cell>
          <table:table-cell office:value-type="string" table:style-name="ce4">
            <text:p>','</text:p>
          </table:table-cell>
          <table:table-cell office:value-type="float" office:value="1428661" table:style-name="ce1">
            <text:p>1428661</text:p>
          </table:table-cell>
          <table:table-cell office:value-type="string" table:style-name="ce4">
            <text:p>','</text:p>
          </table:table-cell>
          <table:table-cell office:value-type="float" office:value="6133233" table:style-name="ce1">
            <text:p>6133233</text:p>
          </table:table-cell>
          <table:table-cell office:value-type="string" table:style-name="ce4">
            <text:p>','</text:p>
          </table:table-cell>
          <table:table-cell office:value-type="float" office:value="539" table:style-name="ce1">
            <text:p>53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พื่อนคู่ชีวิต B450 (20/15)</text:p>
          </table:table-cell>
          <table:table-cell office:value-type="string" table:style-name="ce4">
            <text:p>','</text:p>
          </table:table-cell>
          <table:table-cell office:value-type="float" office:value="5950546" table:style-name="ce1">
            <text:p>5950546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.ส.กระโดดสูง การตักเตือน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วหน้าหน่วย</text:p>
          </table:table-cell>
          <table:table-cell office:value-type="string" table:style-name="ce4">
            <text:p>',</text:p>
          </table:table-cell>
          <table:table-cell office:value-type="float" office:value="702" table:style-name="ce1">
            <text:p>702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office:value-type="float" office:value="49" table:style-name="ce1">
            <text:p>49</text:p>
          </table:table-cell>
          <table:table-cell office:value-type="string" table:style-name="ce4">
            <text:p>','</text:p>
          </table:table-cell>
          <table:table-cell office:value-type="date" office:date-value="2018-06-13T00:00:00" table:style-name="ce2">
            <text:p>2018-06-13</text:p>
          </table:table-cell>
          <table:table-cell office:value-type="string" table:style-name="ce4">
            <text:p>','</text:p>
          </table:table-cell>
          <table:table-cell office:value-type="date" office:date-value="2019-01-12T00:00:00" table:style-name="ce2">
            <text:p>2019-01-12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3510" table:style-name="ce1">
            <text:p>3510</text:p>
          </table:table-cell>
          <table:table-cell office:value-type="string" table:style-name="ce1">
            <text:p>,'</text:p>
          </table:table-cell>
          <table:table-cell office:value-type="float" office:value="6" table:style-name="ce1">
            <text:p>6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12-12-256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สมบูรณ์ กลับด้าน</text:p>
          </table:table-cell>
          <table:table-cell office:value-type="string" table:style-name="ce4">
            <text:p>','</text:p>
          </table:table-cell>
          <table:table-cell office:value-type="float" office:value="3251200242150" table:style-name="ce5">
            <text:p>3251200242150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กษตรกรรม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กษตรกรรม(ไม่ระบุ)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268 หมู่ที่ 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นองแวง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วัฒนานคร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ระแก้ว</text:p>
          </table:table-cell>
          <table:table-cell office:value-type="string" table:style-name="ce4">
            <text:p>','</text:p>
          </table:table-cell>
          <table:table-cell office:value-type="float" office:value="27160" table:style-name="ce1">
            <text:p>2716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924530126" table:style-name="ce1">
            <text:p>924530126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5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65" table:style-name="ce1">
            <text:p>266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605" table:style-name="ce1">
            <text:p>160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ระแก้ว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ามัญ</text:p>
          </table:table-cell>
          <table:table-cell office:value-type="string" table:style-name="ce4">
            <text:p>','</text:p>
          </table:table-cell>
          <table:table-cell office:value-type="float" office:value="1428662" table:style-name="ce1">
            <text:p>1428662</text:p>
          </table:table-cell>
          <table:table-cell office:value-type="string" table:style-name="ce4">
            <text:p>','</text:p>
          </table:table-cell>
          <table:table-cell office:value-type="float" office:value="6133268" table:style-name="ce1">
            <text:p>6133268</text:p>
          </table:table-cell>
          <table:table-cell office:value-type="string" table:style-name="ce4">
            <text:p>','</text:p>
          </table:table-cell>
          <table:table-cell office:value-type="float" office:value="218" table:style-name="ce1">
            <text:p>218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บายชัวร์</text:p>
          </table:table-cell>
          <table:table-cell office:value-type="string" table:style-name="ce4">
            <text:p>','</text:p>
          </table:table-cell>
          <table:table-cell office:value-type="float" office:value="4800905" table:style-name="ce1">
            <text:p>480090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.ส.ตรัง กฐินทาน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ผู้จัดการหน่วย</text:p>
          </table:table-cell>
          <table:table-cell office:value-type="string" table:style-name="ce4">
            <text:p>',</text:p>
          </table:table-cell>
          <table:table-cell office:value-type="float" office:value="3124" table:style-name="ce1">
            <text:p>3124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office:value-type="float" office:value="48" table:style-name="ce1">
            <text:p>48</text:p>
          </table:table-cell>
          <table:table-cell office:value-type="string" table:style-name="ce4">
            <text:p>','</text:p>
          </table:table-cell>
          <table:table-cell office:value-type="date" office:date-value="2018-06-14T00:00:00" table:style-name="ce2">
            <text:p>2018-06-14</text:p>
          </table:table-cell>
          <table:table-cell office:value-type="string" table:style-name="ce4">
            <text:p>','</text:p>
          </table:table-cell>
          <table:table-cell office:value-type="date" office:date-value="2019-07-14T00:00:00" table:style-name="ce2">
            <text:p>2019-07-14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13458" table:style-name="ce1">
            <text:p>13458</text:p>
          </table:table-cell>
          <table:table-cell office:value-type="string" table:style-name="ce1">
            <text:p>,'</text:p>
          </table:table-cell>
          <table:table-cell office:value-type="float" office:value="12" table:style-name="ce1">
            <text:p>1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13-06-256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กริ่งใจ สุขใจ</text:p>
          </table:table-cell>
          <table:table-cell office:value-type="string" table:style-name="ce4">
            <text:p>','</text:p>
          </table:table-cell>
          <table:table-cell office:value-type="float" office:value="3250700289766" table:style-name="ce5">
            <text:p>3250700289766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พนักงานเอกชน/รัฐวิสาหกิจ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พนักงานประจำสำนักงาน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28/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กบินทร์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กบินทร์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าจีนบุรี</text:p>
          </table:table-cell>
          <table:table-cell office:value-type="string" table:style-name="ce4">
            <text:p>','</text:p>
          </table:table-cell>
          <table:table-cell office:value-type="float" office:value="25110" table:style-name="ce1">
            <text:p>2511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963723910" table:style-name="ce1">
            <text:p>96372391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5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66" table:style-name="ce1">
            <text:p>2666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605" table:style-name="ce1">
            <text:p>160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ระแก้ว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ามัญ</text:p>
          </table:table-cell>
          <table:table-cell office:value-type="string" table:style-name="ce4">
            <text:p>','</text:p>
          </table:table-cell>
          <table:table-cell office:value-type="float" office:value="1428663" table:style-name="ce1">
            <text:p>1428663</text:p>
          </table:table-cell>
          <table:table-cell office:value-type="string" table:style-name="ce4">
            <text:p>','</text:p>
          </table:table-cell>
          <table:table-cell office:value-type="float" office:value="6133616" table:style-name="ce1">
            <text:p>6133616</text:p>
          </table:table-cell>
          <table:table-cell office:value-type="string" table:style-name="ce4">
            <text:p>','</text:p>
          </table:table-cell>
          <table:table-cell office:value-type="float" office:value="147" table:style-name="ce1">
            <text:p>14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ซีเนียร์ แฮปปี้ 2 (เพื่อผู้สูงอายุ)</text:p>
          </table:table-cell>
          <table:table-cell office:value-type="string" table:style-name="ce4">
            <text:p>','</text:p>
          </table:table-cell>
          <table:table-cell office:value-type="float" office:value="4701280" table:style-name="ce1">
            <text:p>470128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ดวงกมล กระเหม่น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ผู้จัดการหน่วย</text:p>
          </table:table-cell>
          <table:table-cell office:value-type="string" table:style-name="ce4">
            <text:p>',</text:p>
          </table:table-cell>
          <table:table-cell office:value-type="float" office:value="1475" table:style-name="ce1">
            <text:p>147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office:value-type="float" office:value="69" table:style-name="ce1">
            <text:p>69</text:p>
          </table:table-cell>
          <table:table-cell office:value-type="string" table:style-name="ce4">
            <text:p>','</text:p>
          </table:table-cell>
          <table:table-cell office:value-type="date" office:date-value="2018-06-18T00:00:00" table:style-name="ce2">
            <text:p>2018-06-18</text:p>
          </table:table-cell>
          <table:table-cell office:value-type="string" table:style-name="ce4">
            <text:p>','</text:p>
          </table:table-cell>
          <table:table-cell office:value-type="date" office:date-value="2019-07-18T00:00:00" table:style-name="ce2">
            <text:p>2019-07-18</text:p>
          </table:table-cell>
          <table:table-cell office:value-type="string" table:style-name="ce4">
            <text:p>',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,</text:p>
          </table:table-cell>
          <table:table-cell office:value-type="float" office:value="5900" table:style-name="ce1">
            <text:p>5900</text:p>
          </table:table-cell>
          <table:table-cell office:value-type="string" table:style-name="ce1">
            <text:p>,'</text:p>
          </table:table-cell>
          <table:table-cell office:value-type="float" office:value="12" table:style-name="ce1">
            <text:p>1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17-06-256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อำนวย สแปมเมอร์</text:p>
          </table:table-cell>
          <table:table-cell office:value-type="string" table:style-name="ce4">
            <text:p>','</text:p>
          </table:table-cell>
          <table:table-cell office:value-type="float" office:value="3250401083368" table:style-name="ce5">
            <text:p>3250401083368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กษตรกรรม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กษตรกรรม(ไม่ระบุ)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11/1 หมู่ที่ 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ขาสามสิบ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ขาฉกรรจ์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ระแก้ว</text:p>
          </table:table-cell>
          <table:table-cell office:value-type="string" table:style-name="ce4">
            <text:p>','</text:p>
          </table:table-cell>
          <table:table-cell office:value-type="float" office:value="27000" table:style-name="ce1">
            <text:p>2700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888826204" table:style-name="ce1">
            <text:p>888826204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5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67" table:style-name="ce1">
            <text:p>2667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605" table:style-name="ce1">
            <text:p>160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ระแก้ว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ามัญ</text:p>
          </table:table-cell>
          <table:table-cell office:value-type="string" table:style-name="ce4">
            <text:p>','</text:p>
          </table:table-cell>
          <table:table-cell office:value-type="float" office:value="1428664" table:style-name="ce1">
            <text:p>1428664</text:p>
          </table:table-cell>
          <table:table-cell office:value-type="string" table:style-name="ce4">
            <text:p>','</text:p>
          </table:table-cell>
          <table:table-cell office:value-type="float" office:value="6133617" table:style-name="ce1">
            <text:p>6133617</text:p>
          </table:table-cell>
          <table:table-cell office:value-type="string" table:style-name="ce4">
            <text:p>','</text:p>
          </table:table-cell>
          <table:table-cell office:value-type="float" office:value="147" table:style-name="ce1">
            <text:p>14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ซีเนียร์ แฮปปี้ 2 (เพื่อผู้สูงอายุ)</text:p>
          </table:table-cell>
          <table:table-cell office:value-type="string" table:style-name="ce4">
            <text:p>','</text:p>
          </table:table-cell>
          <table:table-cell office:value-type="float" office:value="4800905" table:style-name="ce1">
            <text:p>480090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.ส.ตรัง กฐินทาน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ผู้จัดการหน่วย</text:p>
          </table:table-cell>
          <table:table-cell office:value-type="string" table:style-name="ce4">
            <text:p>',</text:p>
          </table:table-cell>
          <table:table-cell office:value-type="float" office:value="5600" table:style-name="ce1">
            <text:p>560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office:value-type="float" office:value="68" table:style-name="ce1">
            <text:p>68</text:p>
          </table:table-cell>
          <table:table-cell office:value-type="string" table:style-name="ce4">
            <text:p>','</text:p>
          </table:table-cell>
          <table:table-cell office:value-type="date" office:date-value="2018-06-18T00:00:00" table:style-name="ce2">
            <text:p>2018-06-18</text:p>
          </table:table-cell>
          <table:table-cell office:value-type="string" table:style-name="ce4">
            <text:p>','</text:p>
          </table:table-cell>
          <table:table-cell office:value-type="date" office:date-value="2019-07-18T00:00:00" table:style-name="ce2">
            <text:p>2019-07-18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22400" table:style-name="ce1">
            <text:p>22400</text:p>
          </table:table-cell>
          <table:table-cell office:value-type="string" table:style-name="ce1">
            <text:p>,'</text:p>
          </table:table-cell>
          <table:table-cell office:value-type="float" office:value="12" table:style-name="ce1">
            <text:p>1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17-06-256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สอน กดดัน</text:p>
          </table:table-cell>
          <table:table-cell office:value-type="string" table:style-name="ce4">
            <text:p>','</text:p>
          </table:table-cell>
          <table:table-cell office:value-type="float" office:value="3190200368676" table:style-name="ce5">
            <text:p>3190200368676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กษตรกรรม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ทำน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79 ซับทรายทอง หมู่ที่ 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วังสมบูรณ์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วังสมบูรณ์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ระแก้ว</text:p>
          </table:table-cell>
          <table:table-cell office:value-type="string" table:style-name="ce4">
            <text:p>','</text:p>
          </table:table-cell>
          <table:table-cell office:value-type="float" office:value="27250" table:style-name="ce1">
            <text:p>2725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860546940" table:style-name="ce1">
            <text:p>86054694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5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68" table:style-name="ce1">
            <text:p>2668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605" table:style-name="ce1">
            <text:p>160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ระแก้ว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ามัญ</text:p>
          </table:table-cell>
          <table:table-cell office:value-type="string" table:style-name="ce4">
            <text:p>','</text:p>
          </table:table-cell>
          <table:table-cell office:value-type="float" office:value="1428665" table:style-name="ce1">
            <text:p>1428665</text:p>
          </table:table-cell>
          <table:table-cell office:value-type="string" table:style-name="ce4">
            <text:p>','</text:p>
          </table:table-cell>
          <table:table-cell office:value-type="float" office:value="6133618" table:style-name="ce1">
            <text:p>6133618</text:p>
          </table:table-cell>
          <table:table-cell office:value-type="string" table:style-name="ce4">
            <text:p>','</text:p>
          </table:table-cell>
          <table:table-cell office:value-type="float" office:value="539" table:style-name="ce1">
            <text:p>53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พื่อนคู่ชีวิต B450 (20/15)</text:p>
          </table:table-cell>
          <table:table-cell office:value-type="string" table:style-name="ce4">
            <text:p>','</text:p>
          </table:table-cell>
          <table:table-cell office:value-type="float" office:value="4701280" table:style-name="ce1">
            <text:p>470128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ดวงกมล กระเหม่น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ผู้จัดการหน่วย</text:p>
          </table:table-cell>
          <table:table-cell office:value-type="string" table:style-name="ce4">
            <text:p>',</text:p>
          </table:table-cell>
          <table:table-cell office:value-type="float" office:value="1362" table:style-name="ce1">
            <text:p>1362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office:value-type="float" office:value="53" table:style-name="ce1">
            <text:p>53</text:p>
          </table:table-cell>
          <table:table-cell office:value-type="string" table:style-name="ce4">
            <text:p>','</text:p>
          </table:table-cell>
          <table:table-cell office:value-type="date" office:date-value="2018-06-18T00:00:00" table:style-name="ce2">
            <text:p>2018-06-18</text:p>
          </table:table-cell>
          <table:table-cell office:value-type="string" table:style-name="ce4">
            <text:p>','</text:p>
          </table:table-cell>
          <table:table-cell office:value-type="date" office:date-value="2019-01-17T00:00:00" table:style-name="ce2">
            <text:p>2019-01-17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6981.4" table:style-name="ce1">
            <text:p>6981.4</text:p>
          </table:table-cell>
          <table:table-cell office:value-type="string" table:style-name="ce1">
            <text:p>,'</text:p>
          </table:table-cell>
          <table:table-cell office:value-type="float" office:value="6" table:style-name="ce1">
            <text:p>6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17-12-256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มูลนิธิ กลางเวหา</text:p>
          </table:table-cell>
          <table:table-cell office:value-type="string" table:style-name="ce4">
            <text:p>','</text:p>
          </table:table-cell>
          <table:table-cell office:value-type="float" office:value="5250500021685" table:style-name="ce5">
            <text:p>5250500021685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กษตรกรรม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ทำน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37 หมู่ที่ 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ขาสามสิบ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ขาฉกรรจ์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ระแก้ว</text:p>
          </table:table-cell>
          <table:table-cell office:value-type="string" table:style-name="ce4">
            <text:p>','</text:p>
          </table:table-cell>
          <table:table-cell office:value-type="float" office:value="27000" table:style-name="ce1">
            <text:p>2700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989967229" table:style-name="ce1">
            <text:p>989967229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5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79" table:style-name="ce1">
            <text:p>2679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605" table:style-name="ce1">
            <text:p>160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ระแก้ว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ช.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J751296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ก0043564</text:p>
          </table:table-cell>
          <table:table-cell office:value-type="string" table:style-name="ce4">
            <text:p>','</text:p>
          </table:table-cell>
          <table:table-cell office:value-type="float" office:value="144" table:style-name="ce1">
            <text:p>14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ุ้มทวี (20/15)</text:p>
          </table:table-cell>
          <table:table-cell office:value-type="string" table:style-name="ce4">
            <text:p>','</text:p>
          </table:table-cell>
          <table:table-cell office:value-type="float" office:value="3902682" table:style-name="ce1">
            <text:p>390268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.ส.นิศาชล พรหมชาติ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วหน้าหน่วย</text:p>
          </table:table-cell>
          <table:table-cell office:value-type="string" table:style-name="ce4">
            <text:p>',</text:p>
          </table:table-cell>
          <table:table-cell office:value-type="float" office:value="723" table:style-name="ce1">
            <text:p>723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office:value-type="float" office:value="42" table:style-name="ce1">
            <text:p>42</text:p>
          </table:table-cell>
          <table:table-cell office:value-type="string" table:style-name="ce4">
            <text:p>','</text:p>
          </table:table-cell>
          <table:table-cell office:value-type="date" office:date-value="2018-06-25T00:00:00" table:style-name="ce2">
            <text:p>2018-06-25</text:p>
          </table:table-cell>
          <table:table-cell office:value-type="string" table:style-name="ce4">
            <text:p>','</text:p>
          </table:table-cell>
          <table:table-cell office:value-type="date" office:date-value="2019-02-22T00:00:00" table:style-name="ce2">
            <text:p>2019-02-22</text:p>
          </table:table-cell>
          <table:table-cell office:value-type="string" table:style-name="ce4">
            <text:p>',</text:p>
          </table:table-cell>
          <table:table-cell office:value-type="float" office:value="56520" table:style-name="ce1">
            <text:p>56520</text:p>
          </table:table-cell>
          <table:table-cell office:value-type="string" table:style-name="ce1">
            <text:p>,</text:p>
          </table:table-cell>
          <table:table-cell office:value-type="float" office:value="3000" table:style-name="ce1">
            <text:p>3000</text:p>
          </table:table-cell>
          <table:table-cell office:value-type="string" table:style-name="ce1">
            <text:p>,'</text:p>
          </table:table-cell>
          <table:table-cell office:value-type="float" office:value="6" table:style-name="ce1">
            <text:p>6</text:p>
          </table:table-cell>
          <table:table-cell office:value-type="string" table:style-name="ce4">
            <text:p>','</text:p>
          </table:table-cell>
          <table:table-cell office:value-type="float" office:value="1161" table:style-name="ce1">
            <text:p>116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เกษม กังหันไฟฟ้า</text:p>
          </table:table-cell>
          <table:table-cell office:value-type="string" table:style-name="ce4">
            <text:p>','</text:p>
          </table:table-cell>
          <table:table-cell office:value-type="float" office:value="3251000341511" table:style-name="ce5">
            <text:p>3251000341511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กษตรกรรม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ทำนา : ไม่ระบุอย่างอื่นอีก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6 หมู่ที่ 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บ้านด่าน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รัญประเทศ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ระแก้ว</text:p>
          </table:table-cell>
          <table:table-cell office:value-type="string" table:style-name="ce4">
            <text:p>','</text:p>
          </table:table-cell>
          <table:table-cell office:value-type="float" office:value="27120" table:style-name="ce1">
            <text:p>2712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971029136" table:style-name="ce1">
            <text:p>971029136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5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69" table:style-name="ce1">
            <text:p>2669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605" table:style-name="ce1">
            <text:p>160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ระแก้ว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ามัญ</text:p>
          </table:table-cell>
          <table:table-cell office:value-type="string" table:style-name="ce4">
            <text:p>','</text:p>
          </table:table-cell>
          <table:table-cell office:value-type="float" office:value="1428666" table:style-name="ce1">
            <text:p>1428666</text:p>
          </table:table-cell>
          <table:table-cell office:value-type="string" table:style-name="ce4">
            <text:p>','</text:p>
          </table:table-cell>
          <table:table-cell office:value-type="float" office:value="6133734" table:style-name="ce1">
            <text:p>6133734</text:p>
          </table:table-cell>
          <table:table-cell office:value-type="string" table:style-name="ce4">
            <text:p>','</text:p>
          </table:table-cell>
          <table:table-cell office:value-type="float" office:value="147" table:style-name="ce1">
            <text:p>14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ซีเนียร์ แฮปปี้ 2 (เพื่อผู้สูงอายุ)</text:p>
          </table:table-cell>
          <table:table-cell office:value-type="string" table:style-name="ce4">
            <text:p>','</text:p>
          </table:table-cell>
          <table:table-cell office:value-type="float" office:value="5000759" table:style-name="ce1">
            <text:p>500075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ถ่วง กะรัง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วหน้าหน่วย</text:p>
          </table:table-cell>
          <table:table-cell office:value-type="string" table:style-name="ce4">
            <text:p>',</text:p>
          </table:table-cell>
          <table:table-cell office:value-type="float" office:value="2700" table:style-name="ce1">
            <text:p>270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office:value-type="float" office:value="70" table:style-name="ce1">
            <text:p>70</text:p>
          </table:table-cell>
          <table:table-cell office:value-type="string" table:style-name="ce4">
            <text:p>','</text:p>
          </table:table-cell>
          <table:table-cell office:value-type="date" office:date-value="2018-06-19T00:00:00" table:style-name="ce2">
            <text:p>2018-06-19</text:p>
          </table:table-cell>
          <table:table-cell office:value-type="string" table:style-name="ce4">
            <text:p>','</text:p>
          </table:table-cell>
          <table:table-cell office:value-type="date" office:date-value="2019-07-19T00:00:00" table:style-name="ce2">
            <text:p>2019-07-19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10800" table:style-name="ce1">
            <text:p>10800</text:p>
          </table:table-cell>
          <table:table-cell office:value-type="string" table:style-name="ce1">
            <text:p>,'</text:p>
          </table:table-cell>
          <table:table-cell office:value-type="float" office:value="12" table:style-name="ce1">
            <text:p>1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18-06-256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กระเชอ กระทำ</text:p>
          </table:table-cell>
          <table:table-cell office:value-type="string" table:style-name="ce4">
            <text:p>','</text:p>
          </table:table-cell>
          <table:table-cell office:value-type="float" office:value="3251200371103" table:style-name="ce5">
            <text:p>3251200371103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ธุรกิจส่วนตัว/ค้าขาย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้าขายเครื่องบริโภค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47 หมู่ที่ 6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บญจขร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ลองหาด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ระแก้ว</text:p>
          </table:table-cell>
          <table:table-cell office:value-type="string" table:style-name="ce4">
            <text:p>','</text:p>
          </table:table-cell>
          <table:table-cell office:value-type="float" office:value="27260" table:style-name="ce1">
            <text:p>2726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623303731" table:style-name="ce1">
            <text:p>623303731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5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904" table:style-name="ce1">
            <text:p>904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06-ภาคกลาง 1</text:p>
          </table:table-cell>
          <table:table-cell office:value-type="string" table:style-name="ce4">
            <text:p>','</text:p>
          </table:table-cell>
          <table:table-cell office:value-type="float" office:value="702" table:style-name="ce1">
            <text:p>70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โคกสำโรง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ช.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J7434738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0136445</text:p>
          </table:table-cell>
          <table:table-cell office:value-type="string" table:style-name="ce4">
            <text:p>','</text:p>
          </table:table-cell>
          <table:table-cell office:value-type="float" office:value="144" table:style-name="ce1">
            <text:p>14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ุ้มทวี (20/15)</text:p>
          </table:table-cell>
          <table:table-cell office:value-type="string" table:style-name="ce4">
            <text:p>','</text:p>
          </table:table-cell>
          <table:table-cell office:value-type="float" office:value="4604217" table:style-name="ce1">
            <text:p>460421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อาบัน กรมอาเซียน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วหน้าหน่วย</text:p>
          </table:table-cell>
          <table:table-cell office:value-type="string" table:style-name="ce4">
            <text:p>',</text:p>
          </table:table-cell>
          <table:table-cell office:value-type="float" office:value="3330" table:style-name="ce1">
            <text:p>333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date" office:date-value="2018-10-09T00:00:00" table:style-name="ce2">
            <text:p>2018-10-09</text:p>
          </table:table-cell>
          <table:table-cell office:value-type="string" table:style-name="ce4">
            <text:p>','</text:p>
          </table:table-cell>
          <table:table-cell office:value-type="date" office:date-value="2019-12-07T00:00:00" table:style-name="ce2">
            <text:p>2019-12-07</text:p>
          </table:table-cell>
          <table:table-cell office:value-type="string" table:style-name="ce4">
            <text:p>',</text:p>
          </table:table-cell>
          <table:table-cell office:value-type="float" office:value="118240" table:style-name="ce1">
            <text:p>118240</text:p>
          </table:table-cell>
          <table:table-cell office:value-type="string" table:style-name="ce1">
            <text:p>,</text:p>
          </table:table-cell>
          <table:table-cell office:value-type="float" office:value="12000" table:style-name="ce1">
            <text:p>12000</text:p>
          </table:table-cell>
          <table:table-cell office:value-type="string" table:style-name="ce1">
            <text:p>,'</text:p>
          </table:table-cell>
          <table:table-cell office:value-type="float" office:value="12" table:style-name="ce1">
            <text:p>12</text:p>
          </table:table-cell>
          <table:table-cell office:value-type="string" table:style-name="ce4">
            <text:p>','</text:p>
          </table:table-cell>
          <table:table-cell office:value-type="float" office:value="962" table:style-name="ce1">
            <text:p>96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 นคร ดีงาม</text:p>
          </table:table-cell>
          <table:table-cell office:value-type="string" table:style-name="ce4">
            <text:p>','</text:p>
          </table:table-cell>
          <table:table-cell table:style-name="ce5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14</text:p>
          </table:table-cell>
          <table:table-cell office:value-type="string" table:style-name="ce4">
            <text:p>','</text:p>
          </table:table-cell>
          <table:table-cell office:value-type="date" office:date-value="2018-10-11T13:38:48" table:style-name="ce6">
            <text:p>2018/10/11 13:38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1011_1339_41456.csv</text:p>
          </table:table-cell>
          <table:table-cell office:value-type="string" table:style-name="ce4">
            <text:p>','</text:p>
          </table:table-cell>
          <table:table-cell office:value-type="date" office:date-value="2018-10-11T13:40:54" table:style-name="ce6">
            <text:p>2018/10/11 13:40</text:p>
          </table:table-cell>
          <table:table-cell office:value-type="string" table:style-name="ce4">
            <text:p>','</text:p>
          </table:table-cell>
          <table:table-cell office:value-type="float" office:value="6296291" table:style-name="ce1">
            <text:p>6296291</text:p>
          </table:table-cell>
          <table:table-cell office:value-type="string" table:style-name="ce4">
            <text:p>','</text:p>
          </table:table-cell>
          <table:table-cell office:value-type="date" office:date-value="2018-10-11T13:40:54" table:style-name="ce6">
            <text:p>2018/10/11 13:4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70" table:style-name="ce1">
            <text:p>267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605" table:style-name="ce1">
            <text:p>160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ระแก้ว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ามัญ</text:p>
          </table:table-cell>
          <table:table-cell office:value-type="string" table:style-name="ce4">
            <text:p>','</text:p>
          </table:table-cell>
          <table:table-cell office:value-type="float" office:value="1428667" table:style-name="ce1">
            <text:p>1428667</text:p>
          </table:table-cell>
          <table:table-cell office:value-type="string" table:style-name="ce4">
            <text:p>','</text:p>
          </table:table-cell>
          <table:table-cell office:value-type="float" office:value="6133816" table:style-name="ce1">
            <text:p>6133816</text:p>
          </table:table-cell>
          <table:table-cell office:value-type="string" table:style-name="ce4">
            <text:p>','</text:p>
          </table:table-cell>
          <table:table-cell office:value-type="float" office:value="147" table:style-name="ce1">
            <text:p>14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ซีเนียร์ แฮปปี้ 2 (เพื่อผู้สูงอายุ)</text:p>
          </table:table-cell>
          <table:table-cell office:value-type="string" table:style-name="ce4">
            <text:p>','</text:p>
          </table:table-cell>
          <table:table-cell office:value-type="float" office:value="3810100" table:style-name="ce1">
            <text:p>38101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ความทน กริ๊ก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วหน้าหน่วย</text:p>
          </table:table-cell>
          <table:table-cell office:value-type="string" table:style-name="ce4">
            <text:p>',</text:p>
          </table:table-cell>
          <table:table-cell office:value-type="float" office:value="2092" table:style-name="ce1">
            <text:p>2092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office:value-type="float" office:value="67" table:style-name="ce1">
            <text:p>67</text:p>
          </table:table-cell>
          <table:table-cell office:value-type="string" table:style-name="ce4">
            <text:p>','</text:p>
          </table:table-cell>
          <table:table-cell office:value-type="date" office:date-value="2018-06-20T00:00:00" table:style-name="ce2">
            <text:p>2018-06-20</text:p>
          </table:table-cell>
          <table:table-cell office:value-type="string" table:style-name="ce4">
            <text:p>','</text:p>
          </table:table-cell>
          <table:table-cell office:value-type="date" office:date-value="2019-07-20T00:00:00" table:style-name="ce2">
            <text:p>2019-07-20</text:p>
          </table:table-cell>
          <table:table-cell office:value-type="string" table:style-name="ce4">
            <text:p>',</text:p>
          </table:table-cell>
          <table:table-cell office:value-type="float" office:value="90000" table:style-name="ce1">
            <text:p>90000</text:p>
          </table:table-cell>
          <table:table-cell office:value-type="string" table:style-name="ce1">
            <text:p>,</text:p>
          </table:table-cell>
          <table:table-cell office:value-type="float" office:value="8370" table:style-name="ce1">
            <text:p>8370</text:p>
          </table:table-cell>
          <table:table-cell office:value-type="string" table:style-name="ce1">
            <text:p>,'</text:p>
          </table:table-cell>
          <table:table-cell office:value-type="float" office:value="12" table:style-name="ce1">
            <text:p>1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19-06-256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ข่าย ความนิยม</text:p>
          </table:table-cell>
          <table:table-cell office:value-type="string" table:style-name="ce4">
            <text:p>','</text:p>
          </table:table-cell>
          <table:table-cell office:value-type="float" office:value="3400900832739" table:style-name="ce5">
            <text:p>3400900832739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พนักงานเอกชน/รัฐวิสาหกิจ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พ่อครัว, แม่ครัว, คนครัว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171 หมู่ที่ 16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ู้ยายหม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นามชัยเขต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ฉะเชิงเทรา</text:p>
          </table:table-cell>
          <table:table-cell office:value-type="string" table:style-name="ce4">
            <text:p>','</text:p>
          </table:table-cell>
          <table:table-cell office:value-type="float" office:value="24160" table:style-name="ce1">
            <text:p>2416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865389572" table:style-name="ce1">
            <text:p>865389572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5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71" table:style-name="ce1">
            <text:p>2671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605" table:style-name="ce1">
            <text:p>160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ระแก้ว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ามัญ</text:p>
          </table:table-cell>
          <table:table-cell office:value-type="string" table:style-name="ce4">
            <text:p>','</text:p>
          </table:table-cell>
          <table:table-cell office:value-type="float" office:value="1428668" table:style-name="ce1">
            <text:p>1428668</text:p>
          </table:table-cell>
          <table:table-cell office:value-type="string" table:style-name="ce4">
            <text:p>','</text:p>
          </table:table-cell>
          <table:table-cell office:value-type="float" office:value="6133817" table:style-name="ce1">
            <text:p>6133817</text:p>
          </table:table-cell>
          <table:table-cell office:value-type="string" table:style-name="ce4">
            <text:p>','</text:p>
          </table:table-cell>
          <table:table-cell office:value-type="float" office:value="494" table:style-name="ce1">
            <text:p>49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สบายสบาย 30/5</text:p>
          </table:table-cell>
          <table:table-cell office:value-type="string" table:style-name="ce4">
            <text:p>','</text:p>
          </table:table-cell>
          <table:table-cell office:value-type="float" office:value="5711865" table:style-name="ce1">
            <text:p>571186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โปรทีน บุ่งคล้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ผู้จัดการหน่วย</text:p>
          </table:table-cell>
          <table:table-cell office:value-type="string" table:style-name="ce4">
            <text:p>',</text:p>
          </table:table-cell>
          <table:table-cell office:value-type="float" office:value="374" table:style-name="ce1">
            <text:p>374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office:value-type="float" office:value="42" table:style-name="ce1">
            <text:p>42</text:p>
          </table:table-cell>
          <table:table-cell office:value-type="string" table:style-name="ce4">
            <text:p>','</text:p>
          </table:table-cell>
          <table:table-cell office:value-type="date" office:date-value="2018-06-19T00:00:00" table:style-name="ce2">
            <text:p>2018-06-19</text:p>
          </table:table-cell>
          <table:table-cell office:value-type="string" table:style-name="ce4">
            <text:p>','</text:p>
          </table:table-cell>
          <table:table-cell office:value-type="date" office:date-value="2018-08-18T00:00:00" table:style-name="ce2">
            <text:p>2018-08-18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3026" table:style-name="ce1">
            <text:p>3026</text:p>
          </table:table-cell>
          <table:table-cell office:value-type="string" table:style-name="ce1">
            <text:p>,'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18-07-256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.ส.กวาดสายตา ผักขม</text:p>
          </table:table-cell>
          <table:table-cell office:value-type="string" table:style-name="ce4">
            <text:p>','</text:p>
          </table:table-cell>
          <table:table-cell office:value-type="float" office:value="3400900004224" table:style-name="ce5">
            <text:p>3400900004224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ธุรกิจส่วนตัว/ค้าขาย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้าขายเครื่องบริโภค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358 หมู่ที่ 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ขาฉกรรจ์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ขาฉกรรจ์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ระแก้ว</text:p>
          </table:table-cell>
          <table:table-cell office:value-type="string" table:style-name="ce4">
            <text:p>','</text:p>
          </table:table-cell>
          <table:table-cell office:value-type="float" office:value="27000" table:style-name="ce1">
            <text:p>2700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931841115" table:style-name="ce1">
            <text:p>931841115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5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72" table:style-name="ce1">
            <text:p>2672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605" table:style-name="ce1">
            <text:p>160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ระแก้ว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ามัญ</text:p>
          </table:table-cell>
          <table:table-cell office:value-type="string" table:style-name="ce4">
            <text:p>','</text:p>
          </table:table-cell>
          <table:table-cell office:value-type="float" office:value="1428669" table:style-name="ce1">
            <text:p>1428669</text:p>
          </table:table-cell>
          <table:table-cell office:value-type="string" table:style-name="ce4">
            <text:p>','</text:p>
          </table:table-cell>
          <table:table-cell office:value-type="float" office:value="6135112" table:style-name="ce1">
            <text:p>6135112</text:p>
          </table:table-cell>
          <table:table-cell office:value-type="string" table:style-name="ce4">
            <text:p>','</text:p>
          </table:table-cell>
          <table:table-cell office:value-type="float" office:value="539" table:style-name="ce1">
            <text:p>53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พื่อนคู่ชีวิต B450 (20/15)</text:p>
          </table:table-cell>
          <table:table-cell office:value-type="string" table:style-name="ce4">
            <text:p>','</text:p>
          </table:table-cell>
          <table:table-cell office:value-type="float" office:value="3904273" table:style-name="ce1">
            <text:p>3904273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แรงต้านทาน กระแสสลับ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วหน้าหน่วย</text:p>
          </table:table-cell>
          <table:table-cell office:value-type="string" table:style-name="ce4">
            <text:p>',</text:p>
          </table:table-cell>
          <table:table-cell office:value-type="float" office:value="4432" table:style-name="ce1">
            <text:p>4432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office:value-type="float" office:value="53" table:style-name="ce1">
            <text:p>53</text:p>
          </table:table-cell>
          <table:table-cell office:value-type="string" table:style-name="ce4">
            <text:p>','</text:p>
          </table:table-cell>
          <table:table-cell office:value-type="date" office:date-value="2018-06-27T00:00:00" table:style-name="ce2">
            <text:p>2018-06-27</text:p>
          </table:table-cell>
          <table:table-cell office:value-type="string" table:style-name="ce4">
            <text:p>','</text:p>
          </table:table-cell>
          <table:table-cell office:value-type="date" office:date-value="2019-07-27T00:00:00" table:style-name="ce2">
            <text:p>2019-07-27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24980" table:style-name="ce1">
            <text:p>24980</text:p>
          </table:table-cell>
          <table:table-cell office:value-type="string" table:style-name="ce1">
            <text:p>,'</text:p>
          </table:table-cell>
          <table:table-cell office:value-type="float" office:value="12" table:style-name="ce1">
            <text:p>1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26-06-256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ธนบดี อิจฉาตาร้อน</text:p>
          </table:table-cell>
          <table:table-cell office:value-type="string" table:style-name="ce4">
            <text:p>','</text:p>
          </table:table-cell>
          <table:table-cell office:value-type="float" office:value="3251200183587" table:style-name="ce5">
            <text:p>3251200183587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กษตรกรรม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ทำไร่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139 หมู่ที่ 6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นองหมากฝ้าย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วัฒนานคร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ระแก้ว</text:p>
          </table:table-cell>
          <table:table-cell office:value-type="string" table:style-name="ce4">
            <text:p>','</text:p>
          </table:table-cell>
          <table:table-cell office:value-type="float" office:value="27160" table:style-name="ce1">
            <text:p>2716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615960535" table:style-name="ce1">
            <text:p>615960535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5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73" table:style-name="ce1">
            <text:p>2673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605" table:style-name="ce1">
            <text:p>160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ระแก้ว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ช.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J751295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0493390</text:p>
          </table:table-cell>
          <table:table-cell office:value-type="string" table:style-name="ce4">
            <text:p>','</text:p>
          </table:table-cell>
          <table:table-cell office:value-type="float" office:value="144" table:style-name="ce1">
            <text:p>14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ุ้มทวี (20/15)</text:p>
          </table:table-cell>
          <table:table-cell office:value-type="string" table:style-name="ce4">
            <text:p>','</text:p>
          </table:table-cell>
          <table:table-cell office:value-type="float" office:value="4101487" table:style-name="ce1">
            <text:p>410148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พัด เชื่องช้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วหน้าหน่วย</text:p>
          </table:table-cell>
          <table:table-cell office:value-type="string" table:style-name="ce4">
            <text:p>',</text:p>
          </table:table-cell>
          <table:table-cell office:value-type="float" office:value="1387" table:style-name="ce1">
            <text:p>1387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office:value-type="float" office:value="43" table:style-name="ce1">
            <text:p>43</text:p>
          </table:table-cell>
          <table:table-cell office:value-type="string" table:style-name="ce4">
            <text:p>','</text:p>
          </table:table-cell>
          <table:table-cell office:value-type="date" office:date-value="2018-06-12T00:00:00" table:style-name="ce2">
            <text:p>2018-06-12</text:p>
          </table:table-cell>
          <table:table-cell office:value-type="string" table:style-name="ce4">
            <text:p>','</text:p>
          </table:table-cell>
          <table:table-cell office:value-type="date" office:date-value="2019-08-10T00:00:00" table:style-name="ce2">
            <text:p>2019-08-10</text:p>
          </table:table-cell>
          <table:table-cell office:value-type="string" table:style-name="ce4">
            <text:p>',</text:p>
          </table:table-cell>
          <table:table-cell office:value-type="float" office:value="62000" table:style-name="ce1">
            <text:p>62000</text:p>
          </table:table-cell>
          <table:table-cell office:value-type="string" table:style-name="ce1">
            <text:p>,</text:p>
          </table:table-cell>
          <table:table-cell office:value-type="float" office:value="6000" table:style-name="ce1">
            <text:p>6000</text:p>
          </table:table-cell>
          <table:table-cell office:value-type="string" table:style-name="ce1">
            <text:p>,'</text:p>
          </table:table-cell>
          <table:table-cell office:value-type="float" office:value="12" table:style-name="ce1">
            <text:p>12</text:p>
          </table:table-cell>
          <table:table-cell office:value-type="string" table:style-name="ce4">
            <text:p>','</text:p>
          </table:table-cell>
          <table:table-cell office:value-type="float" office:value="562" table:style-name="ce1">
            <text:p>56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กระสัง กล้วยไม้ดิน</text:p>
          </table:table-cell>
          <table:table-cell office:value-type="string" table:style-name="ce4">
            <text:p>','</text:p>
          </table:table-cell>
          <table:table-cell office:value-type="float" office:value="3250500634664" table:style-name="ce5">
            <text:p>3250500634664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กษตรกรรม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ทำไร่ : ไม่ระบุอย่างอื่นอีก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112 หมู่ที่ 1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วังทอง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วังสมบูรณ์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ระแก้ว</text:p>
          </table:table-cell>
          <table:table-cell office:value-type="string" table:style-name="ce4">
            <text:p>','</text:p>
          </table:table-cell>
          <table:table-cell office:value-type="float" office:value="27250" table:style-name="ce1">
            <text:p>2725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836068761" table:style-name="ce1">
            <text:p>836068761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5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74" table:style-name="ce1">
            <text:p>2674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605" table:style-name="ce1">
            <text:p>160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ระแก้ว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ช.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J7512956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ย0052607</text:p>
          </table:table-cell>
          <table:table-cell office:value-type="string" table:style-name="ce4">
            <text:p>','</text:p>
          </table:table-cell>
          <table:table-cell office:value-type="float" office:value="144" table:style-name="ce1">
            <text:p>14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ุ้มทวี (20/15)</text:p>
          </table:table-cell>
          <table:table-cell office:value-type="string" table:style-name="ce4">
            <text:p>','</text:p>
          </table:table-cell>
          <table:table-cell office:value-type="float" office:value="3810100" table:style-name="ce1">
            <text:p>38101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ความทน กริ๊ก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วหน้าหน่วย</text:p>
          </table:table-cell>
          <table:table-cell office:value-type="string" table:style-name="ce4">
            <text:p>',</text:p>
          </table:table-cell>
          <table:table-cell office:value-type="float" office:value="723" table:style-name="ce1">
            <text:p>723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office:value-type="float" office:value="42" table:style-name="ce1">
            <text:p>42</text:p>
          </table:table-cell>
          <table:table-cell office:value-type="string" table:style-name="ce4">
            <text:p>','</text:p>
          </table:table-cell>
          <table:table-cell office:value-type="date" office:date-value="2018-06-18T00:00:00" table:style-name="ce2">
            <text:p>2018-06-18</text:p>
          </table:table-cell>
          <table:table-cell office:value-type="string" table:style-name="ce4">
            <text:p>','</text:p>
          </table:table-cell>
          <table:table-cell office:value-type="date" office:date-value="2019-02-15T00:00:00" table:style-name="ce2">
            <text:p>2019-02-15</text:p>
          </table:table-cell>
          <table:table-cell office:value-type="string" table:style-name="ce4">
            <text:p>',</text:p>
          </table:table-cell>
          <table:table-cell office:value-type="float" office:value="56520" table:style-name="ce1">
            <text:p>56520</text:p>
          </table:table-cell>
          <table:table-cell office:value-type="string" table:style-name="ce1">
            <text:p>,</text:p>
          </table:table-cell>
          <table:table-cell office:value-type="float" office:value="3000" table:style-name="ce1">
            <text:p>3000</text:p>
          </table:table-cell>
          <table:table-cell office:value-type="string" table:style-name="ce1">
            <text:p>,'</text:p>
          </table:table-cell>
          <table:table-cell office:value-type="float" office:value="6" table:style-name="ce1">
            <text:p>6</text:p>
          </table:table-cell>
          <table:table-cell office:value-type="string" table:style-name="ce4">
            <text:p>','</text:p>
          </table:table-cell>
          <table:table-cell office:value-type="float" office:value="1161" table:style-name="ce1">
            <text:p>116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กงเต๊ก ดาร์ลิ่ง</text:p>
          </table:table-cell>
          <table:table-cell office:value-type="string" table:style-name="ce4">
            <text:p>','</text:p>
          </table:table-cell>
          <table:table-cell office:value-type="float" office:value="3200101141460" table:style-name="ce5">
            <text:p>3200101141460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ธุรกิจส่วนตัว/ค้าขาย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้าขายเครื่องอุปโภค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29/184 หมู่ที่ 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บ้านสวน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มืองชล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ชลบุรี</text:p>
          </table:table-cell>
          <table:table-cell office:value-type="string" table:style-name="ce4">
            <text:p>','</text:p>
          </table:table-cell>
          <table:table-cell office:value-type="float" office:value="20000" table:style-name="ce1">
            <text:p>2000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985641244" table:style-name="ce1">
            <text:p>985641244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5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75" table:style-name="ce1">
            <text:p>267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605" table:style-name="ce1">
            <text:p>160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ระแก้ว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ช.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J7512958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ม0114514</text:p>
          </table:table-cell>
          <table:table-cell office:value-type="string" table:style-name="ce4">
            <text:p>','</text:p>
          </table:table-cell>
          <table:table-cell office:value-type="float" office:value="144" table:style-name="ce1">
            <text:p>14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ุ้มทวี (20/15)</text:p>
          </table:table-cell>
          <table:table-cell office:value-type="string" table:style-name="ce4">
            <text:p>','</text:p>
          </table:table-cell>
          <table:table-cell office:value-type="float" office:value="4800905" table:style-name="ce1">
            <text:p>480090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.ส.ตรัง กฐินทาน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ผู้จัดการหน่วย</text:p>
          </table:table-cell>
          <table:table-cell office:value-type="string" table:style-name="ce4">
            <text:p>',</text:p>
          </table:table-cell>
          <table:table-cell office:value-type="float" office:value="1665" table:style-name="ce1">
            <text:p>166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office:value-type="float" office:value="50" table:style-name="ce1">
            <text:p>50</text:p>
          </table:table-cell>
          <table:table-cell office:value-type="string" table:style-name="ce4">
            <text:p>','</text:p>
          </table:table-cell>
          <table:table-cell office:value-type="date" office:date-value="2018-06-21T00:00:00" table:style-name="ce2">
            <text:p>2018-06-21</text:p>
          </table:table-cell>
          <table:table-cell office:value-type="string" table:style-name="ce4">
            <text:p>','</text:p>
          </table:table-cell>
          <table:table-cell office:value-type="date" office:date-value="2019-08-19T00:00:00" table:style-name="ce2">
            <text:p>2019-08-19</text:p>
          </table:table-cell>
          <table:table-cell office:value-type="string" table:style-name="ce4">
            <text:p>',</text:p>
          </table:table-cell>
          <table:table-cell office:value-type="float" office:value="69070" table:style-name="ce1">
            <text:p>69070</text:p>
          </table:table-cell>
          <table:table-cell office:value-type="string" table:style-name="ce1">
            <text:p>,</text:p>
          </table:table-cell>
          <table:table-cell office:value-type="float" office:value="7200" table:style-name="ce1">
            <text:p>7200</text:p>
          </table:table-cell>
          <table:table-cell office:value-type="string" table:style-name="ce1">
            <text:p>,'</text:p>
          </table:table-cell>
          <table:table-cell office:value-type="float" office:value="12" table:style-name="ce1">
            <text:p>12</text:p>
          </table:table-cell>
          <table:table-cell office:value-type="string" table:style-name="ce4">
            <text:p>','</text:p>
          </table:table-cell>
          <table:table-cell office:value-type="float" office:value="562" table:style-name="ce1">
            <text:p>56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เมธาวี โปรซีดดิงส์</text:p>
          </table:table-cell>
          <table:table-cell office:value-type="string" table:style-name="ce4">
            <text:p>','</text:p>
          </table:table-cell>
          <table:table-cell office:value-type="float" office:value="3250400801313" table:style-name="ce5">
            <text:p>3250400801313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ข้อมูลไม่ชัดเจน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รับจ้างเอกชน : ไม่ระบุอื่นๆ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5 หมู่ที่ 6 หมู่บ้านเนินผาสุก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ระขวัญ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มืองสระแก้ว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ระแก้ว</text:p>
          </table:table-cell>
          <table:table-cell office:value-type="string" table:style-name="ce4">
            <text:p>','</text:p>
          </table:table-cell>
          <table:table-cell office:value-type="float" office:value="27000" table:style-name="ce1">
            <text:p>2700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819833779" table:style-name="ce1">
            <text:p>819833779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5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76" table:style-name="ce1">
            <text:p>2676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605" table:style-name="ce1">
            <text:p>160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ระแก้ว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ช.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J751295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ธ0034427</text:p>
          </table:table-cell>
          <table:table-cell office:value-type="string" table:style-name="ce4">
            <text:p>','</text:p>
          </table:table-cell>
          <table:table-cell office:value-type="float" office:value="144" table:style-name="ce1">
            <text:p>14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ุ้มทวี (20/15)</text:p>
          </table:table-cell>
          <table:table-cell office:value-type="string" table:style-name="ce4">
            <text:p>','</text:p>
          </table:table-cell>
          <table:table-cell office:value-type="float" office:value="3217650" table:style-name="ce1">
            <text:p>321765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.ส.นารี กระชับ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วหน้าหน่วย</text:p>
          </table:table-cell>
          <table:table-cell office:value-type="string" table:style-name="ce4">
            <text:p>',</text:p>
          </table:table-cell>
          <table:table-cell office:value-type="float" office:value="1387" table:style-name="ce1">
            <text:p>1387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office:value-type="float" office:value="52" table:style-name="ce1">
            <text:p>52</text:p>
          </table:table-cell>
          <table:table-cell office:value-type="string" table:style-name="ce4">
            <text:p>','</text:p>
          </table:table-cell>
          <table:table-cell office:value-type="date" office:date-value="2018-06-18T00:00:00" table:style-name="ce2">
            <text:p>2018-06-18</text:p>
          </table:table-cell>
          <table:table-cell office:value-type="string" table:style-name="ce4">
            <text:p>','</text:p>
          </table:table-cell>
          <table:table-cell office:value-type="date" office:date-value="2019-08-16T00:00:00" table:style-name="ce2">
            <text:p>2019-08-16</text:p>
          </table:table-cell>
          <table:table-cell office:value-type="string" table:style-name="ce4">
            <text:p>',</text:p>
          </table:table-cell>
          <table:table-cell office:value-type="float" office:value="48700" table:style-name="ce1">
            <text:p>48700</text:p>
          </table:table-cell>
          <table:table-cell office:value-type="string" table:style-name="ce1">
            <text:p>,</text:p>
          </table:table-cell>
          <table:table-cell office:value-type="float" office:value="6000" table:style-name="ce1">
            <text:p>6000</text:p>
          </table:table-cell>
          <table:table-cell office:value-type="string" table:style-name="ce1">
            <text:p>,'</text:p>
          </table:table-cell>
          <table:table-cell office:value-type="float" office:value="12" table:style-name="ce1">
            <text:p>12</text:p>
          </table:table-cell>
          <table:table-cell office:value-type="string" table:style-name="ce4">
            <text:p>','</text:p>
          </table:table-cell>
          <table:table-cell office:value-type="float" office:value="562" table:style-name="ce1">
            <text:p>56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จู๊ด สุดา</text:p>
          </table:table-cell>
          <table:table-cell office:value-type="string" table:style-name="ce4">
            <text:p>','</text:p>
          </table:table-cell>
          <table:table-cell office:value-type="float" office:value="3340701669596" table:style-name="ce5">
            <text:p>3340701669596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กษตรกรรม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ทำนา : ไม่ระบุอย่างอื่นอีก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34 หมู่ที่ 8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ท่าเกวียน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วัฒนานคร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ระแก้ว</text:p>
          </table:table-cell>
          <table:table-cell office:value-type="string" table:style-name="ce4">
            <text:p>','</text:p>
          </table:table-cell>
          <table:table-cell office:value-type="float" office:value="27160" table:style-name="ce1">
            <text:p>2716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989064602" table:style-name="ce1">
            <text:p>989064602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5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77" table:style-name="ce1">
            <text:p>2677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605" table:style-name="ce1">
            <text:p>160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ระแก้ว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10484309</text:p>
          </table:table-cell>
          <table:table-cell office:value-type="string" table:style-name="ce4">
            <text:p>','</text:p>
          </table:table-cell>
          <table:table-cell office:value-type="float" office:value="10015501" table:style-name="ce1">
            <text:p>1001550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01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ใจกว้างเต็มแมกซ์ 1</text:p>
          </table:table-cell>
          <table:table-cell office:value-type="string" table:style-name="ce4">
            <text:p>','</text:p>
          </table:table-cell>
          <table:table-cell office:value-type="float" office:value="3904867" table:style-name="ce1">
            <text:p>390486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ปราณี เข้าจาย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ผู้จัดการหน่วย</text:p>
          </table:table-cell>
          <table:table-cell office:value-type="string" table:style-name="ce4">
            <text:p>',</text:p>
          </table:table-cell>
          <table:table-cell office:value-type="float" office:value="177" table:style-name="ce1">
            <text:p>17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38" table:style-name="ce1">
            <text:p>38</text:p>
          </table:table-cell>
          <table:table-cell office:value-type="string" table:style-name="ce4">
            <text:p>','</text:p>
          </table:table-cell>
          <table:table-cell office:value-type="date" office:date-value="2018-06-27T00:00:00" table:style-name="ce2">
            <text:p>2018-06-27</text:p>
          </table:table-cell>
          <table:table-cell office:value-type="string" table:style-name="ce4">
            <text:p>','</text:p>
          </table:table-cell>
          <table:table-cell office:value-type="date" office:date-value="2023-06-27T00:00:00" table:style-name="ce2">
            <text:p>2023-06-27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1777" table:style-name="ce1">
            <text:p>177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น.ส.กรบูร น่าเอ็นดู</text:p>
          </table:table-cell>
          <table:table-cell office:value-type="string" table:style-name="ce4">
            <text:p>','</text:p>
          </table:table-cell>
          <table:table-cell office:value-type="float" office:value="3250400771139" table:style-name="ce5">
            <text:p>3250400771139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ื่นๆ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ม่ระบุรหัสอาชีพ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214/2 หมู่ที่ 1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ขาสามสิบ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ขาฉกรรจ์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ระแก้ว</text:p>
          </table:table-cell>
          <table:table-cell office:value-type="string" table:style-name="ce4">
            <text:p>','</text:p>
          </table:table-cell>
          <table:table-cell office:value-type="float" office:value="27000" table:style-name="ce1">
            <text:p>2700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890793987" table:style-name="ce1">
            <text:p>890793987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5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162" table:style-name="ce1">
            <text:p>162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0-ภาคกรุงเทพ</text:p>
          </table:table-cell>
          <table:table-cell office:value-type="string" table:style-name="ce4">
            <text:p>','</text:p>
          </table:table-cell>
          <table:table-cell office:value-type="float" office:value="200" table:style-name="ce1">
            <text:p>2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ธน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10487443</text:p>
          </table:table-cell>
          <table:table-cell office:value-type="string" table:style-name="ce4">
            <text:p>','</text:p>
          </table:table-cell>
          <table:table-cell office:value-type="float" office:value="755870" table:style-name="ce1">
            <text:p>75587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01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ใจกว้างเต็มแมกซ์ 1</text:p>
          </table:table-cell>
          <table:table-cell office:value-type="string" table:style-name="ce4">
            <text:p>','</text:p>
          </table:table-cell>
          <table:table-cell office:value-type="float" office:value="5510936" table:style-name="ce1">
            <text:p>5510936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กำจร กระหวัด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ผู้จัดการหน่วย</text:p>
          </table:table-cell>
          <table:table-cell office:value-type="string" table:style-name="ce4">
            <text:p>',</text:p>
          </table:table-cell>
          <table:table-cell office:value-type="float" office:value="236" table:style-name="ce1">
            <text:p>236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49" table:style-name="ce1">
            <text:p>49</text:p>
          </table:table-cell>
          <table:table-cell office:value-type="string" table:style-name="ce4">
            <text:p>','</text:p>
          </table:table-cell>
          <table:table-cell office:value-type="date" office:date-value="2018-07-17T00:00:00" table:style-name="ce2">
            <text:p>2018-07-17</text:p>
          </table:table-cell>
          <table:table-cell office:value-type="string" table:style-name="ce4">
            <text:p>','</text:p>
          </table:table-cell>
          <table:table-cell office:value-type="date" office:date-value="2022-07-17T00:00:00" table:style-name="ce2">
            <text:p>2022-07-17</text:p>
          </table:table-cell>
          <table:table-cell office:value-type="string" table:style-name="ce4">
            <text:p>',</text:p>
          </table:table-cell>
          <table:table-cell office:value-type="float" office:value="300000" table:style-name="ce1">
            <text:p>300000</text:p>
          </table:table-cell>
          <table:table-cell office:value-type="string" table:style-name="ce1">
            <text:p>,</text:p>
          </table:table-cell>
          <table:table-cell office:value-type="float" office:value="2364" table:style-name="ce1">
            <text:p>2364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น.ส.กระนั้น กะโตงกะเตง</text:p>
          </table:table-cell>
          <table:table-cell office:value-type="string" table:style-name="ce4">
            <text:p>','</text:p>
          </table:table-cell>
          <table:table-cell office:value-type="float" office:value="3140400213986" table:style-name="ce5">
            <text:p>3140400213986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ื่นๆ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ม่ระบุรหัสอาชีพ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37/47 ซอย พระยาสุเรนทร์ 39ถนน พระยาสุเรนทร์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ามวาตะวันตก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ลองสามว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กรุงเทพมหานคร</text:p>
          </table:table-cell>
          <table:table-cell office:value-type="string" table:style-name="ce4">
            <text:p>','</text:p>
          </table:table-cell>
          <table:table-cell office:value-type="float" office:value="10510" table:style-name="ce1">
            <text:p>1051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819843344" table:style-name="ce1">
            <text:p>819843344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10</text:p>
          </table:table-cell>
          <table:table-cell office:value-type="string" table:style-name="ce4">
            <text:p>','</text:p>
          </table:table-cell>
          <table:table-cell office:value-type="date" office:date-value="2018-07-24T15:17:02" table:style-name="ce6">
            <text:p>2018/07/24 15:1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24_1518_26779.csv</text:p>
          </table:table-cell>
          <table:table-cell office:value-type="string" table:style-name="ce4">
            <text:p>','</text:p>
          </table:table-cell>
          <table:table-cell office:value-type="date" office:date-value="2018-07-24T15:18:21" table:style-name="ce6">
            <text:p>2018/07/24 15:18</text:p>
          </table:table-cell>
          <table:table-cell office:value-type="string" table:style-name="ce4">
            <text:p>','</text:p>
          </table:table-cell>
          <table:table-cell office:value-type="float" office:value="6390872" table:style-name="ce1">
            <text:p>6390872</text:p>
          </table:table-cell>
          <table:table-cell office:value-type="string" table:style-name="ce4">
            <text:p>','</text:p>
          </table:table-cell>
          <table:table-cell office:value-type="date" office:date-value="2018-07-24T15:18:22" table:style-name="ce6">
            <text:p>2018/07/24 15:18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885" table:style-name="ce1">
            <text:p>88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06-ภาคกลาง 1</text:p>
          </table:table-cell>
          <table:table-cell office:value-type="string" table:style-name="ce4">
            <text:p>','</text:p>
          </table:table-cell>
          <table:table-cell office:value-type="float" office:value="702" table:style-name="ce1">
            <text:p>70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โคกสำโรง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ช.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J743473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0852814</text:p>
          </table:table-cell>
          <table:table-cell office:value-type="string" table:style-name="ce4">
            <text:p>','</text:p>
          </table:table-cell>
          <table:table-cell office:value-type="float" office:value="144" table:style-name="ce1">
            <text:p>14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ุ้มทวี (20/15)</text:p>
          </table:table-cell>
          <table:table-cell office:value-type="string" table:style-name="ce4">
            <text:p>','</text:p>
          </table:table-cell>
          <table:table-cell office:value-type="float" office:value="4200260" table:style-name="ce1">
            <text:p>420026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กะสัง คลินดาไมซิน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ผู้จัดการหน่วย</text:p>
          </table:table-cell>
          <table:table-cell office:value-type="string" table:style-name="ce4">
            <text:p>',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date" office:date-value="2018-10-09T00:00:00" table:style-name="ce2">
            <text:p>2018-10-09</text:p>
          </table:table-cell>
          <table:table-cell office:value-type="string" table:style-name="ce4">
            <text:p>','</text:p>
          </table:table-cell>
          <table:table-cell office:value-type="date" office:date-value="2019-01-07T00:00:00" table:style-name="ce2">
            <text:p>2019-01-07</text:p>
          </table:table-cell>
          <table:table-cell office:value-type="string" table:style-name="ce4">
            <text:p>',</text:p>
          </table:table-cell>
          <table:table-cell office:value-type="float" office:value="75560" table:style-name="ce1">
            <text:p>75560</text:p>
          </table:table-cell>
          <table:table-cell office:value-type="string" table:style-name="ce1">
            <text:p>,</text:p>
          </table:table-cell>
          <table:table-cell office:value-type="float" office:value="600" table:style-name="ce1">
            <text:p>600</text:p>
          </table:table-cell>
          <table:table-cell office:value-type="string" table:style-name="ce1">
            <text:p>,'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','</text:p>
          </table:table-cell>
          <table:table-cell office:value-type="float" office:value="1061" table:style-name="ce1">
            <text:p>106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.ส.สายบัว พิธีศพ</text:p>
          </table:table-cell>
          <table:table-cell office:value-type="string" table:style-name="ce4">
            <text:p>','</text:p>
          </table:table-cell>
          <table:table-cell table:style-name="ce5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14</text:p>
          </table:table-cell>
          <table:table-cell office:value-type="string" table:style-name="ce4">
            <text:p>','</text:p>
          </table:table-cell>
          <table:table-cell office:value-type="date" office:date-value="2018-10-11T13:38:48" table:style-name="ce6">
            <text:p>2018/10/11 13:38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1011_1339_41456.csv</text:p>
          </table:table-cell>
          <table:table-cell office:value-type="string" table:style-name="ce4">
            <text:p>','</text:p>
          </table:table-cell>
          <table:table-cell office:value-type="date" office:date-value="2018-10-11T13:40:54" table:style-name="ce6">
            <text:p>2018/10/11 13:40</text:p>
          </table:table-cell>
          <table:table-cell office:value-type="string" table:style-name="ce4">
            <text:p>','</text:p>
          </table:table-cell>
          <table:table-cell office:value-type="float" office:value="6296291" table:style-name="ce1">
            <text:p>6296291</text:p>
          </table:table-cell>
          <table:table-cell office:value-type="string" table:style-name="ce4">
            <text:p>','</text:p>
          </table:table-cell>
          <table:table-cell office:value-type="date" office:date-value="2018-10-11T13:40:54" table:style-name="ce6">
            <text:p>2018/10/11 13:4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80" table:style-name="ce1">
            <text:p>268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605" table:style-name="ce1">
            <text:p>160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ระแก้ว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10484209</text:p>
          </table:table-cell>
          <table:table-cell office:value-type="string" table:style-name="ce4">
            <text:p>','</text:p>
          </table:table-cell>
          <table:table-cell office:value-type="float" office:value="10033291" table:style-name="ce1">
            <text:p>1003329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01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ใจกว้างเต็มแมกซ์ 1</text:p>
          </table:table-cell>
          <table:table-cell office:value-type="string" table:style-name="ce4">
            <text:p>','</text:p>
          </table:table-cell>
          <table:table-cell office:value-type="float" office:value="3217650" table:style-name="ce1">
            <text:p>321765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.ส.นารี กระชับ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วหน้าหน่วย</text:p>
          </table:table-cell>
          <table:table-cell office:value-type="string" table:style-name="ce4">
            <text:p>',</text:p>
          </table:table-cell>
          <table:table-cell office:value-type="float" office:value="177" table:style-name="ce1">
            <text:p>17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17" table:style-name="ce1">
            <text:p>17</text:p>
          </table:table-cell>
          <table:table-cell office:value-type="string" table:style-name="ce4">
            <text:p>','</text:p>
          </table:table-cell>
          <table:table-cell office:value-type="date" office:date-value="2018-06-12T00:00:00" table:style-name="ce2">
            <text:p>2018-06-12</text:p>
          </table:table-cell>
          <table:table-cell office:value-type="string" table:style-name="ce4">
            <text:p>','</text:p>
          </table:table-cell>
          <table:table-cell office:value-type="date" office:date-value="2022-06-12T00:00:00" table:style-name="ce2">
            <text:p>2022-06-12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1777" table:style-name="ce1">
            <text:p>177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นายกระโจมไฟ กระแสน้ำ</text:p>
          </table:table-cell>
          <table:table-cell office:value-type="string" table:style-name="ce4">
            <text:p>','</text:p>
          </table:table-cell>
          <table:table-cell office:value-type="float" office:value="1421000208073" table:style-name="ce5">
            <text:p>1421000208073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ื่นๆ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ม่ระบุรหัสอาชีพ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58 หมู่ที่ 1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ขาสามสิบ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ขาฉกรรจ์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ระแก้ว</text:p>
          </table:table-cell>
          <table:table-cell office:value-type="string" table:style-name="ce4">
            <text:p>','</text:p>
          </table:table-cell>
          <table:table-cell office:value-type="float" office:value="27000" table:style-name="ce1">
            <text:p>2700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972275124" table:style-name="ce1">
            <text:p>972275124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5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81" table:style-name="ce1">
            <text:p>2681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605" table:style-name="ce1">
            <text:p>160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ระแก้ว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10484208</text:p>
          </table:table-cell>
          <table:table-cell office:value-type="string" table:style-name="ce4">
            <text:p>','</text:p>
          </table:table-cell>
          <table:table-cell office:value-type="float" office:value="10033014" table:style-name="ce1">
            <text:p>1003301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01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ใจกว้างเต็มแมกซ์ 1</text:p>
          </table:table-cell>
          <table:table-cell office:value-type="string" table:style-name="ce4">
            <text:p>','</text:p>
          </table:table-cell>
          <table:table-cell office:value-type="float" office:value="3904273" table:style-name="ce1">
            <text:p>3904273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แรงต้านทาน กระแสสลับ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วหน้าหน่วย</text:p>
          </table:table-cell>
          <table:table-cell office:value-type="string" table:style-name="ce4">
            <text:p>',</text:p>
          </table:table-cell>
          <table:table-cell office:value-type="float" office:value="177" table:style-name="ce1">
            <text:p>17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57" table:style-name="ce1">
            <text:p>57</text:p>
          </table:table-cell>
          <table:table-cell office:value-type="string" table:style-name="ce4">
            <text:p>','</text:p>
          </table:table-cell>
          <table:table-cell office:value-type="date" office:date-value="2018-06-05T00:00:00" table:style-name="ce2">
            <text:p>2018-06-05</text:p>
          </table:table-cell>
          <table:table-cell office:value-type="string" table:style-name="ce4">
            <text:p>','</text:p>
          </table:table-cell>
          <table:table-cell office:value-type="date" office:date-value="2022-06-05T00:00:00" table:style-name="ce2">
            <text:p>2022-06-05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1777" table:style-name="ce1">
            <text:p>177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นายวิทยา ไม้แข็ง</text:p>
          </table:table-cell>
          <table:table-cell office:value-type="string" table:style-name="ce4">
            <text:p>','</text:p>
          </table:table-cell>
          <table:table-cell office:value-type="float" office:value="3160100473249" table:style-name="ce5">
            <text:p>3160100473249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ื่นๆ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ม่ระบุรหัสอาชีพ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155 หมู่ที่ 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วัฒนานคร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วัฒนานคร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ระแก้ว</text:p>
          </table:table-cell>
          <table:table-cell office:value-type="string" table:style-name="ce4">
            <text:p>','</text:p>
          </table:table-cell>
          <table:table-cell office:value-type="float" office:value="27160" table:style-name="ce1">
            <text:p>2716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892267370" table:style-name="ce1">
            <text:p>89226737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5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82" table:style-name="ce1">
            <text:p>2682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605" table:style-name="ce1">
            <text:p>160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ระแก้ว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10484310</text:p>
          </table:table-cell>
          <table:table-cell office:value-type="string" table:style-name="ce4">
            <text:p>','</text:p>
          </table:table-cell>
          <table:table-cell office:value-type="float" office:value="29601" table:style-name="ce1">
            <text:p>2960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01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ใจกว้างเต็มแมกซ์ 1</text:p>
          </table:table-cell>
          <table:table-cell office:value-type="string" table:style-name="ce4">
            <text:p>','</text:p>
          </table:table-cell>
          <table:table-cell office:value-type="float" office:value="4701280" table:style-name="ce1">
            <text:p>470128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ดวงกมล กระเหม่น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ผู้จัดการหน่วย</text:p>
          </table:table-cell>
          <table:table-cell office:value-type="string" table:style-name="ce4">
            <text:p>',</text:p>
          </table:table-cell>
          <table:table-cell office:value-type="float" office:value="177" table:style-name="ce1">
            <text:p>17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date" office:date-value="2018-07-02T00:00:00" table:style-name="ce2">
            <text:p>2018-07-02</text:p>
          </table:table-cell>
          <table:table-cell office:value-type="string" table:style-name="ce4">
            <text:p>','</text:p>
          </table:table-cell>
          <table:table-cell office:value-type="date" office:date-value="2023-07-02T00:00:00" table:style-name="ce2">
            <text:p>2023-07-02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1777" table:style-name="ce1">
            <text:p>177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นายสมบัติ โสตศึกษา</text:p>
          </table:table-cell>
          <table:table-cell office:value-type="string" table:style-name="ce4">
            <text:p>','</text:p>
          </table:table-cell>
          <table:table-cell table:style-name="ce5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5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83" table:style-name="ce1">
            <text:p>2683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605" table:style-name="ce1">
            <text:p>160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ระแก้ว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ช.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J751296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พ0234488</text:p>
          </table:table-cell>
          <table:table-cell office:value-type="string" table:style-name="ce4">
            <text:p>','</text:p>
          </table:table-cell>
          <table:table-cell office:value-type="float" office:value="144" table:style-name="ce1">
            <text:p>14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ุ้มทวี (20/15)</text:p>
          </table:table-cell>
          <table:table-cell office:value-type="string" table:style-name="ce4">
            <text:p>','</text:p>
          </table:table-cell>
          <table:table-cell office:value-type="float" office:value="5711865" table:style-name="ce1">
            <text:p>571186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โปรทีน บุ่งคล้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ผู้จัดการหน่วย</text:p>
          </table:table-cell>
          <table:table-cell office:value-type="string" table:style-name="ce4">
            <text:p>',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office:value-type="float" office:value="26" table:style-name="ce1">
            <text:p>26</text:p>
          </table:table-cell>
          <table:table-cell office:value-type="string" table:style-name="ce4">
            <text:p>','</text:p>
          </table:table-cell>
          <table:table-cell office:value-type="date" office:date-value="2018-06-30T00:00:00" table:style-name="ce2">
            <text:p>2018-06-30</text:p>
          </table:table-cell>
          <table:table-cell office:value-type="string" table:style-name="ce4">
            <text:p>','</text:p>
          </table:table-cell>
          <table:table-cell office:value-type="date" office:date-value="2018-09-27T00:00:00" table:style-name="ce2">
            <text:p>2018-09-27</text:p>
          </table:table-cell>
          <table:table-cell office:value-type="string" table:style-name="ce4">
            <text:p>',</text:p>
          </table:table-cell>
          <table:table-cell office:value-type="float" office:value="79810" table:style-name="ce1">
            <text:p>79810</text:p>
          </table:table-cell>
          <table:table-cell office:value-type="string" table:style-name="ce1">
            <text:p>,</text:p>
          </table:table-cell>
          <table:table-cell office:value-type="float" office:value="600" table:style-name="ce1">
            <text:p>600</text:p>
          </table:table-cell>
          <table:table-cell office:value-type="string" table:style-name="ce1">
            <text:p>,'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','</text:p>
          </table:table-cell>
          <table:table-cell office:value-type="float" office:value="661" table:style-name="ce1">
            <text:p>66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.ส.กฎระเบียบ ไนเม็กซ์</text:p>
          </table:table-cell>
          <table:table-cell office:value-type="string" table:style-name="ce4">
            <text:p>','</text:p>
          </table:table-cell>
          <table:table-cell office:value-type="float" office:value="1250500145209" table:style-name="ce5">
            <text:p>1250500145209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ข้อมูลไม่ชัดเจน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พนักงานประจำสำนักงาน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431/1 หมู่ที่ 6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ขาฉกรรจ์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ขาฉกรรจ์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ระแก้ว</text:p>
          </table:table-cell>
          <table:table-cell office:value-type="string" table:style-name="ce4">
            <text:p>','</text:p>
          </table:table-cell>
          <table:table-cell office:value-type="float" office:value="27000" table:style-name="ce1">
            <text:p>2700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860885410" table:style-name="ce1">
            <text:p>86088541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5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84" table:style-name="ce1">
            <text:p>2684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605" table:style-name="ce1">
            <text:p>160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ระแก้ว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ช.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J751295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จ0210893</text:p>
          </table:table-cell>
          <table:table-cell office:value-type="string" table:style-name="ce4">
            <text:p>','</text:p>
          </table:table-cell>
          <table:table-cell office:value-type="float" office:value="144" table:style-name="ce1">
            <text:p>14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ุ้มทวี (20/15)</text:p>
          </table:table-cell>
          <table:table-cell office:value-type="string" table:style-name="ce4">
            <text:p>','</text:p>
          </table:table-cell>
          <table:table-cell office:value-type="float" office:value="3217650" table:style-name="ce1">
            <text:p>321765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.ส.นารี กระชับ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วหน้าหน่วย</text:p>
          </table:table-cell>
          <table:table-cell office:value-type="string" table:style-name="ce4">
            <text:p>',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office:value-type="float" office:value="41" table:style-name="ce1">
            <text:p>41</text:p>
          </table:table-cell>
          <table:table-cell office:value-type="string" table:style-name="ce4">
            <text:p>','</text:p>
          </table:table-cell>
          <table:table-cell office:value-type="date" office:date-value="2018-06-25T00:00:00" table:style-name="ce2">
            <text:p>2018-06-25</text:p>
          </table:table-cell>
          <table:table-cell office:value-type="string" table:style-name="ce4">
            <text:p>','</text:p>
          </table:table-cell>
          <table:table-cell office:value-type="date" office:date-value="2018-09-22T00:00:00" table:style-name="ce2">
            <text:p>2018-09-22</text:p>
          </table:table-cell>
          <table:table-cell office:value-type="string" table:style-name="ce4">
            <text:p>',</text:p>
          </table:table-cell>
          <table:table-cell office:value-type="float" office:value="124980" table:style-name="ce1">
            <text:p>124980</text:p>
          </table:table-cell>
          <table:table-cell office:value-type="string" table:style-name="ce1">
            <text:p>,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,'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','</text:p>
          </table:table-cell>
          <table:table-cell office:value-type="float" office:value="661" table:style-name="ce1">
            <text:p>66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การฉวยโอกาส สำราญ</text:p>
          </table:table-cell>
          <table:table-cell office:value-type="string" table:style-name="ce4">
            <text:p>','</text:p>
          </table:table-cell>
          <table:table-cell office:value-type="float" office:value="3440900977737" table:style-name="ce5">
            <text:p>3440900977737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กษตรกรรม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ลี้ยงสัตว์ : ไม่ระบุอย่างอื่นอีก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160 หมู่ที่ 12 หมู่บ้านสุขสำราญ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ขาสามสิบ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ขาฉกรรจ์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ระแก้ว</text:p>
          </table:table-cell>
          <table:table-cell office:value-type="string" table:style-name="ce4">
            <text:p>','</text:p>
          </table:table-cell>
          <table:table-cell office:value-type="float" office:value="27000" table:style-name="ce1">
            <text:p>2700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844729443" table:style-name="ce1">
            <text:p>844729443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5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85" table:style-name="ce1">
            <text:p>268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605" table:style-name="ce1">
            <text:p>160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ระแก้ว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10421510</text:p>
          </table:table-cell>
          <table:table-cell office:value-type="string" table:style-name="ce4">
            <text:p>','</text:p>
          </table:table-cell>
          <table:table-cell office:value-type="float" office:value="369550" table:style-name="ce1">
            <text:p>36955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01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ใจกว้างเต็มแมกซ์ 1</text:p>
          </table:table-cell>
          <table:table-cell office:value-type="string" table:style-name="ce4">
            <text:p>','</text:p>
          </table:table-cell>
          <table:table-cell office:value-type="float" office:value="3217650" table:style-name="ce1">
            <text:p>321765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.ส.นารี กระชับ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วหน้าหน่วย</text:p>
          </table:table-cell>
          <table:table-cell office:value-type="string" table:style-name="ce4">
            <text:p>',</text:p>
          </table:table-cell>
          <table:table-cell office:value-type="float" office:value="177" table:style-name="ce1">
            <text:p>17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43" table:style-name="ce1">
            <text:p>43</text:p>
          </table:table-cell>
          <table:table-cell office:value-type="string" table:style-name="ce4">
            <text:p>','</text:p>
          </table:table-cell>
          <table:table-cell office:value-type="date" office:date-value="2018-06-01T00:00:00" table:style-name="ce2">
            <text:p>2018-06-01</text:p>
          </table:table-cell>
          <table:table-cell office:value-type="string" table:style-name="ce4">
            <text:p>','</text:p>
          </table:table-cell>
          <table:table-cell office:value-type="date" office:date-value="2021-06-01T00:00:00" table:style-name="ce2">
            <text:p>2021-06-01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1777" table:style-name="ce1">
            <text:p>177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นายกลัดกลุ้ม ลิกนิน</text:p>
          </table:table-cell>
          <table:table-cell office:value-type="string" table:style-name="ce4">
            <text:p>','</text:p>
          </table:table-cell>
          <table:table-cell office:value-type="float" office:value="3251200089441" table:style-name="ce5">
            <text:p>3251200089441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ื่นๆ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ม่ระบุรหัสอาชีพ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964/1 หมู่ที่ 1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วัฒนานคร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วัฒนานคร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ระแก้ว</text:p>
          </table:table-cell>
          <table:table-cell office:value-type="string" table:style-name="ce4">
            <text:p>','</text:p>
          </table:table-cell>
          <table:table-cell office:value-type="float" office:value="27160" table:style-name="ce1">
            <text:p>2716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997597779" table:style-name="ce1">
            <text:p>997597779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5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86" table:style-name="ce1">
            <text:p>2686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605" table:style-name="ce1">
            <text:p>160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ระแก้ว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ช.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J7512966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0176176</text:p>
          </table:table-cell>
          <table:table-cell office:value-type="string" table:style-name="ce4">
            <text:p>','</text:p>
          </table:table-cell>
          <table:table-cell office:value-type="float" office:value="144" table:style-name="ce1">
            <text:p>14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ุ้มทวี (20/15)</text:p>
          </table:table-cell>
          <table:table-cell office:value-type="string" table:style-name="ce4">
            <text:p>','</text:p>
          </table:table-cell>
          <table:table-cell office:value-type="float" office:value="4800905" table:style-name="ce1">
            <text:p>480090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.ส.ตรัง กฐินทาน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ผู้จัดการหน่วย</text:p>
          </table:table-cell>
          <table:table-cell office:value-type="string" table:style-name="ce4">
            <text:p>',</text:p>
          </table:table-cell>
          <table:table-cell office:value-type="float" office:value="7770" table:style-name="ce1">
            <text:p>777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office:value-type="float" office:value="39" table:style-name="ce1">
            <text:p>39</text:p>
          </table:table-cell>
          <table:table-cell office:value-type="string" table:style-name="ce4">
            <text:p>','</text:p>
          </table:table-cell>
          <table:table-cell office:value-type="date" office:date-value="2018-06-29T00:00:00" table:style-name="ce2">
            <text:p>2018-06-29</text:p>
          </table:table-cell>
          <table:table-cell office:value-type="string" table:style-name="ce4">
            <text:p>','</text:p>
          </table:table-cell>
          <table:table-cell office:value-type="date" office:date-value="2019-08-27T00:00:00" table:style-name="ce2">
            <text:p>2019-08-27</text:p>
          </table:table-cell>
          <table:table-cell office:value-type="string" table:style-name="ce4">
            <text:p>',</text:p>
          </table:table-cell>
          <table:table-cell office:value-type="float" office:value="255250" table:style-name="ce1">
            <text:p>255250</text:p>
          </table:table-cell>
          <table:table-cell office:value-type="string" table:style-name="ce1">
            <text:p>,</text:p>
          </table:table-cell>
          <table:table-cell office:value-type="float" office:value="24000" table:style-name="ce1">
            <text:p>24000</text:p>
          </table:table-cell>
          <table:table-cell office:value-type="string" table:style-name="ce1">
            <text:p>,'</text:p>
          </table:table-cell>
          <table:table-cell office:value-type="float" office:value="12" table:style-name="ce1">
            <text:p>12</text:p>
          </table:table-cell>
          <table:table-cell office:value-type="string" table:style-name="ce4">
            <text:p>','</text:p>
          </table:table-cell>
          <table:table-cell office:value-type="float" office:value="562" table:style-name="ce1">
            <text:p>56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.ส.ยุคเข็ญ สโมสร</text:p>
          </table:table-cell>
          <table:table-cell office:value-type="string" table:style-name="ce4">
            <text:p>','</text:p>
          </table:table-cell>
          <table:table-cell office:value-type="float" office:value="3220400325881" table:style-name="ce5">
            <text:p>3220400325881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รับราชการ/นักเรียนนักศึกษา/บุคคลากรทางการแพทย์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ข้าราชการครู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250/1 หมู่ที่ 1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วังทอง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วังสมบูรณ์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ระแก้ว</text:p>
          </table:table-cell>
          <table:table-cell office:value-type="string" table:style-name="ce4">
            <text:p>','</text:p>
          </table:table-cell>
          <table:table-cell office:value-type="float" office:value="27250" table:style-name="ce1">
            <text:p>2725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847071512" table:style-name="ce1">
            <text:p>847071512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5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87" table:style-name="ce1">
            <text:p>2687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605" table:style-name="ce1">
            <text:p>160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ระแก้ว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ช.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J7512953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0851244</text:p>
          </table:table-cell>
          <table:table-cell office:value-type="string" table:style-name="ce4">
            <text:p>','</text:p>
          </table:table-cell>
          <table:table-cell office:value-type="float" office:value="144" table:style-name="ce1">
            <text:p>14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ุ้มทวี (20/15)</text:p>
          </table:table-cell>
          <table:table-cell office:value-type="string" table:style-name="ce4">
            <text:p>','</text:p>
          </table:table-cell>
          <table:table-cell office:value-type="float" office:value="5711865" table:style-name="ce1">
            <text:p>571186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โปรทีน บุ่งคล้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ผู้จัดการหน่วย</text:p>
          </table:table-cell>
          <table:table-cell office:value-type="string" table:style-name="ce4">
            <text:p>',</text:p>
          </table:table-cell>
          <table:table-cell office:value-type="float" office:value="1665" table:style-name="ce1">
            <text:p>166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office:value-type="float" office:value="35" table:style-name="ce1">
            <text:p>35</text:p>
          </table:table-cell>
          <table:table-cell office:value-type="string" table:style-name="ce4">
            <text:p>','</text:p>
          </table:table-cell>
          <table:table-cell office:value-type="date" office:date-value="2018-06-14T00:00:00" table:style-name="ce2">
            <text:p>2018-06-14</text:p>
          </table:table-cell>
          <table:table-cell office:value-type="string" table:style-name="ce4">
            <text:p>','</text:p>
          </table:table-cell>
          <table:table-cell office:value-type="date" office:date-value="2019-08-12T00:00:00" table:style-name="ce2">
            <text:p>2019-08-12</text:p>
          </table:table-cell>
          <table:table-cell office:value-type="string" table:style-name="ce4">
            <text:p>',</text:p>
          </table:table-cell>
          <table:table-cell office:value-type="float" office:value="70110" table:style-name="ce1">
            <text:p>70110</text:p>
          </table:table-cell>
          <table:table-cell office:value-type="string" table:style-name="ce1">
            <text:p>,</text:p>
          </table:table-cell>
          <table:table-cell office:value-type="float" office:value="7200" table:style-name="ce1">
            <text:p>7200</text:p>
          </table:table-cell>
          <table:table-cell office:value-type="string" table:style-name="ce1">
            <text:p>,'</text:p>
          </table:table-cell>
          <table:table-cell office:value-type="float" office:value="12" table:style-name="ce1">
            <text:p>12</text:p>
          </table:table-cell>
          <table:table-cell office:value-type="string" table:style-name="ce4">
            <text:p>','</text:p>
          </table:table-cell>
          <table:table-cell office:value-type="float" office:value="562" table:style-name="ce1">
            <text:p>56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ขี้แย ผู้ดีมีสกุล</text:p>
          </table:table-cell>
          <table:table-cell office:value-type="string" table:style-name="ce4">
            <text:p>','</text:p>
          </table:table-cell>
          <table:table-cell office:value-type="float" office:value="3251000101773" table:style-name="ce5">
            <text:p>3251000101773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ธุรกิจส่วนตัว/ค้าขาย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้าขายเครื่องบริโภค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38 หมู่ที่ 3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ลองทับจันทร์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รัญประเทศ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ระแก้ว</text:p>
          </table:table-cell>
          <table:table-cell office:value-type="string" table:style-name="ce4">
            <text:p>','</text:p>
          </table:table-cell>
          <table:table-cell office:value-type="float" office:value="27120" table:style-name="ce1">
            <text:p>2712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992261945" table:style-name="ce1">
            <text:p>992261945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5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88" table:style-name="ce1">
            <text:p>2688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605" table:style-name="ce1">
            <text:p>160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ระแก้ว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ช.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J751295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0255937</text:p>
          </table:table-cell>
          <table:table-cell office:value-type="string" table:style-name="ce4">
            <text:p>','</text:p>
          </table:table-cell>
          <table:table-cell office:value-type="float" office:value="144" table:style-name="ce1">
            <text:p>14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ุ้มทวี (20/15)</text:p>
          </table:table-cell>
          <table:table-cell office:value-type="string" table:style-name="ce4">
            <text:p>','</text:p>
          </table:table-cell>
          <table:table-cell office:value-type="float" office:value="3902878" table:style-name="ce1">
            <text:p>3902878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ประนอม โรงงานทอผ้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ผู้จัดการหน่วย</text:p>
          </table:table-cell>
          <table:table-cell office:value-type="string" table:style-name="ce4">
            <text:p>',</text:p>
          </table:table-cell>
          <table:table-cell office:value-type="float" office:value="3330" table:style-name="ce1">
            <text:p>333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office:value-type="float" office:value="14" table:style-name="ce1">
            <text:p>14</text:p>
          </table:table-cell>
          <table:table-cell office:value-type="string" table:style-name="ce4">
            <text:p>','</text:p>
          </table:table-cell>
          <table:table-cell office:value-type="date" office:date-value="2018-06-21T00:00:00" table:style-name="ce2">
            <text:p>2018-06-21</text:p>
          </table:table-cell>
          <table:table-cell office:value-type="string" table:style-name="ce4">
            <text:p>','</text:p>
          </table:table-cell>
          <table:table-cell office:value-type="date" office:date-value="2019-08-19T00:00:00" table:style-name="ce2">
            <text:p>2019-08-19</text:p>
          </table:table-cell>
          <table:table-cell office:value-type="string" table:style-name="ce4">
            <text:p>',</text:p>
          </table:table-cell>
          <table:table-cell office:value-type="float" office:value="128660" table:style-name="ce1">
            <text:p>128660</text:p>
          </table:table-cell>
          <table:table-cell office:value-type="string" table:style-name="ce1">
            <text:p>,</text:p>
          </table:table-cell>
          <table:table-cell office:value-type="float" office:value="12000" table:style-name="ce1">
            <text:p>12000</text:p>
          </table:table-cell>
          <table:table-cell office:value-type="string" table:style-name="ce1">
            <text:p>,'</text:p>
          </table:table-cell>
          <table:table-cell office:value-type="float" office:value="12" table:style-name="ce1">
            <text:p>12</text:p>
          </table:table-cell>
          <table:table-cell office:value-type="string" table:style-name="ce4">
            <text:p>','</text:p>
          </table:table-cell>
          <table:table-cell office:value-type="float" office:value="562" table:style-name="ce1">
            <text:p>56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ด.ช.กระชอมดอก กฏหมาย</text:p>
          </table:table-cell>
          <table:table-cell office:value-type="string" table:style-name="ce4">
            <text:p>','</text:p>
          </table:table-cell>
          <table:table-cell office:value-type="float" office:value="1279800190844" table:style-name="ce5">
            <text:p>1279800190844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รับราชการ/นักเรียนนักศึกษา/บุคคลากรทางการแพทย์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ักเรียน,นักศึกษ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33/1 หมู่ที่ 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่าไร่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รัญประเทศ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ระแก้ว</text:p>
          </table:table-cell>
          <table:table-cell office:value-type="string" table:style-name="ce4">
            <text:p>','</text:p>
          </table:table-cell>
          <table:table-cell office:value-type="float" office:value="27120" table:style-name="ce1">
            <text:p>2712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625942925" table:style-name="ce1">
            <text:p>625942925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5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89" table:style-name="ce1">
            <text:p>2689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605" table:style-name="ce1">
            <text:p>160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ระแก้ว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ช.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J751295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ต0032828</text:p>
          </table:table-cell>
          <table:table-cell office:value-type="string" table:style-name="ce4">
            <text:p>','</text:p>
          </table:table-cell>
          <table:table-cell office:value-type="float" office:value="144" table:style-name="ce1">
            <text:p>14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ุ้มทวี (20/15)</text:p>
          </table:table-cell>
          <table:table-cell office:value-type="string" table:style-name="ce4">
            <text:p>','</text:p>
          </table:table-cell>
          <table:table-cell office:value-type="float" office:value="5711865" table:style-name="ce1">
            <text:p>571186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โปรทีน บุ่งคล้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ผู้จัดการหน่วย</text:p>
          </table:table-cell>
          <table:table-cell office:value-type="string" table:style-name="ce4">
            <text:p>',</text:p>
          </table:table-cell>
          <table:table-cell office:value-type="float" office:value="868" table:style-name="ce1">
            <text:p>868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office:value-type="float" office:value="48" table:style-name="ce1">
            <text:p>48</text:p>
          </table:table-cell>
          <table:table-cell office:value-type="string" table:style-name="ce4">
            <text:p>','</text:p>
          </table:table-cell>
          <table:table-cell office:value-type="date" office:date-value="2018-06-14T00:00:00" table:style-name="ce2">
            <text:p>2018-06-14</text:p>
          </table:table-cell>
          <table:table-cell office:value-type="string" table:style-name="ce4">
            <text:p>','</text:p>
          </table:table-cell>
          <table:table-cell office:value-type="date" office:date-value="2019-02-11T00:00:00" table:style-name="ce2">
            <text:p>2019-02-11</text:p>
          </table:table-cell>
          <table:table-cell office:value-type="string" table:style-name="ce4">
            <text:p>',</text:p>
          </table:table-cell>
          <table:table-cell office:value-type="float" office:value="69980" table:style-name="ce1">
            <text:p>69980</text:p>
          </table:table-cell>
          <table:table-cell office:value-type="string" table:style-name="ce1">
            <text:p>,</text:p>
          </table:table-cell>
          <table:table-cell office:value-type="float" office:value="3600" table:style-name="ce1">
            <text:p>3600</text:p>
          </table:table-cell>
          <table:table-cell office:value-type="string" table:style-name="ce1">
            <text:p>,'</text:p>
          </table:table-cell>
          <table:table-cell office:value-type="float" office:value="6" table:style-name="ce1">
            <text:p>6</text:p>
          </table:table-cell>
          <table:table-cell office:value-type="string" table:style-name="ce4">
            <text:p>','</text:p>
          </table:table-cell>
          <table:table-cell office:value-type="float" office:value="1161" table:style-name="ce1">
            <text:p>116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กรวด กระสวย</text:p>
          </table:table-cell>
          <table:table-cell office:value-type="string" table:style-name="ce4">
            <text:p>','</text:p>
          </table:table-cell>
          <table:table-cell office:value-type="float" office:value="3250200665645" table:style-name="ce5">
            <text:p>3250200665645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ข้อมูลไม่ชัดเจน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พนักงานประจำสำนักงาน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229 หมู่ที่ 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ย่าน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กบินทร์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าจีนบุรี</text:p>
          </table:table-cell>
          <table:table-cell office:value-type="string" table:style-name="ce4">
            <text:p>','</text:p>
          </table:table-cell>
          <table:table-cell office:value-type="float" office:value="25110" table:style-name="ce1">
            <text:p>2511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623344240" table:style-name="ce1">
            <text:p>62334424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5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90" table:style-name="ce1">
            <text:p>269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605" table:style-name="ce1">
            <text:p>160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ระแก้ว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ช.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J7512968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พ0234489</text:p>
          </table:table-cell>
          <table:table-cell office:value-type="string" table:style-name="ce4">
            <text:p>','</text:p>
          </table:table-cell>
          <table:table-cell office:value-type="float" office:value="144" table:style-name="ce1">
            <text:p>14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ุ้มทวี (20/15)</text:p>
          </table:table-cell>
          <table:table-cell office:value-type="string" table:style-name="ce4">
            <text:p>','</text:p>
          </table:table-cell>
          <table:table-cell office:value-type="float" office:value="5711865" table:style-name="ce1">
            <text:p>571186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โปรทีน บุ่งคล้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ผู้จัดการหน่วย</text:p>
          </table:table-cell>
          <table:table-cell office:value-type="string" table:style-name="ce4">
            <text:p>',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office:value-type="float" office:value="24" table:style-name="ce1">
            <text:p>24</text:p>
          </table:table-cell>
          <table:table-cell office:value-type="string" table:style-name="ce4">
            <text:p>','</text:p>
          </table:table-cell>
          <table:table-cell office:value-type="date" office:date-value="2018-06-30T00:00:00" table:style-name="ce2">
            <text:p>2018-06-30</text:p>
          </table:table-cell>
          <table:table-cell office:value-type="string" table:style-name="ce4">
            <text:p>','</text:p>
          </table:table-cell>
          <table:table-cell office:value-type="date" office:date-value="2018-09-27T00:00:00" table:style-name="ce2">
            <text:p>2018-09-27</text:p>
          </table:table-cell>
          <table:table-cell office:value-type="string" table:style-name="ce4">
            <text:p>',</text:p>
          </table:table-cell>
          <table:table-cell office:value-type="float" office:value="79920" table:style-name="ce1">
            <text:p>79920</text:p>
          </table:table-cell>
          <table:table-cell office:value-type="string" table:style-name="ce1">
            <text:p>,</text:p>
          </table:table-cell>
          <table:table-cell office:value-type="float" office:value="600" table:style-name="ce1">
            <text:p>600</text:p>
          </table:table-cell>
          <table:table-cell office:value-type="string" table:style-name="ce1">
            <text:p>,'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','</text:p>
          </table:table-cell>
          <table:table-cell office:value-type="float" office:value="661" table:style-name="ce1">
            <text:p>66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.ส.ศีลแปด กรีฑาสถาน</text:p>
          </table:table-cell>
          <table:table-cell office:value-type="string" table:style-name="ce4">
            <text:p>','</text:p>
          </table:table-cell>
          <table:table-cell office:value-type="float" office:value="1229900582817" table:style-name="ce5">
            <text:p>1229900582817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ข้อมูลไม่ชัดเจน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พนักงานประจำสำนักงาน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73 หมู่ที่ 2 หมู่บ้านหนองแวง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รเดี่ยว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ลองหาด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ระแก้ว</text:p>
          </table:table-cell>
          <table:table-cell office:value-type="string" table:style-name="ce4">
            <text:p>','</text:p>
          </table:table-cell>
          <table:table-cell office:value-type="float" office:value="27260" table:style-name="ce1">
            <text:p>2726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989924486" table:style-name="ce1">
            <text:p>989924486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5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91" table:style-name="ce1">
            <text:p>2691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605" table:style-name="ce1">
            <text:p>160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ระแก้ว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ช.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J751296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ท0151048</text:p>
          </table:table-cell>
          <table:table-cell office:value-type="string" table:style-name="ce4">
            <text:p>','</text:p>
          </table:table-cell>
          <table:table-cell office:value-type="float" office:value="144" table:style-name="ce1">
            <text:p>14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ุ้มทวี (20/15)</text:p>
          </table:table-cell>
          <table:table-cell office:value-type="string" table:style-name="ce4">
            <text:p>','</text:p>
          </table:table-cell>
          <table:table-cell office:value-type="float" office:value="3902682" table:style-name="ce1">
            <text:p>390268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.ส.นิศาชล พรหมชาติ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วหน้าหน่วย</text:p>
          </table:table-cell>
          <table:table-cell office:value-type="string" table:style-name="ce4">
            <text:p>',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office:value-type="float" office:value="23" table:style-name="ce1">
            <text:p>23</text:p>
          </table:table-cell>
          <table:table-cell office:value-type="string" table:style-name="ce4">
            <text:p>','</text:p>
          </table:table-cell>
          <table:table-cell office:value-type="date" office:date-value="2018-06-27T00:00:00" table:style-name="ce2">
            <text:p>2018-06-27</text:p>
          </table:table-cell>
          <table:table-cell office:value-type="string" table:style-name="ce4">
            <text:p>','</text:p>
          </table:table-cell>
          <table:table-cell office:value-type="date" office:date-value="2018-09-24T00:00:00" table:style-name="ce2">
            <text:p>2018-09-24</text:p>
          </table:table-cell>
          <table:table-cell office:value-type="string" table:style-name="ce4">
            <text:p>',</text:p>
          </table:table-cell>
          <table:table-cell office:value-type="float" office:value="79920" table:style-name="ce1">
            <text:p>79920</text:p>
          </table:table-cell>
          <table:table-cell office:value-type="string" table:style-name="ce1">
            <text:p>,</text:p>
          </table:table-cell>
          <table:table-cell office:value-type="float" office:value="600" table:style-name="ce1">
            <text:p>600</text:p>
          </table:table-cell>
          <table:table-cell office:value-type="string" table:style-name="ce1">
            <text:p>,'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','</text:p>
          </table:table-cell>
          <table:table-cell office:value-type="float" office:value="661" table:style-name="ce1">
            <text:p>66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.ส.ตัวปัญหา กระจับ</text:p>
          </table:table-cell>
          <table:table-cell office:value-type="string" table:style-name="ce4">
            <text:p>','</text:p>
          </table:table-cell>
          <table:table-cell office:value-type="float" office:value="1279800009864" table:style-name="ce5">
            <text:p>1279800009864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ธุรกิจส่วนตัว/ค้าขาย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้าขายเครื่องอุปโภค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1 หมู่ที่ 3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นองสังข์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รัญประเทศ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ระแก้ว</text:p>
          </table:table-cell>
          <table:table-cell office:value-type="string" table:style-name="ce4">
            <text:p>','</text:p>
          </table:table-cell>
          <table:table-cell office:value-type="float" office:value="27120" table:style-name="ce1">
            <text:p>2712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999183041" table:style-name="ce1">
            <text:p>999183041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5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93" table:style-name="ce1">
            <text:p>2693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605" table:style-name="ce1">
            <text:p>160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ระแก้ว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10484306</text:p>
          </table:table-cell>
          <table:table-cell office:value-type="string" table:style-name="ce4">
            <text:p>','</text:p>
          </table:table-cell>
          <table:table-cell office:value-type="float" office:value="10049088" table:style-name="ce1">
            <text:p>10049088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01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ใจกว้างเต็มแมกซ์ 1</text:p>
          </table:table-cell>
          <table:table-cell office:value-type="string" table:style-name="ce4">
            <text:p>','</text:p>
          </table:table-cell>
          <table:table-cell office:value-type="float" office:value="5711865" table:style-name="ce1">
            <text:p>571186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โปรทีน บุ่งคล้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ผู้จัดการหน่วย</text:p>
          </table:table-cell>
          <table:table-cell office:value-type="string" table:style-name="ce4">
            <text:p>',</text:p>
          </table:table-cell>
          <table:table-cell office:value-type="float" office:value="195" table:style-name="ce1">
            <text:p>195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61" table:style-name="ce1">
            <text:p>61</text:p>
          </table:table-cell>
          <table:table-cell office:value-type="string" table:style-name="ce4">
            <text:p>','</text:p>
          </table:table-cell>
          <table:table-cell office:value-type="date" office:date-value="2018-06-13T00:00:00" table:style-name="ce2">
            <text:p>2018-06-13</text:p>
          </table:table-cell>
          <table:table-cell office:value-type="string" table:style-name="ce4">
            <text:p>','</text:p>
          </table:table-cell>
          <table:table-cell office:value-type="date" office:date-value="2023-06-13T00:00:00" table:style-name="ce2">
            <text:p>2023-06-13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1957" table:style-name="ce1">
            <text:p>195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นายสุเทพ กังหันไฟฟ้า</text:p>
          </table:table-cell>
          <table:table-cell office:value-type="string" table:style-name="ce4">
            <text:p>','</text:p>
          </table:table-cell>
          <table:table-cell office:value-type="float" office:value="3251000343220" table:style-name="ce5">
            <text:p>3251000343220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ื่นๆ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ม่ระบุรหัสอาชีพ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29 หมู่ที่ 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บ้านด่าน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รัญประเทศ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ระแก้ว</text:p>
          </table:table-cell>
          <table:table-cell office:value-type="string" table:style-name="ce4">
            <text:p>','</text:p>
          </table:table-cell>
          <table:table-cell office:value-type="float" office:value="27120" table:style-name="ce1">
            <text:p>2712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808326456" table:style-name="ce1">
            <text:p>808326456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5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94" table:style-name="ce1">
            <text:p>2694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605" table:style-name="ce1">
            <text:p>160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ระแก้ว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ามัญ</text:p>
          </table:table-cell>
          <table:table-cell office:value-type="string" table:style-name="ce4">
            <text:p>','</text:p>
          </table:table-cell>
          <table:table-cell office:value-type="float" office:value="1428670" table:style-name="ce1">
            <text:p>142867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539" table:style-name="ce1">
            <text:p>53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พื่อนคู่ชีวิต B450 (20/15)</text:p>
          </table:table-cell>
          <table:table-cell office:value-type="string" table:style-name="ce4">
            <text:p>','</text:p>
          </table:table-cell>
          <table:table-cell office:value-type="float" office:value="3902878" table:style-name="ce1">
            <text:p>3902878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ประนอม โรงงานทอผ้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ผู้จัดการหน่วย</text:p>
          </table:table-cell>
          <table:table-cell office:value-type="string" table:style-name="ce4">
            <text:p>',</text:p>
          </table:table-cell>
          <table:table-cell office:value-type="float" office:value="4153" table:style-name="ce1">
            <text:p>4153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date" office:date-value="2018-07-02T00:00:00" table:style-name="ce2">
            <text:p>2018-07-02</text:p>
          </table:table-cell>
          <table:table-cell office:value-type="string" table:style-name="ce4">
            <text:p>','</text:p>
          </table:table-cell>
          <table:table-cell office:value-type="date" office:date-value="2019-08-01T00:00:00" table:style-name="ce2">
            <text:p>2019-08-01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13846" table:style-name="ce1">
            <text:p>13846</text:p>
          </table:table-cell>
          <table:table-cell office:value-type="string" table:style-name="ce1">
            <text:p>,'</text:p>
          </table:table-cell>
          <table:table-cell office:value-type="float" office:value="12" table:style-name="ce1">
            <text:p>1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01-07-256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ทวี กรมศุลฯ</text:p>
          </table:table-cell>
          <table:table-cell office:value-type="string" table:style-name="ce4">
            <text:p>','</text:p>
          </table:table-cell>
          <table:table-cell table:style-name="ce5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5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95" table:style-name="ce1">
            <text:p>269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605" table:style-name="ce1">
            <text:p>160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ระแก้ว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10421413</text:p>
          </table:table-cell>
          <table:table-cell office:value-type="string" table:style-name="ce4">
            <text:p>','</text:p>
          </table:table-cell>
          <table:table-cell office:value-type="float" office:value="92962" table:style-name="ce1">
            <text:p>9296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01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ใจกว้างเต็มแมกซ์ 1</text:p>
          </table:table-cell>
          <table:table-cell office:value-type="string" table:style-name="ce4">
            <text:p>','</text:p>
          </table:table-cell>
          <table:table-cell office:value-type="float" office:value="3403599" table:style-name="ce1">
            <text:p>340359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ชำระเอง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ชำระเอง</text:p>
          </table:table-cell>
          <table:table-cell office:value-type="string" table:style-name="ce4">
            <text:p>',</text:p>
          </table:table-cell>
          <table:table-cell office:value-type="float" office:value="177" table:style-name="ce1">
            <text:p>17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55" table:style-name="ce1">
            <text:p>55</text:p>
          </table:table-cell>
          <table:table-cell office:value-type="string" table:style-name="ce4">
            <text:p>','</text:p>
          </table:table-cell>
          <table:table-cell office:value-type="date" office:date-value="2018-06-24T00:00:00" table:style-name="ce2">
            <text:p>2018-06-24</text:p>
          </table:table-cell>
          <table:table-cell office:value-type="string" table:style-name="ce4">
            <text:p>','</text:p>
          </table:table-cell>
          <table:table-cell office:value-type="date" office:date-value="2020-06-24T00:00:00" table:style-name="ce2">
            <text:p>2020-06-24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1777" table:style-name="ce1">
            <text:p>177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พระอุดม กระดูกงู</text:p>
          </table:table-cell>
          <table:table-cell office:value-type="string" table:style-name="ce4">
            <text:p>','</text:p>
          </table:table-cell>
          <table:table-cell office:value-type="float" office:value="3251000408186" table:style-name="ce5">
            <text:p>3251000408186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ื่นๆ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ม่ระบุรหัสอาชีพ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10 หมู่ 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ผ่านศึก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รัญประเทศ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ระแก้ว</text:p>
          </table:table-cell>
          <table:table-cell office:value-type="string" table:style-name="ce4">
            <text:p>','</text:p>
          </table:table-cell>
          <table:table-cell office:value-type="float" office:value="27120" table:style-name="ce1">
            <text:p>2712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895453235" table:style-name="ce1">
            <text:p>895453235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5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96" table:style-name="ce1">
            <text:p>2696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605" table:style-name="ce1">
            <text:p>160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ระแก้ว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ช.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J751296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0671239</text:p>
          </table:table-cell>
          <table:table-cell office:value-type="string" table:style-name="ce4">
            <text:p>','</text:p>
          </table:table-cell>
          <table:table-cell office:value-type="float" office:value="144" table:style-name="ce1">
            <text:p>14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ุ้มทวี (20/15)</text:p>
          </table:table-cell>
          <table:table-cell office:value-type="string" table:style-name="ce4">
            <text:p>','</text:p>
          </table:table-cell>
          <table:table-cell office:value-type="float" office:value="4402580" table:style-name="ce1">
            <text:p>440258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เกือบจะ กรวดทราย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วหน้าหน่วย</text:p>
          </table:table-cell>
          <table:table-cell office:value-type="string" table:style-name="ce4">
            <text:p>',</text:p>
          </table:table-cell>
          <table:table-cell office:value-type="float" office:value="3330" table:style-name="ce1">
            <text:p>333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office:value-type="float" office:value="52" table:style-name="ce1">
            <text:p>52</text:p>
          </table:table-cell>
          <table:table-cell office:value-type="string" table:style-name="ce4">
            <text:p>','</text:p>
          </table:table-cell>
          <table:table-cell office:value-type="date" office:date-value="2018-06-27T00:00:00" table:style-name="ce2">
            <text:p>2018-06-27</text:p>
          </table:table-cell>
          <table:table-cell office:value-type="string" table:style-name="ce4">
            <text:p>','</text:p>
          </table:table-cell>
          <table:table-cell office:value-type="date" office:date-value="2019-08-25T00:00:00" table:style-name="ce2">
            <text:p>2019-08-25</text:p>
          </table:table-cell>
          <table:table-cell office:value-type="string" table:style-name="ce4">
            <text:p>',</text:p>
          </table:table-cell>
          <table:table-cell office:value-type="float" office:value="97410" table:style-name="ce1">
            <text:p>97410</text:p>
          </table:table-cell>
          <table:table-cell office:value-type="string" table:style-name="ce1">
            <text:p>,</text:p>
          </table:table-cell>
          <table:table-cell office:value-type="float" office:value="12000" table:style-name="ce1">
            <text:p>12000</text:p>
          </table:table-cell>
          <table:table-cell office:value-type="string" table:style-name="ce1">
            <text:p>,'</text:p>
          </table:table-cell>
          <table:table-cell office:value-type="float" office:value="12" table:style-name="ce1">
            <text:p>12</text:p>
          </table:table-cell>
          <table:table-cell office:value-type="string" table:style-name="ce4">
            <text:p>','</text:p>
          </table:table-cell>
          <table:table-cell office:value-type="float" office:value="562" table:style-name="ce1">
            <text:p>56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ขี้แย กระเชอ</text:p>
          </table:table-cell>
          <table:table-cell office:value-type="string" table:style-name="ce4">
            <text:p>','</text:p>
          </table:table-cell>
          <table:table-cell office:value-type="float" office:value="3251000195425" table:style-name="ce5">
            <text:p>3251000195425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ข้อมูลไม่ชัดเจน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รับจ้างเอกชน : ไม่ระบุอื่นๆ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4 หมู่ที่ 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นองสังข์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รัญประเทศ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ระแก้ว</text:p>
          </table:table-cell>
          <table:table-cell office:value-type="string" table:style-name="ce4">
            <text:p>','</text:p>
          </table:table-cell>
          <table:table-cell office:value-type="float" office:value="27120" table:style-name="ce1">
            <text:p>2712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852582568" table:style-name="ce1">
            <text:p>852582568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5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97" table:style-name="ce1">
            <text:p>2697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605" table:style-name="ce1">
            <text:p>160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ระแก้ว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ช.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J751296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0251460</text:p>
          </table:table-cell>
          <table:table-cell office:value-type="string" table:style-name="ce4">
            <text:p>','</text:p>
          </table:table-cell>
          <table:table-cell office:value-type="float" office:value="144" table:style-name="ce1">
            <text:p>14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ุ้มทวี (20/15)</text:p>
          </table:table-cell>
          <table:table-cell office:value-type="string" table:style-name="ce4">
            <text:p>','</text:p>
          </table:table-cell>
          <table:table-cell office:value-type="float" office:value="5711865" table:style-name="ce1">
            <text:p>571186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โปรทีน บุ่งคล้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ผู้จัดการหน่วย</text:p>
          </table:table-cell>
          <table:table-cell office:value-type="string" table:style-name="ce4">
            <text:p>',</text:p>
          </table:table-cell>
          <table:table-cell office:value-type="float" office:value="1665" table:style-name="ce1">
            <text:p>166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office:value-type="float" office:value="49" table:style-name="ce1">
            <text:p>49</text:p>
          </table:table-cell>
          <table:table-cell office:value-type="string" table:style-name="ce4">
            <text:p>','</text:p>
          </table:table-cell>
          <table:table-cell office:value-type="date" office:date-value="2018-06-25T00:00:00" table:style-name="ce2">
            <text:p>2018-06-25</text:p>
          </table:table-cell>
          <table:table-cell office:value-type="string" table:style-name="ce4">
            <text:p>','</text:p>
          </table:table-cell>
          <table:table-cell office:value-type="date" office:date-value="2019-08-23T00:00:00" table:style-name="ce2">
            <text:p>2019-08-23</text:p>
          </table:table-cell>
          <table:table-cell office:value-type="string" table:style-name="ce4">
            <text:p>',</text:p>
          </table:table-cell>
          <table:table-cell office:value-type="float" office:value="69070" table:style-name="ce1">
            <text:p>69070</text:p>
          </table:table-cell>
          <table:table-cell office:value-type="string" table:style-name="ce1">
            <text:p>,</text:p>
          </table:table-cell>
          <table:table-cell office:value-type="float" office:value="7200" table:style-name="ce1">
            <text:p>7200</text:p>
          </table:table-cell>
          <table:table-cell office:value-type="string" table:style-name="ce1">
            <text:p>,'</text:p>
          </table:table-cell>
          <table:table-cell office:value-type="float" office:value="12" table:style-name="ce1">
            <text:p>12</text:p>
          </table:table-cell>
          <table:table-cell office:value-type="string" table:style-name="ce4">
            <text:p>','</text:p>
          </table:table-cell>
          <table:table-cell office:value-type="float" office:value="562" table:style-name="ce1">
            <text:p>56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.ส.กลวง ซุบซิบนินทา</text:p>
          </table:table-cell>
          <table:table-cell office:value-type="string" table:style-name="ce4">
            <text:p>','</text:p>
          </table:table-cell>
          <table:table-cell office:value-type="float" office:value="3250700045743" table:style-name="ce5">
            <text:p>3250700045743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ข้อมูลไม่ชัดเจน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รับจ้างเอกชน : ไม่ระบุอื่นๆ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239 หมู่ที่ 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โคกปีบ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ศรีมโหสถ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าจีนบุรี</text:p>
          </table:table-cell>
          <table:table-cell office:value-type="string" table:style-name="ce4">
            <text:p>','</text:p>
          </table:table-cell>
          <table:table-cell office:value-type="float" office:value="25190" table:style-name="ce1">
            <text:p>2519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892703236" table:style-name="ce1">
            <text:p>892703236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5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163" table:style-name="ce1">
            <text:p>163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0-ภาคกรุงเทพ</text:p>
          </table:table-cell>
          <table:table-cell office:value-type="string" table:style-name="ce4">
            <text:p>','</text:p>
          </table:table-cell>
          <table:table-cell office:value-type="float" office:value="200" table:style-name="ce1">
            <text:p>2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ธน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10513473</text:p>
          </table:table-cell>
          <table:table-cell office:value-type="string" table:style-name="ce4">
            <text:p>','</text:p>
          </table:table-cell>
          <table:table-cell office:value-type="float" office:value="10050579" table:style-name="ce1">
            <text:p>1005057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02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คุ้มค่า 1</text:p>
          </table:table-cell>
          <table:table-cell office:value-type="string" table:style-name="ce4">
            <text:p>','</text:p>
          </table:table-cell>
          <table:table-cell office:value-type="float" office:value="5500793" table:style-name="ce1">
            <text:p>5500793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กนิษฐา รองเท้าแตะ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วหน้าหน่วย</text:p>
          </table:table-cell>
          <table:table-cell office:value-type="string" table:style-name="ce4">
            <text:p>',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61" table:style-name="ce1">
            <text:p>61</text:p>
          </table:table-cell>
          <table:table-cell office:value-type="string" table:style-name="ce4">
            <text:p>','</text:p>
          </table:table-cell>
          <table:table-cell office:value-type="date" office:date-value="2018-07-13T00:00:00" table:style-name="ce2">
            <text:p>2018-07-13</text:p>
          </table:table-cell>
          <table:table-cell office:value-type="string" table:style-name="ce4">
            <text:p>','</text:p>
          </table:table-cell>
          <table:table-cell office:value-type="date" office:date-value="2023-07-13T00:00:00" table:style-name="ce2">
            <text:p>2023-07-13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1100" table:style-name="ce1">
            <text:p>1100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นางกระจก กระสุนปืน</text:p>
          </table:table-cell>
          <table:table-cell office:value-type="string" table:style-name="ce4">
            <text:p>','</text:p>
          </table:table-cell>
          <table:table-cell office:value-type="float" office:value="3102100380251" table:style-name="ce5">
            <text:p>3102100380251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ื่นๆ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ม่ระบุรหัสอาชีพ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18 ซอย เทียนทะเล19 แยก2-6ถนน บางขุนเทียน - ชายทะเล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ท่าข้าม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บางขุนเทียน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กรุงเทพมหานคร</text:p>
          </table:table-cell>
          <table:table-cell office:value-type="string" table:style-name="ce4">
            <text:p>','</text:p>
          </table:table-cell>
          <table:table-cell office:value-type="float" office:value="10150" table:style-name="ce1">
            <text:p>1015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814952912" table:style-name="ce1">
            <text:p>814952912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10</text:p>
          </table:table-cell>
          <table:table-cell office:value-type="string" table:style-name="ce4">
            <text:p>','</text:p>
          </table:table-cell>
          <table:table-cell office:value-type="date" office:date-value="2018-07-24T15:17:02" table:style-name="ce6">
            <text:p>2018/07/24 15:1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24_1518_26779.csv</text:p>
          </table:table-cell>
          <table:table-cell office:value-type="string" table:style-name="ce4">
            <text:p>','</text:p>
          </table:table-cell>
          <table:table-cell office:value-type="date" office:date-value="2018-07-24T15:18:21" table:style-name="ce6">
            <text:p>2018/07/24 15:18</text:p>
          </table:table-cell>
          <table:table-cell office:value-type="string" table:style-name="ce4">
            <text:p>','</text:p>
          </table:table-cell>
          <table:table-cell office:value-type="float" office:value="6390872" table:style-name="ce1">
            <text:p>6390872</text:p>
          </table:table-cell>
          <table:table-cell office:value-type="string" table:style-name="ce4">
            <text:p>','</text:p>
          </table:table-cell>
          <table:table-cell office:value-type="date" office:date-value="2018-07-24T15:18:22" table:style-name="ce6">
            <text:p>2018/07/24 15:18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5-ภาคกรุงเทพ</text:p>
          </table:table-cell>
          <table:table-cell office:value-type="string" table:style-name="ce4">
            <text:p>','</text:p>
          </table:table-cell>
          <table:table-cell office:value-type="float" office:value="116" table:style-name="ce1">
            <text:p>116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โศก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ามัญ</text:p>
          </table:table-cell>
          <table:table-cell office:value-type="string" table:style-name="ce4">
            <text:p>','</text:p>
          </table:table-cell>
          <table:table-cell office:value-type="float" office:value="1488715" table:style-name="ce1">
            <text:p>1488715</text:p>
          </table:table-cell>
          <table:table-cell office:value-type="string" table:style-name="ce4">
            <text:p>','</text:p>
          </table:table-cell>
          <table:table-cell office:value-type="float" office:value="6240169" table:style-name="ce1">
            <text:p>6240169</text:p>
          </table:table-cell>
          <table:table-cell office:value-type="string" table:style-name="ce4">
            <text:p>','</text:p>
          </table:table-cell>
          <table:table-cell office:value-type="float" office:value="218" table:style-name="ce1">
            <text:p>218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บายชัวร์</text:p>
          </table:table-cell>
          <table:table-cell office:value-type="string" table:style-name="ce4">
            <text:p>','</text:p>
          </table:table-cell>
          <table:table-cell office:value-type="float" office:value="6200663" table:style-name="ce1">
            <text:p>6200663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วจีเภท กระแซะ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ตัวแทนประกันชีวิต</text:p>
          </table:table-cell>
          <table:table-cell office:value-type="string" table:style-name="ce4">
            <text:p>',</text:p>
          </table:table-cell>
          <table:table-cell office:value-type="float" office:value="7000" table:style-name="ce1">
            <text:p>7000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39" table:style-name="ce1">
            <text:p>39</text:p>
          </table:table-cell>
          <table:table-cell office:value-type="string" table:style-name="ce4">
            <text:p>','</text:p>
          </table:table-cell>
          <table:table-cell office:value-type="date" office:date-value="2019-07-25T00:00:00" table:style-name="ce2">
            <text:p>2019-07-25</text:p>
          </table:table-cell>
          <table:table-cell office:value-type="string" table:style-name="ce4">
            <text:p>','</text:p>
          </table:table-cell>
          <table:table-cell office:value-type="date" office:date-value="2020-08-24T00:00:00" table:style-name="ce2">
            <text:p>2020-08-24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,'</text:p>
          </table:table-cell>
          <table:table-cell office:value-type="float" office:value="12" table:style-name="ce1">
            <text:p>1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24-07-2563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.ส.กรี๊ด สโมสรสันนิบาต</text:p>
          </table:table-cell>
          <table:table-cell office:value-type="string" table:style-name="ce4">
            <text:p>','</text:p>
          </table:table-cell>
          <table:table-cell office:value-type="float" office:value="3159900067006" table:style-name="ce5">
            <text:p>3159900067006.0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19/13 หมู่ที่ 2 - ซอย - ถนน -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ศาลาแดง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มืองอ่างทอง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่างทอง</text:p>
          </table:table-cell>
          <table:table-cell office:value-type="string" table:style-name="ce4">
            <text:p>','</text:p>
          </table:table-cell>
          <table:table-cell office:value-type="float" office:value="14000" table:style-name="ce1">
            <text:p>14000</text:p>
          </table:table-cell>
          <table:table-cell office:value-type="string" table:style-name="ce4">
            <text:p>','</text:p>
          </table:table-cell>
          <table:table-cell office:value-type="float" office:value="35613435" table:style-name="ce1">
            <text:p>35613435</text:p>
          </table:table-cell>
          <table:table-cell office:value-type="string" table:style-name="ce4">
            <text:p>','</text:p>
          </table:table-cell>
          <table:table-cell office:value-type="float" office:value="35613435" table:style-name="ce1">
            <text:p>35613435</text:p>
          </table:table-cell>
          <table:table-cell office:value-type="string" table:style-name="ce4">
            <text:p>','</text:p>
          </table:table-cell>
          <table:table-cell office:value-type="float" office:value="836965050" table:style-name="ce1">
            <text:p>83696505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2/11</text:p>
          </table:table-cell>
          <table:table-cell office:value-type="string" table:style-name="ce4">
            <text:p>','</text:p>
          </table:table-cell>
          <table:table-cell office:value-type="date" office:date-value="2019-08-14T10:01:46" table:style-name="ce6">
            <text:p>2019/08/14 10:0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90814_1002_16293.csv</text:p>
          </table:table-cell>
          <table:table-cell office:value-type="string" table:style-name="ce4">
            <text:p>','</text:p>
          </table:table-cell>
          <table:table-cell office:value-type="date" office:date-value="2019-08-14T10:03:26" table:style-name="ce6">
            <text:p>2019/08/14 10:03</text:p>
          </table:table-cell>
          <table:table-cell office:value-type="string" table:style-name="ce4">
            <text:p>','</text:p>
          </table:table-cell>
          <table:table-cell office:value-type="float" office:value="5426879" table:style-name="ce1">
            <text:p>5426879</text:p>
          </table:table-cell>
          <table:table-cell office:value-type="string" table:style-name="ce4">
            <text:p>','</text:p>
          </table:table-cell>
          <table:table-cell office:value-type="date" office:date-value="2019-08-14T10:03:26" table:style-name="ce6">
            <text:p>2019/08/14 10:03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98" table:style-name="ce1">
            <text:p>2698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605" table:style-name="ce1">
            <text:p>160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ระแก้ว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10484213</text:p>
          </table:table-cell>
          <table:table-cell office:value-type="string" table:style-name="ce4">
            <text:p>','</text:p>
          </table:table-cell>
          <table:table-cell office:value-type="float" office:value="10034649" table:style-name="ce1">
            <text:p>1003464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01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ใจกว้างเต็มแมกซ์ 1</text:p>
          </table:table-cell>
          <table:table-cell office:value-type="string" table:style-name="ce4">
            <text:p>','</text:p>
          </table:table-cell>
          <table:table-cell office:value-type="float" office:value="5951650" table:style-name="ce1">
            <text:p>595165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.ส.อ้าแขน กระบวย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วหน้าหน่วย</text:p>
          </table:table-cell>
          <table:table-cell office:value-type="string" table:style-name="ce4">
            <text:p>',</text:p>
          </table:table-cell>
          <table:table-cell office:value-type="float" office:value="383" table:style-name="ce1">
            <text:p>383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20" table:style-name="ce1">
            <text:p>20</text:p>
          </table:table-cell>
          <table:table-cell office:value-type="string" table:style-name="ce4">
            <text:p>','</text:p>
          </table:table-cell>
          <table:table-cell office:value-type="date" office:date-value="2018-07-11T00:00:00" table:style-name="ce2">
            <text:p>2018-07-11</text:p>
          </table:table-cell>
          <table:table-cell office:value-type="string" table:style-name="ce4">
            <text:p>','</text:p>
          </table:table-cell>
          <table:table-cell office:value-type="date" office:date-value="2022-07-11T00:00:00" table:style-name="ce2">
            <text:p>2022-07-11</text:p>
          </table:table-cell>
          <table:table-cell office:value-type="string" table:style-name="ce4">
            <text:p>',</text:p>
          </table:table-cell>
          <table:table-cell office:value-type="float" office:value="500000" table:style-name="ce1">
            <text:p>500000</text:p>
          </table:table-cell>
          <table:table-cell office:value-type="string" table:style-name="ce1">
            <text:p>,</text:p>
          </table:table-cell>
          <table:table-cell office:value-type="float" office:value="3192" table:style-name="ce1">
            <text:p>3192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นายอำนวยผล กฏจราจร</text:p>
          </table:table-cell>
          <table:table-cell office:value-type="string" table:style-name="ce4">
            <text:p>','</text:p>
          </table:table-cell>
          <table:table-cell office:value-type="float" office:value="1279900087620" table:style-name="ce5">
            <text:p>1279900087620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ื่นๆ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ม่ระบุรหัสอาชีพ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214 หมู่ที่ 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ขาสามสิบ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ขาฉกรรจ์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ระแก้ว</text:p>
          </table:table-cell>
          <table:table-cell office:value-type="string" table:style-name="ce4">
            <text:p>','</text:p>
          </table:table-cell>
          <table:table-cell office:value-type="float" office:value="27000" table:style-name="ce1">
            <text:p>2700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871412825" table:style-name="ce1">
            <text:p>871412825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5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699" table:style-name="ce1">
            <text:p>2699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605" table:style-name="ce1">
            <text:p>160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ระแก้ว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10484308</text:p>
          </table:table-cell>
          <table:table-cell office:value-type="string" table:style-name="ce4">
            <text:p>','</text:p>
          </table:table-cell>
          <table:table-cell office:value-type="float" office:value="10049354" table:style-name="ce1">
            <text:p>1004935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01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ใจกว้างเต็มแมกซ์ 1</text:p>
          </table:table-cell>
          <table:table-cell office:value-type="string" table:style-name="ce4">
            <text:p>','</text:p>
          </table:table-cell>
          <table:table-cell office:value-type="float" office:value="4701280" table:style-name="ce1">
            <text:p>470128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ดวงกมล กระเหม่น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ผู้จัดการหน่วย</text:p>
          </table:table-cell>
          <table:table-cell office:value-type="string" table:style-name="ce4">
            <text:p>',</text:p>
          </table:table-cell>
          <table:table-cell office:value-type="float" office:value="177" table:style-name="ce1">
            <text:p>17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27" table:style-name="ce1">
            <text:p>27</text:p>
          </table:table-cell>
          <table:table-cell office:value-type="string" table:style-name="ce4">
            <text:p>','</text:p>
          </table:table-cell>
          <table:table-cell office:value-type="date" office:date-value="2018-06-20T00:00:00" table:style-name="ce2">
            <text:p>2018-06-20</text:p>
          </table:table-cell>
          <table:table-cell office:value-type="string" table:style-name="ce4">
            <text:p>','</text:p>
          </table:table-cell>
          <table:table-cell office:value-type="date" office:date-value="2023-06-20T00:00:00" table:style-name="ce2">
            <text:p>2023-06-20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1777" table:style-name="ce1">
            <text:p>177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นายวนอุทยาน กล่าวลอยๆ</text:p>
          </table:table-cell>
          <table:table-cell office:value-type="string" table:style-name="ce4">
            <text:p>','</text:p>
          </table:table-cell>
          <table:table-cell office:value-type="float" office:value="1250400200399" table:style-name="ce5">
            <text:p>1250400200399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ื่นๆ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ม่ระบุรหัสอาชีพ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30 หมู่ที่ 2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นองหว้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ขาฉกรรจ์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ระแก้ว</text:p>
          </table:table-cell>
          <table:table-cell office:value-type="string" table:style-name="ce4">
            <text:p>','</text:p>
          </table:table-cell>
          <table:table-cell office:value-type="float" office:value="27000" table:style-name="ce1">
            <text:p>2700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923918237" table:style-name="ce1">
            <text:p>923918237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5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711" table:style-name="ce1">
            <text:p>2711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700" table:style-name="ce1">
            <text:p>17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ครนายก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10431341</text:p>
          </table:table-cell>
          <table:table-cell office:value-type="string" table:style-name="ce4">
            <text:p>','</text:p>
          </table:table-cell>
          <table:table-cell office:value-type="float" office:value="10050000" table:style-name="ce1">
            <text:p>100500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01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ใจกว้างเต็มแมกซ์ 1</text:p>
          </table:table-cell>
          <table:table-cell office:value-type="string" table:style-name="ce4">
            <text:p>','</text:p>
          </table:table-cell>
          <table:table-cell office:value-type="float" office:value="6150401" table:style-name="ce1">
            <text:p>615040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ปากกระบะ กระจกรถ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วหน้าหน่วย</text:p>
          </table:table-cell>
          <table:table-cell office:value-type="string" table:style-name="ce4">
            <text:p>',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date" office:date-value="2018-07-02T00:00:00" table:style-name="ce2">
            <text:p>2018-07-02</text:p>
          </table:table-cell>
          <table:table-cell office:value-type="string" table:style-name="ce4">
            <text:p>','</text:p>
          </table:table-cell>
          <table:table-cell office:value-type="date" office:date-value="2023-07-02T00:00:00" table:style-name="ce2">
            <text:p>2023-07-02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1475" table:style-name="ce1">
            <text:p>1475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น.ส.กลางคัน ผู้จัดการสาขา</text:p>
          </table:table-cell>
          <table:table-cell office:value-type="string" table:style-name="ce4">
            <text:p>','</text:p>
          </table:table-cell>
          <table:table-cell table:style-name="ce5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5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700" table:style-name="ce1">
            <text:p>270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605" table:style-name="ce1">
            <text:p>160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ระแก้ว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ช.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J7512963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0851339</text:p>
          </table:table-cell>
          <table:table-cell office:value-type="string" table:style-name="ce4">
            <text:p>','</text:p>
          </table:table-cell>
          <table:table-cell office:value-type="float" office:value="144" table:style-name="ce1">
            <text:p>14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ุ้มทวี (20/15)</text:p>
          </table:table-cell>
          <table:table-cell office:value-type="string" table:style-name="ce4">
            <text:p>','</text:p>
          </table:table-cell>
          <table:table-cell office:value-type="float" office:value="5711865" table:style-name="ce1">
            <text:p>571186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โปรทีน บุ่งคล้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ผู้จัดการหน่วย</text:p>
          </table:table-cell>
          <table:table-cell office:value-type="string" table:style-name="ce4">
            <text:p>',</text:p>
          </table:table-cell>
          <table:table-cell office:value-type="float" office:value="1665" table:style-name="ce1">
            <text:p>166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office:value-type="float" office:value="13" table:style-name="ce1">
            <text:p>13</text:p>
          </table:table-cell>
          <table:table-cell office:value-type="string" table:style-name="ce4">
            <text:p>','</text:p>
          </table:table-cell>
          <table:table-cell office:value-type="date" office:date-value="2018-06-25T00:00:00" table:style-name="ce2">
            <text:p>2018-06-25</text:p>
          </table:table-cell>
          <table:table-cell office:value-type="string" table:style-name="ce4">
            <text:p>','</text:p>
          </table:table-cell>
          <table:table-cell office:value-type="date" office:date-value="2019-08-23T00:00:00" table:style-name="ce2">
            <text:p>2019-08-23</text:p>
          </table:table-cell>
          <table:table-cell office:value-type="string" table:style-name="ce4">
            <text:p>',</text:p>
          </table:table-cell>
          <table:table-cell office:value-type="float" office:value="77980" table:style-name="ce1">
            <text:p>77980</text:p>
          </table:table-cell>
          <table:table-cell office:value-type="string" table:style-name="ce1">
            <text:p>,</text:p>
          </table:table-cell>
          <table:table-cell office:value-type="float" office:value="7200" table:style-name="ce1">
            <text:p>7200</text:p>
          </table:table-cell>
          <table:table-cell office:value-type="string" table:style-name="ce1">
            <text:p>,'</text:p>
          </table:table-cell>
          <table:table-cell office:value-type="float" office:value="12" table:style-name="ce1">
            <text:p>12</text:p>
          </table:table-cell>
          <table:table-cell office:value-type="string" table:style-name="ce4">
            <text:p>','</text:p>
          </table:table-cell>
          <table:table-cell office:value-type="float" office:value="562" table:style-name="ce1">
            <text:p>56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ด.ช.ร่วมอุทร กระหยะ</text:p>
          </table:table-cell>
          <table:table-cell office:value-type="string" table:style-name="ce4">
            <text:p>','</text:p>
          </table:table-cell>
          <table:table-cell office:value-type="float" office:value="1259500065564" table:style-name="ce5">
            <text:p>1259500065564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รับราชการ/นักเรียนนักศึกษา/บุคคลากรทางการแพทย์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ักเรียน,นักศึกษ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124 หมู่ที่ 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วังท่าช้าง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กบินทร์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าจีนบุรี</text:p>
          </table:table-cell>
          <table:table-cell office:value-type="string" table:style-name="ce4">
            <text:p>','</text:p>
          </table:table-cell>
          <table:table-cell office:value-type="float" office:value="25110" table:style-name="ce1">
            <text:p>2511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876744529" table:style-name="ce1">
            <text:p>876744529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5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946" table:style-name="ce1">
            <text:p>2946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808" table:style-name="ce1">
            <text:p>1808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พนมสารคาม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10518015</text:p>
          </table:table-cell>
          <table:table-cell office:value-type="string" table:style-name="ce4">
            <text:p>','</text:p>
          </table:table-cell>
          <table:table-cell office:value-type="float" office:value="486285" table:style-name="ce1">
            <text:p>48628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02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คุ้มค่า 1</text:p>
          </table:table-cell>
          <table:table-cell office:value-type="string" table:style-name="ce4">
            <text:p>','</text:p>
          </table:table-cell>
          <table:table-cell office:value-type="float" office:value="3220046" table:style-name="ce1">
            <text:p>3220046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กระแชง การสั่งสม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ผู้จัดการหน่วย</text:p>
          </table:table-cell>
          <table:table-cell office:value-type="string" table:style-name="ce4">
            <text:p>',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28" table:style-name="ce1">
            <text:p>28</text:p>
          </table:table-cell>
          <table:table-cell office:value-type="string" table:style-name="ce4">
            <text:p>','</text:p>
          </table:table-cell>
          <table:table-cell office:value-type="date" office:date-value="2018-06-20T00:00:00" table:style-name="ce2">
            <text:p>2018-06-20</text:p>
          </table:table-cell>
          <table:table-cell office:value-type="string" table:style-name="ce4">
            <text:p>','</text:p>
          </table:table-cell>
          <table:table-cell office:value-type="date" office:date-value="2023-06-20T00:00:00" table:style-name="ce2">
            <text:p>2023-06-20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900" table:style-name="ce1">
            <text:p>900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น.ส.บาสเกตบอล สดใส</text:p>
          </table:table-cell>
          <table:table-cell office:value-type="string" table:style-name="ce4">
            <text:p>','</text:p>
          </table:table-cell>
          <table:table-cell office:value-type="float" office:value="1249800062137" table:style-name="ce5">
            <text:p>1249800062137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ื่นๆ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ม่ระบุรหัสอาชีพ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4/2 หมู่ที่ 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วังเย็น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แปลงยาว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ฉะเชิงเทรา</text:p>
          </table:table-cell>
          <table:table-cell office:value-type="string" table:style-name="ce4">
            <text:p>','</text:p>
          </table:table-cell>
          <table:table-cell office:value-type="float" office:value="24190" table:style-name="ce1">
            <text:p>2419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868459189" table:style-name="ce1">
            <text:p>868459189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6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701" table:style-name="ce1">
            <text:p>2701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605" table:style-name="ce1">
            <text:p>160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ระแก้ว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ช.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J751296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ธ0078033</text:p>
          </table:table-cell>
          <table:table-cell office:value-type="string" table:style-name="ce4">
            <text:p>','</text:p>
          </table:table-cell>
          <table:table-cell office:value-type="float" office:value="144" table:style-name="ce1">
            <text:p>14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ุ้มทวี (20/15)</text:p>
          </table:table-cell>
          <table:table-cell office:value-type="string" table:style-name="ce4">
            <text:p>','</text:p>
          </table:table-cell>
          <table:table-cell office:value-type="float" office:value="5950546" table:style-name="ce1">
            <text:p>5950546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.ส.กระโดดสูง การตักเตือน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วหน้าหน่วย</text:p>
          </table:table-cell>
          <table:table-cell office:value-type="string" table:style-name="ce4">
            <text:p>',</text:p>
          </table:table-cell>
          <table:table-cell office:value-type="float" office:value="525" table:style-name="ce1">
            <text:p>52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office:value-type="float" office:value="28" table:style-name="ce1">
            <text:p>28</text:p>
          </table:table-cell>
          <table:table-cell office:value-type="string" table:style-name="ce4">
            <text:p>','</text:p>
          </table:table-cell>
          <table:table-cell office:value-type="date" office:date-value="2018-06-25T00:00:00" table:style-name="ce2">
            <text:p>2018-06-25</text:p>
          </table:table-cell>
          <table:table-cell office:value-type="string" table:style-name="ce4">
            <text:p>','</text:p>
          </table:table-cell>
          <table:table-cell office:value-type="date" office:date-value="2018-11-23T00:00:00" table:style-name="ce2">
            <text:p>2018-11-23</text:p>
          </table:table-cell>
          <table:table-cell office:value-type="string" table:style-name="ce4">
            <text:p>',</text:p>
          </table:table-cell>
          <table:table-cell office:value-type="float" office:value="82150" table:style-name="ce1">
            <text:p>82150</text:p>
          </table:table-cell>
          <table:table-cell office:value-type="string" table:style-name="ce1">
            <text:p>,</text:p>
          </table:table-cell>
          <table:table-cell office:value-type="float" office:value="2100" table:style-name="ce1">
            <text:p>2100</text:p>
          </table:table-cell>
          <table:table-cell office:value-type="string" table:style-name="ce1">
            <text:p>,'</text:p>
          </table:table-cell>
          <table:table-cell office:value-type="float" office:value="3" table:style-name="ce1">
            <text:p>3</text:p>
          </table:table-cell>
          <table:table-cell office:value-type="string" table:style-name="ce4">
            <text:p>','</text:p>
          </table:table-cell>
          <table:table-cell office:value-type="float" office:value="861" table:style-name="ce1">
            <text:p>86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กาพย์กลอน กลั้วคอ</text:p>
          </table:table-cell>
          <table:table-cell office:value-type="string" table:style-name="ce4">
            <text:p>','</text:p>
          </table:table-cell>
          <table:table-cell office:value-type="float" office:value="1250400192922" table:style-name="ce5">
            <text:p>1250400192922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กษตรกรรม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กษตรกรรม : ไม่มีระบุชัดเจน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39 หมู่ที่ 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ขาสามสิบ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ขาฉกรรจ์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ระแก้ว</text:p>
          </table:table-cell>
          <table:table-cell office:value-type="string" table:style-name="ce4">
            <text:p>','</text:p>
          </table:table-cell>
          <table:table-cell office:value-type="float" office:value="27000" table:style-name="ce1">
            <text:p>2700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638795228" table:style-name="ce1">
            <text:p>638795228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5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702" table:style-name="ce1">
            <text:p>2702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700" table:style-name="ce1">
            <text:p>17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ครนายก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ามัญ</text:p>
          </table:table-cell>
          <table:table-cell office:value-type="string" table:style-name="ce4">
            <text:p>','</text:p>
          </table:table-cell>
          <table:table-cell office:value-type="float" office:value="1360466" table:style-name="ce1">
            <text:p>1360466</text:p>
          </table:table-cell>
          <table:table-cell office:value-type="string" table:style-name="ce4">
            <text:p>','</text:p>
          </table:table-cell>
          <table:table-cell office:value-type="float" office:value="6133715" table:style-name="ce1">
            <text:p>6133715</text:p>
          </table:table-cell>
          <table:table-cell office:value-type="string" table:style-name="ce4">
            <text:p>','</text:p>
          </table:table-cell>
          <table:table-cell office:value-type="float" office:value="539" table:style-name="ce1">
            <text:p>53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พื่อนคู่ชีวิต B450 (20/15)</text:p>
          </table:table-cell>
          <table:table-cell office:value-type="string" table:style-name="ce4">
            <text:p>','</text:p>
          </table:table-cell>
          <table:table-cell office:value-type="float" office:value="5860149" table:style-name="ce1">
            <text:p>586014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อุษา การบ่นว่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วหน้าหน่วย</text:p>
          </table:table-cell>
          <table:table-cell office:value-type="string" table:style-name="ce4">
            <text:p>',</text:p>
          </table:table-cell>
          <table:table-cell office:value-type="float" office:value="453" table:style-name="ce1">
            <text:p>453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office:value-type="float" office:value="62" table:style-name="ce1">
            <text:p>62</text:p>
          </table:table-cell>
          <table:table-cell office:value-type="string" table:style-name="ce4">
            <text:p>','</text:p>
          </table:table-cell>
          <table:table-cell office:value-type="date" office:date-value="2018-06-19T00:00:00" table:style-name="ce2">
            <text:p>2018-06-19</text:p>
          </table:table-cell>
          <table:table-cell office:value-type="string" table:style-name="ce4">
            <text:p>','</text:p>
          </table:table-cell>
          <table:table-cell office:value-type="date" office:date-value="2018-10-19T00:00:00" table:style-name="ce2">
            <text:p>2018-10-19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2265" table:style-name="ce1">
            <text:p>2265</text:p>
          </table:table-cell>
          <table:table-cell office:value-type="string" table:style-name="ce1">
            <text:p>,'</text:p>
          </table:table-cell>
          <table:table-cell office:value-type="float" office:value="3" table:style-name="ce1">
            <text:p>3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18-09-256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กำราก การตอกย้ำ</text:p>
          </table:table-cell>
          <table:table-cell office:value-type="string" table:style-name="ce4">
            <text:p>','</text:p>
          </table:table-cell>
          <table:table-cell office:value-type="float" office:value="3560101063989" table:style-name="ce5">
            <text:p>3560101063989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ธุรกิจส่วนตัว/ค้าขาย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ธุรกิจส่วนตัว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ข1-038/11 ถ.เสนาพินิจ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ครนายก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มืองนครนายก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ครนายก</text:p>
          </table:table-cell>
          <table:table-cell office:value-type="string" table:style-name="ce4">
            <text:p>','</text:p>
          </table:table-cell>
          <table:table-cell office:value-type="float" office:value="26000" table:style-name="ce1">
            <text:p>2600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872181384" table:style-name="ce1">
            <text:p>872181384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5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703" table:style-name="ce1">
            <text:p>2703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700" table:style-name="ce1">
            <text:p>17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ครนายก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ามัญ</text:p>
          </table:table-cell>
          <table:table-cell office:value-type="string" table:style-name="ce4">
            <text:p>','</text:p>
          </table:table-cell>
          <table:table-cell office:value-type="float" office:value="1360467" table:style-name="ce1">
            <text:p>1360467</text:p>
          </table:table-cell>
          <table:table-cell office:value-type="string" table:style-name="ce4">
            <text:p>','</text:p>
          </table:table-cell>
          <table:table-cell office:value-type="float" office:value="6133716" table:style-name="ce1">
            <text:p>6133716</text:p>
          </table:table-cell>
          <table:table-cell office:value-type="string" table:style-name="ce4">
            <text:p>','</text:p>
          </table:table-cell>
          <table:table-cell office:value-type="float" office:value="539" table:style-name="ce1">
            <text:p>53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พื่อนคู่ชีวิต B450 (20/15)</text:p>
          </table:table-cell>
          <table:table-cell office:value-type="string" table:style-name="ce4">
            <text:p>','</text:p>
          </table:table-cell>
          <table:table-cell office:value-type="float" office:value="5860149" table:style-name="ce1">
            <text:p>586014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อุษา การบ่นว่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วหน้าหน่วย</text:p>
          </table:table-cell>
          <table:table-cell office:value-type="string" table:style-name="ce4">
            <text:p>',</text:p>
          </table:table-cell>
          <table:table-cell office:value-type="float" office:value="358" table:style-name="ce1">
            <text:p>358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office:value-type="float" office:value="52" table:style-name="ce1">
            <text:p>52</text:p>
          </table:table-cell>
          <table:table-cell office:value-type="string" table:style-name="ce4">
            <text:p>','</text:p>
          </table:table-cell>
          <table:table-cell office:value-type="date" office:date-value="2018-06-19T00:00:00" table:style-name="ce2">
            <text:p>2018-06-19</text:p>
          </table:table-cell>
          <table:table-cell office:value-type="string" table:style-name="ce4">
            <text:p>','</text:p>
          </table:table-cell>
          <table:table-cell office:value-type="date" office:date-value="2018-10-19T00:00:00" table:style-name="ce2">
            <text:p>2018-10-19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1794" table:style-name="ce1">
            <text:p>1794</text:p>
          </table:table-cell>
          <table:table-cell office:value-type="string" table:style-name="ce1">
            <text:p>,'</text:p>
          </table:table-cell>
          <table:table-cell office:value-type="float" office:value="3" table:style-name="ce1">
            <text:p>3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18-09-256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โสภณ แจแปน</text:p>
          </table:table-cell>
          <table:table-cell office:value-type="string" table:style-name="ce4">
            <text:p>','</text:p>
          </table:table-cell>
          <table:table-cell office:value-type="float" office:value="3250100255364" table:style-name="ce5">
            <text:p>3250100255364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กษตรกรรม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ทำสวน ผัก,ผลไม้, ดอกไม้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ข1-038/11 ถ.เสนาพินิจ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ครนายก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มืองนครนายก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ครนายก</text:p>
          </table:table-cell>
          <table:table-cell office:value-type="string" table:style-name="ce4">
            <text:p>','</text:p>
          </table:table-cell>
          <table:table-cell office:value-type="float" office:value="26000" table:style-name="ce1">
            <text:p>2600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872181384" table:style-name="ce1">
            <text:p>872181384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5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704" table:style-name="ce1">
            <text:p>2704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700" table:style-name="ce1">
            <text:p>17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ครนายก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ามัญ</text:p>
          </table:table-cell>
          <table:table-cell office:value-type="string" table:style-name="ce4">
            <text:p>','</text:p>
          </table:table-cell>
          <table:table-cell office:value-type="float" office:value="1360468" table:style-name="ce1">
            <text:p>1360468</text:p>
          </table:table-cell>
          <table:table-cell office:value-type="string" table:style-name="ce4">
            <text:p>','</text:p>
          </table:table-cell>
          <table:table-cell office:value-type="float" office:value="4826645" table:style-name="ce1">
            <text:p>4826645</text:p>
          </table:table-cell>
          <table:table-cell office:value-type="string" table:style-name="ce4">
            <text:p>','</text:p>
          </table:table-cell>
          <table:table-cell office:value-type="float" office:value="34" table:style-name="ce1">
            <text:p>3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ซฟรับทรัพย์ คุ้มกระจาย</text:p>
          </table:table-cell>
          <table:table-cell office:value-type="string" table:style-name="ce4">
            <text:p>','</text:p>
          </table:table-cell>
          <table:table-cell office:value-type="float" office:value="3218009" table:style-name="ce1">
            <text:p>321800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ประทีป ขับร้อง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ผู้จัดการหน่วย</text:p>
          </table:table-cell>
          <table:table-cell office:value-type="string" table:style-name="ce4">
            <text:p>',</text:p>
          </table:table-cell>
          <table:table-cell office:value-type="float" office:value="2487" table:style-name="ce1">
            <text:p>2487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office:value-type="float" office:value="59" table:style-name="ce1">
            <text:p>59</text:p>
          </table:table-cell>
          <table:table-cell office:value-type="string" table:style-name="ce4">
            <text:p>','</text:p>
          </table:table-cell>
          <table:table-cell office:value-type="date" office:date-value="2018-06-26T00:00:00" table:style-name="ce2">
            <text:p>2018-06-26</text:p>
          </table:table-cell>
          <table:table-cell office:value-type="string" table:style-name="ce4">
            <text:p>','</text:p>
          </table:table-cell>
          <table:table-cell office:value-type="date" office:date-value="2019-07-26T00:00:00" table:style-name="ce2">
            <text:p>2019-07-26</text:p>
          </table:table-cell>
          <table:table-cell office:value-type="string" table:style-name="ce4">
            <text:p>',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,</text:p>
          </table:table-cell>
          <table:table-cell office:value-type="float" office:value="49750" table:style-name="ce1">
            <text:p>49750</text:p>
          </table:table-cell>
          <table:table-cell office:value-type="string" table:style-name="ce1">
            <text:p>,'</text:p>
          </table:table-cell>
          <table:table-cell office:value-type="float" office:value="12" table:style-name="ce1">
            <text:p>1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25-06-256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อุทร เสียเงิน</text:p>
          </table:table-cell>
          <table:table-cell office:value-type="string" table:style-name="ce4">
            <text:p>','</text:p>
          </table:table-cell>
          <table:table-cell office:value-type="float" office:value="3260100501101" table:style-name="ce5">
            <text:p>3260100501101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รับราชการ/นักเรียนนักศึกษา/บุคคลากรทางการแพทย์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ข้าราชการครู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47/1 หมู่ที่ 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วังกระโจม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มืองนครนายก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ครนายก</text:p>
          </table:table-cell>
          <table:table-cell office:value-type="string" table:style-name="ce4">
            <text:p>','</text:p>
          </table:table-cell>
          <table:table-cell office:value-type="float" office:value="26000" table:style-name="ce1">
            <text:p>26000</text:p>
          </table:table-cell>
          <table:table-cell office:value-type="string" table:style-name="ce4">
            <text:p>','</text:p>
          </table:table-cell>
          <table:table-cell office:value-type="float" office:value="37330169" table:style-name="ce1">
            <text:p>37330169</text:p>
          </table:table-cell>
          <table:table-cell office:value-type="string" table:style-name="ce4">
            <text:p>','</text:p>
          </table:table-cell>
          <table:table-cell office:value-type="float" office:value="37330169" table:style-name="ce1">
            <text:p>37330169</text:p>
          </table:table-cell>
          <table:table-cell office:value-type="string" table:style-name="ce4">
            <text:p>','</text:p>
          </table:table-cell>
          <table:table-cell office:value-type="float" office:value="887777314" table:style-name="ce1">
            <text:p>887777314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5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705" table:style-name="ce1">
            <text:p>270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700" table:style-name="ce1">
            <text:p>17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ครนายก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ามัญ</text:p>
          </table:table-cell>
          <table:table-cell office:value-type="string" table:style-name="ce4">
            <text:p>','</text:p>
          </table:table-cell>
          <table:table-cell office:value-type="float" office:value="1360469" table:style-name="ce1">
            <text:p>1360469</text:p>
          </table:table-cell>
          <table:table-cell office:value-type="string" table:style-name="ce4">
            <text:p>','</text:p>
          </table:table-cell>
          <table:table-cell office:value-type="float" office:value="6135057" table:style-name="ce1">
            <text:p>6135057</text:p>
          </table:table-cell>
          <table:table-cell office:value-type="string" table:style-name="ce4">
            <text:p>','</text:p>
          </table:table-cell>
          <table:table-cell office:value-type="float" office:value="477" table:style-name="ce1">
            <text:p>47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 คุ้มได้คืน 20/15</text:p>
          </table:table-cell>
          <table:table-cell office:value-type="string" table:style-name="ce4">
            <text:p>','</text:p>
          </table:table-cell>
          <table:table-cell office:value-type="float" office:value="3218009" table:style-name="ce1">
            <text:p>321800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ประทีป ขับร้อง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ผู้จัดการหน่วย</text:p>
          </table:table-cell>
          <table:table-cell office:value-type="string" table:style-name="ce4">
            <text:p>',</text:p>
          </table:table-cell>
          <table:table-cell office:value-type="float" office:value="3111" table:style-name="ce1">
            <text:p>3111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','</text:p>
          </table:table-cell>
          <table:table-cell office:value-type="date" office:date-value="2018-06-26T00:00:00" table:style-name="ce2">
            <text:p>2018-06-26</text:p>
          </table:table-cell>
          <table:table-cell office:value-type="string" table:style-name="ce4">
            <text:p>','</text:p>
          </table:table-cell>
          <table:table-cell office:value-type="date" office:date-value="2019-07-26T00:00:00" table:style-name="ce2">
            <text:p>2019-07-26</text:p>
          </table:table-cell>
          <table:table-cell office:value-type="string" table:style-name="ce4">
            <text:p>',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,</text:p>
          </table:table-cell>
          <table:table-cell office:value-type="float" office:value="12444" table:style-name="ce1">
            <text:p>12444</text:p>
          </table:table-cell>
          <table:table-cell office:value-type="string" table:style-name="ce1">
            <text:p>,'</text:p>
          </table:table-cell>
          <table:table-cell office:value-type="float" office:value="12" table:style-name="ce1">
            <text:p>1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25-06-256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ด.ช. สุดที่รัก ต่อแต้ม</text:p>
          </table:table-cell>
          <table:table-cell office:value-type="string" table:style-name="ce4">
            <text:p>','</text:p>
          </table:table-cell>
          <table:table-cell office:value-type="float" office:value="1250101976301" table:style-name="ce5">
            <text:p>1250101976301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รับราชการ/นักเรียนนักศึกษา/บุคคลากรทางการแพทย์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ผู้เยาว์ไม่มีอาชีพ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55/5 หมู่ที่ 8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บ้านสร้าง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บ้านสร้าง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ราจีนบุรี</text:p>
          </table:table-cell>
          <table:table-cell office:value-type="string" table:style-name="ce4">
            <text:p>','</text:p>
          </table:table-cell>
          <table:table-cell office:value-type="float" office:value="25150" table:style-name="ce1">
            <text:p>2515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989965414" table:style-name="ce1">
            <text:p>989965414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5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706" table:style-name="ce1">
            <text:p>2706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700" table:style-name="ce1">
            <text:p>17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ครนายก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ามัญ</text:p>
          </table:table-cell>
          <table:table-cell office:value-type="string" table:style-name="ce4">
            <text:p>','</text:p>
          </table:table-cell>
          <table:table-cell office:value-type="float" office:value="1360470" table:style-name="ce1">
            <text:p>1360470</text:p>
          </table:table-cell>
          <table:table-cell office:value-type="string" table:style-name="ce4">
            <text:p>','</text:p>
          </table:table-cell>
          <table:table-cell office:value-type="float" office:value="5878767" table:style-name="ce1">
            <text:p>5878767</text:p>
          </table:table-cell>
          <table:table-cell office:value-type="string" table:style-name="ce4">
            <text:p>','</text:p>
          </table:table-cell>
          <table:table-cell office:value-type="float" office:value="34" table:style-name="ce1">
            <text:p>3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ซฟรับทรัพย์ คุ้มกระจาย</text:p>
          </table:table-cell>
          <table:table-cell office:value-type="string" table:style-name="ce4">
            <text:p>','</text:p>
          </table:table-cell>
          <table:table-cell office:value-type="float" office:value="6150401" table:style-name="ce1">
            <text:p>615040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ปากกระบะ กระจกรถ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วหน้าหน่วย</text:p>
          </table:table-cell>
          <table:table-cell office:value-type="string" table:style-name="ce4">
            <text:p>',</text:p>
          </table:table-cell>
          <table:table-cell office:value-type="float" office:value="2487" table:style-name="ce1">
            <text:p>2487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office:value-type="float" office:value="62" table:style-name="ce1">
            <text:p>62</text:p>
          </table:table-cell>
          <table:table-cell office:value-type="string" table:style-name="ce4">
            <text:p>','</text:p>
          </table:table-cell>
          <table:table-cell office:value-type="date" office:date-value="2018-06-28T00:00:00" table:style-name="ce2">
            <text:p>2018-06-28</text:p>
          </table:table-cell>
          <table:table-cell office:value-type="string" table:style-name="ce4">
            <text:p>','</text:p>
          </table:table-cell>
          <table:table-cell office:value-type="date" office:date-value="2019-07-28T00:00:00" table:style-name="ce2">
            <text:p>2019-07-28</text:p>
          </table:table-cell>
          <table:table-cell office:value-type="string" table:style-name="ce4">
            <text:p>',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,</text:p>
          </table:table-cell>
          <table:table-cell office:value-type="float" office:value="49750" table:style-name="ce1">
            <text:p>49750</text:p>
          </table:table-cell>
          <table:table-cell office:value-type="string" table:style-name="ce1">
            <text:p>,'</text:p>
          </table:table-cell>
          <table:table-cell office:value-type="float" office:value="12" table:style-name="ce1">
            <text:p>1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27-06-256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ปากกระบะ กระจกรถ</text:p>
          </table:table-cell>
          <table:table-cell office:value-type="string" table:style-name="ce4">
            <text:p>','</text:p>
          </table:table-cell>
          <table:table-cell office:value-type="float" office:value="4949900002126" table:style-name="ce5">
            <text:p>4949900002126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รับราชการ/นักเรียนนักศึกษา/บุคคลากรทางการแพทย์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ข้าราชการตำรวจ (ไม่เสี่ยงภัย)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109 หมู่ที่ 6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นองแสง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ากพล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ครนายก</text:p>
          </table:table-cell>
          <table:table-cell office:value-type="string" table:style-name="ce4">
            <text:p>','</text:p>
          </table:table-cell>
          <table:table-cell office:value-type="float" office:value="26130" table:style-name="ce1">
            <text:p>2613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890999370" table:style-name="ce1">
            <text:p>89099937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5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707" table:style-name="ce1">
            <text:p>2707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700" table:style-name="ce1">
            <text:p>17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ครนายก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ามัญ</text:p>
          </table:table-cell>
          <table:table-cell office:value-type="string" table:style-name="ce4">
            <text:p>','</text:p>
          </table:table-cell>
          <table:table-cell office:value-type="float" office:value="1446401" table:style-name="ce1">
            <text:p>1446401</text:p>
          </table:table-cell>
          <table:table-cell office:value-type="string" table:style-name="ce4">
            <text:p>','</text:p>
          </table:table-cell>
          <table:table-cell office:value-type="float" office:value="6136142" table:style-name="ce1">
            <text:p>6136142</text:p>
          </table:table-cell>
          <table:table-cell office:value-type="string" table:style-name="ce4">
            <text:p>','</text:p>
          </table:table-cell>
          <table:table-cell office:value-type="float" office:value="539" table:style-name="ce1">
            <text:p>53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พื่อนคู่ชีวิต B450 (20/15)</text:p>
          </table:table-cell>
          <table:table-cell office:value-type="string" table:style-name="ce4">
            <text:p>','</text:p>
          </table:table-cell>
          <table:table-cell office:value-type="float" office:value="3218183" table:style-name="ce1">
            <text:p>3218183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สมควร สุขกาย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วหน้าหน่วย</text:p>
          </table:table-cell>
          <table:table-cell office:value-type="string" table:style-name="ce4">
            <text:p>',</text:p>
          </table:table-cell>
          <table:table-cell office:value-type="float" office:value="3948" table:style-name="ce1">
            <text:p>3948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office:value-type="float" office:value="33" table:style-name="ce1">
            <text:p>33</text:p>
          </table:table-cell>
          <table:table-cell office:value-type="string" table:style-name="ce4">
            <text:p>','</text:p>
          </table:table-cell>
          <table:table-cell office:value-type="date" office:date-value="2018-06-29T00:00:00" table:style-name="ce2">
            <text:p>2018-06-29</text:p>
          </table:table-cell>
          <table:table-cell office:value-type="string" table:style-name="ce4">
            <text:p>','</text:p>
          </table:table-cell>
          <table:table-cell office:value-type="date" office:date-value="2019-07-29T00:00:00" table:style-name="ce2">
            <text:p>2019-07-29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13162" table:style-name="ce1">
            <text:p>13162</text:p>
          </table:table-cell>
          <table:table-cell office:value-type="string" table:style-name="ce1">
            <text:p>,'</text:p>
          </table:table-cell>
          <table:table-cell office:value-type="float" office:value="12" table:style-name="ce1">
            <text:p>1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28-06-256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กะทือ พินิจ</text:p>
          </table:table-cell>
          <table:table-cell office:value-type="string" table:style-name="ce4">
            <text:p>','</text:p>
          </table:table-cell>
          <table:table-cell office:value-type="float" office:value="1300400017976" table:style-name="ce5">
            <text:p>1300400017976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ธุรกิจส่วนตัว/ค้าขาย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้าขายสินค้าอุปโภค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119 หมู่ที่ 6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่าขะ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บ้านน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ครนายก</text:p>
          </table:table-cell>
          <table:table-cell office:value-type="string" table:style-name="ce4">
            <text:p>','</text:p>
          </table:table-cell>
          <table:table-cell office:value-type="float" office:value="26110" table:style-name="ce1">
            <text:p>2611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870460356" table:style-name="ce1">
            <text:p>870460356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5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708" table:style-name="ce1">
            <text:p>2708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700" table:style-name="ce1">
            <text:p>17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ครนายก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ามัญ</text:p>
          </table:table-cell>
          <table:table-cell office:value-type="string" table:style-name="ce4">
            <text:p>','</text:p>
          </table:table-cell>
          <table:table-cell office:value-type="float" office:value="1446402" table:style-name="ce1">
            <text:p>1446402</text:p>
          </table:table-cell>
          <table:table-cell office:value-type="string" table:style-name="ce4">
            <text:p>','</text:p>
          </table:table-cell>
          <table:table-cell office:value-type="float" office:value="6136143" table:style-name="ce1">
            <text:p>6136143</text:p>
          </table:table-cell>
          <table:table-cell office:value-type="string" table:style-name="ce4">
            <text:p>','</text:p>
          </table:table-cell>
          <table:table-cell office:value-type="float" office:value="539" table:style-name="ce1">
            <text:p>53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พื่อนคู่ชีวิต B450 (20/15)</text:p>
          </table:table-cell>
          <table:table-cell office:value-type="string" table:style-name="ce4">
            <text:p>','</text:p>
          </table:table-cell>
          <table:table-cell office:value-type="float" office:value="3218183" table:style-name="ce1">
            <text:p>3218183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สมควร สุขกาย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วหน้าหน่วย</text:p>
          </table:table-cell>
          <table:table-cell office:value-type="string" table:style-name="ce4">
            <text:p>',</text:p>
          </table:table-cell>
          <table:table-cell office:value-type="float" office:value="3922" table:style-name="ce1">
            <text:p>3922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office:value-type="float" office:value="22" table:style-name="ce1">
            <text:p>22</text:p>
          </table:table-cell>
          <table:table-cell office:value-type="string" table:style-name="ce4">
            <text:p>','</text:p>
          </table:table-cell>
          <table:table-cell office:value-type="date" office:date-value="2018-06-29T00:00:00" table:style-name="ce2">
            <text:p>2018-06-29</text:p>
          </table:table-cell>
          <table:table-cell office:value-type="string" table:style-name="ce4">
            <text:p>','</text:p>
          </table:table-cell>
          <table:table-cell office:value-type="date" office:date-value="2019-07-29T00:00:00" table:style-name="ce2">
            <text:p>2019-07-29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13076" table:style-name="ce1">
            <text:p>13076</text:p>
          </table:table-cell>
          <table:table-cell office:value-type="string" table:style-name="ce1">
            <text:p>,'</text:p>
          </table:table-cell>
          <table:table-cell office:value-type="float" office:value="12" table:style-name="ce1">
            <text:p>1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28-06-256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เบิกตา กรุงเก่า</text:p>
          </table:table-cell>
          <table:table-cell office:value-type="string" table:style-name="ce4">
            <text:p>','</text:p>
          </table:table-cell>
          <table:table-cell office:value-type="float" office:value="1100501220272" table:style-name="ce5">
            <text:p>1100501220272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ธุรกิจส่วนตัว/ค้าขาย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้าขายสินค้าอุปโภค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119 หมู่ที่ 6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่าขะ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บ้านน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ครนายก</text:p>
          </table:table-cell>
          <table:table-cell office:value-type="string" table:style-name="ce4">
            <text:p>','</text:p>
          </table:table-cell>
          <table:table-cell office:value-type="float" office:value="26110" table:style-name="ce1">
            <text:p>2611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870460356" table:style-name="ce1">
            <text:p>870460356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5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709" table:style-name="ce1">
            <text:p>2709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700" table:style-name="ce1">
            <text:p>17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ครนายก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ช.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J7509906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144" table:style-name="ce1">
            <text:p>14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ุ้มทวี (20/15)</text:p>
          </table:table-cell>
          <table:table-cell office:value-type="string" table:style-name="ce4">
            <text:p>','</text:p>
          </table:table-cell>
          <table:table-cell office:value-type="float" office:value="4500175" table:style-name="ce1">
            <text:p>450017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สมหมาย กถามุข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ผู้จัดการหน่วย</text:p>
          </table:table-cell>
          <table:table-cell office:value-type="string" table:style-name="ce4">
            <text:p>',</text:p>
          </table:table-cell>
          <table:table-cell office:value-type="float" office:value="2220" table:style-name="ce1">
            <text:p>222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date" office:date-value="2018-07-02T00:00:00" table:style-name="ce2">
            <text:p>2018-07-02</text:p>
          </table:table-cell>
          <table:table-cell office:value-type="string" table:style-name="ce4">
            <text:p>','</text:p>
          </table:table-cell>
          <table:table-cell office:value-type="date" office:date-value="2019-08-30T00:00:00" table:style-name="ce2">
            <text:p>2019-08-30</text:p>
          </table:table-cell>
          <table:table-cell office:value-type="string" table:style-name="ce4">
            <text:p>',</text:p>
          </table:table-cell>
          <table:table-cell office:value-type="float" office:value="106560" table:style-name="ce1">
            <text:p>106560</text:p>
          </table:table-cell>
          <table:table-cell office:value-type="string" table:style-name="ce1">
            <text:p>,</text:p>
          </table:table-cell>
          <table:table-cell office:value-type="float" office:value="9600" table:style-name="ce1">
            <text:p>9600</text:p>
          </table:table-cell>
          <table:table-cell office:value-type="string" table:style-name="ce1">
            <text:p>,'</text:p>
          </table:table-cell>
          <table:table-cell office:value-type="float" office:value="12" table:style-name="ce1">
            <text:p>12</text:p>
          </table:table-cell>
          <table:table-cell office:value-type="string" table:style-name="ce4">
            <text:p>','</text:p>
          </table:table-cell>
          <table:table-cell office:value-type="float" office:value="662" table:style-name="ce1">
            <text:p>66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.ส.กริยาอกรรม เตรียมงาน</text:p>
          </table:table-cell>
          <table:table-cell office:value-type="string" table:style-name="ce4">
            <text:p>','</text:p>
          </table:table-cell>
          <table:table-cell table:style-name="ce5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5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710" table:style-name="ce1">
            <text:p>271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700" table:style-name="ce1">
            <text:p>17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ครนายก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ามัญ</text:p>
          </table:table-cell>
          <table:table-cell office:value-type="string" table:style-name="ce4">
            <text:p>','</text:p>
          </table:table-cell>
          <table:table-cell office:value-type="float" office:value="1446405" table:style-name="ce1">
            <text:p>1446405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539" table:style-name="ce1">
            <text:p>53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พื่อนคู่ชีวิต B450 (20/15)</text:p>
          </table:table-cell>
          <table:table-cell office:value-type="string" table:style-name="ce4">
            <text:p>','</text:p>
          </table:table-cell>
          <table:table-cell office:value-type="float" office:value="6150399" table:style-name="ce1">
            <text:p>615039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กลุตาราล ยาแก้คัน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วหน้าหน่วย</text:p>
          </table:table-cell>
          <table:table-cell office:value-type="string" table:style-name="ce4">
            <text:p>',</text:p>
          </table:table-cell>
          <table:table-cell office:value-type="float" office:value="8740" table:style-name="ce1">
            <text:p>874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date" office:date-value="2018-07-02T00:00:00" table:style-name="ce2">
            <text:p>2018-07-02</text:p>
          </table:table-cell>
          <table:table-cell office:value-type="string" table:style-name="ce4">
            <text:p>','</text:p>
          </table:table-cell>
          <table:table-cell office:value-type="date" office:date-value="2019-08-01T00:00:00" table:style-name="ce2">
            <text:p>2019-08-01</text:p>
          </table:table-cell>
          <table:table-cell office:value-type="string" table:style-name="ce4">
            <text:p>',</text:p>
          </table:table-cell>
          <table:table-cell office:value-type="float" office:value="300000" table:style-name="ce1">
            <text:p>300000</text:p>
          </table:table-cell>
          <table:table-cell office:value-type="string" table:style-name="ce1">
            <text:p>,</text:p>
          </table:table-cell>
          <table:table-cell office:value-type="float" office:value="36244" table:style-name="ce1">
            <text:p>36244</text:p>
          </table:table-cell>
          <table:table-cell office:value-type="string" table:style-name="ce1">
            <text:p>,'</text:p>
          </table:table-cell>
          <table:table-cell office:value-type="float" office:value="12" table:style-name="ce1">
            <text:p>1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01-07-256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กฎหมาย คำประสม</text:p>
          </table:table-cell>
          <table:table-cell office:value-type="string" table:style-name="ce4">
            <text:p>','</text:p>
          </table:table-cell>
          <table:table-cell table:style-name="ce5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5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712" table:style-name="ce1">
            <text:p>2712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700" table:style-name="ce1">
            <text:p>17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ครนายก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ช.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J75099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บ0221584</text:p>
          </table:table-cell>
          <table:table-cell office:value-type="string" table:style-name="ce4">
            <text:p>','</text:p>
          </table:table-cell>
          <table:table-cell office:value-type="float" office:value="144" table:style-name="ce1">
            <text:p>14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ุ้มทวี (20/15)</text:p>
          </table:table-cell>
          <table:table-cell office:value-type="string" table:style-name="ce4">
            <text:p>','</text:p>
          </table:table-cell>
          <table:table-cell office:value-type="float" office:value="5502994" table:style-name="ce1">
            <text:p>550299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กระไอ ขับร้อง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วหน้าหน่วย</text:p>
          </table:table-cell>
          <table:table-cell office:value-type="string" table:style-name="ce4">
            <text:p>',</text:p>
          </table:table-cell>
          <table:table-cell office:value-type="float" office:value="7770" table:style-name="ce1">
            <text:p>777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','</text:p>
          </table:table-cell>
          <table:table-cell office:value-type="date" office:date-value="2018-06-28T00:00:00" table:style-name="ce2">
            <text:p>2018-06-28</text:p>
          </table:table-cell>
          <table:table-cell office:value-type="string" table:style-name="ce4">
            <text:p>','</text:p>
          </table:table-cell>
          <table:table-cell office:value-type="date" office:date-value="2019-08-26T00:00:00" table:style-name="ce2">
            <text:p>2019-08-26</text:p>
          </table:table-cell>
          <table:table-cell office:value-type="string" table:style-name="ce4">
            <text:p>',</text:p>
          </table:table-cell>
          <table:table-cell office:value-type="float" office:value="277780" table:style-name="ce1">
            <text:p>277780</text:p>
          </table:table-cell>
          <table:table-cell office:value-type="string" table:style-name="ce1">
            <text:p>,</text:p>
          </table:table-cell>
          <table:table-cell office:value-type="float" office:value="24000" table:style-name="ce1">
            <text:p>24000</text:p>
          </table:table-cell>
          <table:table-cell office:value-type="string" table:style-name="ce1">
            <text:p>,'</text:p>
          </table:table-cell>
          <table:table-cell office:value-type="float" office:value="12" table:style-name="ce1">
            <text:p>12</text:p>
          </table:table-cell>
          <table:table-cell office:value-type="string" table:style-name="ce4">
            <text:p>','</text:p>
          </table:table-cell>
          <table:table-cell office:value-type="float" office:value="562" table:style-name="ce1">
            <text:p>56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ด.ญ.กระฉิ่ง กฎกระทรวง</text:p>
          </table:table-cell>
          <table:table-cell office:value-type="string" table:style-name="ce4">
            <text:p>','</text:p>
          </table:table-cell>
          <table:table-cell office:value-type="float" office:value="1250102010176" table:style-name="ce5">
            <text:p>1250102010176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รับราชการ/นักเรียนนักศึกษา/บุคคลากรทางการแพทย์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ผู้เยาว์ไม่มีอาชีพ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129 หมู่ที่ 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าวชะโงก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บางคล้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ฉะเชิงเทรา</text:p>
          </table:table-cell>
          <table:table-cell office:value-type="string" table:style-name="ce4">
            <text:p>','</text:p>
          </table:table-cell>
          <table:table-cell office:value-type="float" office:value="24110" table:style-name="ce1">
            <text:p>2411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815554910" table:style-name="ce1">
            <text:p>81555491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5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713" table:style-name="ce1">
            <text:p>2713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700" table:style-name="ce1">
            <text:p>17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ครนายก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01208937</text:p>
          </table:table-cell>
          <table:table-cell office:value-type="string" table:style-name="ce4">
            <text:p>','</text:p>
          </table:table-cell>
          <table:table-cell office:value-type="float" office:value="561149" table:style-name="ce1">
            <text:p>56114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01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ใจกว้างเต็มแมกซ์ 1</text:p>
          </table:table-cell>
          <table:table-cell office:value-type="string" table:style-name="ce4">
            <text:p>','</text:p>
          </table:table-cell>
          <table:table-cell office:value-type="float" office:value="4900116" table:style-name="ce1">
            <text:p>4900116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กรีธา หมดภูมิ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วหน้าหน่วย</text:p>
          </table:table-cell>
          <table:table-cell office:value-type="string" table:style-name="ce4">
            <text:p>',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28" table:style-name="ce1">
            <text:p>28</text:p>
          </table:table-cell>
          <table:table-cell office:value-type="string" table:style-name="ce4">
            <text:p>','</text:p>
          </table:table-cell>
          <table:table-cell office:value-type="date" office:date-value="2018-06-27T00:00:00" table:style-name="ce2">
            <text:p>2018-06-27</text:p>
          </table:table-cell>
          <table:table-cell office:value-type="string" table:style-name="ce4">
            <text:p>','</text:p>
          </table:table-cell>
          <table:table-cell office:value-type="date" office:date-value="2019-06-27T00:00:00" table:style-name="ce2">
            <text:p>2019-06-27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1475" table:style-name="ce1">
            <text:p>1475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นายวิทยุ กะรุงกะรัง</text:p>
          </table:table-cell>
          <table:table-cell office:value-type="string" table:style-name="ce4">
            <text:p>','</text:p>
          </table:table-cell>
          <table:table-cell office:value-type="float" office:value="1260400052136" table:style-name="ce5">
            <text:p>1260400052136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ื่นๆ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ม่ระบุรหัสอาชีพ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40/1 ม.1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บางลูกเสือ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งครักษ์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ครนายก</text:p>
          </table:table-cell>
          <table:table-cell office:value-type="string" table:style-name="ce4">
            <text:p>','</text:p>
          </table:table-cell>
          <table:table-cell office:value-type="float" office:value="26120" table:style-name="ce1">
            <text:p>2612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875380875" table:style-name="ce1">
            <text:p>875380875</text:p>
          </table:table-cell>
          <table:table-cell office:value-type="string" table:style-name="ce4">
            <text:p>','</text:p>
          </table:table-cell>
          <table:table-cell office:value-type="float" office:value="897513300" table:style-name="ce1">
            <text:p>8975133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5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714" table:style-name="ce1">
            <text:p>2714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700" table:style-name="ce1">
            <text:p>17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ครนายก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ช.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J7509904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144" table:style-name="ce1">
            <text:p>14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ุ้มทวี (20/15)</text:p>
          </table:table-cell>
          <table:table-cell office:value-type="string" table:style-name="ce4">
            <text:p>','</text:p>
          </table:table-cell>
          <table:table-cell office:value-type="float" office:value="4202030" table:style-name="ce1">
            <text:p>420203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บรรจง กล่าวโทษ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วหน้าหน่วย</text:p>
          </table:table-cell>
          <table:table-cell office:value-type="string" table:style-name="ce4">
            <text:p>',</text:p>
          </table:table-cell>
          <table:table-cell office:value-type="float" office:value="900" table:style-name="ce1">
            <text:p>90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date" office:date-value="2018-07-02T00:00:00" table:style-name="ce2">
            <text:p>2018-07-02</text:p>
          </table:table-cell>
          <table:table-cell office:value-type="string" table:style-name="ce4">
            <text:p>','</text:p>
          </table:table-cell>
          <table:table-cell office:value-type="date" office:date-value="2018-11-30T00:00:00" table:style-name="ce2">
            <text:p>2018-11-30</text:p>
          </table:table-cell>
          <table:table-cell office:value-type="string" table:style-name="ce4">
            <text:p>',</text:p>
          </table:table-cell>
          <table:table-cell office:value-type="float" office:value="118070" table:style-name="ce1">
            <text:p>118070</text:p>
          </table:table-cell>
          <table:table-cell office:value-type="string" table:style-name="ce1">
            <text:p>,</text:p>
          </table:table-cell>
          <table:table-cell office:value-type="float" office:value="3000" table:style-name="ce1">
            <text:p>3000</text:p>
          </table:table-cell>
          <table:table-cell office:value-type="string" table:style-name="ce1">
            <text:p>,'</text:p>
          </table:table-cell>
          <table:table-cell office:value-type="float" office:value="3" table:style-name="ce1">
            <text:p>3</text:p>
          </table:table-cell>
          <table:table-cell office:value-type="string" table:style-name="ce4">
            <text:p>','</text:p>
          </table:table-cell>
          <table:table-cell office:value-type="float" office:value="961" table:style-name="ce1">
            <text:p>96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.ส.ปฐมฌาน สูงใหญ่</text:p>
          </table:table-cell>
          <table:table-cell office:value-type="string" table:style-name="ce4">
            <text:p>','</text:p>
          </table:table-cell>
          <table:table-cell table:style-name="ce5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5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715" table:style-name="ce1">
            <text:p>271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700" table:style-name="ce1">
            <text:p>17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ครนายก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ช.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J7509903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144" table:style-name="ce1">
            <text:p>14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ุ้มทวี (20/15)</text:p>
          </table:table-cell>
          <table:table-cell office:value-type="string" table:style-name="ce4">
            <text:p>','</text:p>
          </table:table-cell>
          <table:table-cell office:value-type="float" office:value="6150687" table:style-name="ce1">
            <text:p>615068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กำไล สืบเนื่อง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วหน้าหน่วย</text:p>
          </table:table-cell>
          <table:table-cell office:value-type="string" table:style-name="ce4">
            <text:p>',</text:p>
          </table:table-cell>
          <table:table-cell office:value-type="float" office:value="868" table:style-name="ce1">
            <text:p>868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date" office:date-value="2018-07-02T00:00:00" table:style-name="ce2">
            <text:p>2018-07-02</text:p>
          </table:table-cell>
          <table:table-cell office:value-type="string" table:style-name="ce4">
            <text:p>','</text:p>
          </table:table-cell>
          <table:table-cell office:value-type="date" office:date-value="2019-03-02T00:00:00" table:style-name="ce2">
            <text:p>2019-03-02</text:p>
          </table:table-cell>
          <table:table-cell office:value-type="string" table:style-name="ce4">
            <text:p>',</text:p>
          </table:table-cell>
          <table:table-cell office:value-type="float" office:value="70410" table:style-name="ce1">
            <text:p>70410</text:p>
          </table:table-cell>
          <table:table-cell office:value-type="string" table:style-name="ce1">
            <text:p>,</text:p>
          </table:table-cell>
          <table:table-cell office:value-type="float" office:value="3600" table:style-name="ce1">
            <text:p>3600</text:p>
          </table:table-cell>
          <table:table-cell office:value-type="string" table:style-name="ce1">
            <text:p>,'</text:p>
          </table:table-cell>
          <table:table-cell office:value-type="float" office:value="6" table:style-name="ce1">
            <text:p>6</text:p>
          </table:table-cell>
          <table:table-cell office:value-type="string" table:style-name="ce4">
            <text:p>','</text:p>
          </table:table-cell>
          <table:table-cell office:value-type="float" office:value="1261" table:style-name="ce1">
            <text:p>126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อัสดร มีความผิด</text:p>
          </table:table-cell>
          <table:table-cell office:value-type="string" table:style-name="ce4">
            <text:p>','</text:p>
          </table:table-cell>
          <table:table-cell table:style-name="ce5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5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716" table:style-name="ce1">
            <text:p>2716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700" table:style-name="ce1">
            <text:p>17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ครนายก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ามัญ</text:p>
          </table:table-cell>
          <table:table-cell office:value-type="string" table:style-name="ce4">
            <text:p>','</text:p>
          </table:table-cell>
          <table:table-cell office:value-type="float" office:value="1446406" table:style-name="ce1">
            <text:p>1446406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147" table:style-name="ce1">
            <text:p>14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ซีเนียร์ แฮปปี้ 2 (เพื่อผู้สูงอายุ)</text:p>
          </table:table-cell>
          <table:table-cell office:value-type="string" table:style-name="ce4">
            <text:p>','</text:p>
          </table:table-cell>
          <table:table-cell office:value-type="float" office:value="6150987" table:style-name="ce1">
            <text:p>615098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เคียดแค้น กรุยกราย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ตัวแทนประกันชีวิต</text:p>
          </table:table-cell>
          <table:table-cell office:value-type="string" table:style-name="ce4">
            <text:p>',</text:p>
          </table:table-cell>
          <table:table-cell office:value-type="float" office:value="2875" table:style-name="ce1">
            <text:p>287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date" office:date-value="2018-07-02T00:00:00" table:style-name="ce2">
            <text:p>2018-07-02</text:p>
          </table:table-cell>
          <table:table-cell office:value-type="string" table:style-name="ce4">
            <text:p>','</text:p>
          </table:table-cell>
          <table:table-cell office:value-type="date" office:date-value="2019-08-01T00:00:00" table:style-name="ce2">
            <text:p>2019-08-01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11500" table:style-name="ce1">
            <text:p>11500</text:p>
          </table:table-cell>
          <table:table-cell office:value-type="string" table:style-name="ce1">
            <text:p>,'</text:p>
          </table:table-cell>
          <table:table-cell office:value-type="float" office:value="12" table:style-name="ce1">
            <text:p>1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01-07-256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ขุ่นหมอง กรุยกราย</text:p>
          </table:table-cell>
          <table:table-cell office:value-type="string" table:style-name="ce4">
            <text:p>','</text:p>
          </table:table-cell>
          <table:table-cell table:style-name="ce5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5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0-ภาคกรุงเทพ</text:p>
          </table:table-cell>
          <table:table-cell office:value-type="string" table:style-name="ce4">
            <text:p>','</text:p>
          </table:table-cell>
          <table:table-cell office:value-type="float" office:value="200" table:style-name="ce1">
            <text:p>2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ธน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01373465</text:p>
          </table:table-cell>
          <table:table-cell office:value-type="string" table:style-name="ce4">
            <text:p>','</text:p>
          </table:table-cell>
          <table:table-cell office:value-type="float" office:value="633153" table:style-name="ce1">
            <text:p>633153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02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คุ้มค่า 1</text:p>
          </table:table-cell>
          <table:table-cell office:value-type="string" table:style-name="ce4">
            <text:p>','</text:p>
          </table:table-cell>
          <table:table-cell office:value-type="float" office:value="3409878" table:style-name="ce1">
            <text:p>3409878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.ส.กระโจม วสันตดิลก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ตัวแทนเก็บเงิน</text:p>
          </table:table-cell>
          <table:table-cell office:value-type="string" table:style-name="ce4">
            <text:p>',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26" table:style-name="ce1">
            <text:p>26</text:p>
          </table:table-cell>
          <table:table-cell office:value-type="string" table:style-name="ce4">
            <text:p>','</text:p>
          </table:table-cell>
          <table:table-cell office:value-type="date" office:date-value="2018-08-04T00:00:00" table:style-name="ce2">
            <text:p>2018-08-04</text:p>
          </table:table-cell>
          <table:table-cell office:value-type="string" table:style-name="ce4">
            <text:p>','</text:p>
          </table:table-cell>
          <table:table-cell office:value-type="date" office:date-value="2019-08-04T00:00:00" table:style-name="ce2">
            <text:p>2019-08-04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900" table:style-name="ce1">
            <text:p>900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น.ส.กระติก โอภาปราศรัย</text:p>
          </table:table-cell>
          <table:table-cell office:value-type="string" table:style-name="ce4">
            <text:p>','</text:p>
          </table:table-cell>
          <table:table-cell office:value-type="float" office:value="1103100122710" table:style-name="ce5">
            <text:p>1103100122710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ื่นๆ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ม่ระบุรหัสอาชีพ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160/6 ซ.สวนหลวง 1 ถ.เจริญกรุง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บางคอแหลม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บางคอแหลม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กรุงเทพมหานคร</text:p>
          </table:table-cell>
          <table:table-cell office:value-type="string" table:style-name="ce4">
            <text:p>','</text:p>
          </table:table-cell>
          <table:table-cell office:value-type="float" office:value="10120" table:style-name="ce1">
            <text:p>1012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855625465" table:style-name="ce1">
            <text:p>855625465</text:p>
          </table:table-cell>
          <table:table-cell office:value-type="string" table:style-name="ce4">
            <text:p>','</text:p>
          </table:table-cell>
          <table:table-cell office:value-type="float" office:value="873977314" table:style-name="ce1">
            <text:p>87397731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2561/10</text:p>
          </table:table-cell>
          <table:table-cell office:value-type="string" table:style-name="ce4">
            <text:p>','</text:p>
          </table:table-cell>
          <table:table-cell office:value-type="date" office:date-value="2018-07-24T15:17:02" table:style-name="ce6">
            <text:p>2018/07/24 15:1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24_1518_26779.csv</text:p>
          </table:table-cell>
          <table:table-cell office:value-type="string" table:style-name="ce4">
            <text:p>','</text:p>
          </table:table-cell>
          <table:table-cell office:value-type="date" office:date-value="2018-07-24T15:18:21" table:style-name="ce6">
            <text:p>2018/07/24 15:18</text:p>
          </table:table-cell>
          <table:table-cell office:value-type="string" table:style-name="ce4">
            <text:p>','</text:p>
          </table:table-cell>
          <table:table-cell office:value-type="float" office:value="6390872" table:style-name="ce1">
            <text:p>6390872</text:p>
          </table:table-cell>
          <table:table-cell office:value-type="string" table:style-name="ce4">
            <text:p>','</text:p>
          </table:table-cell>
          <table:table-cell office:value-type="date" office:date-value="2018-07-24T15:18:22" table:style-name="ce6">
            <text:p>2018/07/24 15:18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717" table:style-name="ce1">
            <text:p>2717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700" table:style-name="ce1">
            <text:p>17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ครนายก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10431286</text:p>
          </table:table-cell>
          <table:table-cell office:value-type="string" table:style-name="ce4">
            <text:p>','</text:p>
          </table:table-cell>
          <table:table-cell office:value-type="float" office:value="10010184" table:style-name="ce1">
            <text:p>1001018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01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ใจกว้างเต็มแมกซ์ 1</text:p>
          </table:table-cell>
          <table:table-cell office:value-type="string" table:style-name="ce4">
            <text:p>','</text:p>
          </table:table-cell>
          <table:table-cell office:value-type="float" office:value="4900116" table:style-name="ce1">
            <text:p>4900116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กรีธา หมดภูมิ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วหน้าหน่วย</text:p>
          </table:table-cell>
          <table:table-cell office:value-type="string" table:style-name="ce4">
            <text:p>',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58" table:style-name="ce1">
            <text:p>58</text:p>
          </table:table-cell>
          <table:table-cell office:value-type="string" table:style-name="ce4">
            <text:p>','</text:p>
          </table:table-cell>
          <table:table-cell office:value-type="date" office:date-value="2018-06-09T00:00:00" table:style-name="ce2">
            <text:p>2018-06-09</text:p>
          </table:table-cell>
          <table:table-cell office:value-type="string" table:style-name="ce4">
            <text:p>','</text:p>
          </table:table-cell>
          <table:table-cell office:value-type="date" office:date-value="2022-06-09T00:00:00" table:style-name="ce2">
            <text:p>2022-06-09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1475" table:style-name="ce1">
            <text:p>1475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นายมนัส ชายฝั่ง</text:p>
          </table:table-cell>
          <table:table-cell office:value-type="string" table:style-name="ce4">
            <text:p>','</text:p>
          </table:table-cell>
          <table:table-cell office:value-type="float" office:value="3101501157276" table:style-name="ce5">
            <text:p>3101501157276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ื่นๆ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ม่ระบุรหัสอาชีพ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112/16 ถนน วุฒากาส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ตลาดพลู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ธนบุร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กรุงเทพมหานคร</text:p>
          </table:table-cell>
          <table:table-cell office:value-type="string" table:style-name="ce4">
            <text:p>','</text:p>
          </table:table-cell>
          <table:table-cell office:value-type="float" office:value="10600" table:style-name="ce1">
            <text:p>1060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865238572" table:style-name="ce1">
            <text:p>865238572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5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718" table:style-name="ce1">
            <text:p>2718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700" table:style-name="ce1">
            <text:p>17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ครนายก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10431340</text:p>
          </table:table-cell>
          <table:table-cell office:value-type="string" table:style-name="ce4">
            <text:p>','</text:p>
          </table:table-cell>
          <table:table-cell office:value-type="float" office:value="10049236" table:style-name="ce1">
            <text:p>10049236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01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ใจกว้างเต็มแมกซ์ 1</text:p>
          </table:table-cell>
          <table:table-cell office:value-type="string" table:style-name="ce4">
            <text:p>','</text:p>
          </table:table-cell>
          <table:table-cell office:value-type="float" office:value="6150394" table:style-name="ce1">
            <text:p>615039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.ส.กระผม จุกเจ่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วหน้าหน่วย</text:p>
          </table:table-cell>
          <table:table-cell office:value-type="string" table:style-name="ce4">
            <text:p>',</text:p>
          </table:table-cell>
          <table:table-cell office:value-type="float" office:value="177" table:style-name="ce1">
            <text:p>17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33" table:style-name="ce1">
            <text:p>33</text:p>
          </table:table-cell>
          <table:table-cell office:value-type="string" table:style-name="ce4">
            <text:p>','</text:p>
          </table:table-cell>
          <table:table-cell office:value-type="date" office:date-value="2018-06-18T00:00:00" table:style-name="ce2">
            <text:p>2018-06-18</text:p>
          </table:table-cell>
          <table:table-cell office:value-type="string" table:style-name="ce4">
            <text:p>','</text:p>
          </table:table-cell>
          <table:table-cell office:value-type="date" office:date-value="2023-06-18T00:00:00" table:style-name="ce2">
            <text:p>2023-06-18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1777" table:style-name="ce1">
            <text:p>177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นายตอนจบ โล้งโต้ง</text:p>
          </table:table-cell>
          <table:table-cell office:value-type="string" table:style-name="ce4">
            <text:p>','</text:p>
          </table:table-cell>
          <table:table-cell office:value-type="float" office:value="2430500035493" table:style-name="ce5">
            <text:p>2430500035493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ื่นๆ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ม่ระบุรหัสอาชีพ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180 หมู่ที่ 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ทัน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ำม่วง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กาฬสินธุ์</text:p>
          </table:table-cell>
          <table:table-cell office:value-type="string" table:style-name="ce4">
            <text:p>','</text:p>
          </table:table-cell>
          <table:table-cell office:value-type="float" office:value="46180" table:style-name="ce1">
            <text:p>4618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957718376" table:style-name="ce1">
            <text:p>957718376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5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719" table:style-name="ce1">
            <text:p>2719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700" table:style-name="ce1">
            <text:p>17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ครนายก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01208952</text:p>
          </table:table-cell>
          <table:table-cell office:value-type="string" table:style-name="ce4">
            <text:p>','</text:p>
          </table:table-cell>
          <table:table-cell office:value-type="float" office:value="859047" table:style-name="ce1">
            <text:p>85904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01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ใจกว้างเต็มแมกซ์ 1</text:p>
          </table:table-cell>
          <table:table-cell office:value-type="string" table:style-name="ce4">
            <text:p>','</text:p>
          </table:table-cell>
          <table:table-cell office:value-type="float" office:value="4500175" table:style-name="ce1">
            <text:p>450017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สมหมาย กถามุข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ผู้จัดการหน่วย</text:p>
          </table:table-cell>
          <table:table-cell office:value-type="string" table:style-name="ce4">
            <text:p>',</text:p>
          </table:table-cell>
          <table:table-cell office:value-type="float" office:value="177" table:style-name="ce1">
            <text:p>17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18" table:style-name="ce1">
            <text:p>18</text:p>
          </table:table-cell>
          <table:table-cell office:value-type="string" table:style-name="ce4">
            <text:p>','</text:p>
          </table:table-cell>
          <table:table-cell office:value-type="date" office:date-value="2018-10-31T00:00:00" table:style-name="ce2">
            <text:p>2018-10-31</text:p>
          </table:table-cell>
          <table:table-cell office:value-type="string" table:style-name="ce4">
            <text:p>','</text:p>
          </table:table-cell>
          <table:table-cell office:value-type="date" office:date-value="2019-10-31T00:00:00" table:style-name="ce2">
            <text:p>2019-10-31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1777" table:style-name="ce1">
            <text:p>177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ด.ช.กระจกหุง กระโปรง</text:p>
          </table:table-cell>
          <table:table-cell office:value-type="string" table:style-name="ce4">
            <text:p>','</text:p>
          </table:table-cell>
          <table:table-cell office:value-type="float" office:value="1100501532681" table:style-name="ce5">
            <text:p>1100501532681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ื่นๆ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ม่ระบุรหัสอาชีพ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24/1 ม.13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โคกแย้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นองแค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ระบุรี</text:p>
          </table:table-cell>
          <table:table-cell office:value-type="string" table:style-name="ce4">
            <text:p>','</text:p>
          </table:table-cell>
          <table:table-cell office:value-type="float" office:value="18230" table:style-name="ce1">
            <text:p>1823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894935202" table:style-name="ce1">
            <text:p>894935202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5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720" table:style-name="ce1">
            <text:p>272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700" table:style-name="ce1">
            <text:p>17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ครนายก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ช.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J750990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0671461</text:p>
          </table:table-cell>
          <table:table-cell office:value-type="string" table:style-name="ce4">
            <text:p>','</text:p>
          </table:table-cell>
          <table:table-cell office:value-type="float" office:value="144" table:style-name="ce1">
            <text:p>14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ุ้มทวี (20/15)</text:p>
          </table:table-cell>
          <table:table-cell office:value-type="string" table:style-name="ce4">
            <text:p>','</text:p>
          </table:table-cell>
          <table:table-cell office:value-type="float" office:value="6051639" table:style-name="ce1">
            <text:p>605163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.ส.กลุ่มเลือด ทางใต้ดิน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ตัวแทนประกันชีวิต</text:p>
          </table:table-cell>
          <table:table-cell office:value-type="string" table:style-name="ce4">
            <text:p>',</text:p>
          </table:table-cell>
          <table:table-cell office:value-type="float" office:value="1665" table:style-name="ce1">
            <text:p>166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office:value-type="float" office:value="34" table:style-name="ce1">
            <text:p>34</text:p>
          </table:table-cell>
          <table:table-cell office:value-type="string" table:style-name="ce4">
            <text:p>','</text:p>
          </table:table-cell>
          <table:table-cell office:value-type="date" office:date-value="2018-06-30T00:00:00" table:style-name="ce2">
            <text:p>2018-06-30</text:p>
          </table:table-cell>
          <table:table-cell office:value-type="string" table:style-name="ce4">
            <text:p>','</text:p>
          </table:table-cell>
          <table:table-cell office:value-type="date" office:date-value="2019-08-28T00:00:00" table:style-name="ce2">
            <text:p>2019-08-28</text:p>
          </table:table-cell>
          <table:table-cell office:value-type="string" table:style-name="ce4">
            <text:p>',</text:p>
          </table:table-cell>
          <table:table-cell office:value-type="float" office:value="78550" table:style-name="ce1">
            <text:p>78550</text:p>
          </table:table-cell>
          <table:table-cell office:value-type="string" table:style-name="ce1">
            <text:p>,</text:p>
          </table:table-cell>
          <table:table-cell office:value-type="float" office:value="7200" table:style-name="ce1">
            <text:p>7200</text:p>
          </table:table-cell>
          <table:table-cell office:value-type="string" table:style-name="ce1">
            <text:p>,'</text:p>
          </table:table-cell>
          <table:table-cell office:value-type="float" office:value="12" table:style-name="ce1">
            <text:p>12</text:p>
          </table:table-cell>
          <table:table-cell office:value-type="string" table:style-name="ce4">
            <text:p>','</text:p>
          </table:table-cell>
          <table:table-cell office:value-type="float" office:value="562" table:style-name="ce1">
            <text:p>56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.ส.กรณฑ์ กลูคาร์กอน</text:p>
          </table:table-cell>
          <table:table-cell office:value-type="string" table:style-name="ce4">
            <text:p>','</text:p>
          </table:table-cell>
          <table:table-cell office:value-type="float" office:value="1269900003001" table:style-name="ce5">
            <text:p>1269900003001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รับราชการ/นักเรียนนักศึกษา/บุคคลากรทางการแพทย์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ักเรียน,นักศึกษา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612624166" table:style-name="ce1">
            <text:p>612624166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5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721" table:style-name="ce1">
            <text:p>2721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700" table:style-name="ce1">
            <text:p>17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ครนายก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ช.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J750989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ฤ0003158</text:p>
          </table:table-cell>
          <table:table-cell office:value-type="string" table:style-name="ce4">
            <text:p>','</text:p>
          </table:table-cell>
          <table:table-cell office:value-type="float" office:value="144" table:style-name="ce1">
            <text:p>14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ุ้มทวี (20/15)</text:p>
          </table:table-cell>
          <table:table-cell office:value-type="string" table:style-name="ce4">
            <text:p>','</text:p>
          </table:table-cell>
          <table:table-cell office:value-type="float" office:value="5860182" table:style-name="ce1">
            <text:p>586018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กระนั้น เสียรูป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วหน้าหน่วย</text:p>
          </table:table-cell>
          <table:table-cell office:value-type="string" table:style-name="ce4">
            <text:p>',</text:p>
          </table:table-cell>
          <table:table-cell office:value-type="float" office:value="3330" table:style-name="ce1">
            <text:p>3330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office:value-type="float" office:value="29" table:style-name="ce1">
            <text:p>29</text:p>
          </table:table-cell>
          <table:table-cell office:value-type="string" table:style-name="ce4">
            <text:p>','</text:p>
          </table:table-cell>
          <table:table-cell office:value-type="date" office:date-value="2018-06-28T00:00:00" table:style-name="ce2">
            <text:p>2018-06-28</text:p>
          </table:table-cell>
          <table:table-cell office:value-type="string" table:style-name="ce4">
            <text:p>','</text:p>
          </table:table-cell>
          <table:table-cell office:value-type="date" office:date-value="2019-08-26T00:00:00" table:style-name="ce2">
            <text:p>2019-08-26</text:p>
          </table:table-cell>
          <table:table-cell office:value-type="string" table:style-name="ce4">
            <text:p>',</text:p>
          </table:table-cell>
          <table:table-cell office:value-type="float" office:value="117260" table:style-name="ce1">
            <text:p>117260</text:p>
          </table:table-cell>
          <table:table-cell office:value-type="string" table:style-name="ce1">
            <text:p>,</text:p>
          </table:table-cell>
          <table:table-cell office:value-type="float" office:value="12000" table:style-name="ce1">
            <text:p>12000</text:p>
          </table:table-cell>
          <table:table-cell office:value-type="string" table:style-name="ce1">
            <text:p>,'</text:p>
          </table:table-cell>
          <table:table-cell office:value-type="float" office:value="12" table:style-name="ce1">
            <text:p>12</text:p>
          </table:table-cell>
          <table:table-cell office:value-type="string" table:style-name="ce4">
            <text:p>','</text:p>
          </table:table-cell>
          <table:table-cell office:value-type="float" office:value="562" table:style-name="ce1">
            <text:p>56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กลองเพล ตะกรุด</text:p>
          </table:table-cell>
          <table:table-cell office:value-type="string" table:style-name="ce4">
            <text:p>','</text:p>
          </table:table-cell>
          <table:table-cell office:value-type="float" office:value="1269900084302" table:style-name="ce5">
            <text:p>1269900084302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พนักงานเอกชน/รัฐวิสาหกิจ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พนักงานรักษาความปลอดภัย, ยามรักษาการณ์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161/1 หมู่ที่ 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หินลาด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ากพล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ครนายก</text:p>
          </table:table-cell>
          <table:table-cell office:value-type="string" table:style-name="ce4">
            <text:p>','</text:p>
          </table:table-cell>
          <table:table-cell office:value-type="float" office:value="26130" table:style-name="ce1">
            <text:p>2613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848688431" table:style-name="ce1">
            <text:p>848688431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5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722" table:style-name="ce1">
            <text:p>2722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700" table:style-name="ce1">
            <text:p>17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ครนายก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ช.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J750989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0255917</text:p>
          </table:table-cell>
          <table:table-cell office:value-type="string" table:style-name="ce4">
            <text:p>','</text:p>
          </table:table-cell>
          <table:table-cell office:value-type="float" office:value="145" table:style-name="ce1">
            <text:p>14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คุ้มนาน 90/20</text:p>
          </table:table-cell>
          <table:table-cell office:value-type="string" table:style-name="ce4">
            <text:p>','</text:p>
          </table:table-cell>
          <table:table-cell office:value-type="float" office:value="6150687" table:style-name="ce1">
            <text:p>615068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กำไล สืบเนื่อง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วหน้าหน่วย</text:p>
          </table:table-cell>
          <table:table-cell office:value-type="string" table:style-name="ce4">
            <text:p>',</text:p>
          </table:table-cell>
          <table:table-cell office:value-type="float" office:value="2497" table:style-name="ce1">
            <text:p>2497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office:value-type="float" office:value="45" table:style-name="ce1">
            <text:p>45</text:p>
          </table:table-cell>
          <table:table-cell office:value-type="string" table:style-name="ce4">
            <text:p>','</text:p>
          </table:table-cell>
          <table:table-cell office:value-type="date" office:date-value="2018-06-14T00:00:00" table:style-name="ce2">
            <text:p>2018-06-14</text:p>
          </table:table-cell>
          <table:table-cell office:value-type="string" table:style-name="ce4">
            <text:p>','</text:p>
          </table:table-cell>
          <table:table-cell office:value-type="date" office:date-value="2019-08-12T00:00:00" table:style-name="ce2">
            <text:p>2019-08-12</text:p>
          </table:table-cell>
          <table:table-cell office:value-type="string" table:style-name="ce4">
            <text:p>',</text:p>
          </table:table-cell>
          <table:table-cell office:value-type="float" office:value="202388" table:style-name="ce1">
            <text:p>202388</text:p>
          </table:table-cell>
          <table:table-cell office:value-type="string" table:style-name="ce1">
            <text:p>,</text:p>
          </table:table-cell>
          <table:table-cell office:value-type="float" office:value="10800" table:style-name="ce1">
            <text:p>10800</text:p>
          </table:table-cell>
          <table:table-cell office:value-type="string" table:style-name="ce1">
            <text:p>,'</text:p>
          </table:table-cell>
          <table:table-cell office:value-type="float" office:value="12" table:style-name="ce1">
            <text:p>12</text:p>
          </table:table-cell>
          <table:table-cell office:value-type="string" table:style-name="ce4">
            <text:p>','</text:p>
          </table:table-cell>
          <table:table-cell office:value-type="float" office:value="562" table:style-name="ce1">
            <text:p>56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โค่นล้ม กระบอกสูบ</text:p>
          </table:table-cell>
          <table:table-cell office:value-type="string" table:style-name="ce4">
            <text:p>','</text:p>
          </table:table-cell>
          <table:table-cell office:value-type="float" office:value="3450500579661" table:style-name="ce5">
            <text:p>3450500579661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รับราชการ/นักเรียนนักศึกษา/บุคคลากรทางการแพทย์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ข้าราชการตำรวจ (ไม่เสี่ยงภัย)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247/5 หมู่ที่ 1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เกาะหวาย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ากพลี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ครนายก</text:p>
          </table:table-cell>
          <table:table-cell office:value-type="string" table:style-name="ce4">
            <text:p>','</text:p>
          </table:table-cell>
          <table:table-cell office:value-type="float" office:value="26130" table:style-name="ce1">
            <text:p>2613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931930892" table:style-name="ce1">
            <text:p>931930892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5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723" table:style-name="ce1">
            <text:p>2723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700" table:style-name="ce1">
            <text:p>17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ครนายก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10431253</text:p>
          </table:table-cell>
          <table:table-cell office:value-type="string" table:style-name="ce4">
            <text:p>','</text:p>
          </table:table-cell>
          <table:table-cell office:value-type="float" office:value="817634" table:style-name="ce1">
            <text:p>81763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01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ใจกว้างเต็มแมกซ์ 1</text:p>
          </table:table-cell>
          <table:table-cell office:value-type="string" table:style-name="ce4">
            <text:p>','</text:p>
          </table:table-cell>
          <table:table-cell office:value-type="float" office:value="4500175" table:style-name="ce1">
            <text:p>450017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สมหมาย กถามุข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ผู้จัดการหน่วย</text:p>
          </table:table-cell>
          <table:table-cell office:value-type="string" table:style-name="ce4">
            <text:p>',</text:p>
          </table:table-cell>
          <table:table-cell office:value-type="float" office:value="177" table:style-name="ce1">
            <text:p>17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60" table:style-name="ce1">
            <text:p>60</text:p>
          </table:table-cell>
          <table:table-cell office:value-type="string" table:style-name="ce4">
            <text:p>','</text:p>
          </table:table-cell>
          <table:table-cell office:value-type="date" office:date-value="2018-09-30T00:00:00" table:style-name="ce2">
            <text:p>2018-09-30</text:p>
          </table:table-cell>
          <table:table-cell office:value-type="string" table:style-name="ce4">
            <text:p>','</text:p>
          </table:table-cell>
          <table:table-cell office:value-type="date" office:date-value="2021-09-30T00:00:00" table:style-name="ce2">
            <text:p>2021-09-30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1777" table:style-name="ce1">
            <text:p>177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นายไฮไลต์ ทำเสน่ห์</text:p>
          </table:table-cell>
          <table:table-cell office:value-type="string" table:style-name="ce4">
            <text:p>','</text:p>
          </table:table-cell>
          <table:table-cell office:value-type="float" office:value="3190300258171" table:style-name="ce5">
            <text:p>3190300258171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ื่นๆ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ม่ระบุรหัสอาชีพ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115 หมู่ที่ 8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โคกแย้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นองแค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ระบุรี</text:p>
          </table:table-cell>
          <table:table-cell office:value-type="string" table:style-name="ce4">
            <text:p>','</text:p>
          </table:table-cell>
          <table:table-cell office:value-type="float" office:value="18230" table:style-name="ce1">
            <text:p>1823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812915699" table:style-name="ce1">
            <text:p>812915699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5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724" table:style-name="ce1">
            <text:p>2724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700" table:style-name="ce1">
            <text:p>17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ครนายก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10431339</text:p>
          </table:table-cell>
          <table:table-cell office:value-type="string" table:style-name="ce4">
            <text:p>','</text:p>
          </table:table-cell>
          <table:table-cell office:value-type="float" office:value="10049235" table:style-name="ce1">
            <text:p>10049235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PA01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ทยสมุทรใจกว้างเต็มแมกซ์ 1</text:p>
          </table:table-cell>
          <table:table-cell office:value-type="string" table:style-name="ce4">
            <text:p>','</text:p>
          </table:table-cell>
          <table:table-cell office:value-type="float" office:value="6150394" table:style-name="ce1">
            <text:p>615039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.ส.กระผม จุกเจ่า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ัวหน้าหน่วย</text:p>
          </table:table-cell>
          <table:table-cell office:value-type="string" table:style-name="ce4">
            <text:p>',</text:p>
          </table:table-cell>
          <table:table-cell office:value-type="float" office:value="177" table:style-name="ce1">
            <text:p>17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28" table:style-name="ce1">
            <text:p>28</text:p>
          </table:table-cell>
          <table:table-cell office:value-type="string" table:style-name="ce4">
            <text:p>','</text:p>
          </table:table-cell>
          <table:table-cell office:value-type="date" office:date-value="2018-06-18T00:00:00" table:style-name="ce2">
            <text:p>2018-06-18</text:p>
          </table:table-cell>
          <table:table-cell office:value-type="string" table:style-name="ce4">
            <text:p>','</text:p>
          </table:table-cell>
          <table:table-cell office:value-type="date" office:date-value="2023-06-18T00:00:00" table:style-name="ce2">
            <text:p>2023-06-18</text:p>
          </table:table-cell>
          <table:table-cell office:value-type="string" table:style-name="ce4">
            <text:p>',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1">
            <text:p>,</text:p>
          </table:table-cell>
          <table:table-cell office:value-type="float" office:value="1777" table:style-name="ce1">
            <text:p>1777</text:p>
          </table:table-cell>
          <table:table-cell office:value-type="string" table:style-name="ce1">
            <text:p>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นาย สนธยา เหล็กกล้า</text:p>
          </table:table-cell>
          <table:table-cell office:value-type="string" table:style-name="ce4">
            <text:p>','</text:p>
          </table:table-cell>
          <table:table-cell office:value-type="float" office:value="1430500205072" table:style-name="ce5">
            <text:p>1430500205072.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อื่นๆ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ไม่ระบุรหัสอาชีพ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106 หมู่ที่ 13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บ้านโพธิ์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โพนพิสัย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หนองคาย</text:p>
          </table:table-cell>
          <table:table-cell office:value-type="string" table:style-name="ce4">
            <text:p>','</text:p>
          </table:table-cell>
          <table:table-cell office:value-type="float" office:value="43120" table:style-name="ce1">
            <text:p>43120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843411721" table:style-name="ce1">
            <text:p>843411721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5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725" table:style-name="ce1">
            <text:p>272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700" table:style-name="ce1">
            <text:p>17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ครนายก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ปช.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J7509907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144" table:style-name="ce1">
            <text:p>144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คุ้มทวี (20/15)</text:p>
          </table:table-cell>
          <table:table-cell office:value-type="string" table:style-name="ce4">
            <text:p>','</text:p>
          </table:table-cell>
          <table:table-cell office:value-type="float" office:value="4601866" table:style-name="ce1">
            <text:p>4601866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กลางแปลง ท้ายเรือน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ผู้จัดการหน่วย</text:p>
          </table:table-cell>
          <table:table-cell office:value-type="string" table:style-name="ce4">
            <text:p>',</text:p>
          </table:table-cell>
          <table:table-cell office:value-type="float" office:value="1575" table:style-name="ce1">
            <text:p>157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date" office:date-value="2018-07-02T00:00:00" table:style-name="ce2">
            <text:p>2018-07-02</text:p>
          </table:table-cell>
          <table:table-cell office:value-type="string" table:style-name="ce4">
            <text:p>','</text:p>
          </table:table-cell>
          <table:table-cell office:value-type="date" office:date-value="2019-05-31T00:00:00" table:style-name="ce2">
            <text:p>2019-05-31</text:p>
          </table:table-cell>
          <table:table-cell office:value-type="string" table:style-name="ce4">
            <text:p>',</text:p>
          </table:table-cell>
          <table:table-cell office:value-type="float" office:value="175640" table:style-name="ce1">
            <text:p>175640</text:p>
          </table:table-cell>
          <table:table-cell office:value-type="string" table:style-name="ce1">
            <text:p>,</text:p>
          </table:table-cell>
          <table:table-cell office:value-type="float" office:value="4500" table:style-name="ce1">
            <text:p>4500</text:p>
          </table:table-cell>
          <table:table-cell office:value-type="string" table:style-name="ce1">
            <text:p>,'</text:p>
          </table:table-cell>
          <table:table-cell office:value-type="float" office:value="3" table:style-name="ce1">
            <text:p>3</text:p>
          </table:table-cell>
          <table:table-cell office:value-type="string" table:style-name="ce4">
            <text:p>','</text:p>
          </table:table-cell>
          <table:table-cell office:value-type="float" office:value="362" table:style-name="ce1">
            <text:p>36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ยกระทู้ถาม ท้ายเรือน</text:p>
          </table:table-cell>
          <table:table-cell office:value-type="string" table:style-name="ce4">
            <text:p>','</text:p>
          </table:table-cell>
          <table:table-cell table:style-name="ce5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5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,</text:p>
          </table:table-cell>
          <table:table-cell table:number-columns-repeated="16301"/>
        </table:table-row>
        <table:table-row table:style-name="ro1">
          <table:table-cell office:value-type="string" table:style-name="ce1">
            <text:p>(</text:p>
          </table:table-cell>
          <table:table-cell office:value-type="float" office:value="2726" table:style-name="ce1">
            <text:p>2726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12-ภาคตะวันออก 2</text:p>
          </table:table-cell>
          <table:table-cell office:value-type="string" table:style-name="ce4">
            <text:p>','</text:p>
          </table:table-cell>
          <table:table-cell office:value-type="float" office:value="1700" table:style-name="ce1">
            <text:p>1700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ครนายก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สามัญ</text:p>
          </table:table-cell>
          <table:table-cell office:value-type="string" table:style-name="ce4">
            <text:p>','</text:p>
          </table:table-cell>
          <table:table-cell office:value-type="float" office:value="1446403" table:style-name="ce1">
            <text:p>1446403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float" office:value="147" table:style-name="ce1">
            <text:p>147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ซีเนียร์ แฮปปี้ 2 (เพื่อผู้สูงอายุ)</text:p>
          </table:table-cell>
          <table:table-cell office:value-type="string" table:style-name="ce4">
            <text:p>','</text:p>
          </table:table-cell>
          <table:table-cell office:value-type="float" office:value="6051639" table:style-name="ce1">
            <text:p>605163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.ส.กลุ่มเลือด ทางใต้ดิน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ตัวแทนประกันชีวิต</text:p>
          </table:table-cell>
          <table:table-cell office:value-type="string" table:style-name="ce4">
            <text:p>',</text:p>
          </table:table-cell>
          <table:table-cell office:value-type="float" office:value="2325" table:style-name="ce1">
            <text:p>2325</text:p>
          </table:table-cell>
          <table:table-cell office:value-type="string" table:style-name="ce1">
            <text:p>,'</text:p>
          </table:table-cell>
          <table:table-cell office:value-type="string" table:style-name="ce1">
            <text:p>มีผล</text:p>
          </table:table-cell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date" office:date-value="2018-07-02T00:00:00" table:style-name="ce2">
            <text:p>2018-07-02</text:p>
          </table:table-cell>
          <table:table-cell office:value-type="string" table:style-name="ce4">
            <text:p>','</text:p>
          </table:table-cell>
          <table:table-cell office:value-type="date" office:date-value="2019-08-01T00:00:00" table:style-name="ce2">
            <text:p>2019-08-01</text:p>
          </table:table-cell>
          <table:table-cell office:value-type="string" table:style-name="ce4">
            <text:p>',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,</text:p>
          </table:table-cell>
          <table:table-cell office:value-type="float" office:value="9300" table:style-name="ce1">
            <text:p>9300</text:p>
          </table:table-cell>
          <table:table-cell office:value-type="string" table:style-name="ce1">
            <text:p>,'</text:p>
          </table:table-cell>
          <table:table-cell office:value-type="float" office:value="12" table:style-name="ce1">
            <text:p>1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01-07-2562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นางกว้างขวาง กัณฑ์</text:p>
          </table:table-cell>
          <table:table-cell office:value-type="string" table:style-name="ce4">
            <text:p>','</text:p>
          </table:table-cell>
          <table:table-cell table:style-name="ce5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table:style-name="ce1"/>
          <table:table-cell office:value-type="string" table:style-name="ce4">
            <text:p>','</text:p>
          </table:table-cell>
          <table:table-cell office:value-type="string" table:style-name="ce1">
            <text:p>2561/09</text:p>
          </table:table-cell>
          <table:table-cell office:value-type="string" table:style-name="ce4">
            <text:p>','</text:p>
          </table:table-cell>
          <table:table-cell office:value-type="date" office:date-value="2018-07-03T14:19:05" table:style-name="ce6">
            <text:p>2018/07/03 14:19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INCOME</text:p>
          </table:table-cell>
          <table:table-cell office:value-type="string" table:style-name="ce4">
            <text:p>','</text:p>
          </table:table-cell>
          <table:table-cell office:value-type="string" table:style-name="ce1">
            <text:p>agpt_newcase_report_20180703_1419_30200.csv</text:p>
          </table:table-cell>
          <table:table-cell office:value-type="string" table:style-name="ce4">
            <text:p>','</text:p>
          </table:table-cell>
          <table:table-cell office:value-type="date" office:date-value="2018-07-03T14:20:05" table:style-name="ce6">
            <text:p>2018/07/03 14:20</text:p>
          </table:table-cell>
          <table:table-cell office:value-type="string" table:style-name="ce4">
            <text:p>','</text:p>
          </table:table-cell>
          <table:table-cell office:value-type="float" office:value="7275778" table:style-name="ce1">
            <text:p>7275778</text:p>
          </table:table-cell>
          <table:table-cell office:value-type="string" table:style-name="ce4">
            <text:p>','</text:p>
          </table:table-cell>
          <table:table-cell office:value-type="date" office:date-value="2018-07-03T14:20:06" table:style-name="ce6">
            <text:p>2018/07/03 14:20</text:p>
          </table:table-cell>
          <table:table-cell office:value-type="string" table:style-name="ce4">
            <text:p>')</text:p>
          </table:table-cell>
          <table:table-cell table:number-columns-repeated="16301"/>
        </table:table-row>
        <table:table-row table:number-rows-repeated="10483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36">
      <number:year number:style="long"/>
      <number:text>-</number:text>
      <number:month number:style="long"/>
      <number:text>-</number:text>
      <number:day number:style="long"/>
    </number:date-style>
    <number:date-style style:name="N37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38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308</meta:generator>
    <dc:creator>Rattapol Apipoltanakorn</dc:creator>
    <meta:creation-date>2020-03-09T13:13:39Z</meta:creation-date>
    <dc:date>2020-03-12T06:48:16Z</dc:date>
    <meta:editing-cycles>1</meta:editing-cycles>
    <meta:editing-duration>PT33S</meta:editing-duration>
  </office:meta>
</office:document-meta>
</file>